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5396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3.5403in" style:rel-column-width="32767*"/>
    </style:style>
    <style:style style:name="Table98.B" style:family="table-column">
      <style:table-column-properties style:column-width="3.5403in" style:rel-column-width="32768*"/>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3.5403in" style:rel-column-width="32767*"/>
    </style:style>
    <style:style style:name="Table100.B" style:family="table-column">
      <style:table-column-properties style:column-width="3.5403in" style:rel-column-width="32768*"/>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5396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3.538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3.5403in" style:rel-column-width="32767*"/>
    </style:style>
    <style:style style:name="Table345.B" style:family="table-column">
      <style:table-column-properties style:column-width="3.5403in" style:rel-column-width="32768*"/>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969*"/>
    </style:style>
    <style:style style:name="Table479.B" style:family="table-column">
      <style:table-column-properties style:column-width="1.0681in" style:rel-column-width="153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2181*"/>
    </style:style>
    <style:style style:name="Table480.B" style:family="table-column">
      <style:table-column-properties style:column-width="4.3347in" style:rel-column-width="6242*"/>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7"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4"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6pt" style:font-size-asian="6pt" style:font-size-complex="6pt"/>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paragraph-properties fo:text-align="center" style:justify-single-word="false"/>
      <style:text-properties style:font-name="Arial Black" fo:font-size="10pt" style:font-size-asian="10pt" style:font-size-complex="10pt"/>
    </style:style>
    <style:style style:name="P51" style:family="paragraph" style:parent-style-name="Table_20_Contents">
      <style:paragraph-properties fo:text-align="center" style:justify-single-word="false"/>
      <style:text-properties style:font-name="Arial Black" fo:font-size="6pt" style:font-size-asian="6pt" style:font-size-complex="6pt"/>
    </style:style>
    <style:style style:name="P52" style:family="paragraph" style:parent-style-name="Table_20_Contents">
      <style:text-properties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text-properties fo:font-size="12pt" fo:font-weight="bold" style:font-size-asian="12pt" style:font-weight-asian="bold" style:font-size-complex="12pt" style:font-weight-complex="bold"/>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style:font-name="Times New Roman" fo:font-size="14pt" style:font-name-asian="SimSun" style:font-size-asian="14pt" style:font-name-complex="Mangal" style:font-size-complex="14pt"/>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Text_20_body">
      <style:paragraph-properties fo:break-before="page"/>
      <style:text-properties style:use-window-font-color="true"/>
    </style:style>
    <style:style style:name="P67" style:family="paragraph" style:parent-style-name="Contents_20_Heading">
      <style:paragraph-properties fo:break-before="page"/>
    </style:style>
    <style:style style:name="P68" style:family="paragraph" style:parent-style-name="Snippet">
      <style:text-properties style:font-name="Courier New1"/>
    </style:style>
    <style:style style:name="P69" style:family="paragraph" style:parent-style-name="Snippet">
      <style:text-properties fo:font-weight="normal" style:font-weight-asian="normal" style:font-weight-complex="normal"/>
    </style:style>
    <style:style style:name="P70" style:family="paragraph" style:parent-style-name="Snippet">
      <style:paragraph-properties fo:text-align="justify" style:justify-single-word="false"/>
    </style:style>
    <style:style style:name="P71" style:family="paragraph" style:parent-style-name="Snippet">
      <style:text-properties fo:font-size="6pt" style:font-size-asian="6pt" style:font-size-complex="6pt"/>
    </style:style>
    <style:style style:name="P72" style:family="paragraph" style:parent-style-name="Snippet">
      <style:text-properties style:text-underline-style="none" fo:font-weight="normal" style:font-weight-asian="normal" style:font-weight-complex="normal"/>
    </style:style>
    <style:style style:name="P73" style:family="paragraph" style:parent-style-name="Heading_20_3">
      <style:text-properties fo:font-weight="bold" style:font-weight-asian="bold" style:font-weight-complex="bold"/>
    </style:style>
    <style:style style:name="P74" style:family="paragraph" style:parent-style-name="Code">
      <style:paragraph-properties fo:margin-left="0in" fo:margin-right="0in" fo:text-indent="0in" style:auto-text-indent="false"/>
    </style:style>
    <style:style style:name="P75" style:family="paragraph" style:parent-style-name="Contents_20_1">
      <style:paragraph-properties>
        <style:tab-stops>
          <style:tab-stop style:position="7.0602in" style:type="right" style:leader-style="dotted" style:leader-text="."/>
        </style:tab-stops>
      </style:paragraph-properties>
    </style:style>
    <style:style style:name="P76" style:family="paragraph" style:parent-style-name="Contents_20_2">
      <style:paragraph-properties>
        <style:tab-stops>
          <style:tab-stop style:position="6.8839in" style:type="right"/>
        </style:tab-stops>
      </style:paragraph-properties>
    </style:style>
    <style:style style:name="P77" style:family="paragraph" style:parent-style-name="Index_20_1">
      <style:paragraph-properties>
        <style:tab-stops>
          <style:tab-stop style:position="7.0807in" style:type="right"/>
        </style:tab-stops>
      </style:paragraph-properties>
    </style:style>
    <style:style style:name="P78" style:family="paragraph" style:parent-style-name="Index_20_Separator">
      <style:paragraph-properties>
        <style:tab-stops/>
      </style:paragraph-properties>
    </style:style>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center" style:justify-single-word="false"/>
      <style:text-properties style:font-name="Courier New" fo:font-weight="bold" style:font-weight-asian="bold" style:font-weight-complex="bold"/>
    </style:style>
    <style:style style:name="P8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84" style:family="paragraph" style:parent-style-name="Table_20_Contents">
      <style:paragraph-properties fo:text-align="center" style:justify-single-word="false"/>
      <style:text-properties style:font-name="Arial1" fo:font-weight="bold" style:font-weight-asian="bold" style:font-weight-complex="bold"/>
    </style:style>
    <style:style style:name="P85" style:family="paragraph" style:parent-style-name="Table_20_Contents">
      <style:paragraph-properties fo:text-align="center" style:justify-single-word="false"/>
      <style:text-properties style:font-name="Arial1" fo:font-weight="normal" style:font-weight-asian="normal" style:font-weight-complex="normal"/>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fo:font-weight="bold" style:font-weight-asian="bold" style:font-weight-complex="bold"/>
    </style:style>
    <style:style style:name="P88" style:family="paragraph" style:parent-style-name="Table_20_Contents">
      <style:paragraph-properties fo:text-align="justify" style:justify-single-word="false"/>
      <style:text-properties fo:font-weight="bold" style:font-weight-asian="bold" style:font-weight-complex="bold"/>
    </style:style>
    <style:style style:name="P89" style:family="paragraph" style:parent-style-name="Table_20_Contents">
      <style:paragraph-properties fo:text-align="start" style:justify-single-word="false"/>
      <style:text-properties fo:font-weight="bold" style:font-weight-asian="bold" style:font-weight-complex="bold"/>
    </style:style>
    <style:style style:name="P90" style:family="paragraph" style:parent-style-name="Table_20_Contents">
      <style:paragraph-properties fo:text-align="start" style:justify-single-word="false"/>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paragraph-properties fo:text-align="justify" style:justify-single-word="false"/>
    </style:style>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10">
      <style:paragraph-properties fo:text-align="justify" style:justify-single-word="false"/>
    </style:style>
    <style:style style:name="P100" style:family="paragraph" style:parent-style-name="Text_20_body" style:list-style-name="L11">
      <style:paragraph-properties fo:text-align="justify" style:justify-single-word="false"/>
    </style:style>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4">
      <style:paragraph-properties fo:text-align="justify" style:justify-single-word="false"/>
    </style:style>
    <style:style style:name="P103" style:family="paragraph" style:parent-style-name="Text_20_body" style:list-style-name="L15">
      <style:paragraph-properties fo:text-align="justify" style:justify-single-word="false"/>
    </style:style>
    <style:style style:name="P104" style:family="paragraph" style:parent-style-name="Text_20_body" style:list-style-name="L16">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9"/>
    <style:style style:name="P120" style:family="paragraph" style:parent-style-name="Text_20_body" style:list-style-name="L12"/>
    <style:style style:name="P121" style:family="paragraph" style:parent-style-name="Text_20_body" style:list-style-name="L2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7177008" text:id="ct247177008">
          <text:insertion>
            <office:change-info>
              <dc:creator>Peter Camilleri</dc:creator>
              <dc:date>2015-04-25T23:41:00</dc:date>
            </office:change-info>
          </text:insertion>
        </text:changed-region>
        <text:changed-region xml:id="ct247177112" text:id="ct247177112">
          <text:insertion>
            <office:change-info>
              <dc:creator>Peter Camilleri</dc:creator>
              <dc:date>2015-04-25T23:41:00</dc:date>
            </office:change-info>
          </text:insertion>
        </text:changed-region>
        <text:changed-region xml:id="ct247177216" text:id="ct247177216">
          <text:insertion>
            <office:change-info>
              <dc:creator>Peter Camilleri</dc:creator>
              <dc:date>2015-04-25T23:41:00</dc:date>
            </office:change-info>
          </text:insertion>
        </text:changed-region>
        <text:changed-region xml:id="ct247177320" text:id="ct247177320">
          <text:insertion>
            <office:change-info>
              <dc:creator>Peter Camilleri</dc:creator>
              <dc:date>2015-04-25T23:41:00</dc:date>
            </office:change-info>
          </text:insertion>
        </text:changed-region>
        <text:changed-region xml:id="ct247177424" text:id="ct247177424">
          <text:insertion>
            <office:change-info>
              <dc:creator>Peter Camilleri</dc:creator>
              <dc:date>2015-04-25T23:42:00</dc:date>
            </office:change-info>
          </text:insertion>
        </text:changed-region>
        <text:changed-region xml:id="ct247177528" text:id="ct247177528">
          <text:insertion>
            <office:change-info>
              <dc:creator>Peter Camilleri</dc:creator>
              <dc:date>2015-04-25T23:42:00</dc:date>
            </office:change-info>
          </text:insertion>
        </text:changed-region>
        <text:changed-region xml:id="ct247177632" text:id="ct247177632">
          <text:insertion>
            <office:change-info>
              <dc:creator>Peter Camilleri</dc:creator>
              <dc:date>2015-04-25T23:42:00</dc:date>
            </office:change-info>
          </text:insertion>
        </text:changed-region>
        <text:changed-region xml:id="ct247177736" text:id="ct247177736">
          <text:insertion>
            <office:change-info>
              <dc:creator>Peter Camilleri</dc:creator>
              <dc:date>2015-04-25T23:42:00</dc:date>
            </office:change-info>
          </text:insertion>
        </text:changed-region>
        <text:changed-region xml:id="ct247177840" text:id="ct247177840">
          <text:insertion>
            <office:change-info>
              <dc:creator>Peter Camilleri</dc:creator>
              <dc:date>2015-04-25T23:42:00</dc:date>
            </office:change-info>
          </text:insertion>
        </text:changed-region>
        <text:changed-region xml:id="ct247177944" text:id="ct247177944">
          <text:insertion>
            <office:change-info>
              <dc:creator>Peter Camilleri</dc:creator>
              <dc:date>2015-04-25T23:42:00</dc:date>
            </office:change-info>
          </text:insertion>
        </text:changed-region>
        <text:changed-region xml:id="ct247186672" text:id="ct247186672">
          <text:insertion>
            <office:change-info>
              <dc:creator>Peter Camilleri</dc:creator>
              <dc:date>2015-04-26T13:40:00</dc:date>
            </office:change-info>
          </text:insertion>
        </text:changed-region>
        <text:changed-region xml:id="ct247186776" text:id="ct247186776">
          <text:insertion>
            <office:change-info>
              <dc:creator>Peter Camilleri</dc:creator>
              <dc:date>2015-04-26T13:39:00</dc:date>
            </office:change-info>
          </text:insertion>
        </text:changed-region>
        <text:changed-region xml:id="ct247186880" text:id="ct247186880">
          <text:insertion>
            <office:change-info>
              <dc:creator>Peter Camilleri</dc:creator>
              <dc:date>2015-04-26T13:40:00</dc:date>
            </office:change-info>
          </text:insertion>
        </text:changed-region>
        <text:changed-region xml:id="ct247187920" text:id="ct247187920">
          <text:insertion>
            <office:change-info>
              <dc:creator>Peter Camilleri</dc:creator>
              <dc:date>2015-04-26T13:46:00</dc:date>
            </office:change-info>
          </text:insertion>
        </text:changed-region>
        <text:changed-region xml:id="ct247188024" text:id="ct247188024">
          <text:insertion>
            <office:change-info>
              <dc:creator>Peter Camilleri</dc:creator>
              <dc:date>2015-04-26T13:47:00</dc:date>
            </office:change-info>
          </text:insertion>
        </text:changed-region>
        <text:changed-region xml:id="ct245076416" text:id="ct245076416">
          <text:insertion>
            <office:change-info>
              <dc:creator>Peter Camilleri</dc:creator>
              <dc:date>2015-04-25T13:09:00</dc:date>
            </office:change-info>
          </text:insertion>
        </text:changed-region>
        <text:changed-region xml:id="ct245076520" text:id="ct245076520">
          <text:insertion>
            <office:change-info>
              <dc:creator>Peter Camilleri</dc:creator>
              <dc:date>2015-04-25T13:10:00</dc:date>
            </office:change-info>
          </text:insertion>
        </text:changed-region>
        <text:changed-region xml:id="ct245076728" text:id="ct245076728">
          <text:insertion>
            <office:change-info>
              <dc:creator>Peter Camilleri</dc:creator>
              <dc:date>2015-04-25T13:11:00</dc:date>
            </office:change-info>
          </text:insertion>
        </text:changed-region>
        <text:changed-region xml:id="ct245076832" text:id="ct245076832">
          <text:deletion>
            <office:change-info>
              <dc:creator>Peter Camilleri</dc:creator>
              <dc:date>2015-04-25T13:26:00</dc:date>
            </office:change-info>
            <text:p text:style-name="Text_20_body">.even?</text:p>
          </text:deletion>
        </text:changed-region>
        <text:changed-region xml:id="ct245076936" text:id="ct245076936">
          <text:insertion>
            <office:change-info>
              <dc:creator>Peter Camilleri</dc:creator>
              <dc:date>2015-04-25T13:25:00</dc:date>
            </office:change-info>
          </text:insertion>
        </text:changed-region>
        <text:changed-region xml:id="ct245077040" text:id="ct245077040">
          <text:insertion>
            <office:change-info>
              <dc:creator>Peter Camilleri</dc:creator>
              <dc:date>2015-04-25T13:25:00</dc:date>
            </office:change-info>
          </text:insertion>
        </text:changed-region>
        <text:changed-region xml:id="ct245077144" text:id="ct245077144">
          <text:insertion>
            <office:change-info>
              <dc:creator>Peter Camilleri</dc:creator>
              <dc:date>2015-04-25T13:25:00</dc:date>
            </office:change-info>
          </text:insertion>
        </text:changed-region>
        <text:changed-region xml:id="ct245077248" text:id="ct245077248">
          <text:insertion>
            <office:change-info>
              <dc:creator>Peter Camilleri</dc:creator>
              <dc:date>2015-04-25T13:25:00</dc:date>
            </office:change-info>
          </text:insertion>
        </text:changed-region>
        <text:changed-region xml:id="ct245077352" text:id="ct245077352">
          <text:insertion>
            <office:change-info>
              <dc:creator>Peter Camilleri</dc:creator>
              <dc:date>2015-04-25T13:25:00</dc:date>
            </office:change-info>
          </text:insertion>
        </text:changed-region>
        <text:changed-region xml:id="ct245077456" text:id="ct245077456">
          <text:insertion>
            <office:change-info>
              <dc:creator>Peter Camilleri</dc:creator>
              <dc:date>2015-04-25T13:27:00</dc:date>
            </office:change-info>
          </text:insertion>
        </text:changed-region>
        <text:changed-region xml:id="ct245077560" text:id="ct245077560">
          <text:insertion>
            <office:change-info>
              <dc:creator>Peter Camilleri</dc:creator>
              <dc:date>2015-04-25T13:27:00</dc:date>
            </office:change-info>
          </text:insertion>
        </text:changed-region>
        <text:changed-region xml:id="ct245077664" text:id="ct245077664">
          <text:deletion>
            <office:change-info>
              <dc:creator>Peter Camilleri</dc:creator>
              <dc:date>2015-04-25T13:29:00</dc:date>
            </office:change-info>
            <text:p text:style-name="Text_20_body">.gcd</text:p>
          </text:deletion>
        </text:changed-region>
        <text:changed-region xml:id="ct245077768" text:id="ct245077768">
          <text:insertion>
            <office:change-info>
              <dc:creator>Peter Camilleri</dc:creator>
              <dc:date>2015-04-25T13:25:00</dc:date>
            </office:change-info>
          </text:insertion>
        </text:changed-region>
        <text:changed-region xml:id="ct245077872" text:id="ct245077872">
          <text:deletion>
            <office:change-info>
              <dc:creator>Peter Camilleri</dc:creator>
              <dc:date>2015-04-25T13:31:00</dc:date>
            </office:change-info>
            <text:p text:style-name="Text_20_body">.lcm</text:p>
          </text:deletion>
        </text:changed-region>
        <text:changed-region xml:id="ct245077976" text:id="ct245077976">
          <text:insertion>
            <office:change-info>
              <dc:creator>Peter Camilleri</dc:creator>
              <dc:date>2015-04-25T13:25:00</dc:date>
            </office:change-info>
          </text:insertion>
        </text:changed-region>
        <text:changed-region xml:id="ct245078184" text:id="ct245078184">
          <text:deletion>
            <office:change-info>
              <dc:creator>Peter Camilleri</dc:creator>
              <dc:date>2015-04-25T13:37:00</dc:date>
            </office:change-info>
            <text:p text:style-name="Text_20_body">.odd?</text:p>
          </text:deletion>
        </text:changed-region>
        <text:changed-region xml:id="ct245078080" text:id="ct245078080">
          <text:deletion>
            <office:change-info>
              <dc:creator>Peter Camilleri</dc:creator>
              <dc:date>2015-04-25T13:39:00</dc:date>
            </office:change-info>
            <text:p text:style-name="Text_20_body"/>
            <text:p text:style-name="Text_20_body"/>
          </text:deletion>
        </text:changed-region>
        <text:changed-region xml:id="ct245078288" text:id="ct245078288">
          <text:insertion>
            <office:change-info>
              <dc:creator>Peter Camilleri</dc:creator>
              <dc:date>2015-04-25T13:25:00</dc:date>
            </office:change-info>
          </text:insertion>
        </text:changed-region>
        <text:changed-region xml:id="ct245078392" text:id="ct245078392">
          <text:deletion>
            <office:change-info>
              <dc:creator>Peter Camilleri</dc:creator>
              <dc:date>2015-04-25T13:41:00</dc:date>
            </office:change-info>
            <text:p text:style-name="Text_20_body">2*</text:p>
          </text:deletion>
        </text:changed-region>
        <text:changed-region xml:id="ct245078496" text:id="ct245078496">
          <text:insertion>
            <office:change-info>
              <dc:creator>Peter Camilleri</dc:creator>
              <dc:date>2015-04-25T13:25:00</dc:date>
            </office:change-info>
          </text:insertion>
        </text:changed-region>
        <text:changed-region xml:id="ct245078600" text:id="ct245078600">
          <text:insertion>
            <office:change-info>
              <dc:creator>Peter Camilleri</dc:creator>
              <dc:date>2015-04-25T13:42:00</dc:date>
            </office:change-info>
          </text:insertion>
        </text:changed-region>
        <text:changed-region xml:id="ct245078704" text:id="ct245078704">
          <text:insertion>
            <office:change-info>
              <dc:creator>Peter Camilleri</dc:creator>
              <dc:date>2015-04-25T13:25:00</dc:date>
            </office:change-info>
          </text:insertion>
        </text:changed-region>
        <text:changed-region xml:id="ct245078808" text:id="ct245078808">
          <text:insertion>
            <office:change-info>
              <dc:creator>Peter Camilleri</dc:creator>
              <dc:date>2015-04-25T13:25:00</dc:date>
            </office:change-info>
          </text:insertion>
        </text:changed-region>
        <text:changed-region xml:id="ct245078912" text:id="ct245078912">
          <text:insertion>
            <office:change-info>
              <dc:creator>Peter Camilleri</dc:creator>
              <dc:date>2015-04-25T13:42:00</dc:date>
            </office:change-info>
          </text:insertion>
        </text:changed-region>
        <text:changed-region xml:id="ct247172808" text:id="ct247172808">
          <text:insertion>
            <office:change-info>
              <dc:creator>Peter Camilleri</dc:creator>
              <dc:date>2015-04-25T13:42:00</dc:date>
            </office:change-info>
          </text:insertion>
        </text:changed-region>
        <text:changed-region xml:id="ct247172912" text:id="ct247172912">
          <text:deletion>
            <office:change-info>
              <dc:creator>Peter Camilleri</dc:creator>
              <dc:date>2015-04-25T13:42:00</dc:date>
            </office:change-info>
            <text:p text:style-name="Text_20_body">2/</text:p>
          </text:deletion>
        </text:changed-region>
        <text:changed-region xml:id="ct247173016" text:id="ct247173016">
          <text:insertion>
            <office:change-info>
              <dc:creator>Peter Camilleri</dc:creator>
              <dc:date>2015-04-25T13:25:00</dc:date>
            </office:change-info>
          </text:insertion>
        </text:changed-region>
        <text:changed-region xml:id="ct247173120" text:id="ct247173120">
          <text:deletion>
            <office:change-info>
              <dc:creator>Peter Camilleri</dc:creator>
              <dc:date>2015-04-25T13:46:00</dc:date>
            </office:change-info>
            <text:p text:style-name="Standard"/>
            <text:p text:style-name="Text_20_body">&lt;&lt;</text:p>
          </text:deletion>
        </text:changed-region>
        <text:changed-region xml:id="ct247173224" text:id="ct247173224">
          <text:insertion>
            <office:change-info>
              <dc:creator>Peter Camilleri</dc:creator>
              <dc:date>2015-04-25T13:25:00</dc:date>
            </office:change-info>
          </text:insertion>
        </text:changed-region>
        <text:changed-region xml:id="ct247173328" text:id="ct247173328">
          <text:deletion>
            <office:change-info>
              <dc:creator>Peter Camilleri</dc:creator>
              <dc:date>2015-04-25T13:55:00</dc:date>
            </office:change-info>
            <text:p text:style-name="Standard"/>
            <text:p text:style-name="Text_20_body">&gt;&gt;</text:p>
          </text:deletion>
        </text:changed-region>
        <text:changed-region xml:id="ct247173432" text:id="ct247173432">
          <text:insertion>
            <office:change-info>
              <dc:creator>Peter Camilleri</dc:creator>
              <dc:date>2015-04-25T13:25:00</dc:date>
            </office:change-info>
          </text:insertion>
        </text:changed-region>
        <text:changed-region xml:id="ct247173536" text:id="ct247173536">
          <text:deletion>
            <office:change-info>
              <dc:creator>Peter Camilleri</dc:creator>
              <dc:date>2015-04-25T14:29:00</dc:date>
            </office:change-info>
            <text:p text:style-name="Standard"/>
            <text:p text:style-name="Text_20_body">and</text:p>
          </text:deletion>
        </text:changed-region>
        <text:changed-region xml:id="ct247173640" text:id="ct247173640">
          <text:insertion>
            <office:change-info>
              <dc:creator>Peter Camilleri</dc:creator>
              <dc:date>2015-04-25T13:25:00</dc:date>
            </office:change-info>
          </text:insertion>
        </text:changed-region>
        <text:changed-region xml:id="ct247173744" text:id="ct247173744">
          <text:deletion>
            <office:change-info>
              <dc:creator>Peter Camilleri</dc:creator>
              <dc:date>2015-04-25T14:31:00</dc:date>
            </office:change-info>
            <text:p text:style-name="Text_20_body"/>
            <text:p text:style-name="Text_20_body">com</text:p>
          </text:deletion>
        </text:changed-region>
        <text:changed-region xml:id="ct247173848" text:id="ct247173848">
          <text:insertion>
            <office:change-info>
              <dc:creator>Peter Camilleri</dc:creator>
              <dc:date>2015-04-25T13:25:00</dc:date>
            </office:change-info>
          </text:insertion>
        </text:changed-region>
        <text:changed-region xml:id="ct247173952" text:id="ct247173952">
          <text:deletion>
            <office:change-info>
              <dc:creator>Peter Camilleri</dc:creator>
              <dc:date>2015-04-25T14:33:00</dc:date>
            </office:change-info>
            <text:p text:style-name="Text_20_body"/>
            <text:p text:style-name="Text_20_body">or</text:p>
          </text:deletion>
        </text:changed-region>
        <text:changed-region xml:id="ct247174056" text:id="ct247174056">
          <text:insertion>
            <office:change-info>
              <dc:creator>Peter Camilleri</dc:creator>
              <dc:date>2015-04-25T13:25:00</dc:date>
            </office:change-info>
          </text:insertion>
        </text:changed-region>
        <text:changed-region xml:id="ct247174160" text:id="ct247174160">
          <text:insertion>
            <office:change-info>
              <dc:creator>Peter Camilleri</dc:creator>
              <dc:date>2015-04-25T14:34:00</dc:date>
            </office:change-info>
          </text:insertion>
        </text:changed-region>
        <text:changed-region xml:id="ct247174264" text:id="ct247174264">
          <text:insertion>
            <office:change-info>
              <dc:creator>Peter Camilleri</dc:creator>
              <dc:date>2015-04-25T13:25:00</dc:date>
            </office:change-info>
          </text:insertion>
        </text:changed-region>
        <text:changed-region xml:id="ct247174368" text:id="ct247174368">
          <text:insertion>
            <office:change-info>
              <dc:creator>Peter Camilleri</dc:creator>
              <dc:date>2015-04-25T13:25:00</dc:date>
            </office:change-info>
          </text:insertion>
        </text:changed-region>
        <text:changed-region xml:id="ct247174472" text:id="ct247174472">
          <text:insertion>
            <office:change-info>
              <dc:creator>Peter Camilleri</dc:creator>
              <dc:date>2015-04-25T14:35:00</dc:date>
            </office:change-info>
          </text:insertion>
        </text:changed-region>
        <text:changed-region xml:id="ct247174576" text:id="ct247174576">
          <text:insertion>
            <office:change-info>
              <dc:creator>Peter Camilleri</dc:creator>
              <dc:date>2015-04-25T14:35:00</dc:date>
            </office:change-info>
          </text:insertion>
        </text:changed-region>
        <text:changed-region xml:id="ct247174680" text:id="ct247174680">
          <text:deletion>
            <office:change-info>
              <dc:creator>Peter Camilleri</dc:creator>
              <dc:date>2015-04-25T14:35:00</dc:date>
            </office:change-info>
            <text:p text:style-name="Standard"/>
            <text:p text:style-name="Text_20_body">xor</text:p>
          </text:deletion>
        </text:changed-region>
        <text:changed-region xml:id="ct247174784" text:id="ct247174784">
          <text:insertion>
            <office:change-info>
              <dc:creator>Peter Camilleri</dc:creator>
              <dc:date>2015-04-25T13:25:00</dc:date>
            </office:change-info>
          </text:insertion>
        </text:changed-region>
        <text:changed-region xml:id="ct247174888" text:id="ct247174888">
          <text:insertion>
            <office:change-info>
              <dc:creator>Peter Camilleri</dc:creator>
              <dc:date>2015-04-25T15:11:00</dc:date>
            </office:change-info>
          </text:insertion>
        </text:changed-region>
        <text:changed-region xml:id="ct247174992" text:id="ct247174992">
          <text:insertion>
            <office:change-info>
              <dc:creator>Peter Camilleri</dc:creator>
              <dc:date>2015-04-25T15:09:00</dc:date>
            </office:change-info>
          </text:insertion>
        </text:changed-region>
        <text:changed-region xml:id="ct247175096" text:id="ct247175096">
          <text:insertion>
            <office:change-info>
              <dc:creator>Peter Camilleri</dc:creator>
              <dc:date>2015-04-25T15:09:00</dc:date>
            </office:change-info>
          </text:insertion>
        </text:changed-region>
        <text:changed-region xml:id="ct247175200" text:id="ct247175200">
          <text:insertion>
            <office:change-info>
              <dc:creator>Peter Camilleri</dc:creator>
              <dc:date>2015-04-25T15:09:00</dc:date>
            </office:change-info>
          </text:insertion>
        </text:changed-region>
        <text:changed-region xml:id="ct247175304" text:id="ct247175304">
          <text:insertion>
            <office:change-info>
              <dc:creator>Peter Camilleri</dc:creator>
              <dc:date>2015-04-25T15:10:00</dc:date>
            </office:change-info>
          </text:insertion>
        </text:changed-region>
        <text:changed-region xml:id="ct247175408" text:id="ct247175408">
          <text:insertion>
            <office:change-info>
              <dc:creator>Peter Camilleri</dc:creator>
              <dc:date>2015-04-25T15:10:00</dc:date>
            </office:change-info>
          </text:insertion>
        </text:changed-region>
        <text:changed-region xml:id="ct247175512" text:id="ct247175512">
          <text:insertion>
            <office:change-info>
              <dc:creator>Peter Camilleri</dc:creator>
              <dc:date>2015-04-25T15:10:00</dc:date>
            </office:change-info>
          </text:insertion>
        </text:changed-region>
        <text:changed-region xml:id="ct247175616" text:id="ct247175616">
          <text:insertion>
            <office:change-info>
              <dc:creator>Peter Camilleri</dc:creator>
              <dc:date>2015-04-25T15:10:00</dc:date>
            </office:change-info>
          </text:insertion>
        </text:changed-region>
        <text:changed-region xml:id="ct247175720" text:id="ct247175720">
          <text:insertion>
            <office:change-info>
              <dc:creator>Peter Camilleri</dc:creator>
              <dc:date>2015-04-25T15:10:00</dc:date>
            </office:change-info>
          </text:insertion>
        </text:changed-region>
        <text:changed-region xml:id="ct247175824" text:id="ct247175824">
          <text:insertion>
            <office:change-info>
              <dc:creator>Peter Camilleri</dc:creator>
              <dc:date>2015-04-25T15:10:00</dc:date>
            </office:change-info>
          </text:insertion>
        </text:changed-region>
        <text:changed-region xml:id="ct247175928" text:id="ct247175928">
          <text:insertion>
            <office:change-info>
              <dc:creator>Peter Camilleri</dc:creator>
              <dc:date>2015-04-25T15:10:00</dc:date>
            </office:change-info>
          </text:insertion>
        </text:changed-region>
        <text:changed-region xml:id="ct247176032" text:id="ct247176032">
          <text:insertion>
            <office:change-info>
              <dc:creator>Peter Camilleri</dc:creator>
              <dc:date>2015-04-25T15:10:00</dc:date>
            </office:change-info>
          </text:insertion>
        </text:changed-region>
        <text:changed-region xml:id="ct247176136" text:id="ct247176136">
          <text:deletion>
            <office:change-info>
              <dc:creator>Peter Camilleri</dc:creator>
              <dc:date>2015-04-25T17:35:00</dc:date>
            </office:change-info>
            <text:p text:style-name="P1">Ipsum lorem</text:p>
          </text:deletion>
        </text:changed-region>
        <text:changed-region xml:id="ct247176240" text:id="ct247176240">
          <text:insertion>
            <office:change-info>
              <dc:creator>Peter Camilleri</dc:creator>
              <dc:date>2015-04-25T17:35:00</dc:date>
            </office:change-info>
          </text:insertion>
        </text:changed-region>
        <text:changed-region xml:id="ct247176344" text:id="ct247176344">
          <text:insertion>
            <office:change-info>
              <dc:creator>Peter Camilleri</dc:creator>
              <dc:date>2015-04-25T17:36:00</dc:date>
            </office:change-info>
          </text:insertion>
        </text:changed-region>
        <text:changed-region xml:id="ct247176448" text:id="ct247176448">
          <text:insertion>
            <office:change-info>
              <dc:creator>Peter Camilleri</dc:creator>
              <dc:date>2015-04-25T17:37:00</dc:date>
            </office:change-info>
          </text:insertion>
        </text:changed-region>
        <text:changed-region xml:id="ct247176552" text:id="ct247176552">
          <text:insertion>
            <office:change-info>
              <dc:creator>Peter Camilleri</dc:creator>
              <dc:date>2015-04-25T18:11:00</dc:date>
            </office:change-info>
          </text:insertion>
        </text:changed-region>
        <text:changed-region xml:id="ct247176656" text:id="ct247176656">
          <text:insertion>
            <office:change-info>
              <dc:creator>Peter Camilleri</dc:creator>
              <dc:date>2015-04-25T18:12:00</dc:date>
            </office:change-info>
          </text:insertion>
        </text:changed-region>
        <text:changed-region xml:id="ct247176760" text:id="ct247176760">
          <text:insertion>
            <office:change-info>
              <dc:creator>Peter Camilleri</dc:creator>
              <dc:date>2015-04-25T18:14:00</dc:date>
            </office:change-info>
          </text:insertion>
        </text:changed-region>
        <text:changed-region xml:id="ct247176904" text:id="ct247176904">
          <text:insertion>
            <office:change-info>
              <dc:creator>Peter Camilleri</dc:creator>
              <dc:date>2015-04-25T18:13:00</dc:date>
            </office:change-info>
          </text:insertion>
        </text:changed-region>
        <text:changed-region xml:id="ct247178048" text:id="ct247178048">
          <text:insertion>
            <office:change-info>
              <dc:creator>Peter Camilleri</dc:creator>
              <dc:date>2015-04-25T18:13:00</dc:date>
            </office:change-info>
          </text:insertion>
        </text:changed-region>
        <text:changed-region xml:id="ct247178152" text:id="ct247178152">
          <text:deletion>
            <office:change-info>
              <dc:creator>Peter Camilleri</dc:creator>
              <dc:date>2015-04-25T17:45:00</dc:date>
            </office:change-info>
            <text:p text:style-name="Text_20_body"/>
            <text:p text:style-name="Text_20_body">*</text:p>
          </text:deletion>
        </text:changed-region>
        <text:changed-region xml:id="ct247178256" text:id="ct247178256">
          <text:insertion>
            <office:change-info>
              <dc:creator>Peter Camilleri</dc:creator>
              <dc:date>2015-04-25T17:38:00</dc:date>
            </office:change-info>
          </text:insertion>
        </text:changed-region>
        <text:changed-region xml:id="ct247178360" text:id="ct247178360">
          <text:deletion>
            <office:change-info>
              <dc:creator>Peter Camilleri</dc:creator>
              <dc:date>2015-04-25T18:16:00</dc:date>
            </office:change-info>
            <text:p text:style-name="Standard"/>
            <text:p text:style-name="Text_20_body">**</text:p>
          </text:deletion>
        </text:changed-region>
        <text:changed-region xml:id="ct247178464" text:id="ct247178464">
          <text:insertion>
            <office:change-info>
              <dc:creator>Peter Camilleri</dc:creator>
              <dc:date>2015-04-25T17:38:00</dc:date>
            </office:change-info>
          </text:insertion>
        </text:changed-region>
        <text:changed-region xml:id="ct247178568" text:id="ct247178568">
          <text:insertion>
            <office:change-info>
              <dc:creator>Peter Camilleri</dc:creator>
              <dc:date>2015-04-25T22:45:00</dc:date>
            </office:change-info>
          </text:insertion>
        </text:changed-region>
        <text:changed-region xml:id="ct247178672" text:id="ct247178672">
          <text:insertion>
            <office:change-info>
              <dc:creator>Peter Camilleri</dc:creator>
              <dc:date>2015-04-25T22:46:00</dc:date>
            </office:change-info>
          </text:insertion>
        </text:changed-region>
        <text:changed-region xml:id="ct247178776" text:id="ct247178776">
          <text:insertion>
            <office:change-info>
              <dc:creator>Peter Camilleri</dc:creator>
              <dc:date>2015-04-25T17:38:00</dc:date>
            </office:change-info>
          </text:insertion>
        </text:changed-region>
        <text:changed-region xml:id="ct247178880" text:id="ct247178880">
          <text:insertion>
            <office:change-info>
              <dc:creator>Peter Camilleri</dc:creator>
              <dc:date>2015-04-25T17:38:00</dc:date>
            </office:change-info>
          </text:insertion>
        </text:changed-region>
        <text:changed-region xml:id="ct247178984" text:id="ct247178984">
          <text:insertion>
            <office:change-info>
              <dc:creator>Peter Camilleri</dc:creator>
              <dc:date>2015-04-25T17:38:00</dc:date>
            </office:change-info>
          </text:insertion>
        </text:changed-region>
        <text:changed-region xml:id="ct247179088" text:id="ct247179088">
          <text:insertion>
            <office:change-info>
              <dc:creator>Peter Camilleri</dc:creator>
              <dc:date>2015-04-25T17:38:00</dc:date>
            </office:change-info>
          </text:insertion>
        </text:changed-region>
        <text:changed-region xml:id="ct247179192" text:id="ct247179192">
          <text:insertion>
            <office:change-info>
              <dc:creator>Peter Camilleri</dc:creator>
              <dc:date>2015-04-25T17:38:00</dc:date>
            </office:change-info>
          </text:insertion>
        </text:changed-region>
        <text:changed-region xml:id="ct247179296" text:id="ct247179296">
          <text:insertion>
            <office:change-info>
              <dc:creator>Peter Camilleri</dc:creator>
              <dc:date>2015-04-25T17:38:00</dc:date>
            </office:change-info>
          </text:insertion>
        </text:changed-region>
        <text:changed-region xml:id="ct247179400" text:id="ct247179400">
          <text:insertion>
            <office:change-info>
              <dc:creator>Peter Camilleri</dc:creator>
              <dc:date>2015-04-25T17:38:00</dc:date>
            </office:change-info>
          </text:insertion>
        </text:changed-region>
        <text:changed-region xml:id="ct247179504" text:id="ct247179504">
          <text:insertion>
            <office:change-info>
              <dc:creator>Peter Camilleri</dc:creator>
              <dc:date>2015-04-25T22:38:00</dc:date>
            </office:change-info>
          </text:insertion>
        </text:changed-region>
        <text:changed-region xml:id="ct247179608" text:id="ct247179608">
          <text:insertion>
            <office:change-info>
              <dc:creator>Peter Camilleri</dc:creator>
              <dc:date>2015-04-25T22:38:00</dc:date>
            </office:change-info>
          </text:insertion>
        </text:changed-region>
        <text:changed-region xml:id="ct247179712" text:id="ct247179712">
          <text:deletion>
            <office:change-info>
              <dc:creator>Peter Camilleri</dc:creator>
              <dc:date>2015-04-25T22:48:00</dc:date>
            </office:change-info>
            <text:p text:style-name="Text_20_body">+</text:p>
          </text:deletion>
        </text:changed-region>
        <text:changed-region xml:id="ct247179816" text:id="ct247179816">
          <text:insertion>
            <office:change-info>
              <dc:creator>Peter Camilleri</dc:creator>
              <dc:date>2015-04-25T17:38:00</dc:date>
            </office:change-info>
          </text:insertion>
        </text:changed-region>
        <text:changed-region xml:id="ct247179920" text:id="ct247179920">
          <text:insertion>
            <office:change-info>
              <dc:creator>Peter Camilleri</dc:creator>
              <dc:date>2015-04-25T17:38:00</dc:date>
            </office:change-info>
          </text:insertion>
        </text:changed-region>
        <text:changed-region xml:id="ct247180024" text:id="ct247180024">
          <text:insertion>
            <office:change-info>
              <dc:creator>Peter Camilleri</dc:creator>
              <dc:date>2015-04-25T17:38:00</dc:date>
            </office:change-info>
          </text:insertion>
        </text:changed-region>
        <text:changed-region xml:id="ct247180128" text:id="ct247180128">
          <text:insertion>
            <office:change-info>
              <dc:creator>Peter Camilleri</dc:creator>
              <dc:date>2015-04-25T17:38:00</dc:date>
            </office:change-info>
          </text:insertion>
        </text:changed-region>
        <text:changed-region xml:id="ct247180232" text:id="ct247180232">
          <text:insertion>
            <office:change-info>
              <dc:creator>Peter Camilleri</dc:creator>
              <dc:date>2015-04-25T17:38:00</dc:date>
            </office:change-info>
          </text:insertion>
        </text:changed-region>
        <text:changed-region xml:id="ct247180336" text:id="ct247180336">
          <text:insertion>
            <office:change-info>
              <dc:creator>Peter Camilleri</dc:creator>
              <dc:date>2015-04-26T10:10:00</dc:date>
            </office:change-info>
          </text:insertion>
        </text:changed-region>
        <text:changed-region xml:id="ct247180440" text:id="ct247180440">
          <text:insertion>
            <office:change-info>
              <dc:creator>Peter Camilleri</dc:creator>
              <dc:date>2015-04-26T10:10:00</dc:date>
            </office:change-info>
          </text:insertion>
        </text:changed-region>
        <text:changed-region xml:id="ct247180544" text:id="ct247180544">
          <text:insertion>
            <office:change-info>
              <dc:creator>Peter Camilleri</dc:creator>
              <dc:date>2015-04-25T17:38:00</dc:date>
            </office:change-info>
          </text:insertion>
        </text:changed-region>
        <text:changed-region xml:id="ct247180648" text:id="ct247180648">
          <text:insertion>
            <office:change-info>
              <dc:creator>Peter Camilleri</dc:creator>
              <dc:date>2015-04-26T10:09:00</dc:date>
            </office:change-info>
          </text:insertion>
        </text:changed-region>
        <text:changed-region xml:id="ct247180752" text:id="ct247180752">
          <text:insertion>
            <office:change-info>
              <dc:creator>Peter Camilleri</dc:creator>
              <dc:date>2015-04-26T10:09:00</dc:date>
            </office:change-info>
          </text:insertion>
        </text:changed-region>
        <text:changed-region xml:id="ct247180856" text:id="ct247180856">
          <text:insertion>
            <office:change-info>
              <dc:creator>Peter Camilleri</dc:creator>
              <dc:date>2015-04-26T10:09:00</dc:date>
            </office:change-info>
          </text:insertion>
        </text:changed-region>
        <text:changed-region xml:id="ct247185008" text:id="ct247185008">
          <text:insertion>
            <office:change-info>
              <dc:creator>Peter Camilleri</dc:creator>
              <dc:date>2015-04-26T10:11:00</dc:date>
            </office:change-info>
          </text:insertion>
        </text:changed-region>
        <text:changed-region xml:id="ct247185112" text:id="ct247185112">
          <text:insertion>
            <office:change-info>
              <dc:creator>Peter Camilleri</dc:creator>
              <dc:date>2015-04-26T10:10:00</dc:date>
            </office:change-info>
          </text:insertion>
        </text:changed-region>
        <text:changed-region xml:id="ct247185216" text:id="ct247185216">
          <text:deletion>
            <office:change-info>
              <dc:creator>Peter Camilleri</dc:creator>
              <dc:date>2015-04-25T22:49:00</dc:date>
            </office:change-info>
            <text:p text:style-name="Text_20_body"/>
            <text:p text:style-name="Text_20_body">-</text:p>
          </text:deletion>
        </text:changed-region>
        <text:changed-region xml:id="ct247185320" text:id="ct247185320">
          <text:insertion>
            <office:change-info>
              <dc:creator>Peter Camilleri</dc:creator>
              <dc:date>2015-04-25T17:38:00</dc:date>
            </office:change-info>
          </text:insertion>
        </text:changed-region>
        <text:changed-region xml:id="ct247185528" text:id="ct247185528">
          <text:deletion>
            <office:change-info>
              <dc:creator>Peter Camilleri</dc:creator>
              <dc:date>2015-04-25T22:50:00</dc:date>
            </office:change-info>
            <text:p text:style-name="Text_20_body"/>
            <text:p text:style-name="Text_20_body"/>
          </text:deletion>
        </text:changed-region>
        <text:changed-region xml:id="ct247185424" text:id="ct247185424">
          <text:deletion>
            <office:change-info>
              <dc:creator>Peter Camilleri</dc:creator>
              <dc:date>2015-04-25T22:49:00</dc:date>
            </office:change-info>
            <text:p text:style-name="Text_20_body">.1/x</text:p>
          </text:deletion>
        </text:changed-region>
        <text:changed-region xml:id="ct247185632" text:id="ct247185632">
          <text:insertion>
            <office:change-info>
              <dc:creator>Peter Camilleri</dc:creator>
              <dc:date>2015-04-25T17:38:00</dc:date>
            </office:change-info>
          </text:insertion>
        </text:changed-region>
        <text:changed-region xml:id="ct247185736" text:id="ct247185736">
          <text:deletion>
            <office:change-info>
              <dc:creator>Peter Camilleri</dc:creator>
              <dc:date>2015-04-25T22:52:00</dc:date>
            </office:change-info>
            <text:p text:style-name="Text_20_body"/>
            <text:p text:style-name="Text_20_body">.10**</text:p>
          </text:deletion>
        </text:changed-region>
        <text:changed-region xml:id="ct247185840" text:id="ct247185840">
          <text:insertion>
            <office:change-info>
              <dc:creator>Peter Camilleri</dc:creator>
              <dc:date>2015-04-25T17:38:00</dc:date>
            </office:change-info>
          </text:insertion>
        </text:changed-region>
        <text:changed-region xml:id="ct247185944" text:id="ct247185944">
          <text:deletion>
            <office:change-info>
              <dc:creator>Peter Camilleri</dc:creator>
              <dc:date>2015-04-25T23:06:00</dc:date>
            </office:change-info>
            <text:p text:style-name="Text_20_body"/>
            <text:p text:style-name="Text_20_body">.2**</text:p>
          </text:deletion>
        </text:changed-region>
        <text:changed-region xml:id="ct247186048" text:id="ct247186048">
          <text:insertion>
            <office:change-info>
              <dc:creator>Peter Camilleri</dc:creator>
              <dc:date>2015-04-25T17:38:00</dc:date>
            </office:change-info>
          </text:insertion>
        </text:changed-region>
        <text:changed-region xml:id="ct247186256" text:id="ct247186256">
          <text:deletion>
            <office:change-info>
              <dc:creator>Peter Camilleri</dc:creator>
              <dc:date>2015-04-25T23:07:00</dc:date>
            </office:change-info>
            <text:p text:style-name="Text_20_body"/>
            <text:p text:style-name="Text_20_body"/>
          </text:deletion>
        </text:changed-region>
        <text:changed-region xml:id="ct247186152" text:id="ct247186152">
          <text:deletion>
            <office:change-info>
              <dc:creator>Peter Camilleri</dc:creator>
              <dc:date>2015-04-25T23:06:00</dc:date>
            </office:change-info>
            <text:p text:style-name="Text_20_body">.abs</text:p>
          </text:deletion>
        </text:changed-region>
        <text:changed-region xml:id="ct247186360" text:id="ct247186360">
          <text:insertion>
            <office:change-info>
              <dc:creator>Peter Camilleri</dc:creator>
              <dc:date>2015-04-25T17:38:00</dc:date>
            </office:change-info>
          </text:insertion>
        </text:changed-region>
        <text:changed-region xml:id="ct247186464" text:id="ct247186464">
          <text:deletion>
            <office:change-info>
              <dc:creator>Peter Camilleri</dc:creator>
              <dc:date>2015-04-25T23:07:00</dc:date>
            </office:change-info>
            <text:p text:style-name="Text_20_body"/>
            <text:p text:style-name="Text_20_body">.acos</text:p>
          </text:deletion>
        </text:changed-region>
        <text:changed-region xml:id="ct247186568" text:id="ct247186568">
          <text:insertion>
            <office:change-info>
              <dc:creator>Peter Camilleri</dc:creator>
              <dc:date>2015-04-25T17:38:00</dc:date>
            </office:change-info>
          </text:insertion>
        </text:changed-region>
        <text:changed-region xml:id="ct247186984" text:id="ct247186984">
          <text:insertion>
            <office:change-info>
              <dc:creator>Peter Camilleri</dc:creator>
              <dc:date>2015-04-26T13:39:00</dc:date>
            </office:change-info>
          </text:insertion>
        </text:changed-region>
        <text:changed-region xml:id="ct247187088" text:id="ct247187088">
          <text:insertion>
            <office:change-info>
              <dc:creator>Peter Camilleri</dc:creator>
              <dc:date>2015-04-26T13:38:00</dc:date>
            </office:change-info>
          </text:insertion>
        </text:changed-region>
        <text:changed-region xml:id="ct247187192" text:id="ct247187192">
          <text:insertion>
            <office:change-info>
              <dc:creator>Peter Camilleri</dc:creator>
              <dc:date>2015-04-25T17:38:00</dc:date>
            </office:change-info>
          </text:insertion>
        </text:changed-region>
        <text:changed-region xml:id="ct247187296" text:id="ct247187296">
          <text:insertion>
            <office:change-info>
              <dc:creator>Peter Camilleri</dc:creator>
              <dc:date>2015-04-25T17:38:00</dc:date>
            </office:change-info>
          </text:insertion>
        </text:changed-region>
        <text:changed-region xml:id="ct247187400" text:id="ct247187400">
          <text:insertion>
            <office:change-info>
              <dc:creator>Peter Camilleri</dc:creator>
              <dc:date>2015-04-26T13:45:00</dc:date>
            </office:change-info>
          </text:insertion>
        </text:changed-region>
        <text:changed-region xml:id="ct247187504" text:id="ct247187504">
          <text:insertion>
            <office:change-info>
              <dc:creator>Peter Camilleri</dc:creator>
              <dc:date>2015-04-26T13:45:00</dc:date>
            </office:change-info>
          </text:insertion>
        </text:changed-region>
        <text:changed-region xml:id="ct247187608" text:id="ct247187608">
          <text:insertion>
            <office:change-info>
              <dc:creator>Peter Camilleri</dc:creator>
              <dc:date>2015-04-26T13:45:00</dc:date>
            </office:change-info>
          </text:insertion>
        </text:changed-region>
        <text:changed-region xml:id="ct247187712" text:id="ct247187712">
          <text:insertion>
            <office:change-info>
              <dc:creator>Peter Camilleri</dc:creator>
              <dc:date>2015-04-26T13:45:00</dc:date>
            </office:change-info>
          </text:insertion>
        </text:changed-region>
        <text:changed-region xml:id="ct247187816" text:id="ct247187816">
          <text:deletion>
            <office:change-info>
              <dc:creator>Peter Camilleri</dc:creator>
              <dc:date>2015-04-25T23:09:00</dc:date>
            </office:change-info>
            <text:p text:style-name="Text_20_body"/>
            <text:p text:style-name="Text_20_body">.acosh</text:p>
          </text:deletion>
        </text:changed-region>
        <text:changed-region xml:id="ct247188128" text:id="ct247188128">
          <text:insertion>
            <office:change-info>
              <dc:creator>Peter Camilleri</dc:creator>
              <dc:date>2015-04-25T17:38:00</dc:date>
            </office:change-info>
          </text:insertion>
        </text:changed-region>
        <text:changed-region xml:id="ct247188232" text:id="ct247188232">
          <text:insertion>
            <office:change-info>
              <dc:creator>Peter Camilleri</dc:creator>
              <dc:date>2015-04-25T17:38:00</dc:date>
            </office:change-info>
          </text:insertion>
        </text:changed-region>
        <text:changed-region xml:id="ct247188336" text:id="ct247188336">
          <text:insertion>
            <office:change-info>
              <dc:creator>Peter Camilleri</dc:creator>
              <dc:date>2015-04-25T17:38:00</dc:date>
            </office:change-info>
          </text:insertion>
        </text:changed-region>
        <text:changed-region xml:id="ct247188440" text:id="ct247188440">
          <text:deletion>
            <office:change-info>
              <dc:creator>Peter Camilleri</dc:creator>
              <dc:date>2015-04-25T23:09:00</dc:date>
            </office:change-info>
            <text:p text:style-name="Text_20_body"/>
            <text:p text:style-name="Text_20_body">.angle</text:p>
          </text:deletion>
        </text:changed-region>
        <text:changed-region xml:id="ct247188544" text:id="ct247188544">
          <text:insertion>
            <office:change-info>
              <dc:creator>Peter Camilleri</dc:creator>
              <dc:date>2015-04-25T17:38:00</dc:date>
            </office:change-info>
          </text:insertion>
        </text:changed-region>
        <text:changed-region xml:id="ct247188648" text:id="ct247188648">
          <text:insertion>
            <office:change-info>
              <dc:creator>Peter Camilleri</dc:creator>
              <dc:date>2015-04-25T17:38:00</dc:date>
            </office:change-info>
          </text:insertion>
        </text:changed-region>
        <text:changed-region xml:id="ct247188752" text:id="ct247188752">
          <text:insertion>
            <office:change-info>
              <dc:creator>Peter Camilleri</dc:creator>
              <dc:date>2015-04-25T17:38:00</dc:date>
            </office:change-info>
          </text:insertion>
        </text:changed-region>
        <text:changed-region xml:id="ct247188856" text:id="ct247188856">
          <text:insertion>
            <office:change-info>
              <dc:creator>Peter Camilleri</dc:creator>
              <dc:date>2015-04-25T17:38:00</dc:date>
            </office:change-info>
          </text:insertion>
        </text:changed-region>
        <text:changed-region xml:id="ct247188960" text:id="ct247188960">
          <text:deletion>
            <office:change-info>
              <dc:creator>Peter Camilleri</dc:creator>
              <dc:date>2015-04-25T23:09:00</dc:date>
            </office:change-info>
            <text:p text:style-name="Text_20_body"/>
            <text:p text:style-name="Text_20_body">.asin</text:p>
          </text:deletion>
        </text:changed-region>
        <text:changed-region xml:id="ct247189104" text:id="ct247189104">
          <text:insertion>
            <office:change-info>
              <dc:creator>Peter Camilleri</dc:creator>
              <dc:date>2015-04-25T17:38:00</dc:date>
            </office:change-info>
          </text:insertion>
        </text:changed-region>
        <text:changed-region xml:id="ct247189208" text:id="ct247189208">
          <text:insertion>
            <office:change-info>
              <dc:creator>Peter Camilleri</dc:creator>
              <dc:date>2015-04-25T17:38:00</dc:date>
            </office:change-info>
          </text:insertion>
        </text:changed-region>
        <text:changed-region xml:id="ct247189312" text:id="ct247189312">
          <text:insertion>
            <office:change-info>
              <dc:creator>Peter Camilleri</dc:creator>
              <dc:date>2015-04-25T17:38:00</dc:date>
            </office:change-info>
          </text:insertion>
        </text:changed-region>
        <text:changed-region xml:id="ct247189416" text:id="ct247189416">
          <text:insertion>
            <office:change-info>
              <dc:creator>Peter Camilleri</dc:creator>
              <dc:date>2015-04-25T17:38:00</dc:date>
            </office:change-info>
          </text:insertion>
        </text:changed-region>
        <text:changed-region xml:id="ct247189520" text:id="ct247189520">
          <text:insertion>
            <office:change-info>
              <dc:creator>Peter Camilleri</dc:creator>
              <dc:date>2015-04-25T17:38:00</dc:date>
            </office:change-info>
          </text:insertion>
        </text:changed-region>
        <text:changed-region xml:id="ct247189624" text:id="ct247189624">
          <text:deletion>
            <office:change-info>
              <dc:creator>Peter Camilleri</dc:creator>
              <dc:date>2015-04-25T23:09:00</dc:date>
            </office:change-info>
            <text:p text:style-name="Text_20_body"/>
            <text:p text:style-name="Text_20_body">.asinh</text:p>
          </text:deletion>
        </text:changed-region>
        <text:changed-region xml:id="ct247189728" text:id="ct247189728">
          <text:insertion>
            <office:change-info>
              <dc:creator>Peter Camilleri</dc:creator>
              <dc:date>2015-04-25T17:38:00</dc:date>
            </office:change-info>
          </text:insertion>
        </text:changed-region>
        <text:changed-region xml:id="ct247189832" text:id="ct247189832">
          <text:insertion>
            <office:change-info>
              <dc:creator>Peter Camilleri</dc:creator>
              <dc:date>2015-04-25T17:38:00</dc:date>
            </office:change-info>
          </text:insertion>
        </text:changed-region>
        <text:changed-region xml:id="ct247189936" text:id="ct247189936">
          <text:insertion>
            <office:change-info>
              <dc:creator>Peter Camilleri</dc:creator>
              <dc:date>2015-04-25T17:38:00</dc:date>
            </office:change-info>
          </text:insertion>
        </text:changed-region>
        <text:changed-region xml:id="ct247190040" text:id="ct247190040">
          <text:insertion>
            <office:change-info>
              <dc:creator>Peter Camilleri</dc:creator>
              <dc:date>2015-04-25T17:38:00</dc:date>
            </office:change-info>
          </text:insertion>
        </text:changed-region>
        <text:changed-region xml:id="ct247190144" text:id="ct247190144">
          <text:insertion>
            <office:change-info>
              <dc:creator>Peter Camilleri</dc:creator>
              <dc:date>2015-04-25T17:38:00</dc:date>
            </office:change-info>
          </text:insertion>
        </text:changed-region>
        <text:changed-region xml:id="ct247190248" text:id="ct247190248">
          <text:deletion>
            <office:change-info>
              <dc:creator>Peter Camilleri</dc:creator>
              <dc:date>2015-04-25T23:10:00</dc:date>
            </office:change-info>
            <text:p text:style-name="Text_20_body"/>
            <text:p text:style-name="Text_20_body">.atan</text:p>
          </text:deletion>
        </text:changed-region>
        <text:changed-region xml:id="ct247190352" text:id="ct247190352">
          <text:insertion>
            <office:change-info>
              <dc:creator>Peter Camilleri</dc:creator>
              <dc:date>2015-04-25T17:38:00</dc:date>
            </office:change-info>
          </text:insertion>
        </text:changed-region>
        <text:changed-region xml:id="ct247190456" text:id="ct247190456">
          <text:insertion>
            <office:change-info>
              <dc:creator>Peter Camilleri</dc:creator>
              <dc:date>2015-04-25T17:38:00</dc:date>
            </office:change-info>
          </text:insertion>
        </text:changed-region>
        <text:changed-region xml:id="ct247190560" text:id="ct247190560">
          <text:insertion>
            <office:change-info>
              <dc:creator>Peter Camilleri</dc:creator>
              <dc:date>2015-04-25T17:38:00</dc:date>
            </office:change-info>
          </text:insertion>
        </text:changed-region>
        <text:changed-region xml:id="ct247190664" text:id="ct247190664">
          <text:insertion>
            <office:change-info>
              <dc:creator>Peter Camilleri</dc:creator>
              <dc:date>2015-04-25T17:38:00</dc:date>
            </office:change-info>
          </text:insertion>
        </text:changed-region>
        <text:changed-region xml:id="ct247190768" text:id="ct247190768">
          <text:insertion>
            <office:change-info>
              <dc:creator>Peter Camilleri</dc:creator>
              <dc:date>2015-04-25T17:38:00</dc:date>
            </office:change-info>
          </text:insertion>
        </text:changed-region>
        <text:changed-region xml:id="ct247190872" text:id="ct247190872">
          <text:deletion>
            <office:change-info>
              <dc:creator>Peter Camilleri</dc:creator>
              <dc:date>2015-04-25T23:10:00</dc:date>
            </office:change-info>
            <text:p text:style-name="Text_20_body"/>
            <text:p text:style-name="Text_20_body">.atan2</text:p>
          </text:deletion>
        </text:changed-region>
        <text:changed-region xml:id="ct247190976" text:id="ct247190976">
          <text:insertion>
            <office:change-info>
              <dc:creator>Peter Camilleri</dc:creator>
              <dc:date>2015-04-25T17:38:00</dc:date>
            </office:change-info>
          </text:insertion>
        </text:changed-region>
        <text:changed-region xml:id="ct247191080" text:id="ct247191080">
          <text:insertion>
            <office:change-info>
              <dc:creator>Peter Camilleri</dc:creator>
              <dc:date>2015-04-25T17:38:00</dc:date>
            </office:change-info>
          </text:insertion>
        </text:changed-region>
        <text:changed-region xml:id="ct247191184" text:id="ct247191184">
          <text:insertion>
            <office:change-info>
              <dc:creator>Peter Camilleri</dc:creator>
              <dc:date>2015-04-25T17:38:00</dc:date>
            </office:change-info>
          </text:insertion>
        </text:changed-region>
        <text:changed-region xml:id="ct247191288" text:id="ct247191288">
          <text:insertion>
            <office:change-info>
              <dc:creator>Peter Camilleri</dc:creator>
              <dc:date>2015-04-25T17:38:00</dc:date>
            </office:change-info>
          </text:insertion>
        </text:changed-region>
        <text:changed-region xml:id="ct247191392" text:id="ct247191392">
          <text:insertion>
            <office:change-info>
              <dc:creator>Peter Camilleri</dc:creator>
              <dc:date>2015-04-25T17:38:00</dc:date>
            </office:change-info>
          </text:insertion>
        </text:changed-region>
        <text:changed-region xml:id="ct247191600" text:id="ct247191600">
          <text:deletion>
            <office:change-info>
              <dc:creator>Peter Camilleri</dc:creator>
              <dc:date>2015-04-25T23:12:00</dc:date>
            </office:change-info>
            <text:p text:style-name="Text_20_body"/>
            <text:p text:style-name="Text_20_body"/>
          </text:deletion>
        </text:changed-region>
        <text:changed-region xml:id="ct247191496" text:id="ct247191496">
          <text:deletion>
            <office:change-info>
              <dc:creator>Peter Camilleri</dc:creator>
              <dc:date>2015-04-25T23:11:00</dc:date>
            </office:change-info>
            <text:p text:style-name="Text_20_body">.atanh</text:p>
          </text:deletion>
        </text:changed-region>
        <text:changed-region xml:id="ct247191704" text:id="ct247191704">
          <text:insertion>
            <office:change-info>
              <dc:creator>Peter Camilleri</dc:creator>
              <dc:date>2015-04-25T17:38:00</dc:date>
            </office:change-info>
          </text:insertion>
        </text:changed-region>
        <text:changed-region xml:id="ct247191808" text:id="ct247191808">
          <text:insertion>
            <office:change-info>
              <dc:creator>Peter Camilleri</dc:creator>
              <dc:date>2015-04-25T17:38:00</dc:date>
            </office:change-info>
          </text:insertion>
        </text:changed-region>
        <text:changed-region xml:id="ct247191912" text:id="ct247191912">
          <text:insertion>
            <office:change-info>
              <dc:creator>Peter Camilleri</dc:creator>
              <dc:date>2015-04-25T17:38:00</dc:date>
            </office:change-info>
          </text:insertion>
        </text:changed-region>
        <text:changed-region xml:id="ct247192016" text:id="ct247192016">
          <text:insertion>
            <office:change-info>
              <dc:creator>Peter Camilleri</dc:creator>
              <dc:date>2015-04-25T17:38:00</dc:date>
            </office:change-info>
          </text:insertion>
        </text:changed-region>
        <text:changed-region xml:id="ct247192120" text:id="ct247192120">
          <text:insertion>
            <office:change-info>
              <dc:creator>Peter Camilleri</dc:creator>
              <dc:date>2015-04-25T17:38:00</dc:date>
            </office:change-info>
          </text:insertion>
        </text:changed-region>
        <text:changed-region xml:id="ct247192224" text:id="ct247192224">
          <text:deletion>
            <office:change-info>
              <dc:creator>Peter Camilleri</dc:creator>
              <dc:date>2015-04-25T23:12:00</dc:date>
            </office:change-info>
            <text:p text:style-name="Text_20_body"/>
            <text:p text:style-name="Text_20_body">.c2p</text:p>
          </text:deletion>
        </text:changed-region>
        <text:changed-region xml:id="ct247192328" text:id="ct247192328">
          <text:insertion>
            <office:change-info>
              <dc:creator>Peter Camilleri</dc:creator>
              <dc:date>2015-04-25T17:38:00</dc:date>
            </office:change-info>
          </text:insertion>
        </text:changed-region>
        <text:changed-region xml:id="ct247192432" text:id="ct247192432">
          <text:insertion>
            <office:change-info>
              <dc:creator>Peter Camilleri</dc:creator>
              <dc:date>2015-04-25T17:38:00</dc:date>
            </office:change-info>
          </text:insertion>
        </text:changed-region>
        <text:changed-region xml:id="ct247192536" text:id="ct247192536">
          <text:insertion>
            <office:change-info>
              <dc:creator>Peter Camilleri</dc:creator>
              <dc:date>2015-04-25T17:38:00</dc:date>
            </office:change-info>
          </text:insertion>
        </text:changed-region>
        <text:changed-region xml:id="ct247192640" text:id="ct247192640">
          <text:insertion>
            <office:change-info>
              <dc:creator>Peter Camilleri</dc:creator>
              <dc:date>2015-04-25T17:38:00</dc:date>
            </office:change-info>
          </text:insertion>
        </text:changed-region>
        <text:changed-region xml:id="ct247192744" text:id="ct247192744">
          <text:insertion>
            <office:change-info>
              <dc:creator>Peter Camilleri</dc:creator>
              <dc:date>2015-04-25T17:38:00</dc:date>
            </office:change-info>
          </text:insertion>
        </text:changed-region>
        <text:changed-region xml:id="ct247192952" text:id="ct247192952">
          <text:deletion>
            <office:change-info>
              <dc:creator>Peter Camilleri</dc:creator>
              <dc:date>2015-04-25T23:13:00</dc:date>
            </office:change-info>
            <text:p text:style-name="Text_20_body"/>
            <text:p text:style-name="Text_20_body"/>
          </text:deletion>
        </text:changed-region>
        <text:changed-region xml:id="ct247192848" text:id="ct247192848">
          <text:deletion>
            <office:change-info>
              <dc:creator>Peter Camilleri</dc:creator>
              <dc:date>2015-04-25T23:12:00</dc:date>
            </office:change-info>
            <text:p text:style-name="Text_20_body">.cbrt</text:p>
          </text:deletion>
        </text:changed-region>
        <text:changed-region xml:id="ct247193056" text:id="ct247193056">
          <text:insertion>
            <office:change-info>
              <dc:creator>Peter Camilleri</dc:creator>
              <dc:date>2015-04-25T17:38:00</dc:date>
            </office:change-info>
          </text:insertion>
        </text:changed-region>
        <text:changed-region xml:id="ct247193200" text:id="ct247193200">
          <text:insertion>
            <office:change-info>
              <dc:creator>Peter Camilleri</dc:creator>
              <dc:date>2015-04-25T17:38:00</dc:date>
            </office:change-info>
          </text:insertion>
        </text:changed-region>
        <text:changed-region xml:id="ct247193304" text:id="ct247193304">
          <text:insertion>
            <office:change-info>
              <dc:creator>Peter Camilleri</dc:creator>
              <dc:date>2015-04-25T17:38:00</dc:date>
            </office:change-info>
          </text:insertion>
        </text:changed-region>
        <text:changed-region xml:id="ct247193408" text:id="ct247193408">
          <text:insertion>
            <office:change-info>
              <dc:creator>Peter Camilleri</dc:creator>
              <dc:date>2015-04-25T17:38:00</dc:date>
            </office:change-info>
          </text:insertion>
        </text:changed-region>
        <text:changed-region xml:id="ct247193512" text:id="ct247193512">
          <text:insertion>
            <office:change-info>
              <dc:creator>Peter Camilleri</dc:creator>
              <dc:date>2015-04-25T17:38:00</dc:date>
            </office:change-info>
          </text:insertion>
        </text:changed-region>
        <text:changed-region xml:id="ct247193616" text:id="ct247193616">
          <text:deletion>
            <office:change-info>
              <dc:creator>Peter Camilleri</dc:creator>
              <dc:date>2015-04-25T23:13:00</dc:date>
            </office:change-info>
            <text:p text:style-name="Text_20_body"/>
            <text:p text:style-name="Text_20_body">.ceil</text:p>
          </text:deletion>
        </text:changed-region>
        <text:changed-region xml:id="ct247193720" text:id="ct247193720">
          <text:insertion>
            <office:change-info>
              <dc:creator>Peter Camilleri</dc:creator>
              <dc:date>2015-04-25T17:38:00</dc:date>
            </office:change-info>
          </text:insertion>
        </text:changed-region>
        <text:changed-region xml:id="ct247193824" text:id="ct247193824">
          <text:insertion>
            <office:change-info>
              <dc:creator>Peter Camilleri</dc:creator>
              <dc:date>2015-04-25T17:38:00</dc:date>
            </office:change-info>
          </text:insertion>
        </text:changed-region>
        <text:changed-region xml:id="ct247193928" text:id="ct247193928">
          <text:insertion>
            <office:change-info>
              <dc:creator>Peter Camilleri</dc:creator>
              <dc:date>2015-04-25T17:38:00</dc:date>
            </office:change-info>
          </text:insertion>
        </text:changed-region>
        <text:changed-region xml:id="ct247194032" text:id="ct247194032">
          <text:insertion>
            <office:change-info>
              <dc:creator>Peter Camilleri</dc:creator>
              <dc:date>2015-04-25T17:38:00</dc:date>
            </office:change-info>
          </text:insertion>
        </text:changed-region>
        <text:changed-region xml:id="ct247194136" text:id="ct247194136">
          <text:insertion>
            <office:change-info>
              <dc:creator>Peter Camilleri</dc:creator>
              <dc:date>2015-04-25T17:38:00</dc:date>
            </office:change-info>
          </text:insertion>
        </text:changed-region>
        <text:changed-region xml:id="ct247194240" text:id="ct247194240">
          <text:insertion>
            <office:change-info>
              <dc:creator>Peter Camilleri</dc:creator>
              <dc:date>2015-04-25T17:38:00</dc:date>
            </office:change-info>
          </text:insertion>
        </text:changed-region>
        <text:changed-region xml:id="ct247194344" text:id="ct247194344">
          <text:deletion>
            <office:change-info>
              <dc:creator>Peter Camilleri</dc:creator>
              <dc:date>2015-04-25T23:13:00</dc:date>
            </office:change-info>
            <text:p text:style-name="Text_20_body"/>
            <text:p text:style-name="Text_20_body">.conjugate</text:p>
          </text:deletion>
        </text:changed-region>
        <text:changed-region xml:id="ct247194448" text:id="ct247194448">
          <text:insertion>
            <office:change-info>
              <dc:creator>Peter Camilleri</dc:creator>
              <dc:date>2015-04-25T17:38:00</dc:date>
            </office:change-info>
          </text:insertion>
        </text:changed-region>
        <text:changed-region xml:id="ct247194552" text:id="ct247194552">
          <text:insertion>
            <office:change-info>
              <dc:creator>Peter Camilleri</dc:creator>
              <dc:date>2015-04-25T17:38:00</dc:date>
            </office:change-info>
          </text:insertion>
        </text:changed-region>
        <text:changed-region xml:id="ct247194656" text:id="ct247194656">
          <text:insertion>
            <office:change-info>
              <dc:creator>Peter Camilleri</dc:creator>
              <dc:date>2015-04-25T17:38:00</dc:date>
            </office:change-info>
          </text:insertion>
        </text:changed-region>
        <text:changed-region xml:id="ct247194760" text:id="ct247194760">
          <text:insertion>
            <office:change-info>
              <dc:creator>Peter Camilleri</dc:creator>
              <dc:date>2015-04-25T17:38:00</dc:date>
            </office:change-info>
          </text:insertion>
        </text:changed-region>
        <text:changed-region xml:id="ct247194864" text:id="ct247194864">
          <text:deletion>
            <office:change-info>
              <dc:creator>Peter Camilleri</dc:creator>
              <dc:date>2015-04-25T23:13:00</dc:date>
            </office:change-info>
            <text:p text:style-name="Text_20_body"/>
            <text:p text:style-name="Text_20_body">.cos</text:p>
          </text:deletion>
        </text:changed-region>
        <text:changed-region xml:id="ct247194968" text:id="ct247194968">
          <text:insertion>
            <office:change-info>
              <dc:creator>Peter Camilleri</dc:creator>
              <dc:date>2015-04-25T17:38:00</dc:date>
            </office:change-info>
          </text:insertion>
        </text:changed-region>
        <text:changed-region xml:id="ct247195072" text:id="ct247195072">
          <text:insertion>
            <office:change-info>
              <dc:creator>Peter Camilleri</dc:creator>
              <dc:date>2015-04-25T17:38:00</dc:date>
            </office:change-info>
          </text:insertion>
        </text:changed-region>
        <text:changed-region xml:id="ct247195176" text:id="ct247195176">
          <text:insertion>
            <office:change-info>
              <dc:creator>Peter Camilleri</dc:creator>
              <dc:date>2015-04-25T17:38:00</dc:date>
            </office:change-info>
          </text:insertion>
        </text:changed-region>
        <text:changed-region xml:id="ct247195280" text:id="ct247195280">
          <text:insertion>
            <office:change-info>
              <dc:creator>Peter Camilleri</dc:creator>
              <dc:date>2015-04-25T17:38:00</dc:date>
            </office:change-info>
          </text:insertion>
        </text:changed-region>
        <text:changed-region xml:id="ct247195384" text:id="ct247195384">
          <text:insertion>
            <office:change-info>
              <dc:creator>Peter Camilleri</dc:creator>
              <dc:date>2015-04-25T17:38:00</dc:date>
            </office:change-info>
          </text:insertion>
        </text:changed-region>
        <text:changed-region xml:id="ct247195592" text:id="ct247195592">
          <text:deletion>
            <office:change-info>
              <dc:creator>Peter Camilleri</dc:creator>
              <dc:date>2015-04-25T23:14:00</dc:date>
            </office:change-info>
            <text:p text:style-name="Text_20_body"/>
            <text:p text:style-name="Text_20_body"/>
          </text:deletion>
        </text:changed-region>
        <text:changed-region xml:id="ct247195488" text:id="ct247195488">
          <text:deletion>
            <office:change-info>
              <dc:creator>Peter Camilleri</dc:creator>
              <dc:date>2015-04-25T23:13:00</dc:date>
            </office:change-info>
            <text:p text:style-name="Text_20_body">.cosh</text:p>
          </text:deletion>
        </text:changed-region>
        <text:changed-region xml:id="ct247195696" text:id="ct247195696">
          <text:insertion>
            <office:change-info>
              <dc:creator>Peter Camilleri</dc:creator>
              <dc:date>2015-04-25T17:38:00</dc:date>
            </office:change-info>
          </text:insertion>
        </text:changed-region>
        <text:changed-region xml:id="ct247195800" text:id="ct247195800">
          <text:insertion>
            <office:change-info>
              <dc:creator>Peter Camilleri</dc:creator>
              <dc:date>2015-04-25T17:38:00</dc:date>
            </office:change-info>
          </text:insertion>
        </text:changed-region>
        <text:changed-region xml:id="ct247195904" text:id="ct247195904">
          <text:insertion>
            <office:change-info>
              <dc:creator>Peter Camilleri</dc:creator>
              <dc:date>2015-04-25T17:38:00</dc:date>
            </office:change-info>
          </text:insertion>
        </text:changed-region>
        <text:changed-region xml:id="ct247196008" text:id="ct247196008">
          <text:insertion>
            <office:change-info>
              <dc:creator>Peter Camilleri</dc:creator>
              <dc:date>2015-04-25T17:38:00</dc:date>
            </office:change-info>
          </text:insertion>
        </text:changed-region>
        <text:changed-region xml:id="ct247196112" text:id="ct247196112">
          <text:insertion>
            <office:change-info>
              <dc:creator>Peter Camilleri</dc:creator>
              <dc:date>2015-04-25T17:38:00</dc:date>
            </office:change-info>
          </text:insertion>
        </text:changed-region>
        <text:changed-region xml:id="ct247196216" text:id="ct247196216">
          <text:deletion>
            <office:change-info>
              <dc:creator>Peter Camilleri</dc:creator>
              <dc:date>2015-04-25T23:14:00</dc:date>
            </office:change-info>
            <text:p text:style-name="Text_20_body"/>
            <text:p text:style-name="Text_20_body">.cube</text:p>
          </text:deletion>
        </text:changed-region>
        <text:changed-region xml:id="ct247196320" text:id="ct247196320">
          <text:insertion>
            <office:change-info>
              <dc:creator>Peter Camilleri</dc:creator>
              <dc:date>2015-04-25T17:38:00</dc:date>
            </office:change-info>
          </text:insertion>
        </text:changed-region>
        <text:changed-region xml:id="ct247196424" text:id="ct247196424">
          <text:insertion>
            <office:change-info>
              <dc:creator>Peter Camilleri</dc:creator>
              <dc:date>2015-04-25T17:38:00</dc:date>
            </office:change-info>
          </text:insertion>
        </text:changed-region>
        <text:changed-region xml:id="ct247196528" text:id="ct247196528">
          <text:insertion>
            <office:change-info>
              <dc:creator>Peter Camilleri</dc:creator>
              <dc:date>2015-04-25T17:38:00</dc:date>
            </office:change-info>
          </text:insertion>
        </text:changed-region>
        <text:changed-region xml:id="ct247196632" text:id="ct247196632">
          <text:insertion>
            <office:change-info>
              <dc:creator>Peter Camilleri</dc:creator>
              <dc:date>2015-04-25T17:38:00</dc:date>
            </office:change-info>
          </text:insertion>
        </text:changed-region>
        <text:changed-region xml:id="ct247196736" text:id="ct247196736">
          <text:deletion>
            <office:change-info>
              <dc:creator>Peter Camilleri</dc:creator>
              <dc:date>2015-04-25T23:15:00</dc:date>
            </office:change-info>
            <text:p text:style-name="Text_20_body"/>
            <text:p text:style-name="Text_20_body">.d2r</text:p>
          </text:deletion>
        </text:changed-region>
        <text:changed-region xml:id="ct247196840" text:id="ct247196840">
          <text:insertion>
            <office:change-info>
              <dc:creator>Peter Camilleri</dc:creator>
              <dc:date>2015-04-25T17:38:00</dc:date>
            </office:change-info>
          </text:insertion>
        </text:changed-region>
        <text:changed-region xml:id="ct247196944" text:id="ct247196944">
          <text:insertion>
            <office:change-info>
              <dc:creator>Peter Camilleri</dc:creator>
              <dc:date>2015-04-25T17:38:00</dc:date>
            </office:change-info>
          </text:insertion>
        </text:changed-region>
        <text:changed-region xml:id="ct247197048" text:id="ct247197048">
          <text:insertion>
            <office:change-info>
              <dc:creator>Peter Camilleri</dc:creator>
              <dc:date>2015-04-25T17:38:00</dc:date>
            </office:change-info>
          </text:insertion>
        </text:changed-region>
        <text:changed-region xml:id="ct247197152" text:id="ct247197152">
          <text:insertion>
            <office:change-info>
              <dc:creator>Peter Camilleri</dc:creator>
              <dc:date>2015-04-25T17:38:00</dc:date>
            </office:change-info>
          </text:insertion>
        </text:changed-region>
        <text:changed-region xml:id="ct247197296" text:id="ct247197296">
          <text:insertion>
            <office:change-info>
              <dc:creator>Peter Camilleri</dc:creator>
              <dc:date>2015-04-25T17:38:00</dc:date>
            </office:change-info>
          </text:insertion>
        </text:changed-region>
        <text:changed-region xml:id="ct247197400" text:id="ct247197400">
          <text:deletion>
            <office:change-info>
              <dc:creator>Peter Camilleri</dc:creator>
              <dc:date>2015-04-25T23:15:00</dc:date>
            </office:change-info>
            <text:p text:style-name="Text_20_body"/>
            <text:p text:style-name="Text_20_body">.denominator</text:p>
          </text:deletion>
        </text:changed-region>
        <text:changed-region xml:id="ct247197504" text:id="ct247197504">
          <text:insertion>
            <office:change-info>
              <dc:creator>Peter Camilleri</dc:creator>
              <dc:date>2015-04-25T17:38:00</dc:date>
            </office:change-info>
          </text:insertion>
        </text:changed-region>
        <text:changed-region xml:id="ct247197608" text:id="ct247197608">
          <text:insertion>
            <office:change-info>
              <dc:creator>Peter Camilleri</dc:creator>
              <dc:date>2015-04-25T17:38:00</dc:date>
            </office:change-info>
          </text:insertion>
        </text:changed-region>
        <text:changed-region xml:id="ct247197712" text:id="ct247197712">
          <text:insertion>
            <office:change-info>
              <dc:creator>Peter Camilleri</dc:creator>
              <dc:date>2015-04-25T17:38:00</dc:date>
            </office:change-info>
          </text:insertion>
        </text:changed-region>
        <text:changed-region xml:id="ct247197816" text:id="ct247197816">
          <text:insertion>
            <office:change-info>
              <dc:creator>Peter Camilleri</dc:creator>
              <dc:date>2015-04-25T17:38:00</dc:date>
            </office:change-info>
          </text:insertion>
        </text:changed-region>
        <text:changed-region xml:id="ct247197920" text:id="ct247197920">
          <text:insertion>
            <office:change-info>
              <dc:creator>Peter Camilleri</dc:creator>
              <dc:date>2015-04-25T17:38:00</dc:date>
            </office:change-info>
          </text:insertion>
        </text:changed-region>
        <text:changed-region xml:id="ct247198024" text:id="ct247198024">
          <text:insertion>
            <office:change-info>
              <dc:creator>Peter Camilleri</dc:creator>
              <dc:date>2015-04-25T17:38:00</dc:date>
            </office:change-info>
          </text:insertion>
        </text:changed-region>
        <text:changed-region xml:id="ct247198128" text:id="ct247198128">
          <text:deletion>
            <office:change-info>
              <dc:creator>Peter Camilleri</dc:creator>
              <dc:date>2015-04-25T23:15:00</dc:date>
            </office:change-info>
            <text:p text:style-name="Text_20_body"/>
            <text:p text:style-name="Text_20_body">.e**</text:p>
          </text:deletion>
        </text:changed-region>
        <text:changed-region xml:id="ct247198232" text:id="ct247198232">
          <text:insertion>
            <office:change-info>
              <dc:creator>Peter Camilleri</dc:creator>
              <dc:date>2015-04-25T17:38:00</dc:date>
            </office:change-info>
          </text:insertion>
        </text:changed-region>
        <text:changed-region xml:id="ct247198336" text:id="ct247198336">
          <text:insertion>
            <office:change-info>
              <dc:creator>Peter Camilleri</dc:creator>
              <dc:date>2015-04-25T17:38:00</dc:date>
            </office:change-info>
          </text:insertion>
        </text:changed-region>
        <text:changed-region xml:id="ct247198440" text:id="ct247198440">
          <text:insertion>
            <office:change-info>
              <dc:creator>Peter Camilleri</dc:creator>
              <dc:date>2015-04-25T17:38:00</dc:date>
            </office:change-info>
          </text:insertion>
        </text:changed-region>
        <text:changed-region xml:id="ct247198544" text:id="ct247198544">
          <text:insertion>
            <office:change-info>
              <dc:creator>Peter Camilleri</dc:creator>
              <dc:date>2015-04-25T17:38:00</dc:date>
            </office:change-info>
          </text:insertion>
        </text:changed-region>
        <text:changed-region xml:id="ct247198648" text:id="ct247198648">
          <text:insertion>
            <office:change-info>
              <dc:creator>Peter Camilleri</dc:creator>
              <dc:date>2015-04-25T17:38:00</dc:date>
            </office:change-info>
          </text:insertion>
        </text:changed-region>
        <text:changed-region xml:id="ct247198752" text:id="ct247198752">
          <text:deletion>
            <office:change-info>
              <dc:creator>Peter Camilleri</dc:creator>
              <dc:date>2015-04-25T23:15:00</dc:date>
            </office:change-info>
            <text:p text:style-name="Text_20_body"/>
            <text:p text:style-name="Text_20_body">.emit</text:p>
          </text:deletion>
        </text:changed-region>
        <text:changed-region xml:id="ct247198856" text:id="ct247198856">
          <text:insertion>
            <office:change-info>
              <dc:creator>Peter Camilleri</dc:creator>
              <dc:date>2015-04-25T17:38:00</dc:date>
            </office:change-info>
          </text:insertion>
        </text:changed-region>
        <text:changed-region xml:id="ct247198960" text:id="ct247198960">
          <text:insertion>
            <office:change-info>
              <dc:creator>Peter Camilleri</dc:creator>
              <dc:date>2015-04-25T17:38:00</dc:date>
            </office:change-info>
          </text:insertion>
        </text:changed-region>
        <text:changed-region xml:id="ct247199064" text:id="ct247199064">
          <text:insertion>
            <office:change-info>
              <dc:creator>Peter Camilleri</dc:creator>
              <dc:date>2015-04-25T17:38:00</dc:date>
            </office:change-info>
          </text:insertion>
        </text:changed-region>
        <text:changed-region xml:id="ct247199168" text:id="ct247199168">
          <text:insertion>
            <office:change-info>
              <dc:creator>Peter Camilleri</dc:creator>
              <dc:date>2015-04-25T17:38:00</dc:date>
            </office:change-info>
          </text:insertion>
        </text:changed-region>
        <text:changed-region xml:id="ct247199376" text:id="ct247199376">
          <text:deletion>
            <office:change-info>
              <dc:creator>Peter Camilleri</dc:creator>
              <dc:date>2015-04-25T23:16:00</dc:date>
            </office:change-info>
            <text:p text:style-name="Text_20_body"/>
            <text:p text:style-name="Text_20_body"/>
          </text:deletion>
        </text:changed-region>
        <text:changed-region xml:id="ct247199272" text:id="ct247199272">
          <text:deletion>
            <office:change-info>
              <dc:creator>Peter Camilleri</dc:creator>
              <dc:date>2015-04-25T23:15:00</dc:date>
            </office:change-info>
            <text:p text:style-name="Text_20_body">.floor</text:p>
          </text:deletion>
        </text:changed-region>
        <text:changed-region xml:id="ct247199480" text:id="ct247199480">
          <text:insertion>
            <office:change-info>
              <dc:creator>Peter Camilleri</dc:creator>
              <dc:date>2015-04-25T17:38:00</dc:date>
            </office:change-info>
          </text:insertion>
        </text:changed-region>
        <text:changed-region xml:id="ct247199584" text:id="ct247199584">
          <text:insertion>
            <office:change-info>
              <dc:creator>Peter Camilleri</dc:creator>
              <dc:date>2015-04-25T17:38:00</dc:date>
            </office:change-info>
          </text:insertion>
        </text:changed-region>
        <text:changed-region xml:id="ct247199688" text:id="ct247199688">
          <text:insertion>
            <office:change-info>
              <dc:creator>Peter Camilleri</dc:creator>
              <dc:date>2015-04-25T17:38:00</dc:date>
            </office:change-info>
          </text:insertion>
        </text:changed-region>
        <text:changed-region xml:id="ct247199792" text:id="ct247199792">
          <text:insertion>
            <office:change-info>
              <dc:creator>Peter Camilleri</dc:creator>
              <dc:date>2015-04-25T17:38:00</dc:date>
            </office:change-info>
          </text:insertion>
        </text:changed-region>
        <text:changed-region xml:id="ct247199896" text:id="ct247199896">
          <text:insertion>
            <office:change-info>
              <dc:creator>Peter Camilleri</dc:creator>
              <dc:date>2015-04-25T17:38:00</dc:date>
            </office:change-info>
          </text:insertion>
        </text:changed-region>
        <text:changed-region xml:id="ct247200000" text:id="ct247200000">
          <text:insertion>
            <office:change-info>
              <dc:creator>Peter Camilleri</dc:creator>
              <dc:date>2015-04-25T17:38:00</dc:date>
            </office:change-info>
          </text:insertion>
        </text:changed-region>
        <text:changed-region xml:id="ct247200104" text:id="ct247200104">
          <text:deletion>
            <office:change-info>
              <dc:creator>Peter Camilleri</dc:creator>
              <dc:date>2015-04-25T23:16:00</dc:date>
            </office:change-info>
            <text:p text:style-name="Text_20_body"/>
            <text:p text:style-name="Text_20_body">.hypot</text:p>
          </text:deletion>
        </text:changed-region>
        <text:changed-region xml:id="ct247200208" text:id="ct247200208">
          <text:insertion>
            <office:change-info>
              <dc:creator>Peter Camilleri</dc:creator>
              <dc:date>2015-04-25T17:38:00</dc:date>
            </office:change-info>
          </text:insertion>
        </text:changed-region>
        <text:changed-region xml:id="ct247200312" text:id="ct247200312">
          <text:insertion>
            <office:change-info>
              <dc:creator>Peter Camilleri</dc:creator>
              <dc:date>2015-04-25T17:38:00</dc:date>
            </office:change-info>
          </text:insertion>
        </text:changed-region>
        <text:changed-region xml:id="ct247200416" text:id="ct247200416">
          <text:insertion>
            <office:change-info>
              <dc:creator>Peter Camilleri</dc:creator>
              <dc:date>2015-04-25T17:38:00</dc:date>
            </office:change-info>
          </text:insertion>
        </text:changed-region>
        <text:changed-region xml:id="ct247200520" text:id="ct247200520">
          <text:insertion>
            <office:change-info>
              <dc:creator>Peter Camilleri</dc:creator>
              <dc:date>2015-04-25T17:38:00</dc:date>
            </office:change-info>
          </text:insertion>
        </text:changed-region>
        <text:changed-region xml:id="ct247200624" text:id="ct247200624">
          <text:insertion>
            <office:change-info>
              <dc:creator>Peter Camilleri</dc:creator>
              <dc:date>2015-04-25T17:38:00</dc:date>
            </office:change-info>
          </text:insertion>
        </text:changed-region>
        <text:changed-region xml:id="ct247200728" text:id="ct247200728">
          <text:deletion>
            <office:change-info>
              <dc:creator>Peter Camilleri</dc:creator>
              <dc:date>2015-04-25T23:16:00</dc:date>
            </office:change-info>
            <text:p text:style-name="Text_20_body"/>
            <text:p text:style-name="Text_20_body">.imaginary</text:p>
          </text:deletion>
        </text:changed-region>
        <text:changed-region xml:id="ct247200832" text:id="ct247200832">
          <text:insertion>
            <office:change-info>
              <dc:creator>Peter Camilleri</dc:creator>
              <dc:date>2015-04-25T17:38:00</dc:date>
            </office:change-info>
          </text:insertion>
        </text:changed-region>
        <text:changed-region xml:id="ct247200936" text:id="ct247200936">
          <text:insertion>
            <office:change-info>
              <dc:creator>Peter Camilleri</dc:creator>
              <dc:date>2015-04-25T17:38:00</dc:date>
            </office:change-info>
          </text:insertion>
        </text:changed-region>
        <text:changed-region xml:id="ct247201040" text:id="ct247201040">
          <text:insertion>
            <office:change-info>
              <dc:creator>Peter Camilleri</dc:creator>
              <dc:date>2015-04-25T17:38:00</dc:date>
            </office:change-info>
          </text:insertion>
        </text:changed-region>
        <text:changed-region xml:id="ct247201144" text:id="ct247201144">
          <text:insertion>
            <office:change-info>
              <dc:creator>Peter Camilleri</dc:creator>
              <dc:date>2015-04-25T17:38:00</dc:date>
            </office:change-info>
          </text:insertion>
        </text:changed-region>
        <text:changed-region xml:id="ct247201248" text:id="ct247201248">
          <text:deletion>
            <office:change-info>
              <dc:creator>Peter Camilleri</dc:creator>
              <dc:date>2015-04-25T23:16:00</dc:date>
            </office:change-info>
            <text:p text:style-name="Text_20_body"/>
            <text:p text:style-name="Text_20_body">.ln</text:p>
          </text:deletion>
        </text:changed-region>
        <text:changed-region xml:id="ct247266928" text:id="ct247266928">
          <text:insertion>
            <office:change-info>
              <dc:creator>Peter Camilleri</dc:creator>
              <dc:date>2015-04-25T17:38:00</dc:date>
            </office:change-info>
          </text:insertion>
        </text:changed-region>
        <text:changed-region xml:id="ct247267032" text:id="ct247267032">
          <text:insertion>
            <office:change-info>
              <dc:creator>Peter Camilleri</dc:creator>
              <dc:date>2015-04-25T17:38:00</dc:date>
            </office:change-info>
          </text:insertion>
        </text:changed-region>
        <text:changed-region xml:id="ct247267136" text:id="ct247267136">
          <text:insertion>
            <office:change-info>
              <dc:creator>Peter Camilleri</dc:creator>
              <dc:date>2015-04-25T17:38:00</dc:date>
            </office:change-info>
          </text:insertion>
        </text:changed-region>
        <text:changed-region xml:id="ct247267240" text:id="ct247267240">
          <text:insertion>
            <office:change-info>
              <dc:creator>Peter Camilleri</dc:creator>
              <dc:date>2015-04-25T17:38:00</dc:date>
            </office:change-info>
          </text:insertion>
        </text:changed-region>
        <text:changed-region xml:id="ct247267344" text:id="ct247267344">
          <text:insertion>
            <office:change-info>
              <dc:creator>Peter Camilleri</dc:creator>
              <dc:date>2015-04-25T17:38:00</dc:date>
            </office:change-info>
          </text:insertion>
        </text:changed-region>
        <text:changed-region xml:id="ct247267448" text:id="ct247267448">
          <text:deletion>
            <office:change-info>
              <dc:creator>Peter Camilleri</dc:creator>
              <dc:date>2015-04-25T23:16:00</dc:date>
            </office:change-info>
            <text:p text:style-name="Text_20_body"/>
            <text:p text:style-name="Text_20_body">.log10</text:p>
          </text:deletion>
        </text:changed-region>
        <text:changed-region xml:id="ct247267552" text:id="ct247267552">
          <text:insertion>
            <office:change-info>
              <dc:creator>Peter Camilleri</dc:creator>
              <dc:date>2015-04-25T17:38:00</dc:date>
            </office:change-info>
          </text:insertion>
        </text:changed-region>
        <text:changed-region xml:id="ct247267656" text:id="ct247267656">
          <text:insertion>
            <office:change-info>
              <dc:creator>Peter Camilleri</dc:creator>
              <dc:date>2015-04-25T17:38:00</dc:date>
            </office:change-info>
          </text:insertion>
        </text:changed-region>
        <text:changed-region xml:id="ct247267760" text:id="ct247267760">
          <text:insertion>
            <office:change-info>
              <dc:creator>Peter Camilleri</dc:creator>
              <dc:date>2015-04-25T17:38:00</dc:date>
            </office:change-info>
          </text:insertion>
        </text:changed-region>
        <text:changed-region xml:id="ct247267864" text:id="ct247267864">
          <text:insertion>
            <office:change-info>
              <dc:creator>Peter Camilleri</dc:creator>
              <dc:date>2015-04-25T17:38:00</dc:date>
            </office:change-info>
          </text:insertion>
        </text:changed-region>
        <text:changed-region xml:id="ct247267968" text:id="ct247267968">
          <text:insertion>
            <office:change-info>
              <dc:creator>Peter Camilleri</dc:creator>
              <dc:date>2015-04-25T17:38:00</dc:date>
            </office:change-info>
          </text:insertion>
        </text:changed-region>
        <text:changed-region xml:id="ct247268072" text:id="ct247268072">
          <text:deletion>
            <office:change-info>
              <dc:creator>Peter Camilleri</dc:creator>
              <dc:date>2015-04-25T23:17:00</dc:date>
            </office:change-info>
            <text:p text:style-name="Text_20_body"/>
            <text:p text:style-name="Text_20_body">.log2</text:p>
          </text:deletion>
        </text:changed-region>
        <text:changed-region xml:id="ct247268176" text:id="ct247268176">
          <text:insertion>
            <office:change-info>
              <dc:creator>Peter Camilleri</dc:creator>
              <dc:date>2015-04-25T17:38:00</dc:date>
            </office:change-info>
          </text:insertion>
        </text:changed-region>
        <text:changed-region xml:id="ct247268280" text:id="ct247268280">
          <text:insertion>
            <office:change-info>
              <dc:creator>Peter Camilleri</dc:creator>
              <dc:date>2015-04-25T17:38:00</dc:date>
            </office:change-info>
          </text:insertion>
        </text:changed-region>
        <text:changed-region xml:id="ct247268384" text:id="ct247268384">
          <text:insertion>
            <office:change-info>
              <dc:creator>Peter Camilleri</dc:creator>
              <dc:date>2015-04-25T17:38:00</dc:date>
            </office:change-info>
          </text:insertion>
        </text:changed-region>
        <text:changed-region xml:id="ct247268488" text:id="ct247268488">
          <text:insertion>
            <office:change-info>
              <dc:creator>Peter Camilleri</dc:creator>
              <dc:date>2015-04-25T17:38:00</dc:date>
            </office:change-info>
          </text:insertion>
        </text:changed-region>
        <text:changed-region xml:id="ct247268592" text:id="ct247268592">
          <text:insertion>
            <office:change-info>
              <dc:creator>Peter Camilleri</dc:creator>
              <dc:date>2015-04-25T17:38:00</dc:date>
            </office:change-info>
          </text:insertion>
        </text:changed-region>
        <text:changed-region xml:id="ct247268696" text:id="ct247268696">
          <text:deletion>
            <office:change-info>
              <dc:creator>Peter Camilleri</dc:creator>
              <dc:date>2015-04-25T23:17:00</dc:date>
            </office:change-info>
            <text:p text:style-name="Text_20_body"/>
            <text:p text:style-name="Text_20_body">.magnitude</text:p>
          </text:deletion>
        </text:changed-region>
        <text:changed-region xml:id="ct247268800" text:id="ct247268800">
          <text:insertion>
            <office:change-info>
              <dc:creator>Peter Camilleri</dc:creator>
              <dc:date>2015-04-25T17:38:00</dc:date>
            </office:change-info>
          </text:insertion>
        </text:changed-region>
        <text:changed-region xml:id="ct247268904" text:id="ct247268904">
          <text:insertion>
            <office:change-info>
              <dc:creator>Peter Camilleri</dc:creator>
              <dc:date>2015-04-25T17:38:00</dc:date>
            </office:change-info>
          </text:insertion>
        </text:changed-region>
        <text:changed-region xml:id="ct247269008" text:id="ct247269008">
          <text:insertion>
            <office:change-info>
              <dc:creator>Peter Camilleri</dc:creator>
              <dc:date>2015-04-25T17:38:00</dc:date>
            </office:change-info>
          </text:insertion>
        </text:changed-region>
        <text:changed-region xml:id="ct247269112" text:id="ct247269112">
          <text:insertion>
            <office:change-info>
              <dc:creator>Peter Camilleri</dc:creator>
              <dc:date>2015-04-25T17:38:00</dc:date>
            </office:change-info>
          </text:insertion>
        </text:changed-region>
        <text:changed-region xml:id="ct247269216" text:id="ct247269216">
          <text:deletion>
            <office:change-info>
              <dc:creator>Peter Camilleri</dc:creator>
              <dc:date>2015-04-25T23:17:00</dc:date>
            </office:change-info>
            <text:p text:style-name="Text_20_body"/>
            <text:p text:style-name="Text_20_body">.numerator</text:p>
          </text:deletion>
        </text:changed-region>
        <text:changed-region xml:id="ct247269320" text:id="ct247269320">
          <text:insertion>
            <office:change-info>
              <dc:creator>Peter Camilleri</dc:creator>
              <dc:date>2015-04-25T17:38:00</dc:date>
            </office:change-info>
          </text:insertion>
        </text:changed-region>
        <text:changed-region xml:id="ct247269424" text:id="ct247269424">
          <text:insertion>
            <office:change-info>
              <dc:creator>Peter Camilleri</dc:creator>
              <dc:date>2015-04-25T17:38:00</dc:date>
            </office:change-info>
          </text:insertion>
        </text:changed-region>
        <text:changed-region xml:id="ct247269528" text:id="ct247269528">
          <text:insertion>
            <office:change-info>
              <dc:creator>Peter Camilleri</dc:creator>
              <dc:date>2015-04-25T17:38:00</dc:date>
            </office:change-info>
          </text:insertion>
        </text:changed-region>
        <text:changed-region xml:id="ct247269632" text:id="ct247269632">
          <text:insertion>
            <office:change-info>
              <dc:creator>Peter Camilleri</dc:creator>
              <dc:date>2015-04-25T17:38:00</dc:date>
            </office:change-info>
          </text:insertion>
        </text:changed-region>
        <text:changed-region xml:id="ct247269840" text:id="ct247269840">
          <text:deletion>
            <office:change-info>
              <dc:creator>Peter Camilleri</dc:creator>
              <dc:date>2015-04-25T23:18:00</dc:date>
            </office:change-info>
            <text:p text:style-name="Text_20_body"/>
            <text:p text:style-name="Text_20_body"/>
          </text:deletion>
        </text:changed-region>
        <text:changed-region xml:id="ct247269736" text:id="ct247269736">
          <text:deletion>
            <office:change-info>
              <dc:creator>Peter Camilleri</dc:creator>
              <dc:date>2015-04-25T23:17:00</dc:date>
            </office:change-info>
            <text:p text:style-name="Text_20_body">.p2c</text:p>
          </text:deletion>
        </text:changed-region>
        <text:changed-region xml:id="ct247269944" text:id="ct247269944">
          <text:insertion>
            <office:change-info>
              <dc:creator>Peter Camilleri</dc:creator>
              <dc:date>2015-04-25T17:38:00</dc:date>
            </office:change-info>
          </text:insertion>
        </text:changed-region>
        <text:changed-region xml:id="ct247270048" text:id="ct247270048">
          <text:insertion>
            <office:change-info>
              <dc:creator>Peter Camilleri</dc:creator>
              <dc:date>2015-04-25T17:38:00</dc:date>
            </office:change-info>
          </text:insertion>
        </text:changed-region>
        <text:changed-region xml:id="ct247270152" text:id="ct247270152">
          <text:insertion>
            <office:change-info>
              <dc:creator>Peter Camilleri</dc:creator>
              <dc:date>2015-04-25T17:38:00</dc:date>
            </office:change-info>
          </text:insertion>
        </text:changed-region>
        <text:changed-region xml:id="ct247270256" text:id="ct247270256">
          <text:insertion>
            <office:change-info>
              <dc:creator>Peter Camilleri</dc:creator>
              <dc:date>2015-04-25T17:38:00</dc:date>
            </office:change-info>
          </text:insertion>
        </text:changed-region>
        <text:changed-region xml:id="ct247270360" text:id="ct247270360">
          <text:insertion>
            <office:change-info>
              <dc:creator>Peter Camilleri</dc:creator>
              <dc:date>2015-04-25T17:38:00</dc:date>
            </office:change-info>
          </text:insertion>
        </text:changed-region>
        <text:changed-region xml:id="ct247270464" text:id="ct247270464">
          <text:insertion>
            <office:change-info>
              <dc:creator>Peter Camilleri</dc:creator>
              <dc:date>2015-04-25T17:38:00</dc:date>
            </office:change-info>
          </text:insertion>
        </text:changed-region>
        <text:changed-region xml:id="ct247270568" text:id="ct247270568">
          <text:deletion>
            <office:change-info>
              <dc:creator>Peter Camilleri</dc:creator>
              <dc:date>2015-04-25T23:18:00</dc:date>
            </office:change-info>
            <text:p text:style-name="Text_20_body"/>
            <text:p text:style-name="Text_20_body">.polar</text:p>
          </text:deletion>
        </text:changed-region>
        <text:changed-region xml:id="ct247270672" text:id="ct247270672">
          <text:insertion>
            <office:change-info>
              <dc:creator>Peter Camilleri</dc:creator>
              <dc:date>2015-04-25T17:38:00</dc:date>
            </office:change-info>
          </text:insertion>
        </text:changed-region>
        <text:changed-region xml:id="ct247270776" text:id="ct247270776">
          <text:insertion>
            <office:change-info>
              <dc:creator>Peter Camilleri</dc:creator>
              <dc:date>2015-04-25T17:38:00</dc:date>
            </office:change-info>
          </text:insertion>
        </text:changed-region>
        <text:changed-region xml:id="ct247270880" text:id="ct247270880">
          <text:insertion>
            <office:change-info>
              <dc:creator>Peter Camilleri</dc:creator>
              <dc:date>2015-04-25T17:38:00</dc:date>
            </office:change-info>
          </text:insertion>
        </text:changed-region>
        <text:changed-region xml:id="ct247271024" text:id="ct247271024">
          <text:insertion>
            <office:change-info>
              <dc:creator>Peter Camilleri</dc:creator>
              <dc:date>2015-04-25T17:38:00</dc:date>
            </office:change-info>
          </text:insertion>
        </text:changed-region>
        <text:changed-region xml:id="ct247271128" text:id="ct247271128">
          <text:insertion>
            <office:change-info>
              <dc:creator>Peter Camilleri</dc:creator>
              <dc:date>2015-04-25T17:38:00</dc:date>
            </office:change-info>
          </text:insertion>
        </text:changed-region>
        <text:changed-region xml:id="ct247271232" text:id="ct247271232">
          <text:insertion>
            <office:change-info>
              <dc:creator>Peter Camilleri</dc:creator>
              <dc:date>2015-04-25T17:38:00</dc:date>
            </office:change-info>
          </text:insertion>
        </text:changed-region>
        <text:changed-region xml:id="ct247271336" text:id="ct247271336">
          <text:deletion>
            <office:change-info>
              <dc:creator>Peter Camilleri</dc:creator>
              <dc:date>2015-04-25T23:18:00</dc:date>
            </office:change-info>
            <text:p text:style-name="Text_20_body"/>
            <text:p text:style-name="Text_20_body">.r2d</text:p>
          </text:deletion>
        </text:changed-region>
        <text:changed-region xml:id="ct247271440" text:id="ct247271440">
          <text:insertion>
            <office:change-info>
              <dc:creator>Peter Camilleri</dc:creator>
              <dc:date>2015-04-25T17:38:00</dc:date>
            </office:change-info>
          </text:insertion>
        </text:changed-region>
        <text:changed-region xml:id="ct247271544" text:id="ct247271544">
          <text:insertion>
            <office:change-info>
              <dc:creator>Peter Camilleri</dc:creator>
              <dc:date>2015-04-25T17:38:00</dc:date>
            </office:change-info>
          </text:insertion>
        </text:changed-region>
        <text:changed-region xml:id="ct247271648" text:id="ct247271648">
          <text:insertion>
            <office:change-info>
              <dc:creator>Peter Camilleri</dc:creator>
              <dc:date>2015-04-25T17:38:00</dc:date>
            </office:change-info>
          </text:insertion>
        </text:changed-region>
        <text:changed-region xml:id="ct247271752" text:id="ct247271752">
          <text:insertion>
            <office:change-info>
              <dc:creator>Peter Camilleri</dc:creator>
              <dc:date>2015-04-25T17:38:00</dc:date>
            </office:change-info>
          </text:insertion>
        </text:changed-region>
        <text:changed-region xml:id="ct247271856" text:id="ct247271856">
          <text:insertion>
            <office:change-info>
              <dc:creator>Peter Camilleri</dc:creator>
              <dc:date>2015-04-25T17:38:00</dc:date>
            </office:change-info>
          </text:insertion>
        </text:changed-region>
        <text:changed-region xml:id="ct247271960" text:id="ct247271960">
          <text:deletion>
            <office:change-info>
              <dc:creator>Peter Camilleri</dc:creator>
              <dc:date>2015-04-25T23:18:00</dc:date>
            </office:change-info>
            <text:p text:style-name="Text_20_body"/>
            <text:p text:style-name="Text_20_body">.real</text:p>
          </text:deletion>
        </text:changed-region>
        <text:changed-region xml:id="ct247272064" text:id="ct247272064">
          <text:insertion>
            <office:change-info>
              <dc:creator>Peter Camilleri</dc:creator>
              <dc:date>2015-04-25T17:39:00</dc:date>
            </office:change-info>
          </text:insertion>
        </text:changed-region>
        <text:changed-region xml:id="ct247272168" text:id="ct247272168">
          <text:insertion>
            <office:change-info>
              <dc:creator>Peter Camilleri</dc:creator>
              <dc:date>2015-04-25T17:39:00</dc:date>
            </office:change-info>
          </text:insertion>
        </text:changed-region>
        <text:changed-region xml:id="ct247272272" text:id="ct247272272">
          <text:insertion>
            <office:change-info>
              <dc:creator>Peter Camilleri</dc:creator>
              <dc:date>2015-04-25T17:39:00</dc:date>
            </office:change-info>
          </text:insertion>
        </text:changed-region>
        <text:changed-region xml:id="ct247272376" text:id="ct247272376">
          <text:insertion>
            <office:change-info>
              <dc:creator>Peter Camilleri</dc:creator>
              <dc:date>2015-04-25T17:39:00</dc:date>
            </office:change-info>
          </text:insertion>
        </text:changed-region>
        <text:changed-region xml:id="ct247272480" text:id="ct247272480">
          <text:deletion>
            <office:change-info>
              <dc:creator>Peter Camilleri</dc:creator>
              <dc:date>2015-04-25T23:19:00</dc:date>
            </office:change-info>
            <text:p text:style-name="Text_20_body"/>
            <text:p text:style-name="Text_20_body">.round</text:p>
          </text:deletion>
        </text:changed-region>
        <text:changed-region xml:id="ct247272584" text:id="ct247272584">
          <text:insertion>
            <office:change-info>
              <dc:creator>Peter Camilleri</dc:creator>
              <dc:date>2015-04-25T17:39:00</dc:date>
            </office:change-info>
          </text:insertion>
        </text:changed-region>
        <text:changed-region xml:id="ct247272688" text:id="ct247272688">
          <text:insertion>
            <office:change-info>
              <dc:creator>Peter Camilleri</dc:creator>
              <dc:date>2015-04-25T17:39:00</dc:date>
            </office:change-info>
          </text:insertion>
        </text:changed-region>
        <text:changed-region xml:id="ct247272792" text:id="ct247272792">
          <text:insertion>
            <office:change-info>
              <dc:creator>Peter Camilleri</dc:creator>
              <dc:date>2015-04-25T17:39:00</dc:date>
            </office:change-info>
          </text:insertion>
        </text:changed-region>
        <text:changed-region xml:id="ct247272896" text:id="ct247272896">
          <text:insertion>
            <office:change-info>
              <dc:creator>Peter Camilleri</dc:creator>
              <dc:date>2015-04-25T17:39:00</dc:date>
            </office:change-info>
          </text:insertion>
        </text:changed-region>
        <text:changed-region xml:id="ct247273000" text:id="ct247273000">
          <text:insertion>
            <office:change-info>
              <dc:creator>Peter Camilleri</dc:creator>
              <dc:date>2015-04-25T17:39:00</dc:date>
            </office:change-info>
          </text:insertion>
        </text:changed-region>
        <text:changed-region xml:id="ct247273104" text:id="ct247273104">
          <text:insertion>
            <office:change-info>
              <dc:creator>Peter Camilleri</dc:creator>
              <dc:date>2015-04-25T17:39:00</dc:date>
            </office:change-info>
          </text:insertion>
        </text:changed-region>
        <text:changed-region xml:id="ct247273208" text:id="ct247273208">
          <text:deletion>
            <office:change-info>
              <dc:creator>Peter Camilleri</dc:creator>
              <dc:date>2015-04-25T23:19:00</dc:date>
            </office:change-info>
            <text:p text:style-name="Text_20_body"/>
            <text:p text:style-name="Text_20_body">.sin</text:p>
          </text:deletion>
        </text:changed-region>
        <text:changed-region xml:id="ct247273312" text:id="ct247273312">
          <text:insertion>
            <office:change-info>
              <dc:creator>Peter Camilleri</dc:creator>
              <dc:date>2015-04-25T17:39:00</dc:date>
            </office:change-info>
          </text:insertion>
        </text:changed-region>
        <text:changed-region xml:id="ct247273416" text:id="ct247273416">
          <text:insertion>
            <office:change-info>
              <dc:creator>Peter Camilleri</dc:creator>
              <dc:date>2015-04-25T17:39:00</dc:date>
            </office:change-info>
          </text:insertion>
        </text:changed-region>
        <text:changed-region xml:id="ct247273520" text:id="ct247273520">
          <text:insertion>
            <office:change-info>
              <dc:creator>Peter Camilleri</dc:creator>
              <dc:date>2015-04-25T17:39:00</dc:date>
            </office:change-info>
          </text:insertion>
        </text:changed-region>
        <text:changed-region xml:id="ct247273624" text:id="ct247273624">
          <text:insertion>
            <office:change-info>
              <dc:creator>Peter Camilleri</dc:creator>
              <dc:date>2015-04-25T17:39:00</dc:date>
            </office:change-info>
          </text:insertion>
        </text:changed-region>
        <text:changed-region xml:id="ct247273728" text:id="ct247273728">
          <text:insertion>
            <office:change-info>
              <dc:creator>Peter Camilleri</dc:creator>
              <dc:date>2015-04-25T17:39:00</dc:date>
            </office:change-info>
          </text:insertion>
        </text:changed-region>
        <text:changed-region xml:id="ct247273832" text:id="ct247273832">
          <text:deletion>
            <office:change-info>
              <dc:creator>Peter Camilleri</dc:creator>
              <dc:date>2015-04-25T23:19:00</dc:date>
            </office:change-info>
            <text:p text:style-name="Text_20_body"/>
            <text:p text:style-name="Text_20_body">.sinh</text:p>
          </text:deletion>
        </text:changed-region>
        <text:changed-region xml:id="ct247273936" text:id="ct247273936">
          <text:insertion>
            <office:change-info>
              <dc:creator>Peter Camilleri</dc:creator>
              <dc:date>2015-04-25T17:39:00</dc:date>
            </office:change-info>
          </text:insertion>
        </text:changed-region>
        <text:changed-region xml:id="ct247274040" text:id="ct247274040">
          <text:insertion>
            <office:change-info>
              <dc:creator>Peter Camilleri</dc:creator>
              <dc:date>2015-04-25T17:39:00</dc:date>
            </office:change-info>
          </text:insertion>
        </text:changed-region>
        <text:changed-region xml:id="ct247274144" text:id="ct247274144">
          <text:insertion>
            <office:change-info>
              <dc:creator>Peter Camilleri</dc:creator>
              <dc:date>2015-04-25T17:39:00</dc:date>
            </office:change-info>
          </text:insertion>
        </text:changed-region>
        <text:changed-region xml:id="ct247274248" text:id="ct247274248">
          <text:insertion>
            <office:change-info>
              <dc:creator>Peter Camilleri</dc:creator>
              <dc:date>2015-04-25T17:39:00</dc:date>
            </office:change-info>
          </text:insertion>
        </text:changed-region>
        <text:changed-region xml:id="ct247274352" text:id="ct247274352">
          <text:insertion>
            <office:change-info>
              <dc:creator>Peter Camilleri</dc:creator>
              <dc:date>2015-04-25T17:39:00</dc:date>
            </office:change-info>
          </text:insertion>
        </text:changed-region>
        <text:changed-region xml:id="ct247274456" text:id="ct247274456">
          <text:deletion>
            <office:change-info>
              <dc:creator>Peter Camilleri</dc:creator>
              <dc:date>2015-04-25T23:19:00</dc:date>
            </office:change-info>
            <text:p text:style-name="Text_20_body"/>
            <text:p text:style-name="Text_20_body">.sleep</text:p>
          </text:deletion>
        </text:changed-region>
        <text:changed-region xml:id="ct247274560" text:id="ct247274560">
          <text:insertion>
            <office:change-info>
              <dc:creator>Peter Camilleri</dc:creator>
              <dc:date>2015-04-25T17:39:00</dc:date>
            </office:change-info>
          </text:insertion>
        </text:changed-region>
        <text:changed-region xml:id="ct247274664" text:id="ct247274664">
          <text:insertion>
            <office:change-info>
              <dc:creator>Peter Camilleri</dc:creator>
              <dc:date>2015-04-25T17:39:00</dc:date>
            </office:change-info>
          </text:insertion>
        </text:changed-region>
        <text:changed-region xml:id="ct247274768" text:id="ct247274768">
          <text:deletion>
            <office:change-info>
              <dc:creator>Peter Camilleri</dc:creator>
              <dc:date>2015-04-25T23:20:00</dc:date>
            </office:change-info>
            <text:p text:style-name="Text_20_body"/>
            <text:p text:style-name="Text_20_body">.sqr</text:p>
          </text:deletion>
        </text:changed-region>
        <text:changed-region xml:id="ct247274872" text:id="ct247274872">
          <text:insertion>
            <office:change-info>
              <dc:creator>Peter Camilleri</dc:creator>
              <dc:date>2015-04-25T17:39:00</dc:date>
            </office:change-info>
          </text:insertion>
        </text:changed-region>
        <text:changed-region xml:id="ct247274976" text:id="ct247274976">
          <text:insertion>
            <office:change-info>
              <dc:creator>Peter Camilleri</dc:creator>
              <dc:date>2015-04-25T17:39:00</dc:date>
            </office:change-info>
          </text:insertion>
        </text:changed-region>
        <text:changed-region xml:id="ct247279128" text:id="ct247279128">
          <text:insertion>
            <office:change-info>
              <dc:creator>Peter Camilleri</dc:creator>
              <dc:date>2015-04-25T17:39:00</dc:date>
            </office:change-info>
          </text:insertion>
        </text:changed-region>
        <text:changed-region xml:id="ct247279232" text:id="ct247279232">
          <text:insertion>
            <office:change-info>
              <dc:creator>Peter Camilleri</dc:creator>
              <dc:date>2015-04-25T17:39:00</dc:date>
            </office:change-info>
          </text:insertion>
        </text:changed-region>
        <text:changed-region xml:id="ct247279336" text:id="ct247279336">
          <text:deletion>
            <office:change-info>
              <dc:creator>Peter Camilleri</dc:creator>
              <dc:date>2015-04-25T23:20:00</dc:date>
            </office:change-info>
            <text:p text:style-name="Text_20_body"/>
            <text:p text:style-name="Text_20_body">.sqrt</text:p>
          </text:deletion>
        </text:changed-region>
        <text:changed-region xml:id="ct247279440" text:id="ct247279440">
          <text:insertion>
            <office:change-info>
              <dc:creator>Peter Camilleri</dc:creator>
              <dc:date>2015-04-25T17:39:00</dc:date>
            </office:change-info>
          </text:insertion>
        </text:changed-region>
        <text:changed-region xml:id="ct247279544" text:id="ct247279544">
          <text:insertion>
            <office:change-info>
              <dc:creator>Peter Camilleri</dc:creator>
              <dc:date>2015-04-25T17:39:00</dc:date>
            </office:change-info>
          </text:insertion>
        </text:changed-region>
        <text:changed-region xml:id="ct247279648" text:id="ct247279648">
          <text:insertion>
            <office:change-info>
              <dc:creator>Peter Camilleri</dc:creator>
              <dc:date>2015-04-25T17:39:00</dc:date>
            </office:change-info>
          </text:insertion>
        </text:changed-region>
        <text:changed-region xml:id="ct247279752" text:id="ct247279752">
          <text:insertion>
            <office:change-info>
              <dc:creator>Peter Camilleri</dc:creator>
              <dc:date>2015-04-25T17:39:00</dc:date>
            </office:change-info>
          </text:insertion>
        </text:changed-region>
        <text:changed-region xml:id="ct247279856" text:id="ct247279856">
          <text:insertion>
            <office:change-info>
              <dc:creator>Peter Camilleri</dc:creator>
              <dc:date>2015-04-25T17:39:00</dc:date>
            </office:change-info>
          </text:insertion>
        </text:changed-region>
        <text:changed-region xml:id="ct247279960" text:id="ct247279960">
          <text:deletion>
            <office:change-info>
              <dc:creator>Peter Camilleri</dc:creator>
              <dc:date>2015-04-25T23:20:00</dc:date>
            </office:change-info>
            <text:p text:style-name="Text_20_body"/>
            <text:p text:style-name="Text_20_body">.tan</text:p>
          </text:deletion>
        </text:changed-region>
        <text:changed-region xml:id="ct247280064" text:id="ct247280064">
          <text:insertion>
            <office:change-info>
              <dc:creator>Peter Camilleri</dc:creator>
              <dc:date>2015-04-25T17:39:00</dc:date>
            </office:change-info>
          </text:insertion>
        </text:changed-region>
        <text:changed-region xml:id="ct247280168" text:id="ct247280168">
          <text:insertion>
            <office:change-info>
              <dc:creator>Peter Camilleri</dc:creator>
              <dc:date>2015-04-25T17:39:00</dc:date>
            </office:change-info>
          </text:insertion>
        </text:changed-region>
        <text:changed-region xml:id="ct247280272" text:id="ct247280272">
          <text:insertion>
            <office:change-info>
              <dc:creator>Peter Camilleri</dc:creator>
              <dc:date>2015-04-25T17:39:00</dc:date>
            </office:change-info>
          </text:insertion>
        </text:changed-region>
        <text:changed-region xml:id="ct247280376" text:id="ct247280376">
          <text:insertion>
            <office:change-info>
              <dc:creator>Peter Camilleri</dc:creator>
              <dc:date>2015-04-25T17:39:00</dc:date>
            </office:change-info>
          </text:insertion>
        </text:changed-region>
        <text:changed-region xml:id="ct247280480" text:id="ct247280480">
          <text:insertion>
            <office:change-info>
              <dc:creator>Peter Camilleri</dc:creator>
              <dc:date>2015-04-25T17:39:00</dc:date>
            </office:change-info>
          </text:insertion>
        </text:changed-region>
        <text:changed-region xml:id="ct247280584" text:id="ct247280584">
          <text:deletion>
            <office:change-info>
              <dc:creator>Peter Camilleri</dc:creator>
              <dc:date>2015-04-25T23:20:00</dc:date>
            </office:change-info>
            <text:p text:style-name="Text_20_body"/>
            <text:p text:style-name="Text_20_body">.tanh</text:p>
          </text:deletion>
        </text:changed-region>
        <text:changed-region xml:id="ct247280688" text:id="ct247280688">
          <text:insertion>
            <office:change-info>
              <dc:creator>Peter Camilleri</dc:creator>
              <dc:date>2015-04-25T17:39:00</dc:date>
            </office:change-info>
          </text:insertion>
        </text:changed-region>
        <text:changed-region xml:id="ct247280792" text:id="ct247280792">
          <text:insertion>
            <office:change-info>
              <dc:creator>Peter Camilleri</dc:creator>
              <dc:date>2015-04-25T17:39:00</dc:date>
            </office:change-info>
          </text:insertion>
        </text:changed-region>
        <text:changed-region xml:id="ct247280896" text:id="ct247280896">
          <text:insertion>
            <office:change-info>
              <dc:creator>Peter Camilleri</dc:creator>
              <dc:date>2015-04-25T17:39:00</dc:date>
            </office:change-info>
          </text:insertion>
        </text:changed-region>
        <text:changed-region xml:id="ct247281000" text:id="ct247281000">
          <text:insertion>
            <office:change-info>
              <dc:creator>Peter Camilleri</dc:creator>
              <dc:date>2015-04-25T17:39:00</dc:date>
            </office:change-info>
          </text:insertion>
        </text:changed-region>
        <text:changed-region xml:id="ct247281104" text:id="ct247281104">
          <text:insertion>
            <office:change-info>
              <dc:creator>Peter Camilleri</dc:creator>
              <dc:date>2015-04-25T17:39:00</dc:date>
            </office:change-info>
          </text:insertion>
        </text:changed-region>
        <text:changed-region xml:id="ct247281208" text:id="ct247281208">
          <text:deletion>
            <office:change-info>
              <dc:creator>Peter Camilleri</dc:creator>
              <dc:date>2015-04-25T23:20:00</dc:date>
            </office:change-info>
            <text:p text:style-name="Text_20_body"/>
            <text:p text:style-name="Text_20_body">/</text:p>
          </text:deletion>
        </text:changed-region>
        <text:changed-region xml:id="ct247281312" text:id="ct247281312">
          <text:insertion>
            <office:change-info>
              <dc:creator>Peter Camilleri</dc:creator>
              <dc:date>2015-04-25T17:39:00</dc:date>
            </office:change-info>
          </text:insertion>
        </text:changed-region>
        <text:changed-region xml:id="ct247281416" text:id="ct247281416">
          <text:insertion>
            <office:change-info>
              <dc:creator>Peter Camilleri</dc:creator>
              <dc:date>2015-04-25T17:39:00</dc:date>
            </office:change-info>
          </text:insertion>
        </text:changed-region>
        <text:changed-region xml:id="ct247281520" text:id="ct247281520">
          <text:insertion>
            <office:change-info>
              <dc:creator>Peter Camilleri</dc:creator>
              <dc:date>2015-04-25T17:39:00</dc:date>
            </office:change-info>
          </text:insertion>
        </text:changed-region>
        <text:changed-region xml:id="ct247281624" text:id="ct247281624">
          <text:insertion>
            <office:change-info>
              <dc:creator>Peter Camilleri</dc:creator>
              <dc:date>2015-04-25T17:39:00</dc:date>
            </office:change-info>
          </text:insertion>
        </text:changed-region>
        <text:changed-region xml:id="ct247281728" text:id="ct247281728">
          <text:deletion>
            <office:change-info>
              <dc:creator>Peter Camilleri</dc:creator>
              <dc:date>2015-04-25T23:21:00</dc:date>
            </office:change-info>
            <text:p text:style-name="Text_20_body"/>
            <text:p text:style-name="Text_20_body">0&lt;</text:p>
          </text:deletion>
        </text:changed-region>
        <text:changed-region xml:id="ct247281832" text:id="ct247281832">
          <text:insertion>
            <office:change-info>
              <dc:creator>Peter Camilleri</dc:creator>
              <dc:date>2015-04-25T17:39:00</dc:date>
            </office:change-info>
          </text:insertion>
        </text:changed-region>
        <text:changed-region xml:id="ct247281936" text:id="ct247281936">
          <text:insertion>
            <office:change-info>
              <dc:creator>Peter Camilleri</dc:creator>
              <dc:date>2015-04-25T17:39:00</dc:date>
            </office:change-info>
          </text:insertion>
        </text:changed-region>
        <text:changed-region xml:id="ct247282040" text:id="ct247282040">
          <text:insertion>
            <office:change-info>
              <dc:creator>Peter Camilleri</dc:creator>
              <dc:date>2015-04-25T17:39:00</dc:date>
            </office:change-info>
          </text:insertion>
        </text:changed-region>
        <text:changed-region xml:id="ct247282144" text:id="ct247282144">
          <text:insertion>
            <office:change-info>
              <dc:creator>Peter Camilleri</dc:creator>
              <dc:date>2015-04-25T17:39:00</dc:date>
            </office:change-info>
          </text:insertion>
        </text:changed-region>
        <text:changed-region xml:id="ct247282248" text:id="ct247282248">
          <text:deletion>
            <office:change-info>
              <dc:creator>Peter Camilleri</dc:creator>
              <dc:date>2015-04-25T23:21:00</dc:date>
            </office:change-info>
            <text:p text:style-name="Text_20_body"/>
            <text:p text:style-name="Text_20_body">0&lt;=</text:p>
          </text:deletion>
        </text:changed-region>
        <text:changed-region xml:id="ct247282352" text:id="ct247282352">
          <text:insertion>
            <office:change-info>
              <dc:creator>Peter Camilleri</dc:creator>
              <dc:date>2015-04-25T17:39:00</dc:date>
            </office:change-info>
          </text:insertion>
        </text:changed-region>
        <text:changed-region xml:id="ct247282456" text:id="ct247282456">
          <text:insertion>
            <office:change-info>
              <dc:creator>Peter Camilleri</dc:creator>
              <dc:date>2015-04-25T17:39:00</dc:date>
            </office:change-info>
          </text:insertion>
        </text:changed-region>
        <text:changed-region xml:id="ct247282560" text:id="ct247282560">
          <text:insertion>
            <office:change-info>
              <dc:creator>Peter Camilleri</dc:creator>
              <dc:date>2015-04-25T17:39:00</dc:date>
            </office:change-info>
          </text:insertion>
        </text:changed-region>
        <text:changed-region xml:id="ct247282664" text:id="ct247282664">
          <text:insertion>
            <office:change-info>
              <dc:creator>Peter Camilleri</dc:creator>
              <dc:date>2015-04-25T17:39:00</dc:date>
            </office:change-info>
          </text:insertion>
        </text:changed-region>
        <text:changed-region xml:id="ct247282768" text:id="ct247282768">
          <text:deletion>
            <office:change-info>
              <dc:creator>Peter Camilleri</dc:creator>
              <dc:date>2015-04-25T23:21:00</dc:date>
            </office:change-info>
            <text:p text:style-name="Text_20_body"/>
            <text:p text:style-name="Text_20_body">0&lt;=&gt;</text:p>
          </text:deletion>
        </text:changed-region>
        <text:changed-region xml:id="ct247282872" text:id="ct247282872">
          <text:insertion>
            <office:change-info>
              <dc:creator>Peter Camilleri</dc:creator>
              <dc:date>2015-04-25T17:39:00</dc:date>
            </office:change-info>
          </text:insertion>
        </text:changed-region>
        <text:changed-region xml:id="ct247282976" text:id="ct247282976">
          <text:insertion>
            <office:change-info>
              <dc:creator>Peter Camilleri</dc:creator>
              <dc:date>2015-04-25T17:39:00</dc:date>
            </office:change-info>
          </text:insertion>
        </text:changed-region>
        <text:changed-region xml:id="ct247283080" text:id="ct247283080">
          <text:insertion>
            <office:change-info>
              <dc:creator>Peter Camilleri</dc:creator>
              <dc:date>2015-04-25T17:39:00</dc:date>
            </office:change-info>
          </text:insertion>
        </text:changed-region>
        <text:changed-region xml:id="ct247348760" text:id="ct247348760">
          <text:insertion>
            <office:change-info>
              <dc:creator>Peter Camilleri</dc:creator>
              <dc:date>2015-04-25T17:39:00</dc:date>
            </office:change-info>
          </text:insertion>
        </text:changed-region>
        <text:changed-region xml:id="ct247348864" text:id="ct247348864">
          <text:insertion>
            <office:change-info>
              <dc:creator>Peter Camilleri</dc:creator>
              <dc:date>2015-04-25T17:39:00</dc:date>
            </office:change-info>
          </text:insertion>
        </text:changed-region>
        <text:changed-region xml:id="ct247349072" text:id="ct247349072">
          <text:deletion>
            <office:change-info>
              <dc:creator>Peter Camilleri</dc:creator>
              <dc:date>2015-04-25T23:22:00</dc:date>
            </office:change-info>
            <text:p text:style-name="Text_20_body"/>
            <text:p text:style-name="Text_20_body"/>
          </text:deletion>
        </text:changed-region>
        <text:changed-region xml:id="ct247348968" text:id="ct247348968">
          <text:deletion>
            <office:change-info>
              <dc:creator>Peter Camilleri</dc:creator>
              <dc:date>2015-04-25T23:21:00</dc:date>
            </office:change-info>
            <text:p text:style-name="Text_20_body">0&lt;&gt;</text:p>
          </text:deletion>
        </text:changed-region>
        <text:changed-region xml:id="ct247349176" text:id="ct247349176">
          <text:insertion>
            <office:change-info>
              <dc:creator>Peter Camilleri</dc:creator>
              <dc:date>2015-04-25T17:39:00</dc:date>
            </office:change-info>
          </text:insertion>
        </text:changed-region>
        <text:changed-region xml:id="ct247349280" text:id="ct247349280">
          <text:insertion>
            <office:change-info>
              <dc:creator>Peter Camilleri</dc:creator>
              <dc:date>2015-04-25T17:39:00</dc:date>
            </office:change-info>
          </text:insertion>
        </text:changed-region>
        <text:changed-region xml:id="ct247349384" text:id="ct247349384">
          <text:insertion>
            <office:change-info>
              <dc:creator>Peter Camilleri</dc:creator>
              <dc:date>2015-04-25T17:39:00</dc:date>
            </office:change-info>
          </text:insertion>
        </text:changed-region>
        <text:changed-region xml:id="ct247349488" text:id="ct247349488">
          <text:insertion>
            <office:change-info>
              <dc:creator>Peter Camilleri</dc:creator>
              <dc:date>2015-04-25T17:39:00</dc:date>
            </office:change-info>
          </text:insertion>
        </text:changed-region>
        <text:changed-region xml:id="ct247349592" text:id="ct247349592">
          <text:deletion>
            <office:change-info>
              <dc:creator>Peter Camilleri</dc:creator>
              <dc:date>2015-04-25T23:22:00</dc:date>
            </office:change-info>
            <text:p text:style-name="Text_20_body"/>
            <text:p text:style-name="Text_20_body">0=</text:p>
          </text:deletion>
        </text:changed-region>
        <text:changed-region xml:id="ct247349696" text:id="ct247349696">
          <text:insertion>
            <office:change-info>
              <dc:creator>Peter Camilleri</dc:creator>
              <dc:date>2015-04-25T17:39:00</dc:date>
            </office:change-info>
          </text:insertion>
        </text:changed-region>
        <text:changed-region xml:id="ct247349800" text:id="ct247349800">
          <text:insertion>
            <office:change-info>
              <dc:creator>Peter Camilleri</dc:creator>
              <dc:date>2015-04-25T17:39:00</dc:date>
            </office:change-info>
          </text:insertion>
        </text:changed-region>
        <text:changed-region xml:id="ct247349904" text:id="ct247349904">
          <text:insertion>
            <office:change-info>
              <dc:creator>Peter Camilleri</dc:creator>
              <dc:date>2015-04-25T17:39:00</dc:date>
            </office:change-info>
          </text:insertion>
        </text:changed-region>
        <text:changed-region xml:id="ct247350008" text:id="ct247350008">
          <text:insertion>
            <office:change-info>
              <dc:creator>Peter Camilleri</dc:creator>
              <dc:date>2015-04-25T17:39:00</dc:date>
            </office:change-info>
          </text:insertion>
        </text:changed-region>
        <text:changed-region xml:id="ct247350112" text:id="ct247350112">
          <text:deletion>
            <office:change-info>
              <dc:creator>Peter Camilleri</dc:creator>
              <dc:date>2015-04-25T23:22:00</dc:date>
            </office:change-info>
            <text:p text:style-name="Text_20_body"/>
            <text:p text:style-name="Text_20_body">0&gt;</text:p>
          </text:deletion>
        </text:changed-region>
        <text:changed-region xml:id="ct247350216" text:id="ct247350216">
          <text:insertion>
            <office:change-info>
              <dc:creator>Peter Camilleri</dc:creator>
              <dc:date>2015-04-25T17:39:00</dc:date>
            </office:change-info>
          </text:insertion>
        </text:changed-region>
        <text:changed-region xml:id="ct247350320" text:id="ct247350320">
          <text:insertion>
            <office:change-info>
              <dc:creator>Peter Camilleri</dc:creator>
              <dc:date>2015-04-25T17:39:00</dc:date>
            </office:change-info>
          </text:insertion>
        </text:changed-region>
        <text:changed-region xml:id="ct247350424" text:id="ct247350424">
          <text:insertion>
            <office:change-info>
              <dc:creator>Peter Camilleri</dc:creator>
              <dc:date>2015-04-25T17:39:00</dc:date>
            </office:change-info>
          </text:insertion>
        </text:changed-region>
        <text:changed-region xml:id="ct247350528" text:id="ct247350528">
          <text:insertion>
            <office:change-info>
              <dc:creator>Peter Camilleri</dc:creator>
              <dc:date>2015-04-25T17:39:00</dc:date>
            </office:change-info>
          </text:insertion>
        </text:changed-region>
        <text:changed-region xml:id="ct247350632" text:id="ct247350632">
          <text:deletion>
            <office:change-info>
              <dc:creator>Peter Camilleri</dc:creator>
              <dc:date>2015-04-25T23:22:00</dc:date>
            </office:change-info>
            <text:p text:style-name="Text_20_body"/>
            <text:p text:style-name="Text_20_body">0&gt;=</text:p>
          </text:deletion>
        </text:changed-region>
        <text:changed-region xml:id="ct247350736" text:id="ct247350736">
          <text:insertion>
            <office:change-info>
              <dc:creator>Peter Camilleri</dc:creator>
              <dc:date>2015-04-25T17:39:00</dc:date>
            </office:change-info>
          </text:insertion>
        </text:changed-region>
        <text:changed-region xml:id="ct247350840" text:id="ct247350840">
          <text:insertion>
            <office:change-info>
              <dc:creator>Peter Camilleri</dc:creator>
              <dc:date>2015-04-25T17:39:00</dc:date>
            </office:change-info>
          </text:insertion>
        </text:changed-region>
        <text:changed-region xml:id="ct247350944" text:id="ct247350944">
          <text:insertion>
            <office:change-info>
              <dc:creator>Peter Camilleri</dc:creator>
              <dc:date>2015-04-25T17:39:00</dc:date>
            </office:change-info>
          </text:insertion>
        </text:changed-region>
        <text:changed-region xml:id="ct247351048" text:id="ct247351048">
          <text:insertion>
            <office:change-info>
              <dc:creator>Peter Camilleri</dc:creator>
              <dc:date>2015-04-25T17:39:00</dc:date>
            </office:change-info>
          </text:insertion>
        </text:changed-region>
        <text:changed-region xml:id="ct247351152" text:id="ct247351152">
          <text:deletion>
            <office:change-info>
              <dc:creator>Peter Camilleri</dc:creator>
              <dc:date>2015-04-25T23:22:00</dc:date>
            </office:change-info>
            <text:p text:style-name="Text_20_body"/>
            <text:p text:style-name="Text_20_body">1+</text:p>
          </text:deletion>
        </text:changed-region>
        <text:changed-region xml:id="ct247351256" text:id="ct247351256">
          <text:insertion>
            <office:change-info>
              <dc:creator>Peter Camilleri</dc:creator>
              <dc:date>2015-04-25T17:39:00</dc:date>
            </office:change-info>
          </text:insertion>
        </text:changed-region>
        <text:changed-region xml:id="ct247351360" text:id="ct247351360">
          <text:insertion>
            <office:change-info>
              <dc:creator>Peter Camilleri</dc:creator>
              <dc:date>2015-04-25T17:39:00</dc:date>
            </office:change-info>
          </text:insertion>
        </text:changed-region>
        <text:changed-region xml:id="ct247351464" text:id="ct247351464">
          <text:insertion>
            <office:change-info>
              <dc:creator>Peter Camilleri</dc:creator>
              <dc:date>2015-04-25T17:39:00</dc:date>
            </office:change-info>
          </text:insertion>
        </text:changed-region>
        <text:changed-region xml:id="ct247351568" text:id="ct247351568">
          <text:insertion>
            <office:change-info>
              <dc:creator>Peter Camilleri</dc:creator>
              <dc:date>2015-04-25T17:39:00</dc:date>
            </office:change-info>
          </text:insertion>
        </text:changed-region>
        <text:changed-region xml:id="ct247351672" text:id="ct247351672">
          <text:deletion>
            <office:change-info>
              <dc:creator>Peter Camilleri</dc:creator>
              <dc:date>2015-04-25T23:22:00</dc:date>
            </office:change-info>
            <text:p text:style-name="Text_20_body"/>
            <text:p text:style-name="Text_20_body">1-</text:p>
          </text:deletion>
        </text:changed-region>
        <text:changed-region xml:id="ct247351776" text:id="ct247351776">
          <text:insertion>
            <office:change-info>
              <dc:creator>Peter Camilleri</dc:creator>
              <dc:date>2015-04-25T17:39:00</dc:date>
            </office:change-info>
          </text:insertion>
        </text:changed-region>
        <text:changed-region xml:id="ct247351880" text:id="ct247351880">
          <text:insertion>
            <office:change-info>
              <dc:creator>Peter Camilleri</dc:creator>
              <dc:date>2015-04-25T17:39:00</dc:date>
            </office:change-info>
          </text:insertion>
        </text:changed-region>
        <text:changed-region xml:id="ct247351984" text:id="ct247351984">
          <text:insertion>
            <office:change-info>
              <dc:creator>Peter Camilleri</dc:creator>
              <dc:date>2015-04-25T17:39:00</dc:date>
            </office:change-info>
          </text:insertion>
        </text:changed-region>
        <text:changed-region xml:id="ct247352088" text:id="ct247352088">
          <text:insertion>
            <office:change-info>
              <dc:creator>Peter Camilleri</dc:creator>
              <dc:date>2015-04-25T17:39:00</dc:date>
            </office:change-info>
          </text:insertion>
        </text:changed-region>
        <text:changed-region xml:id="ct247352192" text:id="ct247352192">
          <text:deletion>
            <office:change-info>
              <dc:creator>Peter Camilleri</dc:creator>
              <dc:date>2015-04-25T23:23:00</dc:date>
            </office:change-info>
            <text:p text:style-name="Text_20_body"/>
            <text:p text:style-name="Text_20_body">2*</text:p>
          </text:deletion>
        </text:changed-region>
        <text:changed-region xml:id="ct247352296" text:id="ct247352296">
          <text:insertion>
            <office:change-info>
              <dc:creator>Peter Camilleri</dc:creator>
              <dc:date>2015-04-25T17:39:00</dc:date>
            </office:change-info>
          </text:insertion>
        </text:changed-region>
        <text:changed-region xml:id="ct247352400" text:id="ct247352400">
          <text:insertion>
            <office:change-info>
              <dc:creator>Peter Camilleri</dc:creator>
              <dc:date>2015-04-25T17:39:00</dc:date>
            </office:change-info>
          </text:insertion>
        </text:changed-region>
        <text:changed-region xml:id="ct247352504" text:id="ct247352504">
          <text:insertion>
            <office:change-info>
              <dc:creator>Peter Camilleri</dc:creator>
              <dc:date>2015-04-25T17:39:00</dc:date>
            </office:change-info>
          </text:insertion>
        </text:changed-region>
        <text:changed-region xml:id="ct247352608" text:id="ct247352608">
          <text:insertion>
            <office:change-info>
              <dc:creator>Peter Camilleri</dc:creator>
              <dc:date>2015-04-25T17:39:00</dc:date>
            </office:change-info>
          </text:insertion>
        </text:changed-region>
        <text:changed-region xml:id="ct247352712" text:id="ct247352712">
          <text:deletion>
            <office:change-info>
              <dc:creator>Peter Camilleri</dc:creator>
              <dc:date>2015-04-25T23:23:00</dc:date>
            </office:change-info>
            <text:p text:style-name="Text_20_body"/>
            <text:p text:style-name="Text_20_body">2+</text:p>
          </text:deletion>
        </text:changed-region>
        <text:changed-region xml:id="ct247352816" text:id="ct247352816">
          <text:insertion>
            <office:change-info>
              <dc:creator>Peter Camilleri</dc:creator>
              <dc:date>2015-04-25T17:39:00</dc:date>
            </office:change-info>
          </text:insertion>
        </text:changed-region>
        <text:changed-region xml:id="ct247352920" text:id="ct247352920">
          <text:insertion>
            <office:change-info>
              <dc:creator>Peter Camilleri</dc:creator>
              <dc:date>2015-04-25T17:39:00</dc:date>
            </office:change-info>
          </text:insertion>
        </text:changed-region>
        <text:changed-region xml:id="ct247353024" text:id="ct247353024">
          <text:insertion>
            <office:change-info>
              <dc:creator>Peter Camilleri</dc:creator>
              <dc:date>2015-04-25T17:39:00</dc:date>
            </office:change-info>
          </text:insertion>
        </text:changed-region>
        <text:changed-region xml:id="ct247353128" text:id="ct247353128">
          <text:insertion>
            <office:change-info>
              <dc:creator>Peter Camilleri</dc:creator>
              <dc:date>2015-04-25T17:39:00</dc:date>
            </office:change-info>
          </text:insertion>
        </text:changed-region>
        <text:changed-region xml:id="ct247353232" text:id="ct247353232">
          <text:deletion>
            <office:change-info>
              <dc:creator>Peter Camilleri</dc:creator>
              <dc:date>2015-04-25T23:23:00</dc:date>
            </office:change-info>
            <text:p text:style-name="Text_20_body"/>
            <text:p text:style-name="Text_20_body">2-</text:p>
          </text:deletion>
        </text:changed-region>
        <text:changed-region xml:id="ct247353336" text:id="ct247353336">
          <text:insertion>
            <office:change-info>
              <dc:creator>Peter Camilleri</dc:creator>
              <dc:date>2015-04-25T17:39:00</dc:date>
            </office:change-info>
          </text:insertion>
        </text:changed-region>
        <text:changed-region xml:id="ct247353440" text:id="ct247353440">
          <text:insertion>
            <office:change-info>
              <dc:creator>Peter Camilleri</dc:creator>
              <dc:date>2015-04-25T17:39:00</dc:date>
            </office:change-info>
          </text:insertion>
        </text:changed-region>
        <text:changed-region xml:id="ct247353544" text:id="ct247353544">
          <text:insertion>
            <office:change-info>
              <dc:creator>Peter Camilleri</dc:creator>
              <dc:date>2015-04-25T17:39:00</dc:date>
            </office:change-info>
          </text:insertion>
        </text:changed-region>
        <text:changed-region xml:id="ct247353648" text:id="ct247353648">
          <text:insertion>
            <office:change-info>
              <dc:creator>Peter Camilleri</dc:creator>
              <dc:date>2015-04-25T17:39:00</dc:date>
            </office:change-info>
          </text:insertion>
        </text:changed-region>
        <text:changed-region xml:id="ct247353752" text:id="ct247353752">
          <text:deletion>
            <office:change-info>
              <dc:creator>Peter Camilleri</dc:creator>
              <dc:date>2015-04-25T23:24:00</dc:date>
            </office:change-info>
            <text:p text:style-name="Text_20_body"/>
            <text:p text:style-name="Text_20_body">2/</text:p>
          </text:deletion>
        </text:changed-region>
        <text:changed-region xml:id="ct247353856" text:id="ct247353856">
          <text:insertion>
            <office:change-info>
              <dc:creator>Peter Camilleri</dc:creator>
              <dc:date>2015-04-25T17:39:00</dc:date>
            </office:change-info>
          </text:insertion>
        </text:changed-region>
        <text:changed-region xml:id="ct247353960" text:id="ct247353960">
          <text:insertion>
            <office:change-info>
              <dc:creator>Peter Camilleri</dc:creator>
              <dc:date>2015-04-25T17:39:00</dc:date>
            </office:change-info>
          </text:insertion>
        </text:changed-region>
        <text:changed-region xml:id="ct247354064" text:id="ct247354064">
          <text:insertion>
            <office:change-info>
              <dc:creator>Peter Camilleri</dc:creator>
              <dc:date>2015-04-25T17:39:00</dc:date>
            </office:change-info>
          </text:insertion>
        </text:changed-region>
        <text:changed-region xml:id="ct247354168" text:id="ct247354168">
          <text:insertion>
            <office:change-info>
              <dc:creator>Peter Camilleri</dc:creator>
              <dc:date>2015-04-25T17:39:00</dc:date>
            </office:change-info>
          </text:insertion>
        </text:changed-region>
        <text:changed-region xml:id="ct247354272" text:id="ct247354272">
          <text:deletion>
            <office:change-info>
              <dc:creator>Peter Camilleri</dc:creator>
              <dc:date>2015-04-25T23:24:00</dc:date>
            </office:change-info>
            <text:p text:style-name="Text_20_body"/>
            <text:p text:style-name="Text_20_body">&lt;</text:p>
          </text:deletion>
        </text:changed-region>
        <text:changed-region xml:id="ct247354376" text:id="ct247354376">
          <text:insertion>
            <office:change-info>
              <dc:creator>Peter Camilleri</dc:creator>
              <dc:date>2015-04-25T17:39:00</dc:date>
            </office:change-info>
          </text:insertion>
        </text:changed-region>
        <text:changed-region xml:id="ct247354480" text:id="ct247354480">
          <text:insertion>
            <office:change-info>
              <dc:creator>Peter Camilleri</dc:creator>
              <dc:date>2015-04-25T17:39:00</dc:date>
            </office:change-info>
          </text:insertion>
        </text:changed-region>
        <text:changed-region xml:id="ct247354584" text:id="ct247354584">
          <text:insertion>
            <office:change-info>
              <dc:creator>Peter Camilleri</dc:creator>
              <dc:date>2015-04-25T17:39:00</dc:date>
            </office:change-info>
          </text:insertion>
        </text:changed-region>
        <text:changed-region xml:id="ct247354688" text:id="ct247354688">
          <text:insertion>
            <office:change-info>
              <dc:creator>Peter Camilleri</dc:creator>
              <dc:date>2015-04-25T17:39:00</dc:date>
            </office:change-info>
          </text:insertion>
        </text:changed-region>
        <text:changed-region xml:id="ct247354792" text:id="ct247354792">
          <text:insertion>
            <office:change-info>
              <dc:creator>Peter Camilleri</dc:creator>
              <dc:date>2015-04-25T17:39:00</dc:date>
            </office:change-info>
          </text:insertion>
        </text:changed-region>
        <text:changed-region xml:id="ct247354896" text:id="ct247354896">
          <text:deletion>
            <office:change-info>
              <dc:creator>Peter Camilleri</dc:creator>
              <dc:date>2015-04-25T23:24:00</dc:date>
            </office:change-info>
            <text:p text:style-name="Text_20_body"/>
            <text:p text:style-name="Text_20_body">&lt;=</text:p>
          </text:deletion>
        </text:changed-region>
        <text:changed-region xml:id="ct247355000" text:id="ct247355000">
          <text:insertion>
            <office:change-info>
              <dc:creator>Peter Camilleri</dc:creator>
              <dc:date>2015-04-25T17:39:00</dc:date>
            </office:change-info>
          </text:insertion>
        </text:changed-region>
        <text:changed-region xml:id="ct247355104" text:id="ct247355104">
          <text:insertion>
            <office:change-info>
              <dc:creator>Peter Camilleri</dc:creator>
              <dc:date>2015-04-25T17:39:00</dc:date>
            </office:change-info>
          </text:insertion>
        </text:changed-region>
        <text:changed-region xml:id="ct247355208" text:id="ct247355208">
          <text:insertion>
            <office:change-info>
              <dc:creator>Peter Camilleri</dc:creator>
              <dc:date>2015-04-25T17:39:00</dc:date>
            </office:change-info>
          </text:insertion>
        </text:changed-region>
        <text:changed-region xml:id="ct247355312" text:id="ct247355312">
          <text:insertion>
            <office:change-info>
              <dc:creator>Peter Camilleri</dc:creator>
              <dc:date>2015-04-25T17:39:00</dc:date>
            </office:change-info>
          </text:insertion>
        </text:changed-region>
        <text:changed-region xml:id="ct247355416" text:id="ct247355416">
          <text:insertion>
            <office:change-info>
              <dc:creator>Peter Camilleri</dc:creator>
              <dc:date>2015-04-25T17:39:00</dc:date>
            </office:change-info>
          </text:insertion>
        </text:changed-region>
        <text:changed-region xml:id="ct247355520" text:id="ct247355520">
          <text:deletion>
            <office:change-info>
              <dc:creator>Peter Camilleri</dc:creator>
              <dc:date>2015-04-25T23:24:00</dc:date>
            </office:change-info>
            <text:p text:style-name="Text_20_body"/>
            <text:p text:style-name="Text_20_body">&lt;=&gt;</text:p>
          </text:deletion>
        </text:changed-region>
        <text:changed-region xml:id="ct247355624" text:id="ct247355624">
          <text:insertion>
            <office:change-info>
              <dc:creator>Peter Camilleri</dc:creator>
              <dc:date>2015-04-25T17:39:00</dc:date>
            </office:change-info>
          </text:insertion>
        </text:changed-region>
        <text:changed-region xml:id="ct247355728" text:id="ct247355728">
          <text:insertion>
            <office:change-info>
              <dc:creator>Peter Camilleri</dc:creator>
              <dc:date>2015-04-25T17:39:00</dc:date>
            </office:change-info>
          </text:insertion>
        </text:changed-region>
        <text:changed-region xml:id="ct247355832" text:id="ct247355832">
          <text:insertion>
            <office:change-info>
              <dc:creator>Peter Camilleri</dc:creator>
              <dc:date>2015-04-25T17:39:00</dc:date>
            </office:change-info>
          </text:insertion>
        </text:changed-region>
        <text:changed-region xml:id="ct247355936" text:id="ct247355936">
          <text:insertion>
            <office:change-info>
              <dc:creator>Peter Camilleri</dc:creator>
              <dc:date>2015-04-25T17:39:00</dc:date>
            </office:change-info>
          </text:insertion>
        </text:changed-region>
        <text:changed-region xml:id="ct247356040" text:id="ct247356040">
          <text:insertion>
            <office:change-info>
              <dc:creator>Peter Camilleri</dc:creator>
              <dc:date>2015-04-25T17:39:00</dc:date>
            </office:change-info>
          </text:insertion>
        </text:changed-region>
        <text:changed-region xml:id="ct247356248" text:id="ct247356248">
          <text:deletion>
            <office:change-info>
              <dc:creator>Peter Camilleri</dc:creator>
              <dc:date>2015-04-25T23:25:00</dc:date>
            </office:change-info>
            <text:p text:style-name="Text_20_body"/>
            <text:p text:style-name="Text_20_body"/>
          </text:deletion>
        </text:changed-region>
        <text:changed-region xml:id="ct247356144" text:id="ct247356144">
          <text:deletion>
            <office:change-info>
              <dc:creator>Peter Camilleri</dc:creator>
              <dc:date>2015-04-25T23:24:00</dc:date>
            </office:change-info>
            <text:p text:style-name="Text_20_body">&gt;</text:p>
          </text:deletion>
        </text:changed-region>
        <text:changed-region xml:id="ct247356352" text:id="ct247356352">
          <text:insertion>
            <office:change-info>
              <dc:creator>Peter Camilleri</dc:creator>
              <dc:date>2015-04-25T17:39:00</dc:date>
            </office:change-info>
          </text:insertion>
        </text:changed-region>
        <text:changed-region xml:id="ct247356456" text:id="ct247356456">
          <text:insertion>
            <office:change-info>
              <dc:creator>Peter Camilleri</dc:creator>
              <dc:date>2015-04-25T17:39:00</dc:date>
            </office:change-info>
          </text:insertion>
        </text:changed-region>
        <text:changed-region xml:id="ct247356560" text:id="ct247356560">
          <text:insertion>
            <office:change-info>
              <dc:creator>Peter Camilleri</dc:creator>
              <dc:date>2015-04-25T17:39:00</dc:date>
            </office:change-info>
          </text:insertion>
        </text:changed-region>
        <text:changed-region xml:id="ct247356664" text:id="ct247356664">
          <text:insertion>
            <office:change-info>
              <dc:creator>Peter Camilleri</dc:creator>
              <dc:date>2015-04-25T17:39:00</dc:date>
            </office:change-info>
          </text:insertion>
        </text:changed-region>
        <text:changed-region xml:id="ct247356768" text:id="ct247356768">
          <text:insertion>
            <office:change-info>
              <dc:creator>Peter Camilleri</dc:creator>
              <dc:date>2015-04-25T17:39:00</dc:date>
            </office:change-info>
          </text:insertion>
        </text:changed-region>
        <text:changed-region xml:id="ct247356952" text:id="ct247356952">
          <text:deletion>
            <office:change-info>
              <dc:creator>Peter Camilleri</dc:creator>
              <dc:date>2015-04-25T23:25:00</dc:date>
            </office:change-info>
            <text:p text:style-name="Text_20_body"/>
            <text:p text:style-name="Text_20_body">&gt;=</text:p>
          </text:deletion>
        </text:changed-region>
        <text:changed-region xml:id="ct247357056" text:id="ct247357056">
          <text:insertion>
            <office:change-info>
              <dc:creator>Peter Camilleri</dc:creator>
              <dc:date>2015-04-25T17:39:00</dc:date>
            </office:change-info>
          </text:insertion>
        </text:changed-region>
        <text:changed-region xml:id="ct247357160" text:id="ct247357160">
          <text:insertion>
            <office:change-info>
              <dc:creator>Peter Camilleri</dc:creator>
              <dc:date>2015-04-25T17:39:00</dc:date>
            </office:change-info>
          </text:insertion>
        </text:changed-region>
        <text:changed-region xml:id="ct247357264" text:id="ct247357264">
          <text:insertion>
            <office:change-info>
              <dc:creator>Peter Camilleri</dc:creator>
              <dc:date>2015-04-25T17:39:00</dc:date>
            </office:change-info>
          </text:insertion>
        </text:changed-region>
        <text:changed-region xml:id="ct247357368" text:id="ct247357368">
          <text:insertion>
            <office:change-info>
              <dc:creator>Peter Camilleri</dc:creator>
              <dc:date>2015-04-25T17:39:00</dc:date>
            </office:change-info>
          </text:insertion>
        </text:changed-region>
        <text:changed-region xml:id="ct247357472" text:id="ct247357472">
          <text:insertion>
            <office:change-info>
              <dc:creator>Peter Camilleri</dc:creator>
              <dc:date>2015-04-25T17:39:00</dc:date>
            </office:change-info>
          </text:insertion>
        </text:changed-region>
        <text:changed-region xml:id="ct247357576" text:id="ct247357576">
          <text:deletion>
            <office:change-info>
              <dc:creator>Peter Camilleri</dc:creator>
              <dc:date>2015-04-25T23:25:00</dc:date>
            </office:change-info>
            <text:p text:style-name="Text_20_body"/>
            <text:p text:style-name="Text_20_body">mod</text:p>
          </text:deletion>
        </text:changed-region>
        <text:changed-region xml:id="ct247357680" text:id="ct247357680">
          <text:insertion>
            <office:change-info>
              <dc:creator>Peter Camilleri</dc:creator>
              <dc:date>2015-04-25T17:39:00</dc:date>
            </office:change-info>
          </text:insertion>
        </text:changed-region>
        <text:changed-region xml:id="ct247357784" text:id="ct247357784">
          <text:insertion>
            <office:change-info>
              <dc:creator>Peter Camilleri</dc:creator>
              <dc:date>2015-04-25T17:39:00</dc:date>
            </office:change-info>
          </text:insertion>
        </text:changed-region>
        <text:changed-region xml:id="ct247357888" text:id="ct247357888">
          <text:insertion>
            <office:change-info>
              <dc:creator>Peter Camilleri</dc:creator>
              <dc:date>2015-04-25T17:39:00</dc:date>
            </office:change-info>
          </text:insertion>
        </text:changed-region>
        <text:changed-region xml:id="ct247357992" text:id="ct247357992">
          <text:insertion>
            <office:change-info>
              <dc:creator>Peter Camilleri</dc:creator>
              <dc:date>2015-04-25T17:39:00</dc:date>
            </office:change-info>
          </text:insertion>
        </text:changed-region>
        <text:changed-region xml:id="ct247358096" text:id="ct247358096">
          <text:deletion>
            <office:change-info>
              <dc:creator>Peter Camilleri</dc:creator>
              <dc:date>2015-04-25T23:25:00</dc:date>
            </office:change-info>
            <text:p text:style-name="Text_20_body"/>
            <text:p text:style-name="Text_20_body">neg</text:p>
          </text:deletion>
        </text:changed-region>
        <text:changed-region xml:id="ct247358200" text:id="ct247358200">
          <text:insertion>
            <office:change-info>
              <dc:creator>Peter Camilleri</dc:creator>
              <dc:date>2015-04-25T17:39:00</dc:date>
            </office:change-info>
          </text:insertion>
        </text:changed-region>
        <text:changed-region xml:id="ct247358304" text:id="ct247358304">
          <text:insertion>
            <office:change-info>
              <dc:creator>Peter Camilleri</dc:creator>
              <dc:date>2015-04-25T17:39:00</dc:date>
            </office:change-info>
          </text:insertion>
        </text:changed-region>
        <text:changed-region xml:id="ct247358408" text:id="ct247358408">
          <text:insertion>
            <office:change-info>
              <dc:creator>Peter Camilleri</dc:creator>
              <dc:date>2015-04-25T17:39:00</dc:date>
            </office:change-info>
          </text:insertion>
        </text:changed-region>
        <text:changed-region xml:id="ct247358512" text:id="ct247358512">
          <text:insertion>
            <office:change-info>
              <dc:creator>Peter Camilleri</dc:creator>
              <dc:date>2015-04-25T17:39:00</dc:date>
            </office:change-info>
          </text:insertion>
        </text:changed-region>
        <text:changed-region xml:id="ct247358616" text:id="ct2473586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May 12, 2015</text:p>
      <text:p text:style-name="P5">Covering fOOrth version 0.0.3</text:p>
      <text:p text:style-name="P5">Status: Unpublished.</text:p>
      <text:p text:style-name="Text_20_body"/>
      <text:p text:style-name="Text_20_body"/>
      <text:p text:style-name="Text_20_body"/>
      <text:p text:style-name="P6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7">Table of Contents</text:p>
          </text:index-title>
          <text:p text:style-name="P75">The MIT License (MIT).<text:tab/>5</text:p>
          <text:p text:style-name="P75">Introduction<text:tab/>6</text:p>
          <text:p text:style-name="P76">About the name fOOrth<text:tab/>6</text:p>
          <text:p text:style-name="P76">How fOOrth came to be<text:tab/>6</text:p>
          <text:p text:style-name="P76">Goals and Principles<text:tab/>7</text:p>
          <text:p text:style-name="P76">Report Card<text:tab/>8</text:p>
          <text:p text:style-name="P76">Special Note of Thanks<text:tab/>8</text:p>
          <text:p text:style-name="P75">Installation<text:tab/>9</text:p>
          <text:p text:style-name="P76">Ruby<text:tab/>9</text:p>
          <text:p text:style-name="P76">fOOrth<text:tab/>9</text:p>
          <text:p text:style-name="P76">Running fOOrth<text:tab/>10</text:p>
          <text:p text:style-name="P76">Testing<text:tab/>10</text:p>
          <text:p text:style-name="P76">Source Archive<text:tab/>11</text:p>
          <text:p text:style-name="P75">First Steps<text:tab/>12</text:p>
          <text:p text:style-name="P75">The Syntax and Style of fOOrth<text:tab/>14</text:p>
          <text:p text:style-name="P76">Syntax<text:tab/>14</text:p>
          <text:p text:style-name="P76">Spaces<text:tab/>14</text:p>
          <text:p text:style-name="P76">Comments<text:tab/>14</text:p>
          <text:p text:style-name="P76">String Literals<text:tab/>14</text:p>
          <text:p text:style-name="P76">Numeric Literals<text:tab/>15</text:p>
          <text:p text:style-name="P75">A fOOrth Calculator<text:tab/>16</text:p>
          <text:p text:style-name="P76">The Basics<text:tab/>16</text:p>
          <text:p text:style-name="P76">Stack Manipulation<text:tab/>17</text:p>
          <text:p text:style-name="P76">Programming<text:tab/>19</text:p>
          <text:p text:style-name="P76">Control Structures<text:tab/>20</text:p>
          <text:p text:style-name="P76">Data Memory<text:tab/>24</text:p>
          <text:p text:style-name="P75">Data Storage in fOOrth<text:tab/>25</text:p>
          <text:p text:style-name="P76">Typing<text:tab/>25</text:p>
          <text:p text:style-name="P76">Declarations<text:tab/>25</text:p>
          <text:p text:style-name="P76">Scoping<text:tab/>25</text:p>
          <text:p text:style-name="P76">Referencing<text:tab/>26</text:p>
          <text:p text:style-name="P76">Mutation<text:tab/>27</text:p>
          <text:p text:style-name="P75">Cloning Data<text:tab/>29</text:p>
          <text:p text:style-name="P76">Deep vs Shallow Copy<text:tab/>29</text:p>
          <text:p text:style-name="P76">Permissive Copying<text:tab/>32</text:p>
          <text:p text:style-name="P75">Handling Exceptions<text:tab/>33</text:p>
          <text:p text:style-name="P76">The Nature of Exceptions in fOOrth<text:tab/>33</text:p>
          <text:p text:style-name="P76">Handling Errors<text:tab/>33</text:p>
          <text:p text:style-name="P76">Generating Errors<text:tab/>38</text:p>
          <text:p text:style-name="P76">fOOrth Native Exception Codes:<text:tab/>39</text:p>
          <text:p text:style-name="P76">Application Error Codes:<text:tab/>40</text:p>
          <text:p text:style-name="P76">Ruby Mapped Exception Codes:<text:tab/>40</text:p>
          <text:p text:style-name="P75">The Class Tree<text:tab/>45</text:p>
          <text:p text:style-name="P76">A Brief Overview of Key OO Concepts<text:tab/>45</text:p>
          <text:p text:style-name="P76">Classes<text:tab/>45</text:p>
          <text:p text:style-name="P76">Inheritance<text:tab/>46</text:p>
          <text:p text:style-name="P76">Methods<text:tab/>46</text:p>
          <text:p text:style-name="P76">Late Binding and Polymorphism<text:tab/>46</text:p>
          <text:p text:style-name="P76">Prototypes<text:tab/>46</text:p>
          <text:p text:style-name="P75">Method Mapping<text:tab/>47</text:p>
          <text:p text:style-name="P76">Exploring the mapping system<text:tab/>47</text:p>
          <text:p text:style-name="P75">Context<text:tab/>49</text:p>
          <text:p text:style-name="P76">Exploring Context<text:tab/>49</text:p>
          <text:p text:style-name="P76">Tracking the Virtual Machine<text:tab/>51</text:p>
          <text:p text:style-name="P75">Routing<text:tab/>52</text:p>
          <text:p text:style-name="P76">Virtual Machine Methods<text:tab/>52</text:p>
          <text:p text:style-name="P76">Shared Methods<text:tab/>52</text:p>
          <text:p text:style-name="P76">Exclusive Methods<text:tab/>53</text:p>
          <text:p text:style-name="P76">Shared Stub Methods<text:tab/>53</text:p>
          <text:p text:style-name="P76">Exclusive Stub Methods<text:tab/>54</text:p>
          <text:p text:style-name="P76">Local Methods<text:tab/>54</text:p>
          <text:p text:style-name="P76">Routing Internals<text:tab/>54</text:p>
          <text:p text:style-name="P75">Self<text:tab/>57</text:p>
          <text:p text:style-name="P76">Applying Self<text:tab/>57</text:p>
          <text:p text:style-name="P76">Changing Self<text:tab/>58</text:p>
          <text:p text:style-name="P75">Boolean Data<text:tab/>59</text:p>
          <text:p text:style-name="P76">What values represent true and false<text:tab/>59</text:p>
          <text:p text:style-name="P76">Processing Boolean Data<text:tab/>59</text:p>
          <text:p text:style-name="P76">Boolean Constants<text:tab/>59</text:p>
          <text:p text:style-name="P75">Numeric Data<text:tab/>60</text:p>
          <text:p text:style-name="P75">Array<text:tab/>61</text:p>
          <text:p text:style-name="P76">Array Literals<text:tab/>61</text:p>
          <text:p text:style-name="P76">Class Methods<text:tab/>62</text:p>
          <text:p text:style-name="P76">Instance Methods<text:tab/>64</text:p>
          <text:p text:style-name="P75">Class<text:tab/>75</text:p>
          <text:p text:style-name="P76">Instance Methods<text:tab/>75</text:p>
          <text:p text:style-name="P76">Commands<text:tab/>79</text:p>
          <text:p text:style-name="P75">Complex<text:tab/>81</text:p>
          <text:p text:style-name="P76">Complex Literals<text:tab/>81</text:p>
          <text:p text:style-name="P76">Instance Methods<text:tab/>82</text:p>
          <text:p text:style-name="P76">Instance Stubs<text:tab/>84</text:p>
          <text:p text:style-name="P75">FalseClass<text:tab/>85</text:p>
          <text:p text:style-name="P76">FalseClass Literals<text:tab/>85</text:p>
          <text:p text:style-name="P76">Instance Methods<text:tab/>85</text:p>
          <text:p text:style-name="P75"><text:soft-page-break/>Float<text:tab/>87</text:p>
          <text:p text:style-name="P76">Float Literals<text:tab/>87</text:p>
          <text:p text:style-name="P76">Instance Methods<text:tab/>88</text:p>
          <text:p text:style-name="P75">Hash<text:tab/>89</text:p>
          <text:p text:style-name="P76">Hash Literals<text:tab/>89</text:p>
          <text:p text:style-name="P76">Instance Methods<text:tab/>90</text:p>
          <text:p text:style-name="P75">InStream<text:tab/>93</text:p>
          <text:p text:style-name="P76">Class Methods<text:tab/>93</text:p>
          <text:p text:style-name="P76">Instance Methods<text:tab/>94</text:p>
          <text:p text:style-name="P76">Class Stubs<text:tab/>95</text:p>
          <text:p text:style-name="P75">Integer<text:tab/>96</text:p>
          <text:p text:style-name="P76">Integer Literals<text:tab/>96</text:p>
          <text:p text:style-name="P76">Instance Methods<text:tab/>96</text:p>
          <text:p text:style-name="P75">NilClass<text:tab/>102</text:p>
          <text:p text:style-name="P76">NilClass Literals<text:tab/>102</text:p>
          <text:p text:style-name="P76">Instance Methods<text:tab/>102</text:p>
          <text:p text:style-name="P75">Numeric<text:tab/>104</text:p>
          <text:p text:style-name="P76">Special Numeric Values<text:tab/>104</text:p>
          <text:p text:style-name="P76">Instance Methods<text:tab/>107</text:p>
          <text:p text:style-name="P75">Object<text:tab/>128</text:p>
          <text:p text:style-name="P76">Instance Methods<text:tab/>128</text:p>
          <text:p text:style-name="P76">Commands<text:tab/>139</text:p>
          <text:p text:style-name="P75">OutStream<text:tab/>140</text:p>
          <text:p text:style-name="P76">Class Methods<text:tab/>140</text:p>
          <text:p text:style-name="P76">Instance Methods<text:tab/>141</text:p>
          <text:p text:style-name="P76">Class Stubs<text:tab/>144</text:p>
          <text:p text:style-name="P75">Procedure<text:tab/>145</text:p>
          <text:p text:style-name="P76">Procedure Literals<text:tab/>145</text:p>
          <text:p text:style-name="P76">Instance Methods<text:tab/>145</text:p>
          <text:p text:style-name="P75">Queue<text:tab/>147</text:p>
          <text:p text:style-name="P76">Instance Methods<text:tab/>147</text:p>
          <text:p text:style-name="P75">Rational<text:tab/>149</text:p>
          <text:p text:style-name="P76">Rational Literals<text:tab/>149</text:p>
          <text:p text:style-name="P76">Instance Methods<text:tab/>149</text:p>
          <text:p text:style-name="P75">Stack<text:tab/>152</text:p>
          <text:p text:style-name="P76">Instance Methods<text:tab/>152</text:p>
          <text:p text:style-name="P75">String<text:tab/>154</text:p>
          <text:p text:style-name="P76">String Literals<text:tab/>154</text:p>
          <text:p text:style-name="P76">Format Strings<text:tab/>155</text:p>
          <text:p text:style-name="P76">Instance Methods<text:tab/>158</text:p>
          <text:p text:style-name="P75">Thread<text:tab/>172</text:p>
          <text:p text:style-name="P76">Class Methods<text:tab/>172</text:p>
          <text:p text:style-name="P76">Instance Methods<text:tab/>173</text:p>
          <text:p text:style-name="P75">TrueClass<text:tab/>175</text:p>
          <text:p text:style-name="P76">TrueClass Literals<text:tab/>175</text:p>
          <text:p text:style-name="P75">VirtualMachine<text:tab/>176</text:p>
          <text:p text:style-name="P76">Instance Methods<text:tab/>177</text:p>
          <text:p text:style-name="P76">Commands<text:tab/>202</text:p>
          <text:p text:style-name="P75">Appendix A – Symbol Glossary<text:tab/>209</text:p>
          <text:p text:style-name="P75">Appendix B – Regular Expressions<text:tab/>211</text:p>
          <text:p text:style-name="P75">Edit History:<text:tab/>215</text:p>
        </text:index-body>
      </text:table-of-content>
      <text:p text:style-name="Text_20_body"/>
      <text:h text:style-name="P8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9" text:outline-level="1">Introduction</text:h>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874315683895362852" text:style-name="L1">
        <text:list-item>
          <text:p text:style-name="P92">A Simple, Easy-to-Understand syntax that is none the less, expressive and compact:</text:p>
        </text:list-item>
      </text:list>
      <text:list xml:id="list4991381359094722041"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1689593" text:continue-list="list8874315683895362852" text:style-name="L1">
        <text:list-item>
          <text:p text:style-name="P92">Safe Data and Data Structures:</text:p>
        </text:list-item>
      </text:list>
      <text:list xml:id="list1726643529536746810"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text:soft-page-break/>Data containers such as arrays and hashes grow as needed. Out of range subscripts cannot access undefined memory regions. </text:p>
            </text:list-item>
          </text:list>
        </text:list-item>
      </text:list>
      <text:list xml:id="list31688473" text:continue-list="list31689593" text:style-name="L1">
        <text:list-item>
          <text:p text:style-name="P92">Message Passing:</text:p>
        </text:list-item>
      </text:list>
      <text:list xml:id="list4396597457187285593" text:style-name="L4">
        <text:list-item>
          <text:list>
            <text:list-item>
              <text:p text:style-name="P115">In fOOrth all actions take the form of messages sent to a receiver.</text:p>
            </text:list-item>
            <text:list-item>
              <text:p text:style-name="P115">The routing of messages is specified by the exact type of the message.</text:p>
            </text:list-item>
            <text:list-item>
              <text:p text:style-name="P115">Message receivers include data items on the stack as well as the virtual machine object associated with the current thread of execution.</text:p>
            </text:list-item>
            <text:list-item>
              <text:p text:style-name="P115">Messages for which no routing specification can be found, generate an error at compile time.</text:p>
            </text:list-item>
          </text:list>
        </text:list-item>
      </text:list>
      <text:list xml:id="list31680547" text:continue-list="list31688473" text:style-name="L1">
        <text:list-item>
          <text:p text:style-name="P92">Object Oriented Design:</text:p>
        </text:list-item>
      </text:list>
      <text:list xml:id="list9095431091164396362" text:style-name="L5">
        <text:list-item>
          <text:list>
            <text:list-item>
              <text:p text:style-name="P96">Support class based inheritance, with a non-cyclic (single inheritance) tree derived from a common base Object class.</text:p>
            </text:list-item>
            <text:list-item>
              <text:p text:style-name="P116">Support late binding and polymorphism through message interface compatibility or “duck” typing.</text:p>
            </text:list-item>
          </text:list>
        </text:list-item>
      </text:list>
      <text:list xml:id="list31690932" text:continue-list="list31680547" text:style-name="L1">
        <text:list-item>
          <text:p text:style-name="P92">Meta programming: </text:p>
        </text:list-item>
      </text:list>
      <text:list xml:id="list2880569815561896324" text:style-name="L6">
        <text:list-item>
          <text:list>
            <text:list-item>
              <text:p text:style-name="P117">Support extensible language constructs by making the compiler an accessible part of the system.</text:p>
            </text:list-item>
          </text:list>
        </text:list-item>
      </text:list>
      <text:list xml:id="list31694246" text:continue-list="list31690932" text:style-name="L1">
        <text:list-item>
          <text:p text:style-name="P92">Reliability:</text:p>
        </text:list-item>
      </text:list>
      <text:list xml:id="list5170814660901683708" text:style-name="L7">
        <text:list-item>
          <text:list>
            <text:list-item>
              <text:p text:style-name="P118">Errors should be detected as soon as possible. </text:p>
            </text:list-item>
          </text:list>
        </text:list-item>
      </text:list>
      <text:list xml:id="list31679959" text:continue-list="list31694246" text:style-name="L1">
        <text:list-item>
          <text:p text:style-name="P97">Building on the host language:</text:p>
        </text:list-item>
      </text:list>
      <text:list xml:id="list9096745439801585603" text:style-name="L8">
        <text:list-item>
          <text:list>
            <text:list-item>
              <text:p text:style-name="P9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56371004"/>Thanks<text:alphabetical-index-mark-end text:id="IMark15637100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325977748948594372" text:style-name="L9">
        <text:list-item>
          <text:p text:style-name="P119">ruby 1.9.3p484 (2013-11-22) [i386-mingw32]</text:p>
        </text:list-item>
        <text:list-item>
          <text:p text:style-name="P119">ruby 2.1.5p273 (2014-11-13 revision 48405) [i386-mingw32]</text:p>
        </text:list-item>
        <text:list-item>
          <text:p text:style-name="P119">Rubinius – to be tested!</text:p>
        </text:list-item>
        <text:list-item>
          <text:p text:style-name="P119">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156371004"/>Rake<text:alphabetical-index-mark-end text:id="IMark156371004"/>:</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6371004"/>Demo.rb<text:alphabetical-index-mark-end text:id="IMark1563710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6371004"/>Testing<text:alphabetical-index-mark-end text:id="IMark1563710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56371004"/>Known Issues<text:alphabetical-index-mark-end text:id="IMark1563710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6371004"/>Archive<text:alphabetical-index-mark-end text:id="IMark1563710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7">4</text:p>
          </table:table-cell>
          <table:table-cell table:style-name="Table1.A1" office:value-type="string">
            <text:p text:style-name="P17">5</text:p>
          </table:table-cell>
          <table:table-cell table:style-name="Table1.A1" office:value-type="string">
            <text:p text:style-name="P17">+</text:p>
          </table:table-cell>
          <table:table-cell table:style-name="Table1.E1" office:value-type="string">
            <text:p text:style-name="P17">.</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7">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7">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7">+</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7">.</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5076416"/>F10:<text:change-end text:change-id="ct245076416"/><text:change-start text:change-id="ct245076520"/> <text:change-end text:change-id="ct2450765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65384820"/>drop<text:alphabetical-index-mark-end text:id="IMark265384820"/>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65384820"/>dup<text:alphabetical-index-mark-end text:id="IMark265384820"/>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265384820"/>nip<text:alphabetical-index-mark-end text:id="IMark265384820"/>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65384820"/>over<text:alphabetical-index-mark-end text:id="IMark265384820"/>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65384820"/>pick<text:alphabetical-index-mark-end text:id="IMark265384820"/>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65384820"/>swap<text:alphabetical-index-mark-end text:id="IMark265384820"/>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265384820"/>tuck<text:alphabetical-index-mark-end text:id="IMark265384820"/>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311458484332871189" text:style-name="L10">
        <text:list-item>
          <text:p text:style-name="P99">To store return addresses for word calls. In fOOrth this is handled by the Ruby virtual machine.</text:p>
        </text:list-item>
        <text:list-item>
          <text:p text:style-name="P99">To store context for control structures. In fOOrth the context mechanism provides for a far richer and more reliable set of control, compile, and data structures.</text:p>
        </text:list-item>
        <text:list-item>
          <text:p text:style-name="P9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0062824"/>if<text:alphabetical-index-mark-end text:id="IMark2300628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0062824"/>else<text:alphabetical-index-mark-end text:id="IMark230062824"/>” and “<text:alphabetical-index-mark-start text:id="IMark230062728"/>then<text:alphabetical-index-mark-end text:id="IMark2300627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0062728"/>switch<text:alphabetical-index-mark-end text:id="IMark23006272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230062728"/>do<text:alphabetical-index-mark-end text:id="IMark23006272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230062728"/>loop<text:alphabetical-index-mark-end text:id="IMark230062728"/>” commands mark the boundaries of the loop; The “<text:alphabetical-index-mark-start text:id="IMark230062824"/>i<text:alphabetical-index-mark-end text:id="IMark230062824"/>” command is used to retrieve the current loop counter value. For nested loops, the “<text:alphabetical-index-mark-start text:id="IMark230064024"/>j<text:alphabetical-index-mark-end text:id="IMark230064024"/>” command retrieves the value of the outer loops counter value. <text:s/>By default, the “loop” command adds one to the loop value. For more flexible looping, the “<text:alphabetical-index-mark-start text:id="IMark230063880"/>+loop<text:alphabetical-index-mark-end text:id="IMark2300638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2">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0063880"/>-i<text:alphabetical-index-mark-end text:id="IMark230063880"/> and <text:alphabetical-index-mark-start text:id="IMark230064024"/>-j<text:alphabetical-index-mark-end text:id="IMark23006402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30064024"/>begin<text:alphabetical-index-mark-end text:id="IMark23006402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470845546854917767" text:style-name="L11">
        <text:list-item>
          <text:p text:style-name="P100">begin … <text:alphabetical-index-mark-start text:id="IMark230062824"/>until<text:alphabetical-index-mark-end text:id="IMark230062824"/> – loops until the top of stack is true.</text:p>
        </text:list-item>
        <text:list-item>
          <text:p text:style-name="P100">begin … <text:alphabetical-index-mark-start text:id="IMark230064024"/>again<text:alphabetical-index-mark-end text:id="IMark230064024"/> – loops indefinitely </text:p>
        </text:list-item>
        <text:list-item>
          <text:p text:style-name="P100">begin … <text:alphabetical-index-mark-start text:id="IMark230062824"/>repeat<text:alphabetical-index-mark-end text:id="IMark2300628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30062824"/>Typing<text:alphabetical-index-mark-end text:id="IMark2300628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30062824"/>Duck Typing<text:alphabetical-index-mark-end text:id="IMark230062824"/><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0062824"/>Declarations<text:alphabetical-index-mark-end text:id="IMark2300628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0062824"/>Scoping<text:alphabetical-index-mark-end text:id="IMark2300628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30062824"/><text:span text:style-name="T7">val:</text:span><text:alphabetical-index-mark-end text:id="IMark230062824"/> and <text:alphabetical-index-mark-start text:id="IMark230063880"/><text:span text:style-name="T7">var:</text:span><text:alphabetical-index-mark-end text:id="IMark230063880"/></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0063880"/><text:span text:style-name="T7">.init</text:span><text:alphabetical-index-mark-end text:id="IMark230063880"/> method being the most popular since it is called to initialize a new instance of the object.</text:p>
      <text:p text:style-name="P1">Methods: <text:alphabetical-index-mark-start text:id="IMark230063880"/><text:span text:style-name="T7">val@:</text:span><text:alphabetical-index-mark-end text:id="IMark230063880"/> and <text:alphabetical-index-mark-start text:id="IMark230062824"/><text:span text:style-name="T7">var@:</text:span><text:alphabetical-index-mark-end text:id="IMark230062824"/></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0062824"/><text:span text:style-name="T7">val#:</text:span><text:alphabetical-index-mark-end text:id="IMark230062824"/> and <text:alphabetical-index-mark-start text:id="IMark230063880"/><text:span text:style-name="T7">var#:</text:span><text:alphabetical-index-mark-end text:id="IMark23006388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30063880"/><text:span text:style-name="T7">val$:</text:span><text:alphabetical-index-mark-end text:id="IMark230063880"/> and <text:alphabetical-index-mark-start text:id="IMark230062824"/><text:span text:style-name="T7">var$:</text:span><text:alphabetical-index-mark-end text:id="IMark230062824"/></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30062824"/>Referencing<text:alphabetical-index-mark-end text:id="IMark2300628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2">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2">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2">Update the value of the variable.</text:p>
          </table:table-cell>
          <table:table-cell table:style-name="Table56.A2" office:value-type="string">
            <text:p text:style-name="P15">1 score !</text:p>
          </table:table-cell>
          <table:table-cell table:style-name="Table56.C2" office:value-type="string">
            <text:p text:style-name="P15">--<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5">score</text:p>
          </table:table-cell>
          <table:table-cell table:style-name="Table56.C2" office:value-type="string">
            <text:p text:style-name="P15">--<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0062824"/>Mutation<text:alphabetical-index-mark-end text:id="IMark23006282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7">Method</text:p>
          </table:table-cell>
          <table:table-cell table:style-name="Table57.B1" office:value-type="string">
            <text:p text:style-name="P17">Stack Before</text:p>
          </table:table-cell>
          <table:table-cell table:style-name="Table57.B1" office:value-type="string">
            <text:p text:style-name="P17">Stack After</text:p>
          </table:table-cell>
          <table:table-cell table:style-name="Table57.A1" office:value-type="string">
            <text:p text:style-name="P19">Description</text:p>
          </table:table-cell>
          <table:table-cell table:style-name="Table57.A1" office:value-type="string">
            <text:p text:style-name="P17">Time Used</text:p>
          </table:table-cell>
          <table:table-cell table:style-name="Table57.F1" office:value-type="string">
            <text:p text:style-name="P17">Copy Depth</text:p>
          </table:table-cell>
        </table:table-row>
        <table:table-row>
          <table:table-cell table:style-name="Table57.A2" office:value-type="string">
            <text:p text:style-name="P26"><text:alphabetical-index-mark-start text:id="IMark230012416"/>dup<text:alphabetical-index-mark-end text:id="IMark230012416"/></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2">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230012416"/>copy<text:alphabetical-index-mark-end text:id="IMark230012416"/></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2">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230012416"/>.copy<text:alphabetical-index-mark-end text:id="IMark230012416"/></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6"><text:alphabetical-index-mark-start text:id="IMark230012416"/>clone<text:alphabetical-index-mark-end text:id="IMark230012416"/></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2">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230012416"/>.clone<text:alphabetical-index-mark-end text:id="IMark230012416"/></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07897505770051036" text:style-name="L12">
        <text:list-item>
          <text:p text:style-name="P120">No Copying</text:p>
        </text:list-item>
        <text:list-item>
          <text:p text:style-name="P120">Shallow Copying</text:p>
        </text:list-item>
        <text:list-item>
          <text:p text:style-name="P12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0062824"/>.clone_exclude<text:alphabetical-index-mark-end text:id="IMark2300628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0135768"/>try<text:alphabetical-index-mark-end text:id="IMark230135768"/> block</text:h>
      <text:p text:style-name="P1">The bare basics of an exception handled code block is:</text:p>
      <text:p text:style-name="Code"/>
      <text:p text:style-name="Code">try (dangerous code here) <text:alphabetical-index-mark-start text:id="IMark230135768"/>catch<text:alphabetical-index-mark-end text:id="IMark2301357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0135768"/>?"<text:alphabetical-index-mark-end text:id="IMark2301357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0135768"/>bounce<text:alphabetical-index-mark-end text:id="IMark2301357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30135768"/>bounce<text:alphabetical-index-mark-end text:id="IMark2301357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0135768" text:main-entry="true"/>finally<text:alphabetical-index-mark-end text:id="IMark23013576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0135768"/>try<text:alphabetical-index-mark-end text:id="IMark230135768"/></text:p>
      <text:p text:style-name="Code"><text:s text:c="2"/>(dangerous code)</text:p>
      <text:p text:style-name="Code">(optional) <text:alphabetical-index-mark-start text:id="IMark230135768"/>catch<text:alphabetical-index-mark-end text:id="IMark230135768"/></text:p>
      <text:p text:style-name="Code"><text:s text:c="2"/>(exception handler with optional <text:alphabetical-index-mark-start text:id="IMark230135768"/>?"<text:alphabetical-index-mark-end text:id="IMark230135768"/>Exx" and <text:alphabetical-index-mark-start text:id="IMark230134184"/>bounce<text:alphabetical-index-mark-end text:id="IMark230134184"/>)</text:p>
      <text:p text:style-name="Code">(optional) <text:alphabetical-index-mark-start text:id="IMark230134184"/>finally<text:alphabetical-index-mark-end text:id="IMark23013418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0134184"/>throw"<text:alphabetical-index-mark-end text:id="IMark23013418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30134184"/>.throw<text:alphabetical-index-mark-end text:id="IMark23013418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3">Code</text:p>
            </table:table-cell>
            <table:covered-table-cell/>
            <table:covered-table-cell/>
            <table:table-cell table:style-name="Table21.D1" office:value-type="string">
              <text:p text:style-name="P32">Description</text:p>
            </table:table-cell>
          </table:table-row>
        </table:table-header-rows>
        <table:table-row table:style-name="Table21.1">
          <table:table-cell table:style-name="Table21.A2" office:value-type="string">
            <text:p text:style-name="P35">F</text:p>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8">Generic fOOrth Native Exception Code for All Errors.</text:p>
          </table:table-cell>
        </table:table-row>
        <table:table-row table:style-name="Table21.1">
          <table:table-cell table:style-name="Table21.A2" office:value-type="string">
            <text:p text:style-name="P37"/>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39"/>
          </table:table-cell>
        </table:table-row>
        <table:table-row table:style-name="Table21.1">
          <table:table-cell table:style-name="Table21.A2" office:value-type="string">
            <text:p text:style-name="P35">F</text:p>
          </table:table-cell>
          <table:table-cell table:style-name="Table21.A2" office:value-type="string">
            <text:p text:style-name="P35">1</text:p>
          </table:table-cell>
          <table:table-cell table:style-name="Table21.A2" office:value-type="string">
            <text:p text:style-name="P35"/>
          </table:table-cell>
          <table:table-cell table:style-name="Table21.D2" office:value-type="string">
            <text:p text:style-name="P38">Compile Time Errors.</text:p>
          </table:table-cell>
        </table:table-row>
        <table:table-row table:style-name="Table21.1">
          <table:table-cell table:style-name="Table21.A2" office:value-type="string">
            <text:p text:style-name="P50">F</text:p>
          </table:table-cell>
          <table:table-cell table:style-name="Table21.A2" office:value-type="string">
            <text:p text:style-name="P50">1</text:p>
          </table:table-cell>
          <table:table-cell table:style-name="Table21.A2" office:value-type="string">
            <text:p text:style-name="P50">0</text:p>
          </table:table-cell>
          <table:table-cell table:style-name="Table21.D2" office:value-type="string">
            <text:p text:style-name="P28">Syntax Error.</text:p>
          </table:table-cell>
        </table:table-row>
        <table:table-row table:style-name="Table21.1">
          <table:table-cell table:style-name="Table21.A2" office:value-type="string">
            <text:p text:style-name="P50">F</text:p>
          </table:table-cell>
          <table:table-cell table:style-name="Table21.A2" office:value-type="string">
            <text:p text:style-name="P50">1</text:p>
          </table:table-cell>
          <table:table-cell table:style-name="Table21.A2" office:value-type="string">
            <text:p text:style-name="P50">1</text:p>
          </table:table-cell>
          <table:table-cell table:style-name="Table21.D2" office:value-type="string">
            <text:p text:style-name="P28">Specification Error.</text:p>
          </table:table-cell>
        </table:table-row>
        <table:table-row table:style-name="Table21.1">
          <table:table-cell table:style-name="Table21.A2" office:value-type="string">
            <text:p text:style-name="P50">F</text:p>
          </table:table-cell>
          <table:table-cell table:style-name="Table21.A2" office:value-type="string">
            <text:p text:style-name="P50">1</text:p>
          </table:table-cell>
          <table:table-cell table:style-name="Table21.A2" office:value-type="string">
            <text:p text:style-name="P50">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40">F</text:p>
          </table:table-cell>
          <table:table-cell table:style-name="Table21.A2" office:value-type="string">
            <text:p text:style-name="P40">1</text:p>
          </table:table-cell>
          <table:table-cell table:style-name="Table21.A1" office:value-type="string">
            <text:p text:style-name="P40">3</text:p>
          </table:table-cell>
          <table:table-cell table:style-name="Table21.D2" office:value-type="string">
            <text:p text:style-name="P46">Invalid Operation for Target.</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8"/>
          </table:table-cell>
        </table:table-row>
        <table:table-row table:style-name="Table21.1">
          <table:table-cell table:style-name="Table21.A2" office:value-type="string">
            <text:p text:style-name="P35">F</text:p>
          </table:table-cell>
          <table:table-cell table:style-name="Table21.A2" office:value-type="string">
            <text:p text:style-name="P35">2</text:p>
          </table:table-cell>
          <table:table-cell table:style-name="Table21.A2" office:value-type="string">
            <text:p text:style-name="P35"/>
          </table:table-cell>
          <table:table-cell table:style-name="Table21.D2" office:value-type="string">
            <text:p text:style-name="P38">Message Passing Errors</text:p>
          </table:table-cell>
        </table:table-row>
        <table:table-row table:style-name="Table21.1">
          <table:table-cell table:style-name="Table21.A2" office:value-type="string">
            <text:p text:style-name="P50">F</text:p>
          </table:table-cell>
          <table:table-cell table:style-name="Table21.A2" office:value-type="string">
            <text:p text:style-name="P50">2</text:p>
          </table:table-cell>
          <table:table-cell table:style-name="Table21.A2" office:value-type="string">
            <text:p text:style-name="P50">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50">F</text:p>
          </table:table-cell>
          <table:table-cell table:style-name="Table21.A2" office:value-type="string">
            <text:p text:style-name="P50">2</text:p>
          </table:table-cell>
          <table:table-cell table:style-name="Table21.A2" office:value-type="string">
            <text:p text:style-name="P50">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35">F</text:p>
          </table:table-cell>
          <table:table-cell table:style-name="Table21.A2" office:value-type="string">
            <text:p text:style-name="P35">3</text:p>
          </table:table-cell>
          <table:table-cell table:style-name="Table21.A2" office:value-type="string">
            <text:p text:style-name="P35"/>
          </table:table-cell>
          <table:table-cell table:style-name="Table21.D2" office:value-type="string">
            <text:p text:style-name="P38">Data Underflow Errors</text:p>
          </table:table-cell>
        </table:table-row>
        <table:table-row table:style-name="Table21.1">
          <table:table-cell table:style-name="Table21.A2" office:value-type="string">
            <text:p text:style-name="P50">F</text:p>
          </table:table-cell>
          <table:table-cell table:style-name="Table21.A2" office:value-type="string">
            <text:p text:style-name="P50">3</text:p>
          </table:table-cell>
          <table:table-cell table:style-name="Table21.A2" office:value-type="string">
            <text:p text:style-name="P50">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50">F</text:p>
          </table:table-cell>
          <table:table-cell table:style-name="Table21.A2" office:value-type="string">
            <text:p text:style-name="P50">3</text:p>
          </table:table-cell>
          <table:table-cell table:style-name="Table21.A2" office:value-type="string">
            <text:p text:style-name="P50">1</text:p>
          </table:table-cell>
          <table:table-cell table:style-name="Table21.D2" office:value-type="string">
            <text:p text:style-name="P28">Stack/Queue Underflow</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50">F</text:p>
          </table:table-cell>
          <table:table-cell table:style-name="Table21.A2" office:value-type="string">
            <text:p text:style-name="P50">4</text:p>
          </table:table-cell>
          <table:table-cell table:style-name="Table21.A2" office:value-type="string">
            <text:p text:style-name="P50">0</text:p>
          </table:table-cell>
          <table:table-cell table:style-name="Table21.D2" office:value-type="string">
            <text:p text:style-name="P28">Data Conversion Error</text:p>
          </table:table-cell>
        </table:table-row>
        <table:table-row table:style-name="Table21.1">
          <table:table-cell table:style-name="Table21.A2" office:value-type="string">
            <text:p text:style-name="P50">F</text:p>
          </table:table-cell>
          <table:table-cell table:style-name="Table21.A2" office:value-type="string">
            <text:p text:style-name="P50">4</text:p>
          </table:table-cell>
          <table:table-cell table:style-name="Table21.A2" office:value-type="string">
            <text:p text:style-name="P50">1</text:p>
          </table:table-cell>
          <table:table-cell table:style-name="Table21.D2" office:value-type="string">
            <text:p text:style-name="P30">Invalid loop increment value: &lt;value&gt;</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35">F</text:p>
          </table:table-cell>
          <table:table-cell table:style-name="Table21.A2" office:value-type="string">
            <text:p text:style-name="P35">5</text:p>
          </table:table-cell>
          <table:table-cell table:style-name="Table21.A2" office:value-type="string">
            <text:p text:style-name="P35"/>
          </table:table-cell>
          <table:table-cell table:style-name="Table21.D2" office:value-type="string">
            <text:p text:style-name="P38">I/O Errors</text:p>
          </table:table-cell>
        </table:table-row>
        <table:table-row table:style-name="Table21.1">
          <table:table-cell table:style-name="Table21.A2" office:value-type="string">
            <text:p text:style-name="P50">F</text:p>
          </table:table-cell>
          <table:table-cell table:style-name="Table21.A2" office:value-type="string">
            <text:p text:style-name="P50">5</text:p>
          </table:table-cell>
          <table:table-cell table:style-name="Table21.A2" office:value-type="string">
            <text:p text:style-name="P50">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50">F</text:p>
          </table:table-cell>
          <table:table-cell table:style-name="Table21.A2" office:value-type="string">
            <text:p text:style-name="P50">5</text:p>
          </table:table-cell>
          <table:table-cell table:style-name="Table21.A2" office:value-type="string">
            <text:p text:style-name="P50">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35">F</text:p>
          </table:table-cell>
          <table:table-cell table:style-name="Table21.A2" office:value-type="string">
            <text:p text:style-name="P35">6</text:p>
          </table:table-cell>
          <table:table-cell table:style-name="Table21.A2" office:value-type="string">
            <text:p text:style-name="P35"/>
          </table:table-cell>
          <table:table-cell table:style-name="Table21.D2" office:value-type="string">
            <text:p text:style-name="P38">Thread Errors</text:p>
          </table:table-cell>
        </table:table-row>
        <table:table-row table:style-name="Table21.1">
          <table:table-cell table:style-name="Table21.A2" office:value-type="string">
            <text:p text:style-name="P50">F</text:p>
          </table:table-cell>
          <table:table-cell table:style-name="Table21.A2" office:value-type="string">
            <text:p text:style-name="P50">6</text:p>
          </table:table-cell>
          <table:table-cell table:style-name="Table21.A2" office:value-type="string">
            <text:p text:style-name="P50">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40">F</text:p>
          </table:table-cell>
          <table:table-cell table:style-name="Table21.A2" office:value-type="string">
            <text:p text:style-name="P40">9</text:p>
          </table:table-cell>
          <table:table-cell table:style-name="Table21.A2" office:value-type="string">
            <text:p text:style-name="P40">0</text:p>
          </table:table-cell>
          <table:table-cell table:style-name="Table21.D2" office:value-type="string">
            <text:p text:style-name="P46">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3">Code</text:p>
            </table:table-cell>
            <table:covered-table-cell/>
            <table:covered-table-cell/>
            <table:table-cell table:style-name="Table22.D1" office:value-type="string">
              <text:p text:style-name="P32">Description</text:p>
            </table:table-cell>
          </table:table-row>
        </table:table-header-rows>
        <table:table-row table:style-name="Table22.1">
          <table:table-cell table:style-name="Table22.A2" office:value-type="string">
            <text:p text:style-name="P40">A</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Generic Application Errors.</text:p>
          </table:table-cell>
        </table:table-row>
        <table:table-row table:style-name="Table22.1">
          <table:table-cell table:style-name="Table22.A2" office:value-type="string">
            <text:p text:style-name="P40">C</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Communication Errors.</text:p>
          </table:table-cell>
        </table:table-row>
        <table:table-row table:style-name="Table22.1">
          <table:table-cell table:style-name="Table22.A2" office:value-type="string">
            <text:p text:style-name="P40">D</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Database Errors.</text:p>
          </table:table-cell>
        </table:table-row>
        <table:table-row table:style-name="Table22.1">
          <table:table-cell table:style-name="Table22.A2" office:value-type="string">
            <text:p text:style-name="P40">I</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Internal Errors.</text:p>
          </table:table-cell>
        </table:table-row>
        <table:table-row table:style-name="Table22.1">
          <table:table-cell table:style-name="Table22.A2" office:value-type="string">
            <text:p text:style-name="P40">N</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Network Errors.</text:p>
          </table:table-cell>
        </table:table-row>
        <table:table-row table:style-name="Table22.1">
          <table:table-cell table:style-name="Table22.A2" office:value-type="string">
            <text:p text:style-name="P40">U</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User/Authentication Errors.</text:p>
          </table:table-cell>
        </table:table-row>
        <table:table-row table:style-name="Table22.1">
          <table:table-cell table:style-name="Table22.A2" office:value-type="string">
            <text:p text:style-name="P40">X</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3">Code</text:p>
            </table:table-cell>
            <table:covered-table-cell/>
            <table:covered-table-cell/>
            <table:table-cell table:style-name="Table55.A1" office:value-type="string">
              <text:p text:style-name="P33"/>
            </table:table-cell>
            <table:table-cell table:style-name="Table55.A1" office:value-type="string">
              <text:p text:style-name="P34">Subcode</text:p>
            </table:table-cell>
            <table:table-cell table:style-name="Table55.F1" office:value-type="string">
              <text:p text:style-name="P32">Description</text:p>
            </table:table-cell>
          </table:table-row>
        </table:table-header-rows>
        <table:table-row table:style-name="Table55.1">
          <table:table-cell table:style-name="Table55.A2" office:value-type="string">
            <text:p text:style-name="P35">S</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8">Generic Ruby Mapped Exception Code for Signal Exceptions.</text:p>
          </table:table-cell>
        </table:table-row>
        <table:table-row table:style-name="Table55.1">
          <table:table-cell table:style-name="Table55.A2" office:value-type="string">
            <text:p text:style-name="P40">S</text:p>
          </table:table-cell>
          <table:table-cell table:style-name="Table55.A2" office:value-type="string">
            <text:p text:style-name="P40">0</text:p>
          </table:table-cell>
          <table:table-cell table:style-name="Table55.A2" office:value-type="string">
            <text:p text:style-name="P40">1</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Interrupt (Typically Control-C)</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35">E</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8">Generic Ruby Mapped Exception Code for All Standard Errors.</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1</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Argument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Gem::Requirement::Bad Requirement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Encoding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Encoding::Compatibility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2</text:p>
          </table:table-cell>
          <table:table-cell table:style-name="Table55.F2" office:value-type="string">
            <text:p text:style-name="P46">Encoding::Converter Not Found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3</text:p>
          </table:table-cell>
          <table:table-cell table:style-name="Table55.F2" office:value-type="string">
            <text:p text:style-name="P46">Encoding::Invalid Byte Sequence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4</text:p>
          </table:table-cell>
          <table:table-cell table:style-name="Table55.F2" office:value-type="string">
            <text:p text:style-name="P46">Encoding::Undefined Convers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3</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Fiber Error</text:p>
          </table:table-cell>
        </table:table-row>
        <text:soft-page-break/>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4</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I/O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4</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EOF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5</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Index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5</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Key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5</text:p>
          </table:table-cell>
          <table:table-cell table:style-name="Table55.A2" office:value-type="string">
            <text:p text:style-name="P40">,</text:p>
          </table:table-cell>
          <table:table-cell table:style-name="Table55.A2" office:value-type="string">
            <text:p text:style-name="P41">02</text:p>
          </table:table-cell>
          <table:table-cell table:style-name="Table55.F2" office:value-type="string">
            <text:p text:style-name="P46">Stop Iterat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6</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Local Jump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7</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Math::Domai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8</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Name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8</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No Method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9</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Range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9</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Float Domai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0</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Regular Express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Runtime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Gem::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1</text:p>
          </table:table-cell>
          <table:table-cell table:style-name="Table55.F2" office:value-type="string">
            <text:p text:style-name="P46">Gem::Command Line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2</text:p>
          </table:table-cell>
          <table:table-cell table:style-name="Table55.F2" office:value-type="string">
            <text:p text:style-name="P46">Gem::Dependency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3</text:p>
          </table:table-cell>
          <table:table-cell table:style-name="Table55.F2" office:value-type="string">
            <text:p text:style-name="P46">Gem::Dependency Removal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4</text:p>
          </table:table-cell>
          <table:table-cell table:style-name="Table55.F2" office:value-type="string">
            <text:p text:style-name="P47">Gem::Dependency Resolution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5</text:p>
          </table:table-cell>
          <table:table-cell table:style-name="Table55.F2" office:value-type="string">
            <text:p text:style-name="P47">Gem::Document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6</text:p>
          </table:table-cell>
          <table:table-cell table:style-name="Table55.F2" office:value-type="string">
            <text:p text:style-name="P46">Gem::End Of YAML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7</text:p>
          </table:table-cell>
          <table:table-cell table:style-name="Table55.F2" office:value-type="string">
            <text:p text:style-name="P46">Gem::File Permission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8</text:p>
          </table:table-cell>
          <table:table-cell table:style-name="Table55.F2" office:value-type="string">
            <text:p text:style-name="P46">Gem::Format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9</text:p>
          </table:table-cell>
          <table:table-cell table:style-name="Table55.F2" office:value-type="string">
            <text:p text:style-name="P46">Gem::Gem Not Found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9,01</text:p>
          </table:table-cell>
          <table:table-cell table:style-name="Table55.F2" office:value-type="string">
            <text:p text:style-name="P46">Gem::Specific Gem Not Found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0</text:p>
          </table:table-cell>
          <table:table-cell table:style-name="Table55.F2" office:value-type="string">
            <text:p text:style-name="P46">Gem::Gem Not In Home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1</text:p>
          </table:table-cell>
          <table:table-cell table:style-name="Table55.F2" office:value-type="string">
            <text:p text:style-name="P46">Gem::Impossible Dependencies Error</text:p>
          </table:table-cell>
        </table:table-row>
        <text:soft-page-break/>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2</text:p>
          </table:table-cell>
          <table:table-cell table:style-name="Table55.F2" office:value-type="string">
            <text:p text:style-name="P46">Gem::Install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3</text:p>
          </table:table-cell>
          <table:table-cell table:style-name="Table55.F2" office:value-type="string">
            <text:p text:style-name="P46">Gem::Invalid Specification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4</text:p>
          </table:table-cell>
          <table:table-cell table:style-name="Table55.F2" office:value-type="string">
            <text:p text:style-name="P46">Gem::Operation Not Supported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5</text:p>
          </table:table-cell>
          <table:table-cell table:style-name="Table55.F2" office:value-type="string">
            <text:p text:style-name="P46">Gem::Remote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6</text:p>
          </table:table-cell>
          <table:table-cell table:style-name="Table55.F2" office:value-type="string">
            <text:p text:style-name="P46">Gem::Remote Installation Canceled</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7</text:p>
          </table:table-cell>
          <table:table-cell table:style-name="Table55.F2" office:value-type="string">
            <text:p text:style-name="P46">Gem::Remote Installation Skipped</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8</text:p>
          </table:table-cell>
          <table:table-cell table:style-name="Table55.F2" office:value-type="string">
            <text:p text:style-name="P46">Gem::Remote Source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9</text:p>
          </table:table-cell>
          <table:table-cell table:style-name="Table55.F2" office:value-type="string">
            <text:p text:style-name="P46">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20</text:p>
          </table:table-cell>
          <table:table-cell table:style-name="Table55.F2" office:value-type="string">
            <text:p text:style-name="P46">Gem::Unsatisfiable Dependency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21</text:p>
          </table:table-cell>
          <table:table-cell table:style-name="Table55.F2" office:value-type="string">
            <text:p text:style-name="P46">Gem::Verificat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8">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2BIG</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CCE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DDRINUS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DDRNOTAVAIL</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F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WaitRead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WaitWrit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LREADY</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BADF</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BUSY</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HILD</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ABORTED</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REFUSED</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RESE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EADL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ESTADDRREQ</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O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QUOT</text:p>
          </table:table-cell>
          <table:table-cell table:style-name="Table55.F2" office:value-type="string">
            <text:p text:style-name="P49"/>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EXIS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FAUL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FBIG</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HOSTDOW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HOSTUNREACH</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LSEQ</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WaitRead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WaitWrit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TR</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VAL</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O</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SCON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SDIR</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LOOP</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FI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LIN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SGSIZ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AMETOOLONG</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DOW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RESE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UNREACH</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FI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BUF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DEV</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EN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EXEC</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LC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ME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PROTOOP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SPC</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SY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CON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DIR</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EMPTY</text:p>
          </table:table-cell>
          <table:table-cell table:style-name="Table55.F2" office:value-type="string">
            <text:p text:style-name="P49"/>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SOC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TY</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XIO</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OPNOTSUPP</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ER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F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IP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CLI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TO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TOTYP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ANG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EMOT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OF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HUTDOW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OCKT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PIP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RCH</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TA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TIMEDOU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TOOMANYREF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USER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WaitRead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WaitWrit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XDEV</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NOERROR</text:p>
          </table:table-cell>
          <table:table-cell table:style-name="Table55.F2" office:value-type="string">
            <text:p text:style-name="P46">Nothing to see here. Move along, move along.</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3</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Thread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4</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Type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5</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7">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8">Object</text:p>
      <text:p text:style-name="P58"><text:tab/>Array</text:p>
      <text:p text:style-name="P58"><text:tab/>Class</text:p>
      <text:p text:style-name="P58"><text:tab/>FalseClass</text:p>
      <text:p text:style-name="P58"><text:tab/>Hash</text:p>
      <text:p text:style-name="P58"><text:tab/>InStream</text:p>
      <text:p text:style-name="P58"><text:tab/>NilClass</text:p>
      <text:p text:style-name="P58"><text:tab/>Numeric</text:p>
      <text:p text:style-name="P58"><text:tab/><text:tab/>Complex</text:p>
      <text:p text:style-name="P58"><text:tab/><text:tab/>Float</text:p>
      <text:p text:style-name="P58"><text:tab/><text:tab/>Integer</text:p>
      <text:p text:style-name="P58"><text:tab/><text:tab/><text:tab/>Bignum</text:p>
      <text:p text:style-name="P58"><text:tab/><text:tab/><text:tab/>Fixnum</text:p>
      <text:p text:style-name="P58"><text:tab/><text:tab/>Rational</text:p>
      <text:p text:style-name="P58"><text:tab/>OutStream</text:p>
      <text:p text:style-name="P58"><text:tab/>Procedure</text:p>
      <text:p text:style-name="P58"><text:tab/>Queue</text:p>
      <text:p text:style-name="P58"><text:tab/>String</text:p>
      <text:p text:style-name="P58"><text:tab/>Thread</text:p>
      <text:p text:style-name="P58"><text:tab/>TrueClass</text:p>
      <text:p text:style-name="P58"><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65397880"/>Classes<text:alphabetical-index-mark-end text:id="IMark26539788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65397880"/>Inheritance<text:alphabetical-index-mark-end text:id="IMark26539788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65397880"/>Methods<text:alphabetical-index-mark-end text:id="IMark265397880"/></text:h>
      <text:p text:style-name="P1">All code in fOOrth is contained in methods. A method is a fragment of code that an object uses to respond to a message that has been sent to that object. In fOOrth there are three sorts of methods:</text:p>
      <text:list xml:id="list1967333457116117354" text:style-name="L13">
        <text:list-item>
          <text:p text:style-name="P101">Shared: Methods that are common to all instances of the class that contains them.</text:p>
        </text:list-item>
        <text:list-item>
          <text:p text:style-name="P101">Exclusive: Methods that are defined for one and only one object (and all of its clones that are created <text:span text:style-name="T2">after</text:span> the exclusive method is defined.).</text:p>
        </text:list-item>
        <text:list-item>
          <text:p text:style-name="P101">Local: Methods that are created in a context and are accessible only in that context. When the context concludes, these methods are no longer accessible.</text:p>
        </text:list-item>
      </text:list>
      <text:h text:style-name="Heading_20_2" text:outline-level="2"><text:alphabetical-index-mark-start text:id="IMark230135768"/>Late Binding<text:alphabetical-index-mark-end text:id="IMark230135768"/> and <text:alphabetical-index-mark-start text:id="IMark230134184"/>Polymorphism<text:alphabetical-index-mark-end text:id="IMark23013418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30134184"/>Prototypes<text:alphabetical-index-mark-end text:id="IMark23013418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30134184"/>Method Mapping<text:alphabetical-index-mark-end text:id="IMark2301341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247352926544693353" text:style-name="L14">
        <text:list-item>
          <text:p text:style-name="P102">The strings used by fOOrth needed to be converted to Ruby symbols to allow code to be executed in Ruby.</text:p>
        </text:list-item>
        <text:list-item>
          <text:p text:style-name="P10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0135768"/>SymbolMap<text:alphabetical-index-mark-end text:id="IMark230135768"/> class. This class creates mappings in one of two ways:</text:p>
      <text:list xml:id="list7711365378304565121" text:style-name="L15">
        <text:list-item>
          <text:p text:style-name="P10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8">Tag</text:p>
          </table:table-cell>
          <table:table-cell table:style-name="Table278.B1" office:value-type="string">
            <text:p text:style-name="P18">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30135768"/>)context<text:alphabetical-index-mark-end text:id="IMark23013576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30135768"/>)context!<text:alphabetical-index-mark-end text:id="IMark230135768"/> is more useful. This method had the immediate attribute, meaning that it executes, even when the mode is deferred or compiling. This allows us to take a peek at the context inside of the working compiler. Consider these examples:</text:p>
      <text:p text:style-name="Code"/>
      <text:p text:style-name="P61">&gt;<text:span text:style-name="T12">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0135768"/>)vm<text:alphabetical-index-mark-end text:id="IMark230135768"/> and its immediate version <text:alphabetical-index-mark-start text:id="IMark230134184"/>)vm!<text:alphabetical-index-mark-end text:id="IMark23013418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0134184"/>Routing<text:alphabetical-index-mark-end text:id="IMark2301341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258300616036288628" text:style-name="L16">
        <text:list-item>
          <text:p text:style-name="P104">The defining word used to create the method.</text:p>
        </text:list-item>
        <text:list-item>
          <text:p text:style-name="P104">The receiver of the defining word used to create the method.</text:p>
        </text:list-item>
        <text:list-item>
          <text:p text:style-name="P10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2108701064307586596" text:style-name="L17">
        <text:list-item>
          <text:p text:style-name="P105">“.” - indicates that the message is routed to the top-of-stack element (TOS)</text:p>
        </text:list-item>
        <text:list-item>
          <text:p text:style-name="P105">“~” - indicates that the message is routed to the “self” entity of the method (see the section Self below). Since these messages are only routed to the object itself, they are in effect private methods.</text:p>
        </text:list-item>
        <text:list-item>
          <text:p text:style-name="P10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1684516" text:continue-numbering="true" text:style-name="L17">
        <text:list-item>
          <text:p text:style-name="P105">“.” - indicates that the message is routed to the top-of-stack element (TOS)</text:p>
        </text:list-item>
        <text:list-item>
          <text:p text:style-name="P105">“~” - indicates that the message is routed to the “self” entity of the method (see the section Self below). Since these messages are only routed to the object itself, they are in effect private methods.</text:p>
        </text:list-item>
        <text:list-item>
          <text:p text:style-name="P10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Exclusive Stub Methods</text:h>
      <text:p text:style-name="P1">– Not currently implemented.</text:p>
      <text:h text:style-name="Heading_20_2" text:outline-level="2">Local Methods</text:h>
      <text:p text:style-name="Text_20_body">– Not currently implemented.</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7">Defining Word</text:p>
          </table:table-cell>
          <table:table-cell table:style-name="Table9.A1" office:value-type="string">
            <text:p text:style-name="P17">DW Receiver</text:p>
          </table:table-cell>
          <table:table-cell table:style-name="Table9.A1" office:value-type="string">
            <text:p text:style-name="P17">Method Name</text:p>
          </table:table-cell>
          <table:table-cell table:style-name="Table9.A1" office:value-type="string">
            <text:p text:style-name="P17">Message Routing</text:p>
          </table:table-cell>
          <table:table-cell table:style-name="Table9.E1" office:value-type="string">
            <text:p text:style-name="P18">Notes</text:p>
          </table:table-cell>
        </table:table-row>
        <table:table-row table:style-name="Table9.1">
          <table:table-cell table:style-name="Table9.A2" office:value-type="string">
            <text:p text:style-name="P17"><text:alphabetical-index-mark-start text:id="IMark265384580"/>:<text:alphabetical-index-mark-end text:id="IMark265384580"/></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7"><text:alphabetical-index-mark-start text:id="IMark265384580"/>.:<text:alphabetical-index-mark-end text:id="IMark265384580"/></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7"><text:alphabetical-index-mark-start text:id="IMark265384580"/>.::<text:alphabetical-index-mark-end text:id="IMark265384580"/></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6"/>
        <table:table-row>
          <table:table-cell table:style-name="Table479.A1" office:value-type="string">
            <text:p text:style-name="P17">Method</text:p>
          </table:table-cell>
          <table:table-cell table:style-name="Table479.B1" office:value-type="string">
            <text:p text:style-name="P22">.name</text:p>
          </table:table-cell>
          <table:table-cell table:style-name="Table479.B1" office:value-type="string">
            <text:p text:style-name="P22">~name</text:p>
          </table:table-cell>
          <table:table-cell table:style-name="Table479.B1" office:value-type="string">
            <text:p text:style-name="P22">@name</text:p>
          </table:table-cell>
          <table:table-cell table:style-name="Table479.B1" office:value-type="string">
            <text:p text:style-name="P22">$name</text:p>
          </table:table-cell>
          <table:table-cell table:style-name="Table479.B1" office:value-type="string">
            <text:p text:style-name="P22">#name</text:p>
          </table:table-cell>
          <table:table-cell table:style-name="Table479.G1" office:value-type="string">
            <text:p text:style-name="P84">other</text:p>
          </table:table-cell>
        </table:table-row>
        <table:table-row>
          <table:table-cell table:style-name="Table479.A2" office:value-type="string">
            <text:p text:style-name="P17">Filter Regex</text:p>
          </table:table-cell>
          <table:table-cell table:style-name="Table479.B2" office:value-type="string">
            <text:p text:style-name="P83">/^\./</text:p>
          </table:table-cell>
          <table:table-cell table:style-name="Table479.B2" office:value-type="string">
            <text:p text:style-name="P83">/^~/</text:p>
          </table:table-cell>
          <table:table-cell table:style-name="Table479.B2" office:value-type="string">
            <text:p text:style-name="P83">/^@/</text:p>
          </table:table-cell>
          <table:table-cell table:style-name="Table479.B2" office:value-type="string">
            <text:p text:style-name="P83">/^\$/</text:p>
          </table:table-cell>
          <table:table-cell table:style-name="Table479.B2" office:value-type="string">
            <text:p text:style-name="P83">/^#/</text:p>
          </table:table-cell>
          <table:table-cell table:style-name="Table479.G2" office:value-type="string">
            <text:p text:style-name="P85">Other</text:p>
          </table:table-cell>
        </table:table-row>
        <table:table-row>
          <table:table-cell table:style-name="Table479.A2" office:value-type="string">
            <text:p text:style-name="P17">Search List</text:p>
          </table:table-cell>
          <table:table-cell table:style-name="Table479.A2" office:value-type="string">
            <text:p text:style-name="P15">Object</text:p>
            <text:p text:style-name="P15">VM</text:p>
            <text:p text:style-name="P15">TOS</text:p>
          </table:table-cell>
          <table:table-cell table:style-name="Table479.A2" office:value-type="string">
            <text:p text:style-name="P15">Target Class</text:p>
            <text:p text:style-name="P15">Target Object</text:p>
            <text:p text:style-name="P15">VM</text:p>
            <text:p text:style-name="P15">Self</text:p>
          </table:table-cell>
          <table:table-cell table:style-name="Table479.A2" office:value-type="string">
            <text:p text:style-name="P15">Target Class</text:p>
            <text:p text:style-name="P15">Target Object</text:p>
            <text:p text:style-name="P15">VM</text:p>
            <text:p text:style-name="P15">Error</text:p>
          </table:table-cell>
          <table:table-cell table:style-name="Table479.A2" office:value-type="string">
            <text:p text:style-name="P15">Global</text:p>
            <text:p text:style-name="P15">Error</text:p>
          </table:table-cell>
          <table:table-cell table:style-name="Table479.A2" office:value-type="string">
            <text:p text:style-name="P15">VM</text:p>
            <text:p text:style-name="P15">Error</text:p>
          </table:table-cell>
          <table:table-cell table:style-name="Table479.G3" office:value-type="string">
            <text:p text:style-name="P15">Local</text:p>
            <text:p text:style-name="P15">Object</text:p>
            <text:p text:style-name="P15">VM</text:p>
            <text:p text:style-name="P15">Global</text:p>
            <text:p text:style-name="P15">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19">Search Location</text:p>
          </table:table-cell>
          <table:table-cell table:style-name="Table480.B1" office:value-type="string">
            <text:p text:style-name="P18">Search Description</text:p>
          </table:table-cell>
        </table:table-row>
        <table:table-row>
          <table:table-cell table:style-name="Table480.A2" office:value-type="string">
            <text:p text:style-name="P27">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7">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7">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7">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7">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7">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7">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7">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7">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5076728"/>F10: <text:change-end text:change-id="ct24507672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text:p>
      <text:p text:style-name="P1">In fOOrth, the “<text:alphabetical-index-mark-start text:id="IMark156370380"/>self<text:alphabetical-index-mark-end text:id="IMark156370380"/>” method gives the programmer explicit access to this owning object. Let's try this from the console:</text:p>
      <text:p text:style-name="Code"/>
      <text:p text:style-name="Code">&gt;<text:span text:style-name="T12">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690394165338680198" text:style-name="L18">
        <text:list-item>
          <text:p text:style-name="P10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6">For TOS routed methods, access to self is as simple as “self .method_name”. This was done in the MyClass example above. The self value is a free value that does not to be declared.</text:p>
        </text:list-item>
        <text:list-item>
          <text:p text:style-name="P10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6">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6370380"/>.with{<text:alphabetical-index-mark-end text:id="IMark156370380"/>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58349545192408947" text:style-name="L19">
        <text:list-item>
          <text:p text:style-name="P10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7">A .with{ … } clause can be used to take a value and give easy access to that value within the executed block without having to create a local value.</text:p>
        </text:list-item>
        <text:list-item>
          <text:p text:style-name="P107">Access to the self value is generally faster than other forms of access. Thus this construct can yield performance enhancements.</text:p>
        </text:list-item>
      </text:list>
      <text:p text:style-name="P1"/>
      <text:h text:style-name="Heading_20_1" text:outline-level="1"><text:alphabetical-index-mark-start text:id="IMark156370380"/>Boolean<text:alphabetical-index-mark-end text:id="IMark1563703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230063064"/>FalseClass<text:alphabetical-index-mark-end text:id="IMark230063064"/></text:p>
            <text:p text:style-name="P15"><text:alphabetical-index-mark-start text:id="IMark230063064"/>NilClass<text:alphabetical-index-mark-end text:id="IMark230063064"/></text:p>
          </table:table-cell>
          <table:table-cell table:style-name="Table118.B2" office:value-type="string">
            <text:p text:style-name="P15"><text:alphabetical-index-mark-start text:id="IMark230063064"/>Object<text:alphabetical-index-mark-end text:id="IMark230063064"/></text:p>
          </table:table-cell>
        </table:table-row>
      </table:table>
      <text:p text:style-name="P10"/>
      <text:p text:style-name="P11">Note that while false processing occurs in FalseClass and NilClass, true processing occurs in Object and not <text:alphabetical-index-mark-start text:id="IMark156370380"/>TrueClass<text:alphabetical-index-mark-end text:id="IMark15637038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56370380"/>Numeric<text:alphabetical-index-mark-end text:id="IMark1563703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8">Class</text:p>
          </table:table-cell>
          <table:table-cell table:style-name="Table119.B1" office:value-type="string">
            <text:p text:style-name="P18">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675843279630339595" text:style-name="L20">
        <text:list-item>
          <text:p text:style-name="P108">Integer defines a few “bit” oriented operations that are specific to whole numbers.</text:p>
        </text:list-item>
        <text:list-item>
          <text:p text:style-name="P10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56370380"/>Array<text:alphabetical-index-mark-end text:id="IMark156370380"/></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289557490573657170" text:style-name="L21">
        <text:list-item>
          <text:p text:style-name="P109">The first two examples both create “empty” arrays with zero data elements. </text:p>
        </text:list-item>
        <text:list-item>
          <text:p text:style-name="P109">Array data do NOT need to be the same “type” of data. Mixing is allowed. </text:p>
        </text:list-item>
        <text:list-item>
          <text:p text:style-name="P109">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795407066708453230" text:style-name="L22">
        <text:list-item>
          <text:p text:style-name="P110">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30063064"/>.new<text:alphabetical-index-mark-end text:id="IMark230063064"/>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8">Code</text:p>
          </table:table-cell>
          <table:table-cell table:style-name="Table59.B2" office:value-type="string">
            <text:p text:style-name="P18">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30063064"/>.new{<text:alphabetical-index-mark-end text:id="IMark230063064"/>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8">Code</text:p>
          </table:table-cell>
          <table:table-cell table:style-name="Table62.B2" office:value-type="string">
            <text:p text:style-name="P18">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30063064"/>x<text:alphabetical-index-mark-end text:id="IMark230063064"/>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30063064"/>}<text:alphabetical-index-mark-end text:id="IMark230063064"/>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30063064"/>.new_size<text:alphabetical-index-mark-end text:id="IMark230063064"/>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8">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30063064"/>.new_value<text:alphabetical-index-mark-end text:id="IMark230063064"/>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8">Code</text:p>
          </table:table-cell>
          <table:table-cell table:style-name="Table64.B2" office:value-type="string">
            <text:p text:style-name="P18">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30063064"/>.new_values<text:alphabetical-index-mark-end text:id="IMark230063064"/>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8">Code</text:p>
          </table:table-cell>
          <table:table-cell table:style-name="Table65.B2" office:value-type="string">
            <text:p text:style-name="P18">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30063064"/>!<text:alphabetical-index-mark-end text:id="IMark23006306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8">Code</text:p>
          </table:table-cell>
          <table:table-cell table:style-name="Table66.B2" office:value-type="string">
            <text:p text:style-name="P18">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30063064"/>+<text:alphabetical-index-mark-end text:id="IMark23006306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8">Code</text:p>
          </table:table-cell>
          <table:table-cell table:style-name="Table67.B2" office:value-type="string">
            <text:p text:style-name="P18">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30063064"/>.+left<text:alphabetical-index-mark-end text:id="IMark23006306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8">Code</text:p>
          </table:table-cell>
          <table:table-cell table:style-name="Table68.B2" office:value-type="string">
            <text:p text:style-name="P18">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30063064"/>.+mid<text:alphabetical-index-mark-end text:id="IMark23006306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8">Code</text:p>
          </table:table-cell>
          <table:table-cell table:style-name="Table69.B2" office:value-type="string">
            <text:p text:style-name="P18">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30063064"/>.+midlr<text:alphabetical-index-mark-end text:id="IMark23006306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8">Code</text:p>
          </table:table-cell>
          <table:table-cell table:style-name="Table70.B2" office:value-type="string">
            <text:p text:style-name="P18">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30063064"/>.+right<text:alphabetical-index-mark-end text:id="IMark23006306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8">Code</text:p>
          </table:table-cell>
          <table:table-cell table:style-name="Table71.B2" office:value-type="string">
            <text:p text:style-name="P18">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30063064"/>.-left<text:alphabetical-index-mark-end text:id="IMark23006306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8">Code</text:p>
          </table:table-cell>
          <table:table-cell table:style-name="Table72.B2" office:value-type="string">
            <text:p text:style-name="P18">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30063064"/>.-mid<text:alphabetical-index-mark-end text:id="IMark23006306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8">Code</text:p>
          </table:table-cell>
          <table:table-cell table:style-name="Table73.B2" office:value-type="string">
            <text:p text:style-name="P18">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30063064"/>.-midlr<text:alphabetical-index-mark-end text:id="IMark23006306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8">Code</text:p>
          </table:table-cell>
          <table:table-cell table:style-name="Table74.B2" office:value-type="string">
            <text:p text:style-name="P18">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30063064"/>.-right<text:alphabetical-index-mark-end text:id="IMark23006306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8">Code</text:p>
          </table:table-cell>
          <table:table-cell table:style-name="Table75.B2" office:value-type="string">
            <text:p text:style-name="P18">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30063064"/>.[]!<text:alphabetical-index-mark-end text:id="IMark230063064"/>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8">Code</text:p>
          </table:table-cell>
          <table:table-cell table:style-name="Table76.B2" office:value-type="string">
            <text:p text:style-name="P18">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30063064"/>.[]@<text:alphabetical-index-mark-end text:id="IMark230063064"/>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8">Code</text:p>
          </table:table-cell>
          <table:table-cell table:style-name="Table77.B2" office:value-type="string">
            <text:p text:style-name="P18">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230063064"/>.each{<text:alphabetical-index-mark-end text:id="IMark23006306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8">Code</text:p>
          </table:table-cell>
          <table:table-cell table:style-name="Table411.B2" office:value-type="string">
            <text:p text:style-name="P18">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30063064"/>v<text:alphabetical-index-mark-end text:id="IMark230063064"/>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8">Code</text:p>
          </table:table-cell>
          <table:table-cell table:style-name="Table413.B2" office:value-type="string">
            <text:p text:style-name="P18">Result</text:p>
          </table:table-cell>
        </table:table-row>
        <table:table-row table:style-name="Table413.1">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4" text:outline-level="4">[] <text:alphabetical-index-mark-start text:id="IMark230063064"/>x<text:alphabetical-index-mark-end text:id="IMark230063064"/>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8">Code</text:p>
          </table:table-cell>
          <table:table-cell table:style-name="Table414.B2" office:value-type="string">
            <text:p text:style-name="P18">Result</text:p>
          </table:table-cell>
        </table:table-row>
        <table:table-row table:style-name="Table414.1">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each{ … <text:alphabetical-index-mark-start text:id="IMark230063064"/>}<text:alphabetical-index-mark-end text:id="IMark230063064"/> []</text:h>
            <text:p text:style-name="Text_20_body">Routing:<text:span text:style-name="T13">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30063064"/>.left<text:alphabetical-index-mark-end text:id="IMark23006306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8">Code</text:p>
          </table:table-cell>
          <table:table-cell table:style-name="Table78.B2" office:value-type="string">
            <text:p text:style-name="P18">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30063064"/>.length<text:alphabetical-index-mark-end text:id="IMark2300630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8">Code</text:p>
          </table:table-cell>
          <table:table-cell table:style-name="Table79.B2" office:value-type="string">
            <text:p text:style-name="P18">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230063064"/>.map{<text:alphabetical-index-mark-end text:id="IMark23006306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8">Code</text:p>
          </table:table-cell>
          <table:table-cell table:style-name="Table416.B2" office:value-type="string">
            <text:p text:style-name="P18">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30063064"/>v<text:alphabetical-index-mark-end text:id="IMark230063064"/>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8">Code</text:p>
          </table:table-cell>
          <table:table-cell table:style-name="Table417.A2" office:value-type="string">
            <text:p text:style-name="P18">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30063064"/>x<text:alphabetical-index-mark-end text:id="IMark230063064"/>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8">Code</text:p>
          </table:table-cell>
          <table:table-cell table:style-name="Table419.B2" office:value-type="string">
            <text:p text:style-name="P18">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230063064"/>}<text:alphabetical-index-mark-end text:id="IMark230063064"/>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30063064"/>.max<text:alphabetical-index-mark-end text:id="IMark2300630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8">Code</text:p>
          </table:table-cell>
          <table:table-cell table:style-name="Table80.B2" office:value-type="string">
            <text:p text:style-name="P18">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30063064"/>.mid<text:alphabetical-index-mark-end text:id="IMark2300630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8">Code</text:p>
          </table:table-cell>
          <table:table-cell table:style-name="Table81.B2" office:value-type="string">
            <text:p text:style-name="P18">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30063064"/>.midlr<text:alphabetical-index-mark-end text:id="IMark2300630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8">Code</text:p>
          </table:table-cell>
          <table:table-cell table:style-name="Table82.B2" office:value-type="string">
            <text:p text:style-name="P18">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30063064"/>.min<text:alphabetical-index-mark-end text:id="IMark2300630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8">Code</text:p>
          </table:table-cell>
          <table:table-cell table:style-name="Table83.B2" office:value-type="string">
            <text:p text:style-name="P18">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30063064"/>.pp<text:alphabetical-index-mark-end text:id="IMark23006306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8">Code</text:p>
          </table:table-cell>
          <table:table-cell table:style-name="Table84.B2" office:value-type="string">
            <text:p text:style-name="P18">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30063064"/>.reverse<text:alphabetical-index-mark-end text:id="IMark23006306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8">Code</text:p>
          </table:table-cell>
          <table:table-cell table:style-name="Table85.B2" office:value-type="string">
            <text:p text:style-name="P18">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30063064"/>.right<text:alphabetical-index-mark-end text:id="IMark23006306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8">Code</text:p>
          </table:table-cell>
          <table:table-cell table:style-name="Table86.B2" office:value-type="string">
            <text:p text:style-name="P18">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30063064"/>.select{<text:alphabetical-index-mark-end text:id="IMark23006306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8">Code</text:p>
          </table:table-cell>
          <table:table-cell table:style-name="Table431.B2" office:value-type="string">
            <text:p text:style-name="P18">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30063064"/>v<text:alphabetical-index-mark-end text:id="IMark230063064"/>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8">Code</text:p>
          </table:table-cell>
          <table:table-cell table:style-name="Table453.B2" office:value-type="string">
            <text:p text:style-name="P18">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30063064"/>x<text:alphabetical-index-mark-end text:id="IMark230063064"/>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8">Code</text:p>
          </table:table-cell>
          <table:table-cell table:style-name="Table454.B2" office:value-type="string">
            <text:p text:style-name="P18">Result</text:p>
          </table:table-cell>
        </table:table-row>
        <table:table-row table:style-name="Table454.1">
          <table:table-cell table:style-name="Table454.A2" office:value-type="string">
            <text:p text:style-name="Snippet">[ 1 2 3 4 ] .map{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select{ … <text:alphabetical-index-mark-start text:id="IMark230063064"/>}<text:alphabetical-index-mark-end text:id="IMark230063064"/> [after]</text:h>
            <text:p text:style-name="Text_20_body">Routing:<text:span text:style-name="T13">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30063064"/>.shuffle<text:alphabetical-index-mark-end text:id="IMark23006306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8">Code</text:p>
          </table:table-cell>
          <table:table-cell table:style-name="Table87.B2" office:value-type="string">
            <text:p text:style-name="P18">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30063064"/>.sort<text:alphabetical-index-mark-end text:id="IMark23006306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8">Code</text:p>
          </table:table-cell>
          <table:table-cell table:style-name="Table88.B2" office:value-type="string">
            <text:p text:style-name="P18">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30063064"/>.strmax<text:alphabetical-index-mark-end text:id="IMark23006306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8">Code</text:p>
          </table:table-cell>
          <table:table-cell table:style-name="Table89.B2" office:value-type="string">
            <text:p text:style-name="P18">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text:soft-page-break/></text:p>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30063064"/>&lt;&lt;<text:alphabetical-index-mark-end text:id="IMark23006306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8">Code</text:p>
          </table:table-cell>
          <table:table-cell table:style-name="Table90.B2" office:value-type="string">
            <text:p text:style-name="P18">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30063064"/>@<text:alphabetical-index-mark-end text:id="IMark23006306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8">Code</text:p>
          </table:table-cell>
          <table:table-cell table:style-name="Table91.B2" office:value-type="string">
            <text:p text:style-name="P18">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6370380"/>Class<text:alphabetical-index-mark-end text:id="IMark156370380"/></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number-columns-repeated="2"/>
        <table:table-row table:style-name="Table400.1">
          <table:table-cell table:style-name="Table400.A1" table:number-columns-spanned="2" office:value-type="string">
            <text:h text:style-name="Heading_20_3" text:outline-level="3">[a_class] <text:alphabetical-index-mark-start text:id="IMark230063064"/>.:<text:alphabetical-index-mark-end text:id="IMark23006306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8">Code</text:p>
          </table:table-cell>
          <table:table-cell table:style-name="Table400.B2" office:value-type="string">
            <text:p text:style-name="P18">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1">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1">(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1">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1">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30063064"/>super<text:alphabetical-index-mark-end text:id="IMark23006306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8">Code</text:p>
          </table:table-cell>
          <table:table-cell table:style-name="Table386.A2" office:value-type="string">
            <text:p text:style-name="P18">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7">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30063064"/>val:<text:alphabetical-index-mark-end text:id="IMark23006306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8">Code</text:p>
          </table:table-cell>
          <table:table-cell table:style-name="Table387.B2" office:value-type="string">
            <text:p text:style-name="P18">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230063064"/>var:<text:alphabetical-index-mark-end text:id="IMark23006306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8">Code</text:p>
          </table:table-cell>
          <table:table-cell table:style-name="Table388.B2" office:value-type="string">
            <text:p text:style-name="P18">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30063064"/>val@:<text:alphabetical-index-mark-end text:id="IMark23006306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8">Code</text:p>
          </table:table-cell>
          <table:table-cell table:style-name="Table389.B2" office:value-type="string">
            <text:p text:style-name="P18">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230063064"/>var@:<text:alphabetical-index-mark-end text:id="IMark23006306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8">Code</text:p>
          </table:table-cell>
          <table:table-cell table:style-name="Table390.B2" office:value-type="string">
            <text:p text:style-name="P18">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30063064"/>;<text:alphabetical-index-mark-end text:id="IMark230063064"/>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30063064"/>.is_class?<text:alphabetical-index-mark-end text:id="IMark23006306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8">Code</text:p>
          </table:table-cell>
          <table:table-cell table:style-name="Table93.B2" office:value-type="string">
            <text:p text:style-name="P18">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30063064"/>.new<text:alphabetical-index-mark-end text:id="IMark23006306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8">Code</text:p>
          </table:table-cell>
          <table:table-cell table:style-name="Table94.B2" office:value-type="string">
            <text:p text:style-name="P18">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30063064"/>.parent_class<text:alphabetical-index-mark-end text:id="IMark23006306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8">Code</text:p>
          </table:table-cell>
          <table:table-cell table:style-name="Table95.B2" office:value-type="string">
            <text:p text:style-name="P18">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30063064"/>.subclass:<text:alphabetical-index-mark-end text:id="IMark230063064"/>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8">Code</text:p>
          </table:table-cell>
          <table:table-cell table:style-name="Table96.B2" office:value-type="string">
            <text:p text:style-name="P18">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30063064"/>.to_s<text:alphabetical-index-mark-end text:id="IMark23006306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8">Code</text:p>
          </table:table-cell>
          <table:table-cell table:style-name="Table97.B2" office:value-type="string">
            <text:p text:style-name="P18">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 text:outline-level="3">[] <text:alphabetical-index-mark-start text:id="IMark230063064"/>class:<text:alphabetical-index-mark-end text:id="IMark230063064"/>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8">Code</text:p>
          </table:table-cell>
          <table:table-cell table:style-name="Table455.B2" office:value-type="string">
            <text:p text:style-name="P18">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156370380"/>Commands<text:alphabetical-index-mark-end text:id="IMark15637038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230063064"/>)methods<text:alphabetical-index-mark-end text:id="IMark230063064"/>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8">Code</text:p>
          </table:table-cell>
          <table:table-cell table:style-name="Table98.B2" office:value-type="string">
            <text:p text:style-name="P18">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ext:soft-page-break/>
        <table:table-row table:style-name="Table100.1">
          <table:table-cell table:style-name="Table100.A1" table:number-columns-spanned="2" office:value-type="string">
            <text:h text:style-name="Heading_20_3" text:outline-level="3">[a_class] <text:alphabetical-index-mark-start text:id="IMark230063064"/>)stubs<text:alphabetical-index-mark-end text:id="IMark230063064"/> []</text:h>
            <text:p text:style-name="Text_20_body">Routing: TOS</text:p>
            <text:p text:style-name="P1">List the stub methods defined for this class. Stubs are place holder methods that serve one of two purposes:</text:p>
            <text:list xml:id="list1954535921412776724" text:style-name="L23">
              <text:list-item>
                <text:p text:style-name="P111">They are abstract methods in a base class that exist so that a sub-class may replace the stub with an actual method. The stub ensures that the compiler uses the correct routing when using the method.</text:p>
              </text:list-item>
              <text:list-item>
                <text:p text:style-name="P111">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8">Code</text:p>
          </table:table-cell>
          <table:table-cell table:style-name="Table100.B2" office:value-type="string">
            <text:p text:style-name="P18">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4"><text:s text:c="3"/></text:p>
      <text:p text:style-name="Text_20_body"/>
      <text:h text:style-name="Heading_20_1" text:outline-level="1"><text:alphabetical-index-mark-start text:id="IMark156370380"/>Complex<text:alphabetical-index-mark-end text:id="IMark156370380"/></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7">Literal<text:note text:id="ftn55" text:note-class="footnote"><text:note-citation>54</text:note-citation><text:note-body><text:p text:style-name="Footnote">No spaces are permitted within the literal.</text:p></text:note-body></text:note></text:p>
          </table:table-cell>
          <table:table-cell table:style-name="Table5.B1" office:value-type="string">
            <text:p text:style-name="P17">Value<text:note text:id="ftn56"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30063208"/>.cbrt<text:alphabetical-index-mark-end text:id="IMark230063208"/>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8">Code</text:p>
          </table:table-cell>
          <table:table-cell table:style-name="Table101.B2" office:value-type="string">
            <text:p text:style-name="P18">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5411996"/>.e**<text:alphabetical-index-mark-end text:id="IMark26541199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8">Code</text:p>
          </table:table-cell>
          <table:table-cell table:style-name="Table103.B2" office:value-type="string">
            <text:p text:style-name="P18">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30063208"/>.split<text:alphabetical-index-mark-end text:id="IMark2300632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8">Code</text:p>
          </table:table-cell>
          <table:table-cell table:style-name="Table19.B2" office:value-type="string">
            <text:p text:style-name="P18">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5411996"/>.sqrt<text:alphabetical-index-mark-end text:id="IMark26541199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8">Code</text:p>
          </table:table-cell>
          <table:table-cell table:style-name="Table20.B2" office:value-type="string">
            <text:p text:style-name="P18">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5411996"/>.to_x<text:alphabetical-index-mark-end text:id="IMark26541199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8">Code</text:p>
          </table:table-cell>
          <table:table-cell table:style-name="Table459.B2" office:value-type="string">
            <text:p text:style-name="P18">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5411996"/>.to_x!<text:alphabetical-index-mark-end text:id="IMark26541199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8">Code</text:p>
          </table:table-cell>
          <table:table-cell table:style-name="Table460.B2" office:value-type="string">
            <text:p text:style-name="P18">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5">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5411996"/>complex<text:alphabetical-index-mark-end text:id="IMark26541199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8">Code</text:p>
          </table:table-cell>
          <table:table-cell table:style-name="Table462.B2" office:value-type="string">
            <text:p text:style-name="P18">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265411468"/>FalseClass<text:alphabetical-index-mark-end text:id="IMark265411468"/></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5411996"/>&amp;&amp;<text:alphabetical-index-mark-end text:id="IMark26541199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8">Code</text:p>
          </table:table-cell>
          <table:table-cell table:style-name="Table92.B2" office:value-type="string">
            <text:p text:style-name="P18">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5411996"/>^^<text:alphabetical-index-mark-end text:id="IMark26541199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8">Code</text:p>
          </table:table-cell>
          <table:table-cell table:style-name="Table24.B2" office:value-type="string">
            <text:p text:style-name="P18">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5411996"/>||<text:alphabetical-index-mark-end text:id="IMark26541199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8">Code</text:p>
          </table:table-cell>
          <table:table-cell table:style-name="Table25.B2" office:value-type="string">
            <text:p text:style-name="P18">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5411468"/>Float<text:alphabetical-index-mark-end text:id="IMark265411468"/></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7"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7">Literal<text:note text:id="ftn59" text:note-class="footnote"><text:note-citation>58</text:note-citation><text:note-body><text:p text:style-name="Footnote">No spaces are permitted within the literal.</text:p></text:note-body></text:note></text:p>
          </table:table-cell>
          <table:table-cell table:style-name="Table8.B1" office:value-type="string">
            <text:p text:style-name="P17">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5410076"/>.to_f<text:alphabetical-index-mark-end text:id="IMark26541007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8">Code</text:p>
          </table:table-cell>
          <table:table-cell table:style-name="Table464.B2" office:value-type="string">
            <text:p text:style-name="P18">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5410076"/>.to_f!<text:alphabetical-index-mark-end text:id="IMark26541007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8">Code</text:p>
          </table:table-cell>
          <table:table-cell table:style-name="Table465.B2" office:value-type="string">
            <text:p text:style-name="P18">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4">Cannot coerce a String instance to a Float instance</text:p>
          </table:table-cell>
        </table:table-row>
      </table:table>
      <text:p text:style-name="Text_20_body"/>
      <text:p text:style-name="Text_20_body"/>
      <text:h text:style-name="Heading_20_1" text:outline-level="1"><text:alphabetical-index-mark-start text:id="IMark265410316"/>Hash<text:alphabetical-index-mark-end text:id="IMark265410316"/></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5410316"/><text:span text:style-name="T7">{</text:span><text:alphabetical-index-mark-end text:id="IMark265410316"/>” and the locally defined methods “<text:alphabetical-index-mark-start text:id="IMark265410796"/><text:span text:style-name="T7">-&gt;</text:span><text:alphabetical-index-mark-end text:id="IMark265410796"/>” and “<text:alphabetical-index-mark-start text:id="IMark265408828"/><text:span text:style-name="T7">}</text:span><text:alphabetical-index-mark-end text:id="IMark2654088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1694615" text:continue-list="list289557490573657170" text:style-name="L21">
        <text:list-item>
          <text:p text:style-name="P109">The first example creates an “empty” hash with zero data elements. </text:p>
        </text:list-item>
        <text:list-item>
          <text:p text:style-name="P109">Hash key and data do NOT need to be the same “type” of data. Mixing is allowed. </text:p>
        </text:list-item>
        <text:list-item>
          <text:p text:style-name="P109">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5411420"/>.[]!<text:alphabetical-index-mark-end text:id="IMark2654114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8">Code</text:p>
          </table:table-cell>
          <table:table-cell table:style-name="Table99.B2" office:value-type="string">
            <text:p text:style-name="P18">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5411420"/>.[]@<text:alphabetical-index-mark-end text:id="IMark2654114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8">Code</text:p>
          </table:table-cell>
          <table:table-cell table:style-name="Table104.B2" office:value-type="string">
            <text:p text:style-name="P18">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265411420"/>.each{<text:alphabetical-index-mark-end text:id="IMark265411420"/>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8">Code</text:p>
          </table:table-cell>
          <table:table-cell table:style-name="Table458.B2" office:value-type="string">
            <text:p text:style-name="P18">Result</text:p>
          </table:table-cell>
        </table:table-row>
        <table:table-row table:style-name="Table458.1">
          <table:table-cell table:style-name="Table458.A2"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65411420"/>v<text:alphabetical-index-mark-end text:id="IMark265411420"/> [current_element_value]</text:h>
            <text:p text:style-name="Text_20_body">Routing:<text:span text:style-name="T13">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8">Code</text:p>
          </table:table-cell>
          <table:table-cell table:style-name="Table457.A2" office:value-type="string">
            <text:p text:style-name="P18">Result</text:p>
          </table:table-cell>
        </table:table-row>
        <table:table-row table:style-name="Table457.1">
          <table:table-cell table:style-name="Table457.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65411420"/>x<text:alphabetical-index-mark-end text:id="IMark265411420"/> [current_element_index]</text:h>
            <text:p text:style-name="Text_20_body">Routing:<text:span text:style-name="T13">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8">Code</text:p>
          </table:table-cell>
          <table:table-cell table:style-name="Table456.A1" office:value-type="string">
            <text:p text:style-name="P18">Result</text:p>
          </table:table-cell>
        </table:table-row>
        <table:table-row table:style-name="Table456.1">
          <table:table-cell table:style-name="Table456.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each{ … <text:alphabetical-index-mark-start text:id="IMark265411420"/>}<text:alphabetical-index-mark-end text:id="IMark265411420"/> [after]</text:h>
            <text:p text:style-name="Text_20_body">Routing:<text:span text:style-name="T13">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5411420"/>.keys<text:alphabetical-index-mark-end text:id="IMark265411420"/> [an_array]</text:h>
            <text:p text:style-name="Text_20_body">Routing: TOS</text:p>
            <text:p text:style-name="P1">This method gathers up the keys in a hash and places them in an array.</text:p>
            <text:p text:style-name="P1">Note: This method <text:span text:style-name="T15">does</text:span> <text:span text:style-name="T2">not</text:span> mutate the hash.</text:p>
          </table:table-cell>
          <table:covered-table-cell/>
        </table:table-row>
        <table:table-row table:style-name="Table105.1">
          <table:table-cell table:style-name="Table105.A2" office:value-type="string">
            <text:p text:style-name="P18">Code</text:p>
          </table:table-cell>
          <table:table-cell table:style-name="Table105.B2" office:value-type="string">
            <text:p text:style-name="P18">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65411420"/>.pp<text:alphabetical-index-mark-end text:id="IMark2654114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8">Code</text:p>
          </table:table-cell>
          <table:table-cell table:style-name="Table107.B2" office:value-type="string">
            <text:p text:style-name="P18">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5411420"/>.strmax2<text:alphabetical-index-mark-end text:id="IMark2654114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8">Code</text:p>
          </table:table-cell>
          <table:table-cell table:style-name="Table108.B2" office:value-type="string">
            <text:p text:style-name="P18">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5411420"/>.values<text:alphabetical-index-mark-end text:id="IMark265411420"/> [an_array]</text:h>
            <text:p text:style-name="Text_20_body">Routing: TOS</text:p>
            <text:p text:style-name="P1">This method gathers up the values in a hash and places them in an array.</text:p>
            <text:p text:style-name="P1">Note: This method <text:span text:style-name="T15">does</text:span> <text:span text:style-name="T2">not</text:span> mutate the hash.</text:p>
          </table:table-cell>
          <table:covered-table-cell/>
        </table:table-row>
        <table:table-row table:style-name="Table106.1">
          <table:table-cell table:style-name="Table106.A2" office:value-type="string">
            <text:p text:style-name="P18">Code</text:p>
          </table:table-cell>
          <table:table-cell table:style-name="Table106.B2" office:value-type="string">
            <text:p text:style-name="P18">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65410796"/>InStream<text:alphabetical-index-mark-end text:id="IMark26541079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5411420"/>.get_all<text:alphabetical-index-mark-end text:id="IMark2654114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8">Code</text:p>
          </table:table-cell>
          <table:table-cell table:style-name="Table109.B2" office:value-type="string">
            <text:p text:style-name="P18">Result</text:p>
          </table:table-cell>
        </table:table-row>
        <table:table-row table:style-name="Table109.1">
          <table:table-cell table:style-name="Table109.A2" office:value-type="string">
            <text:p text:style-name="P6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65411420"/>.open<text:alphabetical-index-mark-end text:id="IMark26541142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8">Code</text:p>
          </table:table-cell>
          <table:table-cell table:style-name="Table110.B2" office:value-type="string">
            <text:p text:style-name="P18">Result</text:p>
          </table:table-cell>
        </table:table-row>
        <table:table-row table:style-name="Table110.1">
          <table:table-cell table:style-name="Table110.A2" office:value-type="string">
            <text:p text:style-name="P6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8">"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5411420"/>.open{<text:alphabetical-index-mark-end text:id="IMark26541142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150822830195610222" text:style-name="L24">
              <text:list-item>
                <text:p text:style-name="P112">The InStream instance is automatically (and always) closed at the end of the code block. </text:p>
              </text:list-item>
              <text:list-item>
                <text:p text:style-name="P112">This is a helper method of the Virtual Machine.</text:p>
              </text:list-item>
            </text:list>
          </table:table-cell>
          <table:covered-table-cell/>
        </table:table-row>
        <table:table-row table:style-name="Table111.1">
          <table:table-cell table:style-name="Table111.A2" office:value-type="string">
            <text:p text:style-name="P18">Code</text:p>
          </table:table-cell>
          <table:table-cell table:style-name="Table111.B2" office:value-type="string">
            <text:p text:style-name="P18">Result</text:p>
          </table:table-cell>
        </table:table-row>
        <table:table-row table:style-name="Table111.1">
          <table:table-cell table:style-name="Table111.A2" office:value-type="string">
            <text:p text:style-name="P69"><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5411420"/>.close<text:alphabetical-index-mark-end text:id="IMark2654114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8">Code</text:p>
          </table:table-cell>
          <table:table-cell table:style-name="Table112.B2" office:value-type="string">
            <text:p text:style-name="P18">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65411420"/>.getc<text:alphabetical-index-mark-end text:id="IMark26541142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8">Code</text:p>
          </table:table-cell>
          <table:table-cell table:style-name="Table113.B2" office:value-type="string">
            <text:p text:style-name="P18">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65411420"/>.gets<text:alphabetical-index-mark-end text:id="IMark26541142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8">Code</text:p>
          </table:table-cell>
          <table:table-cell table:style-name="Table114.B2" office:value-type="string">
            <text:p text:style-name="P18">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5411420"/>~getc<text:alphabetical-index-mark-end text:id="IMark26541142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8">Code</text:p>
          </table:table-cell>
          <table:table-cell table:style-name="Table115.B2" office:value-type="string">
            <text:p text:style-name="P18">Result</text:p>
          </table:table-cell>
        </table:table-row>
        <table:table-row table:style-name="Table115.1">
          <table:table-cell table:style-name="Table115.A2" office:value-type="string">
            <text:p text:style-name="P69"><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5411420"/>~gets<text:alphabetical-index-mark-end text:id="IMark26541142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8">Code</text:p>
          </table:table-cell>
          <table:table-cell table:style-name="Table116.B2" office:value-type="string">
            <text:p text:style-name="P18">Result</text:p>
          </table:table-cell>
        </table:table-row>
        <table:table-row table:style-name="Table116.1">
          <table:table-cell table:style-name="Table116.A2" office:value-type="string">
            <text:p text:style-name="P69"><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65410796"/>Integer<text:alphabetical-index-mark-end text:id="IMark26541079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7">Literal<text:note text:id="ftn63" text:note-class="footnote"><text:note-citation>62</text:note-citation><text:note-body><text:p text:style-name="Footnote">No spaces are permitted within the literal.</text:p></text:note-body></text:note></text:p>
          </table:table-cell>
          <table:table-cell table:style-name="Table7.B1" office:value-type="string">
            <text:p text:style-name="P17">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text:change text:change-id="ct245076832"/><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5076936"/>[an_integer] <text:alphabetical-index-mark-start text:id="IMark265408828"/>.even?<text:alphabetical-index-mark-end text:id="IMark265408828"/> [a_boolean]</text:h>
            <text:p text:style-name="Text_20_body">Routing: TOS</text:p>
            <text:p text:style-name="P1">This method returns true if the integer is even and false if it is odd.<text:change-end text:change-id="ct245076936"/></text:p>
          </table:table-cell>
          <table:covered-table-cell/>
        </table:table-row>
        <table:table-row table:style-name="Table120.1">
          <table:table-cell table:style-name="Table120.A2" office:value-type="string">
            <text:p text:style-name="P18"><text:change-start text:change-id="ct245077040"/>Code<text:change-end text:change-id="ct245077040"/></text:p>
          </table:table-cell>
          <table:table-cell table:style-name="Table120.B2" office:value-type="string">
            <text:p text:style-name="P18"><text:change-start text:change-id="ct245077144"/>Result<text:change-end text:change-id="ct245077144"/></text:p>
          </table:table-cell>
        </table:table-row>
        <table:table-row table:style-name="Table120.1">
          <table:table-cell table:style-name="Table120.A2" office:value-type="string">
            <text:p text:style-name="Snippet"><text:change-start text:change-id="ct245077248"/>2 .even?<text:change-end text:change-id="ct245077248"/></text:p>
          </table:table-cell>
          <table:table-cell table:style-name="Table120.B2" office:value-type="string">
            <text:p text:style-name="P2"><text:change-start text:change-id="ct245077352"/>true<text:change-end text:change-id="ct245077352"/></text:p>
          </table:table-cell>
        </table:table-row>
        <table:table-row table:style-name="Table120.1">
          <table:table-cell table:style-name="Table120.A2" office:value-type="string">
            <text:p text:style-name="Snippet"><text:change-start text:change-id="ct245077456"/>3 .even?<text:change-end text:change-id="ct245077456"/></text:p>
          </table:table-cell>
          <table:table-cell table:style-name="Table120.B2" office:value-type="string">
            <text:p text:style-name="P2"><text:change-start text:change-id="ct245077560"/>false<text:change-end text:change-id="ct245077560"/></text:p>
          </table:table-cell>
        </table:table-row>
      </table:table>
      <text:p text:style-name="Text_20_body"><text:change text:change-id="ct245077664"/><text:change-start text:change-id="ct2450777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5408828"/>.gcd<text:alphabetical-index-mark-end text:id="IMark2654088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8">Code</text:p>
          </table:table-cell>
          <table:table-cell table:style-name="Table121.B2" office:value-type="string">
            <text:p text:style-name="P18">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5077768"/><text:change text:change-id="ct245077872"/><text:change-start text:change-id="ct2450779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5408828"/>.lcm<text:alphabetical-index-mark-end text:id="IMark2654088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8">Code</text:p>
          </table:table-cell>
          <table:table-cell table:style-name="Table122.B2" office:value-type="string">
            <text:p text:style-name="P18">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5077976"/><text:change text:change-id="ct245078184"/><text:change text:change-id="ct245078080"/><text:change-start text:change-id="ct24507828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65408828"/>.odd?<text:alphabetical-index-mark-end text:id="IMark2654088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8">Code</text:p>
          </table:table-cell>
          <table:table-cell table:style-name="Table123.B2" office:value-type="string">
            <text:p text:style-name="P18">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5078288"/></text:p>
      <table:table table:name="Table466" table:style-name="Table466">
        <table:table-column table:style-name="Table466.A"/>
        <table:table-column table:style-name="Table466.B"/>
        <text:soft-page-break/>
        <table:table-row table:style-name="Table466.1">
          <table:table-cell table:style-name="Table466.A1" table:number-columns-spanned="2" office:value-type="string">
            <text:h text:style-name="Heading_20_3" text:outline-level="3">[an_object] <text:alphabetical-index-mark-start text:id="IMark265408828"/>.to_i<text:alphabetical-index-mark-end text:id="IMark26540882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8">Code</text:p>
          </table:table-cell>
          <table:table-cell table:style-name="Table466.B2" office:value-type="string">
            <text:p text:style-name="P18">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5408828"/>.to_i!<text:alphabetical-index-mark-end text:id="IMark26540882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8">Code</text:p>
          </table:table-cell>
          <table:table-cell table:style-name="Table467.B2" office:value-type="string">
            <text:p text:style-name="P18">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4">Cannot coerce a String instance to an Integer instance</text:p>
          </table:table-cell>
        </table:table-row>
      </table:table>
      <text:p text:style-name="Text_20_body"><text:change text:change-id="ct2450783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5078496"/>[an_integer] <text:alphabetical-index-mark-start text:id="IMark265408828"/>2*<text:alphabetical-index-mark-end text:id="IMark265408828"/> [an_integer]</text:h>
            <text:p text:style-name="Text_20_body">Routing: TOS</text:p>
            <text:p text:style-name="P1"><text:change-end text:change-id="ct245078496"/><text:change-start text:change-id="ct245078600"/>Double the value of the integer.<text:change-end text:change-id="ct245078600"/></text:p>
          </table:table-cell>
          <table:covered-table-cell/>
        </table:table-row>
        <table:table-row table:style-name="Table124.1">
          <table:table-cell table:style-name="Table124.A2" office:value-type="string">
            <text:p text:style-name="P18"><text:change-start text:change-id="ct245078704"/>Code<text:change-end text:change-id="ct245078704"/></text:p>
          </table:table-cell>
          <table:table-cell table:style-name="Table124.B2" office:value-type="string">
            <text:p text:style-name="P18"><text:change-start text:change-id="ct245078808"/>Result<text:change-end text:change-id="ct245078808"/></text:p>
          </table:table-cell>
        </table:table-row>
        <table:table-row table:style-name="Table124.1">
          <table:table-cell table:style-name="Table124.A2" office:value-type="string">
            <text:p text:style-name="Snippet"><text:change-start text:change-id="ct245078912"/>13 2*<text:change-end text:change-id="ct245078912"/></text:p>
          </table:table-cell>
          <table:table-cell table:style-name="Table124.B2" office:value-type="string">
            <text:p text:style-name="P2"><text:change-start text:change-id="ct247172808"/>26<text:change-end text:change-id="ct247172808"/></text:p>
          </table:table-cell>
        </table:table-row>
      </table:table>
      <text:p text:style-name="Standard"/>
      <text:p text:style-name="Text_20_body"><text:change text:change-id="ct247172912"/><text:change-start text:change-id="ct24717301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 text:outline-level="3">[an_integer] <text:alphabetical-index-mark-start text:id="IMark265408828"/>2/<text:alphabetical-index-mark-end text:id="IMark2654088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8">Code</text:p>
          </table:table-cell>
          <table:table-cell table:style-name="Table125.B2" office:value-type="string">
            <text:p text:style-name="P18">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7173016"/><text:change text:change-id="ct247173120"/><text:change-start text:change-id="ct2471732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5408828"/>&lt;&lt;<text:alphabetical-index-mark-end text:id="IMark2654088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8">Code</text:p>
          </table:table-cell>
          <table:table-cell table:style-name="Table126.B2" office:value-type="string">
            <text:p text:style-name="P18">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7173224"/><text:change text:change-id="ct247173328"/><text:change-start text:change-id="ct2471734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5408828"/>&gt;&gt;<text:alphabetical-index-mark-end text:id="IMark2654088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8">Code</text:p>
          </table:table-cell>
          <table:table-cell table:style-name="Table127.B2" office:value-type="string">
            <text:p text:style-name="P18">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7173432"/><text:change text:change-id="ct247173536"/><text:change-start text:change-id="ct24717364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5408828"/>and<text:alphabetical-index-mark-end text:id="IMark2654088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8">Code</text:p>
          </table:table-cell>
          <table:table-cell table:style-name="Table128.B2" office:value-type="string">
            <text:p text:style-name="P18">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7173640"/><text:change text:change-id="ct247173744"/><text:change-start text:change-id="ct2471738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5408828"/>com<text:alphabetical-index-mark-end text:id="IMark2654088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8">Code</text:p>
          </table:table-cell>
          <table:table-cell table:style-name="Table129.B2" office:value-type="string">
            <text:p text:style-name="P18">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7173848"/><text:change text:change-id="ct24717395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7174056"/>[an_integer an_integer] <text:alphabetical-index-mark-start text:id="IMark265408828"/>or<text:alphabetical-index-mark-end text:id="IMark265408828"/> [an_integer]</text:h>
            <text:p text:style-name="Text_20_body">Routing: NOS</text:p>
            <text:p text:style-name="P1"><text:change-end text:change-id="ct247174056"/><text:change-start text:change-id="ct247174160"/>Compute the bit-wise inclusive or function of the two integer values.<text:change-end text:change-id="ct247174160"/></text:p>
          </table:table-cell>
          <table:covered-table-cell/>
        </table:table-row>
        <table:table-row table:style-name="Table130.1">
          <table:table-cell table:style-name="Table130.A2" office:value-type="string">
            <text:p text:style-name="P18"><text:change-start text:change-id="ct247174264"/>Code<text:change-end text:change-id="ct247174264"/></text:p>
          </table:table-cell>
          <table:table-cell table:style-name="Table130.B2" office:value-type="string">
            <text:p text:style-name="P18"><text:change-start text:change-id="ct247174368"/>Result<text:change-end text:change-id="ct247174368"/></text:p>
          </table:table-cell>
        </table:table-row>
        <table:table-row table:style-name="Table130.1">
          <table:table-cell table:style-name="Table130.A2" office:value-type="string">
            <text:p text:style-name="Snippet"><text:change-start text:change-id="ct247174472"/>15 40 or<text:change-end text:change-id="ct247174472"/></text:p>
          </table:table-cell>
          <table:table-cell table:style-name="Table130.B2" office:value-type="string">
            <text:p text:style-name="P2"><text:change-start text:change-id="ct247174576"/>47<text:change-end text:change-id="ct247174576"/></text:p>
          </table:table-cell>
        </table:table-row>
      </table:table>
      <text:p text:style-name="Text_20_body"><text:change text:change-id="ct247174680"/><text:change-start text:change-id="ct24717478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5408828"/>xor<text:alphabetical-index-mark-end text:id="IMark2654088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8">Code</text:p>
          </table:table-cell>
          <table:table-cell table:style-name="Table131.B2" office:value-type="string">
            <text:p text:style-name="P18">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7174784"/></text:p>
      <text:p text:style-name="Text_20_body"/>
      <text:h text:style-name="Heading_20_1" text:outline-level="1"><text:alphabetical-index-mark-start text:id="IMark265412284"/><text:alphabetical-index-mark-start text:id="IMark265412524"/><text:alphabetical-index-mark-start text:id="IMark265411180"/>NilClass<text:alphabetical-index-mark-end text:id="IMark265411180"/><text:alphabetical-index-mark-end text:id="IMark265412524"/><text:alphabetical-index-mark-end text:id="IMark26541228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7174888"/> </text:p>
      <text:p text:style-name="P1">Note that in Boolean expressions, nil is treated as an alias for false.<text:change-end text:change-id="ct24717488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5408828"/>&amp;&amp;<text:alphabetical-index-mark-end text:id="IMark26540882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8">Code</text:p>
          </table:table-cell>
          <table:table-cell table:style-name="Table26.B2" office:value-type="string">
            <text:p text:style-name="P18">Result</text:p>
          </table:table-cell>
        </table:table-row>
        <table:table-row table:style-name="Table26.2">
          <table:table-cell table:style-name="Table26.A2" office:value-type="string">
            <text:p text:style-name="Snippet"><text:change-start text:change-id="ct247174992"/>nil true &amp;&amp;<text:change-end text:change-id="ct247174992"/></text:p>
          </table:table-cell>
          <table:table-cell table:style-name="Table26.B2" office:value-type="string">
            <text:p text:style-name="P2"><text:change-start text:change-id="ct247175096"/>false<text:change-end text:change-id="ct24717509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5408828"/>^^<text:alphabetical-index-mark-end text:id="IMark26540882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8">Code</text:p>
          </table:table-cell>
          <table:table-cell table:style-name="Table27.B2" office:value-type="string">
            <text:p text:style-name="P18">Result</text:p>
          </table:table-cell>
        </table:table-row>
        <table:table-row table:style-name="Table27.2">
          <table:table-cell table:style-name="Table27.A2" office:value-type="string">
            <text:p text:style-name="Snippet"><text:change-start text:change-id="ct247175200"/>nil <text:change-end text:change-id="ct247175200"/><text:change-start text:change-id="ct247175304"/>false ^^<text:change-end text:change-id="ct247175304"/></text:p>
          </table:table-cell>
          <table:table-cell table:style-name="Table27.B2" office:value-type="string">
            <text:p text:style-name="P2"><text:change-start text:change-id="ct247175408"/>false<text:change-end text:change-id="ct247175408"/></text:p>
          </table:table-cell>
        </table:table-row>
        <table:table-row table:style-name="Table27.2">
          <table:table-cell table:style-name="Table27.A2" office:value-type="string">
            <text:p text:style-name="Snippet"><text:change-start text:change-id="ct247175512"/>nil true ^^<text:change-end text:change-id="ct247175512"/></text:p>
          </table:table-cell>
          <table:table-cell table:style-name="Table27.B2" office:value-type="string">
            <text:p text:style-name="P2"><text:change-start text:change-id="ct247175616"/>true<text:change-end text:change-id="ct24717561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5408828"/>||<text:alphabetical-index-mark-end text:id="IMark26540882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8">Code</text:p>
          </table:table-cell>
          <table:table-cell table:style-name="Table28.B2" office:value-type="string">
            <text:p text:style-name="P18">Result</text:p>
          </table:table-cell>
        </table:table-row>
        <table:table-row table:style-name="Table28.2">
          <table:table-cell table:style-name="Table28.A2" office:value-type="string">
            <text:p text:style-name="Snippet"><text:change-start text:change-id="ct247175720"/>nil false ||<text:change-end text:change-id="ct247175720"/></text:p>
          </table:table-cell>
          <table:table-cell table:style-name="Table28.B2" office:value-type="string">
            <text:p text:style-name="P2"><text:change-start text:change-id="ct247175824"/>false<text:change-end text:change-id="ct247175824"/></text:p>
          </table:table-cell>
        </table:table-row>
        <table:table-row table:style-name="Table28.2">
          <table:table-cell table:style-name="Table28.A2" office:value-type="string">
            <text:p text:style-name="Snippet"><text:change-start text:change-id="ct247175928"/>nil true ||<text:change-end text:change-id="ct247175928"/></text:p>
          </table:table-cell>
          <table:table-cell table:style-name="Table28.B2" office:value-type="string">
            <text:p text:style-name="P2"><text:change-start text:change-id="ct247176032"/>true<text:change-end text:change-id="ct247176032"/></text:p>
          </table:table-cell>
        </table:table-row>
      </table:table>
      <text:p text:style-name="Text_20_body"/>
      <text:h text:style-name="Heading_20_1" text:outline-level="1"><text:alphabetical-index-mark-start text:id="IMark265412284"/>Numeric<text:alphabetical-index-mark-end text:id="IMark26541228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47176136"/><text:change-start text:change-id="ct247176240"/>The Numeric class is the abstract base class for num<text:change-end text:change-id="ct247176240"/><text:change-start text:change-id="ct247176344"/>eric data. It is the location for the vast majority of methods that act on such data. In use, data will be instances of <text:change-end text:change-id="ct247176344"/><text:change-start text:change-id="ct247176448"/>Complex, Float, Integer (via Bignum and Fixnum), and Rational data.<text:change-end text:change-id="ct247176448"/><text:change-start text:change-id="ct247176552"/></text:p>
      <text:h text:style-name="Heading_20_2" text:outline-level="2">Specia<text:change-end text:change-id="ct247176552"/><text:change-start text:change-id="ct247176656"/>l Numeric Values</text:h>
      <text:p text:style-name="Text_20_body"><text:change-end text:change-id="ct2471766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5408828"/>-infinity<text:alphabetical-index-mark-end text:id="IMark26540882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8">Code</text:p>
          </table:table-cell>
          <table:table-cell table:style-name="Table371.B2" office:value-type="string">
            <text:p text:style-name="P18">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717676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65408828"/>dpr<text:alphabetical-index-mark-end text:id="IMark2654088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8">Code</text:p>
          </table:table-cell>
          <table:table-cell table:style-name="Table200.B2" office:value-type="string">
            <text:p text:style-name="P18">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7176760"/><text:change-start text:change-id="ct247176904"/><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5408828"/>e<text:alphabetical-index-mark-end text:id="IMark2654088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8">Code</text:p>
          </table:table-cell>
          <table:table-cell table:style-name="Table201.B2" office:value-type="string">
            <text:p text:style-name="P18">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717690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5408828"/>epsilon<text:alphabetical-index-mark-end text:id="IMark26540882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8">Code</text:p>
          </table:table-cell>
          <table:table-cell table:style-name="Table373.B2" office:value-type="string">
            <text:p text:style-name="P18">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5408828"/>infinity<text:alphabetical-index-mark-end text:id="IMark26540882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8">Code</text:p>
          </table:table-cell>
          <table:table-cell table:style-name="Table372.B2" office:value-type="string">
            <text:p text:style-name="P18">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65408828"/>max_float<text:alphabetical-index-mark-end text:id="IMark2654088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8">Code</text:p>
          </table:table-cell>
          <table:table-cell table:style-name="Table368.B2" office:value-type="string">
            <text:p text:style-name="P18">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265408828"/>min_float<text:alphabetical-index-mark-end text:id="IMark2654088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8">Code</text:p>
          </table:table-cell>
          <table:table-cell table:style-name="Table369.B2" office:value-type="string">
            <text:p text:style-name="P18">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5408828"/>nan<text:alphabetical-index-mark-end text:id="IMark26540882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8">Code</text:p>
          </table:table-cell>
          <table:table-cell table:style-name="Table370.B2" office:value-type="string">
            <text:p text:style-name="P18">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717804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5408828"/>pi<text:alphabetical-index-mark-end text:id="IMark2654088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8">Code</text:p>
          </table:table-cell>
          <table:table-cell table:style-name="Table202.B2" office:value-type="string">
            <text:p text:style-name="P18">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3</text:note-citation><text:note-body><text:p text:style-name="P55"><text:change-start text:change-id="ct247177008"/>In 1897, <text:change-end text:change-id="ct247177008"/>several<text:change-start text:change-id="ct247177112"/> attempt<text:change-end text:change-id="ct247177112"/>s<text:change-start text:change-id="ct247177216"/> w<text:change-end text:change-id="ct247177216"/>ere<text:change-start text:change-id="ct247177320"/> made <text:change-end text:change-id="ct247177320"/><text:change-start text:change-id="ct247177424"/>to legislate the value of pi<text:change-end text:change-id="ct247177424"/> to a number of incorrectly computed values<text:change-start text:change-id="ct247177528"/>. Fortunately, th<text:change-end text:change-id="ct247177528"/>e<text:change-start text:change-id="ct247177632"/>s<text:change-end text:change-id="ct247177632"/>e<text:change-start text:change-id="ct247177736"/> effort<text:change-end text:change-id="ct247177736"/>s<text:change-start text:change-id="ct247177840"/> w<text:change-end text:change-id="ct247177840"/>ere<text:change-start text:change-id="ct247177944"/> unsuccessful.<text:change-end text:change-id="ct247177944"/></text:p></text:note-body></text:note></text:p>
          </table:table-cell>
        </table:table-row>
      </table:table>
      <text:p text:style-name="Text_20_body"><text:change-end text:change-id="ct247178048"/></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47178152"/><text:change-start text:change-id="ct24717825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5408828"/>*<text:alphabetical-index-mark-end text:id="IMark2654088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8">Code</text:p>
          </table:table-cell>
          <table:table-cell table:style-name="Table132.B2" office:value-type="string">
            <text:p text:style-name="P18">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7178256"/><text:change text:change-id="ct24717836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7178464"/>[a_numeric a_numeric] <text:alphabetical-index-mark-start text:id="IMark265408828"/>**<text:alphabetical-index-mark-end text:id="IMark265408828"/> [a_numeric]</text:h>
            <text:p text:style-name="Text_20_body">Routing: NOS</text:p>
            <text:p text:style-name="P1"><text:change-end text:change-id="ct247178464"/><text:change-start text:change-id="ct247178568"/>The exponentiation operator is impleme<text:change-end text:change-id="ct247178568"/><text:change-start text:change-id="ct247178672"/>nted by this method. Note the the second operand, the power, is converted to a Float first.<text:change-end text:change-id="ct247178672"/></text:p>
          </table:table-cell>
          <table:covered-table-cell/>
        </table:table-row>
        <table:table-row table:style-name="Table133.1">
          <table:table-cell table:style-name="Table133.A2" office:value-type="string">
            <text:p text:style-name="P18"><text:change-start text:change-id="ct247178776"/>Code<text:change-end text:change-id="ct247178776"/></text:p>
          </table:table-cell>
          <table:table-cell table:style-name="Table133.B2" office:value-type="string">
            <text:p text:style-name="P18"><text:change-start text:change-id="ct247178880"/>Result<text:change-end text:change-id="ct247178880"/></text:p>
          </table:table-cell>
        </table:table-row>
        <table:table-row table:style-name="Table133.1">
          <table:table-cell table:style-name="Table133.A2" office:value-type="string">
            <text:p text:style-name="Snippet"><text:change-start text:change-id="ct247178984"/>2 10 **<text:change-end text:change-id="ct247178984"/></text:p>
          </table:table-cell>
          <table:table-cell table:style-name="Table133.B2" office:value-type="string">
            <text:p text:style-name="P2"><text:change-start text:change-id="ct247179088"/>1024<text:change-end text:change-id="ct247179088"/></text:p>
          </table:table-cell>
        </table:table-row>
        <table:table-row table:style-name="Table133.1">
          <table:table-cell table:style-name="Table133.A2" office:value-type="string">
            <text:p text:style-name="Snippet"><text:change-start text:change-id="ct247179192"/>3 4 **<text:change-end text:change-id="ct247179192"/></text:p>
          </table:table-cell>
          <table:table-cell table:style-name="Table133.B2" office:value-type="string">
            <text:p text:style-name="P2"><text:change-start text:change-id="ct247179296"/>81<text:change-end text:change-id="ct247179296"/></text:p>
          </table:table-cell>
        </table:table-row>
        <table:table-row table:style-name="Table133.1">
          <table:table-cell table:style-name="Table133.A2" office:value-type="string">
            <text:p text:style-name="Snippet"><text:change-start text:change-id="ct247179400"/>2 1/2 <text:change-end text:change-id="ct247179400"/><text:change-start text:change-id="ct247179504"/>**<text:change-end text:change-id="ct247179504"/></text:p>
          </table:table-cell>
          <table:table-cell table:style-name="Table133.B2" office:value-type="string">
            <text:p text:style-name="P2"><text:change-start text:change-id="ct247179608"/>1.4142135623730951<text:change-end text:change-id="ct247179608"/></text:p>
          </table:table-cell>
        </table:table-row>
      </table:table>
      <text:p text:style-name="Text_20_body"><text:change text:change-id="ct2471797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7179816"/>[a_numeric a_numeric] <text:alphabetical-index-mark-start text:id="IMark265408828"/>+<text:alphabetical-index-mark-end text:id="IMark265408828"/> [a_numeric]</text:h>
            <text:p text:style-name="Text_20_body">Routing: NOS</text:p>
            <text:p text:style-name="P1">The addition operator is implemented by this method.<text:change-end text:change-id="ct247179816"/></text:p>
          </table:table-cell>
          <table:covered-table-cell/>
        </table:table-row>
        <table:table-row table:style-name="Table134.1">
          <table:table-cell table:style-name="Table134.A2" office:value-type="string">
            <text:p text:style-name="P18"><text:change-start text:change-id="ct247179920"/>Code<text:change-end text:change-id="ct247179920"/></text:p>
          </table:table-cell>
          <table:table-cell table:style-name="Table134.B2" office:value-type="string">
            <text:p text:style-name="P18"><text:change-start text:change-id="ct247180024"/>Result<text:change-end text:change-id="ct247180024"/></text:p>
          </table:table-cell>
        </table:table-row>
        <table:table-row table:style-name="Table134.1">
          <table:table-cell table:style-name="Table134.A2" office:value-type="string">
            <text:p text:style-name="Snippet"><text:change-start text:change-id="ct247180128"/>1 1 +<text:change-end text:change-id="ct247180128"/></text:p>
          </table:table-cell>
          <table:table-cell table:style-name="Table134.B2" office:value-type="string">
            <text:p text:style-name="P2"><text:change-start text:change-id="ct247180232"/>2<text:change-end text:change-id="ct247180232"/></text:p>
          </table:table-cell>
        </table:table-row>
        <table:table-row table:style-name="Table134.1">
          <table:table-cell table:style-name="Table134.A2" office:value-type="string">
            <text:p text:style-name="Snippet"><text:change-start text:change-id="ct247180336"/>1.0 7.2 +<text:change-end text:change-id="ct247180336"/></text:p>
          </table:table-cell>
          <table:table-cell table:style-name="Table134.B2" office:value-type="string">
            <text:p text:style-name="P2"><text:change-start text:change-id="ct247180440"/>8.2<text:change-end text:change-id="ct247180440"/></text:p>
          </table:table-cell>
        </table:table-row>
        <table:table-row table:style-name="Table134.1">
          <table:table-cell table:style-name="Table134.A2" office:value-type="string">
            <text:p text:style-name="Snippet"><text:change-start text:change-id="ct247180544"/>1/2<text:change-end text:change-id="ct247180544"/><text:change-start text:change-id="ct247180648"/> 1/3 +<text:change-end text:change-id="ct247180648"/></text:p>
          </table:table-cell>
          <table:table-cell table:style-name="Table134.B2" office:value-type="string">
            <text:p text:style-name="P2"><text:change-start text:change-id="ct247180752"/>5/6<text:change-end text:change-id="ct247180752"/></text:p>
          </table:table-cell>
        </table:table-row>
        <table:table-row table:style-name="Table134.1">
          <table:table-cell table:style-name="Table134.A2" office:value-type="string">
            <text:p text:style-name="Snippet"><text:change-start text:change-id="ct247180856"/>1+2i 1+3i<text:change-end text:change-id="ct247180856"/><text:change-start text:change-id="ct247185008"/> +<text:change-end text:change-id="ct247185008"/></text:p>
          </table:table-cell>
          <table:table-cell table:style-name="Table134.B2" office:value-type="string">
            <text:p text:style-name="P2"><text:change-start text:change-id="ct247185112"/>2+5i<text:change-end text:change-id="ct247185112"/></text:p>
          </table:table-cell>
        </table:table-row>
      </table:table>
      <text:p text:style-name="Text_20_body"><text:change text:change-id="ct247185216"/><text:change-start text:change-id="ct24718532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5408828"/>-<text:alphabetical-index-mark-end text:id="IMark2654088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8">Code</text:p>
          </table:table-cell>
          <table:table-cell table:style-name="Table135.B2" office:value-type="string">
            <text:p text:style-name="P18">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7185320"/><text:change text:change-id="ct247185528"/><text:change text:change-id="ct247185424"/><text:change-start text:change-id="ct24718563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5408828"/>.1/x<text:alphabetical-index-mark-end text:id="IMark2654088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8">Code</text:p>
          </table:table-cell>
          <table:table-cell table:style-name="Table136.B2" office:value-type="string">
            <text:p text:style-name="P18">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7185632"/><text:change text:change-id="ct247185736"/><text:change-start text:change-id="ct24718584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5408828"/>.10**<text:alphabetical-index-mark-end text:id="IMark26540882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8">Code</text:p>
          </table:table-cell>
          <table:table-cell table:style-name="Table137.B2" office:value-type="string">
            <text:p text:style-name="P18">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7185840"/><text:change text:change-id="ct247185944"/><text:change-start text:change-id="ct24718604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5408828"/>.2**<text:alphabetical-index-mark-end text:id="IMark26540882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8">Code</text:p>
          </table:table-cell>
          <table:table-cell table:style-name="Table138.B2" office:value-type="string">
            <text:p text:style-name="P18">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7186048"/><text:change text:change-id="ct247186256"/><text:change text:change-id="ct247186152"/><text:change-start text:change-id="ct24718636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5408828"/>.abs<text:alphabetical-index-mark-end text:id="IMark2654088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8">Code</text:p>
          </table:table-cell>
          <table:table-cell table:style-name="Table139.B2" office:value-type="string">
            <text:p text:style-name="P18">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7186360"/><text:change text:change-id="ct24718646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7186568"/>[a_numeric] <text:alphabetical-index-mark-start text:id="IMark265408828"/>.acos<text:alphabetical-index-mark-end text:id="IMark265408828"/> [a_float]</text:h>
            <text:p text:style-name="Text_20_body">Routing: TOS</text:p>
            <text:p text:style-name="P1">This method computes the arc-cosine (cos(x)<text:span text:style-name="T11">-1</text:span>) of the value. That is it computes the angle in radians <text:change-end text:change-id="ct247186568"/><text:change-start text:change-id="ct247186984"/>whose cosine is the argument<text:note text:id="ftn65" text:note-class="footnote"><text:note-citation>64</text:note-citation><text:note-body><text:p text:style-name="Footnote"><text:change-start text:change-id="ct247186672"/>Please s<text:change-end text:change-id="ct247186672"/><text:change-start text:change-id="ct247186776"/>ee <text:a xlink:type="simple" xlink:href="http://en.wikipedia.org/wiki/Inverse_trigonometric_functions" text:style-name="Internet_20_link" text:visited-style-name="Visited_20_Internet_20_Link">http://en.wikipedia.org/wiki/Inverse_trigonometric_functions</text:a> for m<text:change-end text:change-id="ct247186776"/><text:change-start text:change-id="ct247186880"/>ore details on inverse trigonometric functions.<text:change-end text:change-id="ct247186880"/></text:p></text:note-body></text:note>.<text:change-end text:change-id="ct247186984"/><text:change-start text:change-id="ct247187088"/> <text:span text:style-name="T11"><text:s text:c="11"/></text:span><text:change-end text:change-id="ct247187088"/></text:p>
          </table:table-cell>
          <table:covered-table-cell/>
        </table:table-row>
        <table:table-row table:style-name="Table140.1">
          <table:table-cell table:style-name="Table140.A2" office:value-type="string">
            <text:p text:style-name="P18"><text:change-start text:change-id="ct247187192"/>Code<text:change-end text:change-id="ct247187192"/></text:p>
          </table:table-cell>
          <table:table-cell table:style-name="Table140.B2" office:value-type="string">
            <text:p text:style-name="P18"><text:change-start text:change-id="ct247187296"/>Result<text:change-end text:change-id="ct247187296"/></text:p>
          </table:table-cell>
        </table:table-row>
        <table:table-row table:style-name="Table140.1">
          <table:table-cell table:style-name="Table140.A2" office:value-type="string">
            <text:p text:style-name="Snippet"><text:change-start text:change-id="ct247187400"/>1 .acos<text:change-end text:change-id="ct247187400"/></text:p>
          </table:table-cell>
          <table:table-cell table:style-name="Table140.B2" office:value-type="string">
            <text:p text:style-name="P2"><text:change-start text:change-id="ct247187504"/>0.0<text:change-end text:change-id="ct247187504"/></text:p>
          </table:table-cell>
        </table:table-row>
        <table:table-row table:style-name="Table140.1">
          <table:table-cell table:style-name="Table140.A2" office:value-type="string">
            <text:p text:style-name="Snippet"><text:change-start text:change-id="ct247187608"/>0 .acos<text:change-end text:change-id="ct247187608"/></text:p>
          </table:table-cell>
          <table:table-cell table:style-name="Table140.B2" office:value-type="string">
            <text:p text:style-name="P2"><text:change-start text:change-id="ct247187712"/>1.5707963267948966<text:change-end text:change-id="ct247187712"/></text:p>
          </table:table-cell>
        </table:table-row>
      </table:table>
      <text:p text:style-name="Text_20_body"><text:change text:change-id="ct24718781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7188128"/>[a_numeric] <text:alphabetical-index-mark-start text:id="IMark265408828"/>.acosh<text:alphabetical-index-mark-end text:id="IMark26540882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5</text:note-citation><text:note-body><text:p text:style-name="Footnote"><text:change-start text:change-id="ct24718792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7187920"/><text:change-start text:change-id="ct247188024"/>bolic trigonometric functions.<text:change-end text:change-id="ct247188024"/></text:p></text:note-body></text:note>.<text:change-end text:change-id="ct247188128"/></text:p>
          </table:table-cell>
          <table:covered-table-cell/>
        </table:table-row>
        <table:table-row table:style-name="Table141.1">
          <table:table-cell table:style-name="Table141.A2" office:value-type="string">
            <text:p text:style-name="P18"><text:change-start text:change-id="ct247188232"/>Code<text:change-end text:change-id="ct247188232"/></text:p>
          </table:table-cell>
          <table:table-cell table:style-name="Table141.B2" office:value-type="string">
            <text:p text:style-name="P18"><text:change-start text:change-id="ct247188336"/>Result<text:change-end text:change-id="ct2471883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718844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7188544"/>[a_numeric] <text:alphabetical-index-mark-start text:id="IMark265408828"/>.angle<text:alphabetical-index-mark-end text:id="IMark265408828"/> [a_float]</text:h>
            <text:p text:style-name="Text_20_body">Routing:<text:change-end text:change-id="ct247188544"/> TOS<text:change-start text:change-id="ct247188648"/></text:p>
            <text:p text:style-name="P1"><text:change-end text:change-id="ct2471886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8"><text:change-start text:change-id="ct247188752"/>Code<text:change-end text:change-id="ct247188752"/></text:p>
          </table:table-cell>
          <table:table-cell table:style-name="Table142.B2" office:value-type="string">
            <text:p text:style-name="P18"><text:change-start text:change-id="ct247188856"/>Result<text:change-end text:change-id="ct2471888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71889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7189104"/>[a_numeric] <text:alphabetical-index-mark-start text:id="IMark265408828"/>.asin<text:alphabetical-index-mark-end text:id="IMark265408828"/> [a_<text:change-end text:change-id="ct247189104"/>float<text:change-start text:change-id="ct247189208"/>]</text:h>
            <text:p text:style-name="Text_20_body">Routing:<text:change-end text:change-id="ct247189208"/> TOS<text:change-start text:change-id="ct247189312"/></text:p>
            <text:p text:style-name="P1"><text:change-end text:change-id="ct247189312"/>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8"><text:change-start text:change-id="ct247189416"/>Code<text:change-end text:change-id="ct247189416"/></text:p>
          </table:table-cell>
          <table:table-cell table:style-name="Table143.B2" office:value-type="string">
            <text:p text:style-name="P18"><text:change-start text:change-id="ct247189520"/>Result<text:change-end text:change-id="ct2471895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718962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7189728"/>[a_numeric] <text:alphabetical-index-mark-start text:id="IMark265408828"/>.asinh<text:alphabetical-index-mark-end text:id="IMark265408828"/> [a_<text:change-end text:change-id="ct247189728"/>float<text:change-start text:change-id="ct247189832"/>]</text:h>
            <text:p text:style-name="Text_20_body">Routing:<text:change-end text:change-id="ct247189832"/> TOS<text:change-start text:change-id="ct247189936"/></text:p>
            <text:p text:style-name="P1"><text:change-end text:change-id="ct247189936"/>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8"><text:change-start text:change-id="ct247190040"/>Code<text:change-end text:change-id="ct247190040"/></text:p>
          </table:table-cell>
          <table:table-cell table:style-name="Table144.B2" office:value-type="string">
            <text:p text:style-name="P18"><text:change-start text:change-id="ct247190144"/>Result<text:change-end text:change-id="ct2471901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71902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7190352"/>[a_numeric] <text:alphabetical-index-mark-start text:id="IMark265408828"/>.atan<text:alphabetical-index-mark-end text:id="IMark265408828"/> [a_<text:change-end text:change-id="ct247190352"/>float<text:change-start text:change-id="ct247190456"/>]</text:h>
            <text:p text:style-name="Text_20_body">Routing:<text:change-end text:change-id="ct247190456"/> TOS<text:change-start text:change-id="ct247190560"/></text:p>
            <text:p text:style-name="P1"><text:change-end text:change-id="ct247190560"/>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8"><text:change-start text:change-id="ct247190664"/>Code<text:change-end text:change-id="ct247190664"/></text:p>
          </table:table-cell>
          <table:table-cell table:style-name="Table145.B2" office:value-type="string">
            <text:p text:style-name="P18"><text:change-start text:change-id="ct247190768"/>Result<text:change-end text:change-id="ct24719076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719087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7190976"/>[a_numeric a_numeric] <text:alphabetical-index-mark-start text:id="IMark265408828"/>.atan2<text:alphabetical-index-mark-end text:id="IMark265408828"/> [a_<text:change-end text:change-id="ct247190976"/>float<text:change-start text:change-id="ct247191080"/>]</text:h>
            <text:p text:style-name="Text_20_body">Routing:<text:change-end text:change-id="ct247191080"/> TOS<text:change-start text:change-id="ct247191184"/></text:p>
            <text:p text:style-name="P1"><text:change-end text:change-id="ct24719118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8"><text:change-start text:change-id="ct247191288"/>Code<text:change-end text:change-id="ct247191288"/></text:p>
          </table:table-cell>
          <table:table-cell table:style-name="Table146.B2" office:value-type="string">
            <text:p text:style-name="P18"><text:change-start text:change-id="ct247191392"/>Result<text:change-end text:change-id="ct24719139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7191600"/><text:change text:change-id="ct24719149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7191704"/>[a_numeric] <text:alphabetical-index-mark-start text:id="IMark265408828"/>.atanh<text:alphabetical-index-mark-end text:id="IMark265408828"/> [a_<text:change-end text:change-id="ct247191704"/>float<text:change-start text:change-id="ct247191808"/>]</text:h>
            <text:p text:style-name="Text_20_body">Routing:<text:change-end text:change-id="ct247191808"/> TOS<text:change-start text:change-id="ct247191912"/></text:p>
            <text:p text:style-name="P1"><text:change-end text:change-id="ct247191912"/>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8"><text:change-start text:change-id="ct247192016"/>Code<text:change-end text:change-id="ct247192016"/></text:p>
          </table:table-cell>
          <table:table-cell table:style-name="Table147.B2" office:value-type="string">
            <text:p text:style-name="P18"><text:change-start text:change-id="ct247192120"/>Result<text:change-end text:change-id="ct2471921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71922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7192328"/>[a_numeric a_numeric] <text:alphabetical-index-mark-start text:id="IMark265408828"/>.c2p<text:alphabetical-index-mark-end text:id="IMark265408828"/> [a_<text:change-end text:change-id="ct247192328"/>float<text:change-start text:change-id="ct247192432"/> a_<text:change-end text:change-id="ct247192432"/>float<text:change-start text:change-id="ct247192536"/>]</text:h>
            <text:p text:style-name="Text_20_body">Routing: TOS</text:p>
            <text:p text:style-name="P1"><text:change-end text:change-id="ct2471925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8"><text:change-start text:change-id="ct247192640"/>Code<text:change-end text:change-id="ct247192640"/></text:p>
          </table:table-cell>
          <table:table-cell table:style-name="Table148.B2" office:value-type="string">
            <text:p text:style-name="P18"><text:change-start text:change-id="ct247192744"/>Result<text:change-end text:change-id="ct2471927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7192952"/><text:change text:change-id="ct2471928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7193056"/>[a_numeric] <text:alphabetical-index-mark-start text:id="IMark265408828"/>.cbrt<text:alphabetical-index-mark-end text:id="IMark265408828"/> [a_<text:change-end text:change-id="ct247193056"/>float<text:change-start text:change-id="ct247193200"/>]</text:h>
            <text:p text:style-name="Text_20_body">Routing:<text:change-end text:change-id="ct247193200"/> TOS<text:change-start text:change-id="ct247193304"/></text:p>
            <text:p text:style-name="P1"><text:change-end text:change-id="ct247193304"/>This method computes the cube root (X<text:span text:style-name="T11">1/3</text:span>) of the value.</text:p>
          </table:table-cell>
          <table:covered-table-cell/>
        </table:table-row>
        <table:table-row table:style-name="Table149.1">
          <table:table-cell table:style-name="Table149.A2" office:value-type="string">
            <text:p text:style-name="P18"><text:change-start text:change-id="ct247193408"/>Code<text:change-end text:change-id="ct247193408"/></text:p>
          </table:table-cell>
          <table:table-cell table:style-name="Table149.B2" office:value-type="string">
            <text:p text:style-name="P18"><text:change-start text:change-id="ct247193512"/>Result<text:change-end text:change-id="ct2471935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719361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7193720"/>[a_numeric] <text:alphabetical-index-mark-start text:id="IMark265408828"/>.ceil<text:alphabetical-index-mark-end text:id="IMark265408828"/> [a<text:change-end text:change-id="ct247193720"/>n<text:change-start text:change-id="ct247193824"/>_<text:change-end text:change-id="ct247193824"/>integer<text:change-start text:change-id="ct247193928"/>]</text:h>
            <text:p text:style-name="Text_20_body">Routing:<text:change-end text:change-id="ct247193928"/> TOS<text:change-start text:change-id="ct247194032"/></text:p>
            <text:p text:style-name="P1"><text:change-end text:change-id="ct247194032"/>This method computes the smallest integer that is greater than or equal to the argument.</text:p>
          </table:table-cell>
          <table:covered-table-cell/>
        </table:table-row>
        <table:table-row table:style-name="Table150.1">
          <table:table-cell table:style-name="Table150.A2" office:value-type="string">
            <text:p text:style-name="P18"><text:change-start text:change-id="ct247194136"/>Code<text:change-end text:change-id="ct247194136"/></text:p>
          </table:table-cell>
          <table:table-cell table:style-name="Table150.B2" office:value-type="string">
            <text:p text:style-name="P18"><text:change-start text:change-id="ct247194240"/>Result<text:change-end text:change-id="ct2471942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719434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7194448"/>[a_numeric] <text:alphabetical-index-mark-start text:id="IMark265408828"/>.conjugate<text:alphabetical-index-mark-end text:id="IMark265408828"/> [a_numeric]</text:h>
            <text:p text:style-name="Text_20_body">Routing:<text:change-end text:change-id="ct247194448"/> TOS<text:change-start text:change-id="ct247194552"/></text:p>
            <text:p text:style-name="P1"><text:change-end text:change-id="ct247194552"/>This method computes the complex conjugate of the argument. For non-complex data, this has no effect.</text:p>
          </table:table-cell>
          <table:covered-table-cell/>
        </table:table-row>
        <table:table-row table:style-name="Table151.1">
          <table:table-cell table:style-name="Table151.A2" office:value-type="string">
            <text:p text:style-name="P18"><text:change-start text:change-id="ct247194656"/>Code<text:change-end text:change-id="ct247194656"/></text:p>
          </table:table-cell>
          <table:table-cell table:style-name="Table151.B2" office:value-type="string">
            <text:p text:style-name="P18"><text:change-start text:change-id="ct247194760"/>Result<text:change-end text:change-id="ct2471947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71948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7194968"/>[a_numeric] <text:alphabetical-index-mark-start text:id="IMark265408828"/>.cos<text:alphabetical-index-mark-end text:id="IMark265408828"/> [a_<text:change-end text:change-id="ct247194968"/>float<text:change-start text:change-id="ct247195072"/>]</text:h>
            <text:p text:style-name="Text_20_body">Routing:<text:change-end text:change-id="ct247195072"/> TOS<text:change-start text:change-id="ct247195176"/></text:p>
            <text:p text:style-name="P1"><text:change-end text:change-id="ct247195176"/>This method computes the cosine<text:note text:id="ftn68"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8"><text:change-start text:change-id="ct247195280"/>Code<text:change-end text:change-id="ct247195280"/></text:p>
          </table:table-cell>
          <table:table-cell table:style-name="Table152.B2" office:value-type="string">
            <text:p text:style-name="P18"><text:change-start text:change-id="ct247195384"/>Result<text:change-end text:change-id="ct2471953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7195592"/><text:change text:change-id="ct2471954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7195696"/>[a_numeric] <text:alphabetical-index-mark-start text:id="IMark156372300"/>.cosh<text:alphabetical-index-mark-end text:id="IMark156372300"/> [a_<text:change-end text:change-id="ct247195696"/>float<text:change-start text:change-id="ct247195800"/>]</text:h>
            <text:p text:style-name="Text_20_body">Routing:<text:change-end text:change-id="ct247195800"/> TOS<text:change-start text:change-id="ct247195904"/></text:p>
            <text:p text:style-name="P1"><text:change-end text:change-id="ct247195904"/>This method computes the hyperbolic-cosine<text:note text:id="ftn69"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8"><text:change-start text:change-id="ct247196008"/>Code<text:change-end text:change-id="ct247196008"/></text:p>
          </table:table-cell>
          <table:table-cell table:style-name="Table153.B2" office:value-type="string">
            <text:p text:style-name="P18"><text:change-start text:change-id="ct247196112"/>Result<text:change-end text:change-id="ct2471961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719621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7196320"/>[a_numeric] <text:alphabetical-index-mark-start text:id="IMark156372300"/>.cube<text:alphabetical-index-mark-end text:id="IMark156372300"/> [a_numeric]</text:h>
            <text:p text:style-name="Text_20_body">Routing:<text:change-end text:change-id="ct247196320"/> TOS<text:change-start text:change-id="ct247196424"/></text:p>
            <text:p text:style-name="P1"><text:change-end text:change-id="ct247196424"/>This method computes the cube (X<text:span text:style-name="T11">3</text:span>) of the number.</text:p>
          </table:table-cell>
          <table:covered-table-cell/>
        </table:table-row>
        <table:table-row table:style-name="Table154.1">
          <table:table-cell table:style-name="Table154.A2" office:value-type="string">
            <text:p text:style-name="P18"><text:change-start text:change-id="ct247196528"/>Code<text:change-end text:change-id="ct247196528"/></text:p>
          </table:table-cell>
          <table:table-cell table:style-name="Table154.B2" office:value-type="string">
            <text:p text:style-name="P18"><text:change-start text:change-id="ct247196632"/>Result<text:change-end text:change-id="ct2471966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719673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7196840"/>[a_numeric] <text:alphabetical-index-mark-start text:id="IMark156372300"/>.d2r<text:alphabetical-index-mark-end text:id="IMark156372300"/> [a_<text:change-end text:change-id="ct247196840"/>float<text:change-start text:change-id="ct247196944"/>]</text:h>
            <text:p text:style-name="Text_20_body">Routing:<text:change-end text:change-id="ct247196944"/> TOS<text:change-start text:change-id="ct247197048"/></text:p>
            <text:p text:style-name="P1"><text:change-end text:change-id="ct247197048"/>This method converts the argument number from degrees to radians.</text:p>
          </table:table-cell>
          <table:covered-table-cell/>
        </table:table-row>
        <table:table-row table:style-name="Table155.1">
          <table:table-cell table:style-name="Table155.A2" office:value-type="string">
            <text:p text:style-name="P18"><text:change-start text:change-id="ct247197152"/>Code<text:change-end text:change-id="ct247197152"/></text:p>
          </table:table-cell>
          <table:table-cell table:style-name="Table155.B2" office:value-type="string">
            <text:p text:style-name="P18"><text:change-start text:change-id="ct247197296"/>Result<text:change-end text:change-id="ct2471972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719740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7197504"/>[a_numeric] <text:alphabetical-index-mark-start text:id="IMark156372300"/>.denominator<text:alphabetical-index-mark-end text:id="IMark156372300"/> [a<text:change-end text:change-id="ct247197504"/>n<text:change-start text:change-id="ct247197608"/>_<text:change-end text:change-id="ct247197608"/>integer<text:change-start text:change-id="ct247197712"/>]</text:h>
            <text:p text:style-name="Text_20_body">Routing:<text:change-end text:change-id="ct247197712"/> TOS<text:change-start text:change-id="ct247197816"/></text:p>
            <text:p text:style-name="P1"><text:change-end text:change-id="ct2471978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8"><text:change-start text:change-id="ct247197920"/>Code<text:change-end text:change-id="ct247197920"/></text:p>
          </table:table-cell>
          <table:table-cell table:style-name="Table156.B2" office:value-type="string">
            <text:p text:style-name="P18"><text:change-start text:change-id="ct247198024"/>Result<text:change-end text:change-id="ct2471980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71981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7198232"/>[a_numeric] <text:alphabetical-index-mark-start text:id="IMark156372300"/>.e**<text:alphabetical-index-mark-end text:id="IMark156372300"/> [a_<text:change-end text:change-id="ct247198232"/>float<text:change-start text:change-id="ct247198336"/>]</text:h>
            <text:p text:style-name="Text_20_body">Routing:<text:change-end text:change-id="ct247198336"/> TOS<text:change-start text:change-id="ct247198440"/></text:p>
            <text:p text:style-name="P1"><text:change-end text:change-id="ct247198440"/>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8"><text:change-start text:change-id="ct247198544"/>Code<text:change-end text:change-id="ct247198544"/></text:p>
          </table:table-cell>
          <table:table-cell table:style-name="Table157.B2" office:value-type="string">
            <text:p text:style-name="P18"><text:change-start text:change-id="ct247198648"/>Result<text:change-end text:change-id="ct2471986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719875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7198856"/>[a_numeric] <text:alphabetical-index-mark-start text:id="IMark156372300"/>.emit<text:alphabetical-index-mark-end text:id="IMark156372300"/> []</text:h>
            <text:p text:style-name="Text_20_body">Routing:<text:change-end text:change-id="ct247198856"/> TOS<text:change-start text:change-id="ct247198960"/></text:p>
            <text:p text:style-name="P1"><text:change-end text:change-id="ct247198960"/>This method emits a character with the code of numeric argument.</text:p>
          </table:table-cell>
          <table:covered-table-cell/>
        </table:table-row>
        <table:table-row table:style-name="Table158.1">
          <table:table-cell table:style-name="Table158.A2" office:value-type="string">
            <text:p text:style-name="P18"><text:change-start text:change-id="ct247199064"/>Code<text:change-end text:change-id="ct247199064"/></text:p>
          </table:table-cell>
          <table:table-cell table:style-name="Table158.B2" office:value-type="string">
            <text:p text:style-name="P18"><text:change-start text:change-id="ct247199168"/>Result<text:change-end text:change-id="ct2471991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7199376"/><text:change text:change-id="ct24719927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7199480"/>[a_numeric] <text:alphabetical-index-mark-start text:id="IMark156372300"/>.floor<text:alphabetical-index-mark-end text:id="IMark156372300"/> [a<text:change-end text:change-id="ct247199480"/>n<text:change-start text:change-id="ct247199584"/>_<text:change-end text:change-id="ct247199584"/>integer<text:change-start text:change-id="ct247199688"/>]</text:h>
            <text:p text:style-name="Text_20_body">Routing:<text:change-end text:change-id="ct247199688"/> TOS<text:change-start text:change-id="ct247199792"/></text:p>
            <text:p text:style-name="P1"><text:change-end text:change-id="ct247199792"/>This method computes the largest integer that is less than or equal to the argument.</text:p>
          </table:table-cell>
          <table:covered-table-cell/>
        </table:table-row>
        <table:table-row table:style-name="Table159.1">
          <table:table-cell table:style-name="Table159.A2" office:value-type="string">
            <text:p text:style-name="P18"><text:change-start text:change-id="ct247199896"/>Code<text:change-end text:change-id="ct247199896"/></text:p>
          </table:table-cell>
          <table:table-cell table:style-name="Table159.B2" office:value-type="string">
            <text:p text:style-name="P18"><text:change-start text:change-id="ct247200000"/>Result<text:change-end text:change-id="ct24720000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720010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7200208"/>[a_numeric a_numeric] <text:alphabetical-index-mark-start text:id="IMark156372300"/>.hypot<text:alphabetical-index-mark-end text:id="IMark156372300"/> [a_<text:change-end text:change-id="ct247200208"/>float<text:change-start text:change-id="ct247200312"/>]</text:h>
            <text:p text:style-name="Text_20_body">Routing:<text:change-end text:change-id="ct247200312"/> TOS<text:change-start text:change-id="ct247200416"/></text:p>
            <text:p text:style-name="P1"><text:change-end text:change-id="ct247200416"/>Given two lengths, this method computes the length of the hypotenuse. </text:p>
          </table:table-cell>
          <table:covered-table-cell/>
        </table:table-row>
        <table:table-row table:style-name="Table160.1">
          <table:table-cell table:style-name="Table160.A2" office:value-type="string">
            <text:p text:style-name="P18"><text:change-start text:change-id="ct247200520"/>Code<text:change-end text:change-id="ct247200520"/></text:p>
          </table:table-cell>
          <table:table-cell table:style-name="Table160.B2" office:value-type="string">
            <text:p text:style-name="P18"><text:change-start text:change-id="ct247200624"/>Result<text:change-end text:change-id="ct24720062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72007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7200832"/>[a_numeric] <text:alphabetical-index-mark-start text:id="IMark156372300"/>.imaginary<text:alphabetical-index-mark-end text:id="IMark156372300"/> [a_numeric]</text:h>
            <text:p text:style-name="Text_20_body">Routing:<text:change-end text:change-id="ct247200832"/> TOS<text:change-start text:change-id="ct247200936"/></text:p>
            <text:p text:style-name="P1"><text:change-end text:change-id="ct2472009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8"><text:change-start text:change-id="ct247201040"/>Code<text:change-end text:change-id="ct247201040"/></text:p>
          </table:table-cell>
          <table:table-cell table:style-name="Table161.B2" office:value-type="string">
            <text:p text:style-name="P18"><text:change-start text:change-id="ct247201144"/>Result<text:change-end text:change-id="ct2472011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720124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7266928"/>[a_numeric] <text:alphabetical-index-mark-start text:id="IMark156372300"/>.ln<text:alphabetical-index-mark-end text:id="IMark156372300"/> [a_<text:change-end text:change-id="ct247266928"/>float<text:change-start text:change-id="ct247267032"/>]</text:h>
            <text:p text:style-name="Text_20_body">Routing:<text:change-end text:change-id="ct247267032"/> TOS<text:change-start text:change-id="ct247267136"/></text:p>
            <text:p text:style-name="P1"><text:change-end text:change-id="ct247267136"/>This method computes the natural logarithm (log<text:span text:style-name="T6">e</text:span>) of the given value.</text:p>
          </table:table-cell>
          <table:covered-table-cell/>
        </table:table-row>
        <table:table-row table:style-name="Table162.1">
          <table:table-cell table:style-name="Table162.A2" office:value-type="string">
            <text:p text:style-name="P18"><text:change-start text:change-id="ct247267240"/>Code<text:change-end text:change-id="ct247267240"/></text:p>
          </table:table-cell>
          <table:table-cell table:style-name="Table162.B2" office:value-type="string">
            <text:p text:style-name="P18"><text:change-start text:change-id="ct247267344"/>Result<text:change-end text:change-id="ct2472673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726744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7267552"/>[a_numeric] <text:alphabetical-index-mark-start text:id="IMark156372300"/>.log10<text:alphabetical-index-mark-end text:id="IMark156372300"/> [a_<text:change-end text:change-id="ct247267552"/>float<text:change-start text:change-id="ct247267656"/>]</text:h>
            <text:p text:style-name="Text_20_body">Routing:<text:change-end text:change-id="ct247267656"/> TOS<text:change-start text:change-id="ct247267760"/></text:p>
            <text:p text:style-name="P1"><text:change-end text:change-id="ct247267760"/>This method computes the base 10 logarithm (log<text:span text:style-name="T6">10</text:span>) of the given value.</text:p>
          </table:table-cell>
          <table:covered-table-cell/>
        </table:table-row>
        <table:table-row table:style-name="Table163.1">
          <table:table-cell table:style-name="Table163.A2" office:value-type="string">
            <text:p text:style-name="P18"><text:change-start text:change-id="ct247267864"/>Code<text:change-end text:change-id="ct247267864"/></text:p>
          </table:table-cell>
          <table:table-cell table:style-name="Table163.B2" office:value-type="string">
            <text:p text:style-name="P18"><text:change-start text:change-id="ct247267968"/>Result<text:change-end text:change-id="ct2472679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72680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7268176"/>[a_numeric] <text:alphabetical-index-mark-start text:id="IMark156372300"/>.log2<text:alphabetical-index-mark-end text:id="IMark156372300"/> [a_<text:change-end text:change-id="ct247268176"/>float<text:change-start text:change-id="ct247268280"/>]</text:h>
            <text:p text:style-name="Text_20_body">Routing:<text:change-end text:change-id="ct247268280"/> TOS<text:change-start text:change-id="ct247268384"/></text:p>
            <text:p text:style-name="P1"><text:change-end text:change-id="ct247268384"/>This method computes the base 2 logarithm (log<text:span text:style-name="T6">2</text:span>) of the given value.</text:p>
          </table:table-cell>
          <table:covered-table-cell/>
        </table:table-row>
        <table:table-row table:style-name="Table164.1">
          <table:table-cell table:style-name="Table164.A2" office:value-type="string">
            <text:p text:style-name="P18"><text:change-start text:change-id="ct247268488"/>Code<text:change-end text:change-id="ct247268488"/></text:p>
          </table:table-cell>
          <table:table-cell table:style-name="Table164.B2" office:value-type="string">
            <text:p text:style-name="P18"><text:change-start text:change-id="ct247268592"/>Result<text:change-end text:change-id="ct24726859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72686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7268800"/>[a_numeric] <text:alphabetical-index-mark-start text:id="IMark156372300"/>.magnitude<text:alphabetical-index-mark-end text:id="IMark156372300"/> [a_numeric]</text:h>
            <text:p text:style-name="Text_20_body">Routing:<text:change-end text:change-id="ct247268800"/> TOS<text:change-start text:change-id="ct247268904"/></text:p>
            <text:p text:style-name="P1"><text:change-end text:change-id="ct2472689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8"><text:change-start text:change-id="ct247269008"/>Code<text:change-end text:change-id="ct247269008"/></text:p>
          </table:table-cell>
          <table:table-cell table:style-name="Table165.B2" office:value-type="string">
            <text:p text:style-name="P18"><text:change-start text:change-id="ct247269112"/>Result<text:change-end text:change-id="ct2472691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72692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7269320"/>[a_numeric] <text:alphabetical-index-mark-start text:id="IMark156372300"/>.numerator<text:alphabetical-index-mark-end text:id="IMark156372300"/> [a_numeric]</text:h>
            <text:p text:style-name="Text_20_body">Routing:<text:change-end text:change-id="ct247269320"/> TOS<text:change-start text:change-id="ct247269424"/></text:p>
            <text:p text:style-name="P1"><text:change-end text:change-id="ct2472694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8"><text:change-start text:change-id="ct247269528"/>Code<text:change-end text:change-id="ct247269528"/></text:p>
          </table:table-cell>
          <table:table-cell table:style-name="Table166.B2" office:value-type="string">
            <text:p text:style-name="P18"><text:change-start text:change-id="ct247269632"/>Result<text:change-end text:change-id="ct2472696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7269840"/><text:change text:change-id="ct2472697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7269944"/>[a_numeric a_numeric] <text:alphabetical-index-mark-start text:id="IMark156372300"/>.p2c<text:alphabetical-index-mark-end text:id="IMark156372300"/> [a_<text:change-end text:change-id="ct247269944"/>float<text:change-start text:change-id="ct247270048"/> a_<text:change-end text:change-id="ct247270048"/>float<text:change-start text:change-id="ct247270152"/>]</text:h>
            <text:p text:style-name="Text_20_body">Routing:<text:change-end text:change-id="ct247270152"/> TOS<text:change-start text:change-id="ct247270256"/></text:p>
            <text:p text:style-name="P1"><text:change-end text:change-id="ct2472702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8"><text:change-start text:change-id="ct247270360"/>Code<text:change-end text:change-id="ct247270360"/></text:p>
          </table:table-cell>
          <table:table-cell table:style-name="Table167.B2" office:value-type="string">
            <text:p text:style-name="P18"><text:change-start text:change-id="ct247270464"/>Result<text:change-end text:change-id="ct2472704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72705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7270672"/>[a_numeric] <text:alphabetical-index-mark-start text:id="IMark156372300"/>.polar<text:alphabetical-index-mark-end text:id="IMark156372300"/> [a_<text:change-end text:change-id="ct247270672"/>float<text:change-start text:change-id="ct247270776"/> a_<text:change-end text:change-id="ct247270776"/>float<text:change-start text:change-id="ct247270880"/>]</text:h>
            <text:p text:style-name="Text_20_body">Routing:<text:change-end text:change-id="ct247270880"/> TOS<text:change-start text:change-id="ct247271024"/></text:p>
            <text:p text:style-name="P1"><text:change-end text:change-id="ct247271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8"><text:change-start text:change-id="ct247271128"/>Code<text:change-end text:change-id="ct247271128"/></text:p>
          </table:table-cell>
          <table:table-cell table:style-name="Table168.B2" office:value-type="string">
            <text:p text:style-name="P18"><text:change-start text:change-id="ct247271232"/>Result<text:change-end text:change-id="ct247271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72713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7271440"/>[a_numeric] <text:alphabetical-index-mark-start text:id="IMark156372300"/>.r2d<text:alphabetical-index-mark-end text:id="IMark156372300"/> [a_<text:change-end text:change-id="ct247271440"/>float<text:change-start text:change-id="ct247271544"/>]</text:h>
            <text:p text:style-name="Text_20_body">Routing:<text:change-end text:change-id="ct247271544"/> TOS<text:change-start text:change-id="ct247271648"/></text:p>
            <text:p text:style-name="P1"><text:change-end text:change-id="ct247271648"/>Convert a angle value from radians to degrees.</text:p>
          </table:table-cell>
          <table:covered-table-cell/>
        </table:table-row>
        <table:table-row table:style-name="Table169.1">
          <table:table-cell table:style-name="Table169.A2" office:value-type="string">
            <text:p text:style-name="P18"><text:change-start text:change-id="ct247271752"/>Code<text:change-end text:change-id="ct247271752"/></text:p>
          </table:table-cell>
          <table:table-cell table:style-name="Table169.B2" office:value-type="string">
            <text:p text:style-name="P18"><text:change-start text:change-id="ct247271856"/>Result<text:change-end text:change-id="ct247271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7271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7272064"/>[a_numeric] <text:alphabetical-index-mark-start text:id="IMark156372300"/>.real<text:alphabetical-index-mark-end text:id="IMark156372300"/> [a_numeric]</text:h>
            <text:p text:style-name="Text_20_body">Routing:<text:change-end text:change-id="ct247272064"/> TOS<text:change-start text:change-id="ct247272168"/></text:p>
            <text:p text:style-name="P1"><text:change-end text:change-id="ct2472721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8"><text:change-start text:change-id="ct247272272"/>Code<text:change-end text:change-id="ct247272272"/></text:p>
          </table:table-cell>
          <table:table-cell table:style-name="Table170.B2" office:value-type="string">
            <text:p text:style-name="P18"><text:change-start text:change-id="ct247272376"/>Result<text:change-end text:change-id="ct2472723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72724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7272584"/>[a_numeric] <text:alphabetical-index-mark-start text:id="IMark156372300"/>.round<text:alphabetical-index-mark-end text:id="IMark156372300"/> [a<text:change-end text:change-id="ct247272584"/>n<text:change-start text:change-id="ct247272688"/>_<text:change-end text:change-id="ct247272688"/>integer<text:change-start text:change-id="ct247272792"/>]</text:h>
            <text:p text:style-name="Text_20_body">Routing:<text:change-end text:change-id="ct247272792"/> TOS<text:change-start text:change-id="ct247272896"/></text:p>
            <text:p text:style-name="P1"><text:change-end text:change-id="ct247272896"/>This method rounds the argument number to the nearest integer.</text:p>
          </table:table-cell>
          <table:covered-table-cell/>
        </table:table-row>
        <table:table-row table:style-name="Table171.1">
          <table:table-cell table:style-name="Table171.A2" office:value-type="string">
            <text:p text:style-name="P18"><text:change-start text:change-id="ct247273000"/>Code<text:change-end text:change-id="ct247273000"/></text:p>
          </table:table-cell>
          <table:table-cell table:style-name="Table171.B2" office:value-type="string">
            <text:p text:style-name="P18"><text:change-start text:change-id="ct247273104"/>Result<text:change-end text:change-id="ct2472731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72732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7273312"/>[a_numeric] <text:alphabetical-index-mark-start text:id="IMark156372300"/>.sin<text:alphabetical-index-mark-end text:id="IMark156372300"/> [a_<text:change-end text:change-id="ct247273312"/>float<text:change-start text:change-id="ct247273416"/>]</text:h>
            <text:p text:style-name="Text_20_body">Routing:<text:change-end text:change-id="ct247273416"/> TOS<text:change-start text:change-id="ct247273520"/></text:p>
            <text:p text:style-name="P1"><text:change-end text:change-id="ct247273520"/>This method computes the sine of the argument angle in radians.</text:p>
          </table:table-cell>
          <table:covered-table-cell/>
        </table:table-row>
        <table:table-row table:style-name="Table172.1">
          <table:table-cell table:style-name="Table172.A2" office:value-type="string">
            <text:p text:style-name="P18"><text:change-start text:change-id="ct247273624"/>Code<text:change-end text:change-id="ct247273624"/></text:p>
          </table:table-cell>
          <table:table-cell table:style-name="Table172.B2" office:value-type="string">
            <text:p text:style-name="P18"><text:change-start text:change-id="ct247273728"/>Result<text:change-end text:change-id="ct2472737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727383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7273936"/>[a_numeric] <text:alphabetical-index-mark-start text:id="IMark156372300"/>.sinh<text:alphabetical-index-mark-end text:id="IMark156372300"/> [a_<text:change-end text:change-id="ct247273936"/>float<text:change-start text:change-id="ct247274040"/>]</text:h>
            <text:p text:style-name="Text_20_body">Routing:<text:change-end text:change-id="ct247274040"/> TOS<text:change-start text:change-id="ct247274144"/></text:p>
            <text:p text:style-name="P1"><text:change-end text:change-id="ct247274144"/>This method computes the hyperbolic-sine of the argument angle in radians.</text:p>
          </table:table-cell>
          <table:covered-table-cell/>
        </table:table-row>
        <table:table-row table:style-name="Table173.1">
          <table:table-cell table:style-name="Table173.A2" office:value-type="string">
            <text:p text:style-name="P18"><text:change-start text:change-id="ct247274248"/>Code<text:change-end text:change-id="ct247274248"/></text:p>
          </table:table-cell>
          <table:table-cell table:style-name="Table173.B2" office:value-type="string">
            <text:p text:style-name="P18"><text:change-start text:change-id="ct247274352"/>Result<text:change-end text:change-id="ct2472743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727445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7274560"/>[a_numeric] <text:alphabetical-index-mark-start text:id="IMark156372300"/>.sleep<text:alphabetical-index-mark-end text:id="IMark156372300"/> []</text:h>
            <text:p text:style-name="Text_20_body">Routing:<text:change-end text:change-id="ct247274560"/> TOS<text:change-start text:change-id="ct247274664"/></text:p>
            <text:p text:style-name="P1"><text:change-end text:change-id="ct247274664"/>This method will put the current thread to sleep for the specified number of seconds. See the Thread class for more details.</text:p>
          </table:table-cell>
        </table:table-row>
      </table:table>
      <text:p text:style-name="Text_20_body"><text:change text:change-id="ct24727476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7274872"/>[a_numeric] <text:alphabetical-index-mark-start text:id="IMark156372300"/>.sqr<text:alphabetical-index-mark-end text:id="IMark156372300"/> [a_numeric]</text:h>
            <text:p text:style-name="Text_20_body">Routing:<text:change-end text:change-id="ct247274872"/> TOS<text:change-start text:change-id="ct247274976"/></text:p>
            <text:p text:style-name="P1"><text:change-end text:change-id="ct247274976"/>This method computes the square of the argument value.</text:p>
          </table:table-cell>
          <table:covered-table-cell/>
        </table:table-row>
        <table:table-row table:style-name="Table175.1">
          <table:table-cell table:style-name="Table175.A2" office:value-type="string">
            <text:p text:style-name="P18"><text:change-start text:change-id="ct247279128"/>Code<text:change-end text:change-id="ct247279128"/></text:p>
          </table:table-cell>
          <table:table-cell table:style-name="Table175.B2" office:value-type="string">
            <text:p text:style-name="P18"><text:change-start text:change-id="ct247279232"/>Result<text:change-end text:change-id="ct2472792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72793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7279440"/>[a_numeric] <text:alphabetical-index-mark-start text:id="IMark156372300"/>.sqrt<text:alphabetical-index-mark-end text:id="IMark156372300"/> [a_<text:change-end text:change-id="ct247279440"/>float<text:change-start text:change-id="ct247279544"/>]</text:h>
            <text:p text:style-name="Text_20_body">Routing:<text:change-end text:change-id="ct247279544"/> TOS<text:change-start text:change-id="ct247279648"/></text:p>
            <text:p text:style-name="P1"><text:change-end text:change-id="ct247279648"/>This method computes the square root of the argument value.</text:p>
          </table:table-cell>
          <table:covered-table-cell/>
        </table:table-row>
        <table:table-row table:style-name="Table176.1">
          <table:table-cell table:style-name="Table176.A2" office:value-type="string">
            <text:p text:style-name="P18"><text:change-start text:change-id="ct247279752"/>Code<text:change-end text:change-id="ct247279752"/></text:p>
          </table:table-cell>
          <table:table-cell table:style-name="Table176.B2" office:value-type="string">
            <text:p text:style-name="P18"><text:change-start text:change-id="ct247279856"/>Result<text:change-end text:change-id="ct2472798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7279960"/></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47280064"/>[a_numeric] <text:alphabetical-index-mark-start text:id="IMark156372300"/>.tan<text:alphabetical-index-mark-end text:id="IMark156372300"/> [a_<text:change-end text:change-id="ct247280064"/>float<text:change-start text:change-id="ct247280168"/>]</text:h>
            <text:p text:style-name="Text_20_body">Routing:<text:change-end text:change-id="ct247280168"/> TOS<text:change-start text:change-id="ct247280272"/></text:p>
            <text:p text:style-name="P1"><text:change-end text:change-id="ct247280272"/>This method computes the tangent of the argument angle in radians.</text:p>
          </table:table-cell>
          <table:covered-table-cell/>
        </table:table-row>
        <table:table-row table:style-name="Table177.1">
          <table:table-cell table:style-name="Table177.A2" office:value-type="string">
            <text:p text:style-name="P18"><text:change-start text:change-id="ct247280376"/>Code<text:change-end text:change-id="ct247280376"/></text:p>
          </table:table-cell>
          <table:table-cell table:style-name="Table177.B2" office:value-type="string">
            <text:p text:style-name="P18"><text:change-start text:change-id="ct247280480"/>Result<text:change-end text:change-id="ct2472804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72805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7280688"/>[a_numeric] <text:alphabetical-index-mark-start text:id="IMark156372300"/>.tanh<text:alphabetical-index-mark-end text:id="IMark156372300"/> [a_<text:change-end text:change-id="ct247280688"/>float<text:change-start text:change-id="ct247280792"/>]</text:h>
            <text:p text:style-name="Text_20_body">Routing:<text:change-end text:change-id="ct247280792"/> TOS<text:change-start text:change-id="ct247280896"/></text:p>
            <text:p text:style-name="P1"><text:change-end text:change-id="ct247280896"/>This method computes the hyperbolic-tangent of the argument angle in radians.</text:p>
          </table:table-cell>
          <table:covered-table-cell/>
        </table:table-row>
        <table:table-row table:style-name="Table178.1">
          <table:table-cell table:style-name="Table178.A2" office:value-type="string">
            <text:p text:style-name="P18"><text:change-start text:change-id="ct247281000"/>Code<text:change-end text:change-id="ct247281000"/></text:p>
          </table:table-cell>
          <table:table-cell table:style-name="Table178.B2" office:value-type="string">
            <text:p text:style-name="P18"><text:change-start text:change-id="ct247281104"/>Result<text:change-end text:change-id="ct2472811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56372300"/>.to_n<text:alphabetical-index-mark-end text:id="IMark15637230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8">Code</text:p>
          </table:table-cell>
          <table:table-cell table:style-name="Table468.B2" office:value-type="string">
            <text:p text:style-name="P18">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56372300"/>.to_n!<text:alphabetical-index-mark-end text:id="IMark15637230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8">Code</text:p>
          </table:table-cell>
          <table:table-cell table:style-name="Table469.B2" office:value-type="string">
            <text:p text:style-name="P18">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4">Cannot convert a String instance to a Numeric instance</text:p>
          </table:table-cell>
        </table:table-row>
      </table:table>
      <text:p text:style-name="Text_20_body"/>
      <text:change text:change-id="ct24728120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7281312"/>[a_numeric a_numeric] <text:alphabetical-index-mark-start text:id="IMark156372300"/>/<text:alphabetical-index-mark-end text:id="IMark156372300"/> [a_numeric]</text:h>
            <text:p text:style-name="Text_20_body">Routing:<text:change-end text:change-id="ct247281312"/> NOS<text:change-start text:change-id="ct247281416"/></text:p>
            <text:p text:style-name="P1"><text:change-end text:change-id="ct247281416"/>This method implements the division operator.</text:p>
          </table:table-cell>
          <table:covered-table-cell/>
        </table:table-row>
        <table:table-row table:style-name="Table179.1">
          <table:table-cell table:style-name="Table179.A2" office:value-type="string">
            <text:p text:style-name="P18"><text:change-start text:change-id="ct247281520"/>Code<text:change-end text:change-id="ct247281520"/></text:p>
          </table:table-cell>
          <table:table-cell table:style-name="Table179.B2" office:value-type="string">
            <text:p text:style-name="P18"><text:change-start text:change-id="ct247281624"/>Result<text:change-end text:change-id="ct2472816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72817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7281832"/>[a_numeric] <text:alphabetical-index-mark-start text:id="IMark156372300"/>0&lt;<text:alphabetical-index-mark-end text:id="IMark156372300"/> [a_boolean]</text:h>
            <text:p text:style-name="Text_20_body">Routing:<text:change-end text:change-id="ct247281832"/> TOS<text:change-start text:change-id="ct247281936"/></text:p>
            <text:p text:style-name="P1"><text:change-end text:change-id="ct247281936"/>Is this number less than zero?</text:p>
          </table:table-cell>
          <table:covered-table-cell/>
        </table:table-row>
        <table:table-row table:style-name="Table180.1">
          <table:table-cell table:style-name="Table180.A2" office:value-type="string">
            <text:p text:style-name="P18"><text:change-start text:change-id="ct247282040"/>Code<text:change-end text:change-id="ct247282040"/></text:p>
          </table:table-cell>
          <table:table-cell table:style-name="Table180.B2" office:value-type="string">
            <text:p text:style-name="P18"><text:change-start text:change-id="ct247282144"/>Result<text:change-end text:change-id="ct2472821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728224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7282352"/>[a_numeric] <text:alphabetical-index-mark-start text:id="IMark156372300"/>0&lt;=<text:alphabetical-index-mark-end text:id="IMark156372300"/> [a_boolean]</text:h>
            <text:p text:style-name="Text_20_body">Routing:<text:change-end text:change-id="ct247282352"/> TOS<text:change-start text:change-id="ct247282456"/></text:p>
            <text:p text:style-name="P1"><text:change-end text:change-id="ct247282456"/>Is this number less than or equal to zero?</text:p>
          </table:table-cell>
          <table:covered-table-cell/>
        </table:table-row>
        <table:table-row table:style-name="Table181.1">
          <table:table-cell table:style-name="Table181.A2" office:value-type="string">
            <text:p text:style-name="P18"><text:change-start text:change-id="ct247282560"/>Code<text:change-end text:change-id="ct247282560"/></text:p>
          </table:table-cell>
          <table:table-cell table:style-name="Table181.B2" office:value-type="string">
            <text:p text:style-name="P18"><text:change-start text:change-id="ct247282664"/>Result<text:change-end text:change-id="ct24728266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728276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7282872"/>[a_numeric] <text:alphabetical-index-mark-start text:id="IMark156372300"/>0&lt;=&gt;<text:alphabetical-index-mark-end text:id="IMark156372300"/> [<text:change-end text:change-id="ct247282872"/>1, 0, or -1<text:change-start text:change-id="ct247282976"/>]</text:h>
            <text:p text:style-name="Text_20_body">Routing:<text:change-end text:change-id="ct247282976"/> TOS<text:change-start text:change-id="ct247283080"/></text:p>
            <text:p text:style-name="P1"><text:change-end text:change-id="ct247283080"/>Perform a “three outcome” comparison of the value with zero.</text:p>
          </table:table-cell>
          <table:covered-table-cell/>
        </table:table-row>
        <table:table-row table:style-name="Table182.1">
          <table:table-cell table:style-name="Table182.A2" office:value-type="string">
            <text:p text:style-name="P18"><text:change-start text:change-id="ct247348760"/>Code<text:change-end text:change-id="ct247348760"/></text:p>
          </table:table-cell>
          <table:table-cell table:style-name="Table182.B2" office:value-type="string">
            <text:p text:style-name="P18"><text:change-start text:change-id="ct247348864"/>Result<text:change-end text:change-id="ct2473488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7349072"/><text:change text:change-id="ct2473489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7349176"/>[a_numeric] <text:alphabetical-index-mark-start text:id="IMark156372300"/>0&lt;&gt; <text:alphabetical-index-mark-end text:id="IMark156372300"/>[a_boolean]</text:h>
            <text:p text:style-name="Text_20_body">Routing:<text:change-end text:change-id="ct247349176"/> TOS<text:change-start text:change-id="ct247349280"/></text:p>
            <text:p text:style-name="P1"><text:change-end text:change-id="ct247349280"/>Is the number not equal to zero?</text:p>
          </table:table-cell>
          <table:covered-table-cell/>
        </table:table-row>
        <table:table-row table:style-name="Table183.1">
          <table:table-cell table:style-name="Table183.A2" office:value-type="string">
            <text:p text:style-name="P18"><text:change-start text:change-id="ct247349384"/>Code<text:change-end text:change-id="ct247349384"/></text:p>
          </table:table-cell>
          <table:table-cell table:style-name="Table183.B2" office:value-type="string">
            <text:p text:style-name="P18"><text:change-start text:change-id="ct247349488"/>Result<text:change-end text:change-id="ct2473494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734959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7349696"/>[a_numeric] <text:alphabetical-index-mark-start text:id="IMark156372300"/>0=<text:alphabetical-index-mark-end text:id="IMark156372300"/> [a_boolean]</text:h>
            <text:p text:style-name="Text_20_body">Routing:<text:change-end text:change-id="ct247349696"/> TOS<text:change-start text:change-id="ct247349800"/></text:p>
            <text:p text:style-name="P1"><text:change-end text:change-id="ct247349800"/>Is the number equal to zero?</text:p>
          </table:table-cell>
          <table:covered-table-cell/>
        </table:table-row>
        <table:table-row table:style-name="Table184.1">
          <table:table-cell table:style-name="Table184.A2" office:value-type="string">
            <text:p text:style-name="P18"><text:change-start text:change-id="ct247349904"/>Code<text:change-end text:change-id="ct247349904"/></text:p>
          </table:table-cell>
          <table:table-cell table:style-name="Table184.B2" office:value-type="string">
            <text:p text:style-name="P18"><text:change-start text:change-id="ct247350008"/>Result<text:change-end text:change-id="ct2473500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73501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7350216"/>[a_numeric] <text:alphabetical-index-mark-start text:id="IMark156372300"/>0&gt;<text:alphabetical-index-mark-end text:id="IMark156372300"/> [a_boolean]</text:h>
            <text:p text:style-name="Text_20_body">Routing:<text:change-end text:change-id="ct247350216"/> TOS<text:change-start text:change-id="ct247350320"/></text:p>
            <text:p text:style-name="P1"><text:change-end text:change-id="ct247350320"/>Is the number greater than zero?</text:p>
          </table:table-cell>
          <table:covered-table-cell/>
        </table:table-row>
        <table:table-row table:style-name="Table185.1">
          <table:table-cell table:style-name="Table185.A2" office:value-type="string">
            <text:p text:style-name="P18"><text:change-start text:change-id="ct247350424"/>Code<text:change-end text:change-id="ct247350424"/></text:p>
          </table:table-cell>
          <table:table-cell table:style-name="Table185.B2" office:value-type="string">
            <text:p text:style-name="P18"><text:change-start text:change-id="ct247350528"/>Result<text:change-end text:change-id="ct2473505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735063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7350736"/>[a_numeric] <text:alphabetical-index-mark-start text:id="IMark156372300"/>0&gt;=<text:alphabetical-index-mark-end text:id="IMark156372300"/> [a_boolean]</text:h>
            <text:p text:style-name="Text_20_body">Routing:<text:change-end text:change-id="ct247350736"/> TOS<text:change-start text:change-id="ct247350840"/></text:p>
            <text:p text:style-name="P1"><text:change-end text:change-id="ct247350840"/>Is the number greater than or equal to zero?</text:p>
          </table:table-cell>
          <table:covered-table-cell/>
        </table:table-row>
        <table:table-row table:style-name="Table186.1">
          <table:table-cell table:style-name="Table186.A2" office:value-type="string">
            <text:p text:style-name="P18"><text:change-start text:change-id="ct247350944"/>Code<text:change-end text:change-id="ct247350944"/></text:p>
          </table:table-cell>
          <table:table-cell table:style-name="Table186.B2" office:value-type="string">
            <text:p text:style-name="P18"><text:change-start text:change-id="ct247351048"/>Result<text:change-end text:change-id="ct2473510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735115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7351256"/>[a_numeric] <text:alphabetical-index-mark-start text:id="IMark156372300"/>1+<text:alphabetical-index-mark-end text:id="IMark156372300"/> [a_numeric]</text:h>
            <text:p text:style-name="Text_20_body">Routing:<text:change-end text:change-id="ct247351256"/> TOS<text:change-start text:change-id="ct247351360"/></text:p>
            <text:p text:style-name="P1"><text:change-end text:change-id="ct247351360"/>Add one to the number</text:p>
          </table:table-cell>
          <table:covered-table-cell/>
        </table:table-row>
        <table:table-row table:style-name="Table187.1">
          <table:table-cell table:style-name="Table187.A2" office:value-type="string">
            <text:p text:style-name="P18"><text:change-start text:change-id="ct247351464"/>Code<text:change-end text:change-id="ct247351464"/></text:p>
          </table:table-cell>
          <table:table-cell table:style-name="Table187.B2" office:value-type="string">
            <text:p text:style-name="P18"><text:change-start text:change-id="ct247351568"/>Result<text:change-end text:change-id="ct2473515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73516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7351776"/>[a_numeric] <text:alphabetical-index-mark-start text:id="IMark156372300"/>1-<text:alphabetical-index-mark-end text:id="IMark156372300"/> [a_numeric]</text:h>
            <text:p text:style-name="Text_20_body">Routing:<text:change-end text:change-id="ct247351776"/> TOS<text:change-start text:change-id="ct247351880"/></text:p>
            <text:p text:style-name="P1"><text:change-end text:change-id="ct247351880"/>Subtract ond from the number</text:p>
          </table:table-cell>
          <table:covered-table-cell/>
        </table:table-row>
        <table:table-row table:style-name="Table188.1">
          <table:table-cell table:style-name="Table188.A2" office:value-type="string">
            <text:p text:style-name="P18"><text:change-start text:change-id="ct247351984"/>Code<text:change-end text:change-id="ct247351984"/></text:p>
          </table:table-cell>
          <table:table-cell table:style-name="Table188.B2" office:value-type="string">
            <text:p text:style-name="P18"><text:change-start text:change-id="ct247352088"/>Result<text:change-end text:change-id="ct2473520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73521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7352296"/>[a_numeric] <text:alphabetical-index-mark-start text:id="IMark156372300"/>2*<text:alphabetical-index-mark-end text:id="IMark156372300"/> [a_numeric]</text:h>
            <text:p text:style-name="Text_20_body">Routing:<text:change-end text:change-id="ct247352296"/> TOS<text:change-start text:change-id="ct247352400"/></text:p>
            <text:p text:style-name="P1"><text:change-end text:change-id="ct247352400"/>Multiply the number by two.</text:p>
          </table:table-cell>
          <table:covered-table-cell/>
        </table:table-row>
        <table:table-row table:style-name="Table189.1">
          <table:table-cell table:style-name="Table189.A2" office:value-type="string">
            <text:p text:style-name="P18"><text:change-start text:change-id="ct247352504"/>Code<text:change-end text:change-id="ct247352504"/></text:p>
          </table:table-cell>
          <table:table-cell table:style-name="Table189.B2" office:value-type="string">
            <text:p text:style-name="P18"><text:change-start text:change-id="ct247352608"/>Result<text:change-end text:change-id="ct2473526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735271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7352816"/>[a_numeric] <text:alphabetical-index-mark-start text:id="IMark156372300"/>2+<text:alphabetical-index-mark-end text:id="IMark156372300"/> [a_numeric]</text:h>
            <text:p text:style-name="Text_20_body">Routing:<text:change-end text:change-id="ct247352816"/> TOS<text:change-start text:change-id="ct247352920"/></text:p>
            <text:p text:style-name="P1"><text:change-end text:change-id="ct247352920"/>Add two to the number</text:p>
          </table:table-cell>
          <table:covered-table-cell/>
        </table:table-row>
        <table:table-row table:style-name="Table190.1">
          <table:table-cell table:style-name="Table190.A2" office:value-type="string">
            <text:p text:style-name="P18"><text:change-start text:change-id="ct247353024"/>Code<text:change-end text:change-id="ct247353024"/></text:p>
          </table:table-cell>
          <table:table-cell table:style-name="Table190.B2" office:value-type="string">
            <text:p text:style-name="P18"><text:change-start text:change-id="ct247353128"/>Result<text:change-end text:change-id="ct2473531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735323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7353336"/>[a_numeric] <text:alphabetical-index-mark-start text:id="IMark156372300"/>2-<text:alphabetical-index-mark-end text:id="IMark156372300"/> [a_numeric]</text:h>
            <text:p text:style-name="Text_20_body">Routing:<text:change-end text:change-id="ct247353336"/> TOS<text:change-start text:change-id="ct247353440"/></text:p>
            <text:p text:style-name="P1"><text:change-end text:change-id="ct247353440"/>Subtract two from the number</text:p>
          </table:table-cell>
          <table:covered-table-cell/>
        </table:table-row>
        <table:table-row table:style-name="Table191.1">
          <table:table-cell table:style-name="Table191.A2" office:value-type="string">
            <text:p text:style-name="P18"><text:change-start text:change-id="ct247353544"/>Code<text:change-end text:change-id="ct247353544"/></text:p>
          </table:table-cell>
          <table:table-cell table:style-name="Table191.B2" office:value-type="string">
            <text:p text:style-name="P18"><text:change-start text:change-id="ct247353648"/>Result<text:change-end text:change-id="ct2473536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73537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7353856"/>[a_numeric] <text:alphabetical-index-mark-start text:id="IMark156372300"/>2/<text:alphabetical-index-mark-end text:id="IMark156372300"/> [a_numeric]</text:h>
            <text:p text:style-name="Text_20_body">Routing:<text:change-end text:change-id="ct247353856"/> TOS<text:change-start text:change-id="ct247353960"/></text:p>
            <text:p text:style-name="P1"><text:change-end text:change-id="ct247353960"/>Divide the number by two. Note that for integers, rounding down toward negative infinity is emplyed.</text:p>
          </table:table-cell>
          <table:covered-table-cell/>
        </table:table-row>
        <table:table-row table:style-name="Table192.1">
          <table:table-cell table:style-name="Table192.A2" office:value-type="string">
            <text:p text:style-name="P18"><text:change-start text:change-id="ct247354064"/>Code<text:change-end text:change-id="ct247354064"/></text:p>
          </table:table-cell>
          <table:table-cell table:style-name="Table192.B2" office:value-type="string">
            <text:p text:style-name="P18"><text:change-start text:change-id="ct247354168"/>Result<text:change-end text:change-id="ct2473541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73542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7354376"/>[a_numeric<text:change-end text:change-id="ct247354376"/> a_numeric<text:change-start text:change-id="ct247354480"/>] <text:alphabetical-index-mark-start text:id="IMark156372300"/>&lt;<text:alphabetical-index-mark-end text:id="IMark156372300"/> [a_boolean]</text:h>
            <text:p text:style-name="Text_20_body">Routing:<text:change-end text:change-id="ct247354480"/> NOS<text:change-start text:change-id="ct247354584"/></text:p>
            <text:p text:style-name="P1"><text:change-end text:change-id="ct247354584"/>Is the first number less than the second?</text:p>
          </table:table-cell>
          <table:covered-table-cell/>
        </table:table-row>
        <table:table-row table:style-name="Table193.1">
          <table:table-cell table:style-name="Table193.A2" office:value-type="string">
            <text:p text:style-name="P18"><text:change-start text:change-id="ct247354688"/>Code<text:change-end text:change-id="ct247354688"/></text:p>
          </table:table-cell>
          <table:table-cell table:style-name="Table193.B2" office:value-type="string">
            <text:p text:style-name="P18"><text:change-start text:change-id="ct247354792"/>Result<text:change-end text:change-id="ct2473547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735489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7355000"/>[a_numeric<text:change-end text:change-id="ct247355000"/> a_numeric<text:change-start text:change-id="ct247355104"/>] <text:alphabetical-index-mark-start text:id="IMark156372300"/>&lt;=<text:alphabetical-index-mark-end text:id="IMark156372300"/> [a_boolean]</text:h>
            <text:p text:style-name="Text_20_body">Routing:<text:change-end text:change-id="ct247355104"/> NOS<text:change-start text:change-id="ct247355208"/></text:p>
            <text:p text:style-name="P1"><text:change-end text:change-id="ct247355208"/>Is the first number less than or equal to the second?</text:p>
          </table:table-cell>
          <table:covered-table-cell/>
        </table:table-row>
        <table:table-row table:style-name="Table194.1">
          <table:table-cell table:style-name="Table194.A2" office:value-type="string">
            <text:p text:style-name="P18"><text:change-start text:change-id="ct247355312"/>Code<text:change-end text:change-id="ct247355312"/></text:p>
          </table:table-cell>
          <table:table-cell table:style-name="Table194.B2" office:value-type="string">
            <text:p text:style-name="P18"><text:change-start text:change-id="ct247355416"/>Result<text:change-end text:change-id="ct2473554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73555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3" text:outline-level="3"><text:change-start text:change-id="ct247355624"/>[a_numeric<text:change-end text:change-id="ct247355624"/> a_numeric<text:change-start text:change-id="ct247355728"/>] <text:alphabetical-index-mark-start text:id="IMark156372300"/>&lt;=&gt;<text:alphabetical-index-mark-end text:id="IMark156372300"/> [-1, 0, or 1]</text:h>
            <text:p text:style-name="Text_20_body">Routing:<text:change-end text:change-id="ct247355728"/> NOS<text:change-start text:change-id="ct247355832"/></text:p>
            <text:p text:style-name="P1"><text:change-end text:change-id="ct247355832"/>Perform a “three outcome” comparison of the first value with the second value.</text:p>
          </table:table-cell>
          <table:covered-table-cell/>
        </table:table-row>
        <table:table-row table:style-name="Table195.1">
          <table:table-cell table:style-name="Table195.A2" office:value-type="string">
            <text:p text:style-name="P18"><text:change-start text:change-id="ct247355936"/>Code<text:change-end text:change-id="ct247355936"/></text:p>
          </table:table-cell>
          <table:table-cell table:style-name="Table195.B2" office:value-type="string">
            <text:p text:style-name="P18"><text:change-start text:change-id="ct247356040"/>Result<text:change-end text:change-id="ct2473560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7356248"/><text:change text:change-id="ct2473561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7356352"/>[a_numeric<text:change-end text:change-id="ct247356352"/> a_numeric<text:change-start text:change-id="ct247356456"/>] <text:alphabetical-index-mark-start text:id="IMark156372300"/>&gt;<text:alphabetical-index-mark-end text:id="IMark156372300"/> [a_boolean]</text:h>
            <text:p text:style-name="Text_20_body">Routing:<text:change-end text:change-id="ct247356456"/> NOS<text:change-start text:change-id="ct247356560"/></text:p>
            <text:p text:style-name="P1"><text:change-end text:change-id="ct247356560"/>Is the first number greater than the second number.</text:p>
          </table:table-cell>
          <table:covered-table-cell/>
        </table:table-row>
        <table:table-row table:style-name="Table196.1">
          <table:table-cell table:style-name="Table196.A2" office:value-type="string">
            <text:p text:style-name="P18"><text:change-start text:change-id="ct247356664"/>Code<text:change-end text:change-id="ct247356664"/></text:p>
          </table:table-cell>
          <table:table-cell table:style-name="Table196.B2" office:value-type="string">
            <text:p text:style-name="P18"><text:change-start text:change-id="ct247356768"/>Result<text:change-end text:change-id="ct2473567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73569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7357056"/>[a_numeric<text:change-end text:change-id="ct247357056"/> a_numeric<text:change-start text:change-id="ct247357160"/>] <text:alphabetical-index-mark-start text:id="IMark156372300"/>&gt;=<text:alphabetical-index-mark-end text:id="IMark156372300"/> [a_boolean]</text:h>
            <text:p text:style-name="Text_20_body">Routing:<text:change-end text:change-id="ct247357160"/> NOS<text:change-start text:change-id="ct247357264"/></text:p>
            <text:p text:style-name="P1"><text:change-end text:change-id="ct247357264"/>Is the first number greater than or equal to the second number.</text:p>
          </table:table-cell>
          <table:covered-table-cell/>
        </table:table-row>
        <table:table-row table:style-name="Table197.1">
          <table:table-cell table:style-name="Table197.A2" office:value-type="string">
            <text:p text:style-name="P18"><text:change-start text:change-id="ct247357368"/>Code<text:change-end text:change-id="ct247357368"/></text:p>
          </table:table-cell>
          <table:table-cell table:style-name="Table197.B2" office:value-type="string">
            <text:p text:style-name="P18"><text:change-start text:change-id="ct247357472"/>Result<text:change-end text:change-id="ct2473574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73575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7357680"/>[a_numeric a_numeric] <text:alphabetical-index-mark-start text:id="IMark156372300"/>mod<text:alphabetical-index-mark-end text:id="IMark156372300"/> [a_numeric]</text:h>
            <text:p text:style-name="Text_20_body">Routing:<text:change-end text:change-id="ct247357680"/> NOS<text:change-start text:change-id="ct247357784"/></text:p>
            <text:p text:style-name="P1"><text:change-end text:change-id="ct247357784"/>Compute the modulus (or remainder) of dividing the first number by the second.</text:p>
          </table:table-cell>
          <table:covered-table-cell/>
        </table:table-row>
        <table:table-row table:style-name="Table198.1">
          <table:table-cell table:style-name="Table198.A2" office:value-type="string">
            <text:p text:style-name="P18"><text:change-start text:change-id="ct247357888"/>Code<text:change-end text:change-id="ct247357888"/></text:p>
          </table:table-cell>
          <table:table-cell table:style-name="Table198.B2" office:value-type="string">
            <text:p text:style-name="P18"><text:change-start text:change-id="ct247357992"/>Result<text:change-end text:change-id="ct2473579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73580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7358200"/>[a_numeric] <text:alphabetical-index-mark-start text:id="IMark156372300"/>neg<text:alphabetical-index-mark-end text:id="IMark156372300"/> [a_numeric]</text:h>
            <text:p text:style-name="Text_20_body">Routing:<text:change-end text:change-id="ct247358200"/> TOS<text:change-start text:change-id="ct247358304"/></text:p>
            <text:p text:style-name="P1"><text:change-end text:change-id="ct247358304"/>Compute zero minus the number.</text:p>
          </table:table-cell>
          <table:covered-table-cell/>
        </table:table-row>
        <table:table-row table:style-name="Table199.1">
          <table:table-cell table:style-name="Table199.A2" office:value-type="string">
            <text:p text:style-name="P18"><text:change-start text:change-id="ct247358408"/>Code<text:change-end text:change-id="ct247358408"/></text:p>
          </table:table-cell>
          <table:table-cell table:style-name="Table199.B2" office:value-type="string">
            <text:p text:style-name="P18"><text:change-start text:change-id="ct247358512"/>Result<text:change-end text:change-id="ct2473585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30089196"/>Object<text:alphabetical-index-mark-end text:id="IMark23008919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6372300"/>&amp;&amp;<text:alphabetical-index-mark-end text:id="IMark15637230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8">Code</text:p>
          </table:table-cell>
          <table:table-cell table:style-name="Table29.B2" office:value-type="string">
            <text:p text:style-name="P18">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6372300"/>.<text:alphabetical-index-mark-end text:id="IMark1563723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8">Code</text:p>
          </table:table-cell>
          <table:table-cell table:style-name="Table11.B2" office:value-type="string">
            <text:p text:style-name="P18">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number-columns-repeated="2"/>
        <text:soft-page-break/>
        <table:table-row table:style-name="Table385.1">
          <table:table-cell table:style-name="Table385.A1" table:number-columns-spanned="2" office:value-type="string">
            <text:h text:style-name="Heading_20_3" text:outline-level="3">[an_object] <text:alphabetical-index-mark-start text:id="IMark156372300"/>.::<text:alphabetical-index-mark-end text:id="IMark15637230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2"/>
          </table:table-cell>
          <table:covered-table-cell/>
        </table:table-row>
        <table:table-row table:style-name="Table385.1">
          <table:table-cell table:style-name="Table385.A2" office:value-type="string">
            <text:p text:style-name="P18">Code</text:p>
          </table:table-cell>
          <table:table-cell table:style-name="Table385.B2" office:value-type="string">
            <text:p text:style-name="P18">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6372300"/>val:<text:alphabetical-index-mark-end text:id="IMark1563723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8">Code</text:p>
          </table:table-cell>
          <table:table-cell table:style-name="Table291.A2" office:value-type="string">
            <text:p text:style-name="P18">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6372300"/>var:<text:alphabetical-index-mark-end text:id="IMark1563723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8">Code</text:p>
          </table:table-cell>
          <table:table-cell table:style-name="Table380.B2" office:value-type="string">
            <text:p text:style-name="P18">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6372300"/>val@:<text:alphabetical-index-mark-end text:id="IMark1563723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8">Code</text:p>
          </table:table-cell>
          <table:table-cell table:style-name="Table381.B2" office:value-type="string">
            <text:p text:style-name="P18">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56372300"/>var@:<text:alphabetical-index-mark-end text:id="IMark1563723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8">Code</text:p>
          </table:table-cell>
          <table:table-cell table:style-name="Table382.B2" office:value-type="string">
            <text:p text:style-name="P18">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56372300"/>super<text:alphabetical-index-mark-end text:id="IMark15637230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6372300"/>;<text:alphabetical-index-mark-end text:id="IMark1563723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6372300"/>.class<text:alphabetical-index-mark-end text:id="IMark1563723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8">Code</text:p>
          </table:table-cell>
          <table:table-cell table:style-name="Table12.B2" office:value-type="string">
            <text:p text:style-name="P18">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ext:soft-page-break/>
        <table:table-row table:style-name="Table14.1">
          <table:table-cell table:style-name="Table14.A1" table:number-columns-spanned="2" office:value-type="string">
            <text:h text:style-name="Heading_20_3" text:outline-level="3">[an_object] <text:alphabetical-index-mark-start text:id="IMark156372300"/>.clone<text:alphabetical-index-mark-end text:id="IMark1563723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8">Code</text:p>
          </table:table-cell>
          <table:table-cell table:style-name="Table14.B2" office:value-type="string">
            <text:p text:style-name="P18">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 text:outline-level="3">[] <text:alphabetical-index-mark-start text:id="IMark156372300"/>.clone_exclude<text:alphabetical-index-mark-end text:id="IMark1563723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8">Code Definition Example</text:p>
          </table:table-cell>
          <table:table-cell table:style-name="Table203.B2" office:value-type="string">
            <text:p text:style-name="P18">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6372300"/>.copy<text:alphabetical-index-mark-end text:id="IMark1563723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8">Code</text:p>
          </table:table-cell>
          <table:table-cell table:style-name="Table15.B2" office:value-type="string">
            <text:p text:style-name="P18">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6372300"/>.init<text:alphabetical-index-mark-end text:id="IMark1563723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8">Code Definition Example</text:p>
          </table:table-cell>
          <table:table-cell table:style-name="Table16.B2" office:value-type="string">
            <text:p text:style-name="P18">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8">Usage Example</text:p>
          </table:table-cell>
          <table:table-cell table:style-name="Table16.B2" office:value-type="string">
            <text:p text:style-name="P2"/>
          </table:table-cell>
        </table:table-row>
        <table:table-row table:style-name="Table16.2">
          <table:table-cell table:style-name="Table16.A2" office:value-type="string">
            <text:p text:style-name="P68">"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6372300"/>.is_class?<text:alphabetical-index-mark-end text:id="IMark1563723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8">Code</text:p>
          </table:table-cell>
          <table:table-cell table:style-name="Table17.B2" office:value-type="string">
            <text:p text:style-name="P18">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6372300"/>.name<text:alphabetical-index-mark-end text:id="IMark1563723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8">Code</text:p>
          </table:table-cell>
          <table:table-cell table:style-name="Table30.B2" office:value-type="string">
            <text:p text:style-name="P18">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6372300"/>.strlen<text:alphabetical-index-mark-end text:id="IMark1563723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8">Code</text:p>
          </table:table-cell>
          <table:table-cell table:style-name="Table31.B2" office:value-type="string">
            <text:p text:style-name="P18">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6372300"/>.to_f<text:alphabetical-index-mark-end text:id="IMark15637230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6372300"/>.to_f!<text:alphabetical-index-mark-end text:id="IMark15637230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6372300"/>.to_i<text:alphabetical-index-mark-end text:id="IMark15637230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6372300"/>.to_i!<text:alphabetical-index-mark-end text:id="IMark15637230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6372300"/>.to_n<text:alphabetical-index-mark-end text:id="IMark1563723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6372300"/>.to_n!<text:alphabetical-index-mark-end text:id="IMark1563723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6372300"/>.to_r<text:alphabetical-index-mark-end text:id="IMark15637230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6372300"/>.to_r!<text:alphabetical-index-mark-end text:id="IMark15637230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6372300"/>.to_s<text:alphabetical-index-mark-end text:id="IMark15637230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6372300"/>.to_x<text:alphabetical-index-mark-end text:id="IMark15637230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6372300"/>.to_x!<text:alphabetical-index-mark-end text:id="IMark15637230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6372300"/>&lt;&gt;<text:alphabetical-index-mark-end text:id="IMark1563723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8">Code</text:p>
          </table:table-cell>
          <table:table-cell table:style-name="Table23.B2" office:value-type="string">
            <text:p text:style-name="P18">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6372300"/>=<text:alphabetical-index-mark-end text:id="IMark1563723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8">Code</text:p>
          </table:table-cell>
          <table:table-cell table:style-name="Table43.B2" office:value-type="string">
            <text:p text:style-name="P18">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6372300"/>^^<text:alphabetical-index-mark-end text:id="IMark15637230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8">Code</text:p>
          </table:table-cell>
          <table:table-cell table:style-name="Table44.B2" office:value-type="string">
            <text:p text:style-name="P18">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6372300"/>distinct?<text:alphabetical-index-mark-end text:id="IMark1563723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8">Code</text:p>
          </table:table-cell>
          <table:table-cell table:style-name="Table46.B2" office:value-type="string">
            <text:p text:style-name="P18">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6372300"/>identical?<text:alphabetical-index-mark-end text:id="IMark1563723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8">Code</text:p>
          </table:table-cell>
          <table:table-cell table:style-name="Table47.B2" office:value-type="string">
            <text:p text:style-name="P18">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6372300"/>max<text:alphabetical-index-mark-end text:id="IMark1563723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8">Code</text:p>
          </table:table-cell>
          <table:table-cell table:style-name="Table48.B2" office:value-type="string">
            <text:p text:style-name="P18">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5385588"/>min<text:alphabetical-index-mark-end text:id="IMark2653855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8">Code</text:p>
          </table:table-cell>
          <table:table-cell table:style-name="Table49.B2" office:value-type="string">
            <text:p text:style-name="P18">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65385588"/>nil&lt;&gt;<text:alphabetical-index-mark-end text:id="IMark26538558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8">Code</text:p>
          </table:table-cell>
          <table:table-cell table:style-name="Table45.B2" office:value-type="string">
            <text:p text:style-name="P18">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5385588"/>nil=<text:alphabetical-index-mark-end text:id="IMark26538558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8">Code</text:p>
          </table:table-cell>
          <table:table-cell table:style-name="Table50.B2" office:value-type="string">
            <text:p text:style-name="P18">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5385588"/>not<text:alphabetical-index-mark-end text:id="IMark26538558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8">Code</text:p>
          </table:table-cell>
          <table:table-cell table:style-name="Table51.B2" office:value-type="string">
            <text:p text:style-name="P18">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65385588"/>||<text:alphabetical-index-mark-end text:id="IMark26538558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8">Code</text:p>
          </table:table-cell>
          <table:table-cell table:style-name="Table52.B2" office:value-type="string">
            <text:p text:style-name="P18">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number-columns-repeated="2"/>
        <table:table-row>
          <table:table-cell table:style-name="Table10.A1" table:number-columns-spanned="2" office:value-type="string">
            <text:h text:style-name="Heading_20_3" text:outline-level="3">[an_object] <text:alphabetical-index-mark-start text:id="IMark265385588"/>)methods<text:alphabetical-index-mark-end text:id="IMark26538558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8">Command</text:p>
          </table:table-cell>
          <table:table-cell table:style-name="Table10.B2" office:value-type="string">
            <text:p text:style-name="P18">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Code"><text:s/></text:p>
      <text:h text:style-name="Heading_20_1" text:outline-level="1"><text:alphabetical-index-mark-start text:id="IMark230089196"/>OutStream<text:alphabetical-index-mark-end text:id="IMark23008919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5385588"/>.append<text:alphabetical-index-mark-end text:id="IMark26538558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8">Code</text:p>
          </table:table-cell>
          <table:table-cell table:style-name="Table204.B2" office:value-type="string">
            <text:p text:style-name="P18">Result</text:p>
          </table:table-cell>
        </table:table-row>
        <table:table-row table:style-name="Table204.1">
          <table:table-cell table:style-name="Table204.A2" office:value-type="string">
            <text:p text:style-name="P68">"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5385588"/>.append{<text:alphabetical-index-mark-end text:id="IMark26538558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8">Code</text:p>
          </table:table-cell>
          <table:table-cell table:style-name="Table218.B2" office:value-type="string">
            <text:p text:style-name="P18">Result</text:p>
          </table:table-cell>
        </table:table-row>
        <table:table-row table:style-name="Table218.1">
          <table:table-cell table:style-name="Table218.A2" office:value-type="string">
            <text:p text:style-name="P68">"test.txt" <text:s/>OutStream </text:p>
            <text:p text:style-name="P68">.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5385588"/>.create<text:alphabetical-index-mark-end text:id="IMark26538558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8">Code</text:p>
          </table:table-cell>
          <table:table-cell table:style-name="Table205.B2" office:value-type="string">
            <text:p text:style-name="P18">Result</text:p>
          </table:table-cell>
        </table:table-row>
        <table:table-row table:style-name="Table205.1">
          <table:table-cell table:style-name="Table205.A2" office:value-type="string">
            <text:p text:style-name="P6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5385588"/>.create{<text:alphabetical-index-mark-end text:id="IMark26538558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8">Code</text:p>
          </table:table-cell>
          <table:table-cell table:style-name="Table219.B2" office:value-type="string">
            <text:p text:style-name="P18">Result</text:p>
          </table:table-cell>
        </table:table-row>
        <table:table-row table:style-name="Table219.1">
          <table:table-cell table:style-name="Table219.A2" office:value-type="string">
            <text:p text:style-name="P68">"test.txt" OutStream </text:p>
            <text:p text:style-name="P68">.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65385588"/><text:alphabetical-index-mark-start text:id="IMark230137640"/>.<text:alphabetical-index-mark-end text:id="IMark230137640"/><text:alphabetical-index-mark-end text:id="IMark26538558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8">Code</text:p>
          </table:table-cell>
          <table:table-cell table:style-name="Table206.B2" office:value-type="string">
            <text:p text:style-name="P18">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5385588"/>.close<text:alphabetical-index-mark-end text:id="IMark26538558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8">Code</text:p>
          </table:table-cell>
          <table:table-cell table:style-name="Table207.B2" office:value-type="string">
            <text:p text:style-name="P18">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5385588"/>.cr<text:alphabetical-index-mark-end text:id="IMark26538558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8">Code</text:p>
          </table:table-cell>
          <table:table-cell table:style-name="Table208.B2" office:value-type="string">
            <text:p text:style-name="P18">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5385588"/>.emit<text:alphabetical-index-mark-end text:id="IMark26538558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8">Code</text:p>
          </table:table-cell>
          <table:table-cell table:style-name="Table209.B2" office:value-type="string">
            <text:p text:style-name="P18">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5385588"/>.space<text:alphabetical-index-mark-end text:id="IMark26538558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8">Code</text:p>
          </table:table-cell>
          <table:table-cell table:style-name="Table210.B2" office:value-type="string">
            <text:p text:style-name="P18">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5385588"/>.spaces<text:alphabetical-index-mark-end text:id="IMark26538558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8">Code</text:p>
          </table:table-cell>
          <table:table-cell table:style-name="Table211.B2" office:value-type="string">
            <text:p text:style-name="P18">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5385588"/>~<text:alphabetical-index-mark-end text:id="IMark26538558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8">Code</text:p>
          </table:table-cell>
          <table:table-cell table:style-name="Table212.B2" office:value-type="string">
            <text:p text:style-name="P18">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5385588"/>~"<text:alphabetical-index-mark-end text:id="IMark26538558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8">Code</text:p>
          </table:table-cell>
          <table:table-cell table:style-name="Table213.B2" office:value-type="string">
            <text:p text:style-name="P18">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5385588"/>~cr<text:alphabetical-index-mark-end text:id="IMark26538558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8">Code</text:p>
          </table:table-cell>
          <table:table-cell table:style-name="Table214.B2" office:value-type="string">
            <text:p text:style-name="P18">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5385588"/>~emit<text:alphabetical-index-mark-end text:id="IMark26538558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8">Code</text:p>
          </table:table-cell>
          <table:table-cell table:style-name="Table215.B2" office:value-type="string">
            <text:p text:style-name="P18">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5385588"/>~space<text:alphabetical-index-mark-end text:id="IMark26538558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8">Code</text:p>
          </table:table-cell>
          <table:table-cell table:style-name="Table216.B2" office:value-type="string">
            <text:p text:style-name="P18">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5385588"/>~spaces<text:alphabetical-index-mark-end text:id="IMark26538558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8">Code</text:p>
          </table:table-cell>
          <table:table-cell table:style-name="Table217.B2" office:value-type="string">
            <text:p text:style-name="P18">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30089196"/>Procedure<text:alphabetical-index-mark-end text:id="IMark23008919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0089196"/>{{<text:alphabetical-index-mark-end text:id="IMark2300891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65385588"/>.call<text:alphabetical-index-mark-end text:id="IMark26538558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8">Code</text:p>
          </table:table-cell>
          <table:table-cell table:style-name="Table220.B2" office:value-type="string">
            <text:p text:style-name="P18">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5385588"/>.start<text:alphabetical-index-mark-end text:id="IMark265385588"/>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8">Code</text:p>
          </table:table-cell>
          <table:table-cell table:style-name="Table221.B2" office:value-type="string">
            <text:p text:style-name="P18">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30089196"/>Queue<text:alphabetical-index-mark-end text:id="IMark23008919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5385588"/>.clear<text:alphabetical-index-mark-end text:id="IMark26538558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8">Code</text:p>
          </table:table-cell>
          <table:table-cell table:style-name="Table222.B2" office:value-type="string">
            <text:p text:style-name="P18">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5385588"/>.empty?<text:alphabetical-index-mark-end text:id="IMark26538558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8">Code</text:p>
          </table:table-cell>
          <table:table-cell table:style-name="Table223.B2" office:value-type="string">
            <text:p text:style-name="P18">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5385588"/>.length<text:alphabetical-index-mark-end text:id="IMark26538558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8">Code</text:p>
          </table:table-cell>
          <table:table-cell table:style-name="Table224.B2" office:value-type="string">
            <text:p text:style-name="P18">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5385588"/>.pend<text:alphabetical-index-mark-end text:id="IMark26538558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8">Code</text:p>
          </table:table-cell>
          <table:table-cell table:style-name="Table225.B2" office:value-type="string">
            <text:p text:style-name="P18">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5385588"/>.pop<text:alphabetical-index-mark-end text:id="IMark26538558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8">Code</text:p>
          </table:table-cell>
          <table:table-cell table:style-name="Table226.B2" office:value-type="string">
            <text:p text:style-name="P18">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5385588"/>.push<text:alphabetical-index-mark-end text:id="IMark26538558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8">Code</text:p>
          </table:table-cell>
          <table:table-cell table:style-name="Table227.B2" office:value-type="string">
            <text:p text:style-name="P18">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30089196"/>Rational<text:alphabetical-index-mark-end text:id="IMark23008919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0"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7">Literal<text:note text:id="ftn71" text:note-class="footnote"><text:note-citation>70</text:note-citation><text:note-body><text:p text:style-name="Footnote">No spaces are permitted within the literal.</text:p></text:note-body></text:note></text:p>
          </table:table-cell>
          <table:table-cell table:style-name="Table6.B1" office:value-type="string">
            <text:p text:style-name="P17">Value<text:note text:id="ftn72"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30062824"/>.split<text:alphabetical-index-mark-end text:id="IMark2300628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8">Code</text:p>
          </table:table-cell>
          <table:table-cell table:style-name="Table18.B2" office:value-type="string">
            <text:p text:style-name="P18">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30062824"/>.to_r<text:alphabetical-index-mark-end text:id="IMark23006282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8">Code</text:p>
          </table:table-cell>
          <table:table-cell table:style-name="Table470.B2" office:value-type="string">
            <text:p text:style-name="P18">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30062824"/>.to_r!<text:alphabetical-index-mark-end text:id="IMark23006282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8">Code</text:p>
          </table:table-cell>
          <table:table-cell table:style-name="Table471.B2" office:value-type="string">
            <text:p text:style-name="P18">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4">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30062824"/>rational<text:alphabetical-index-mark-end text:id="IMark23006282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8">Code</text:p>
          </table:table-cell>
          <table:table-cell table:style-name="Table463.B2" office:value-type="string">
            <text:p text:style-name="P18">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230136632"/>Stack<text:alphabetical-index-mark-end text:id="IMark230136632"/></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30062824"/>.clear<text:alphabetical-index-mark-end text:id="IMark2300628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8">Code</text:p>
          </table:table-cell>
          <table:table-cell table:style-name="Table229.B2" office:value-type="string">
            <text:p text:style-name="P18">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30062824"/>.empty?<text:alphabetical-index-mark-end text:id="IMark230062824"/> [a_boolean]</text:h>
            <text:p text:style-name="Text_20_body">Routing: TOS</text:p>
            <text:p text:style-name="P1">description</text:p>
          </table:table-cell>
          <table:covered-table-cell/>
        </table:table-row>
        <table:table-row table:style-name="Table228.1">
          <table:table-cell table:style-name="Table228.A2" office:value-type="string">
            <text:p text:style-name="P18">Code</text:p>
          </table:table-cell>
          <table:table-cell table:style-name="Table228.B2" office:value-type="string">
            <text:p text:style-name="P18">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30062824"/>.length<text:alphabetical-index-mark-end text:id="IMark2300628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8">Code</text:p>
          </table:table-cell>
          <table:table-cell table:style-name="Table230.B2" office:value-type="string">
            <text:p text:style-name="P18">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30062824"/>.peek<text:alphabetical-index-mark-end text:id="IMark23006282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8">Code</text:p>
          </table:table-cell>
          <table:table-cell table:style-name="Table231.B2" office:value-type="string">
            <text:p text:style-name="P18">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30062824"/>.pop<text:alphabetical-index-mark-end text:id="IMark23006282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8">Code</text:p>
          </table:table-cell>
          <table:table-cell table:style-name="Table232.B2" office:value-type="string">
            <text:p text:style-name="P18">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30062824"/>.push<text:alphabetical-index-mark-end text:id="IMark2300628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8">Code</text:p>
          </table:table-cell>
          <table:table-cell table:style-name="Table233.B2" office:value-type="string">
            <text:p text:style-name="P18">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30136632"/>String<text:alphabetical-index-mark-end text:id="IMark230136632"/></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7">Escape Sequence</text:p>
          </table:table-cell>
          <table:table-cell table:style-name="Table277.B1" office:value-type="string">
            <text:p text:style-name="P17">Interpretation</text:p>
          </table:table-cell>
        </table:table-row>
        <table:table-row>
          <table:table-cell table:style-name="Table277.A2" office:value-type="string">
            <text:p text:style-name="P26">\"</text:p>
          </table:table-cell>
          <table:table-cell table:style-name="Table277.B2" office:value-type="string">
            <text:p text:style-name="P15">A single " character</text:p>
          </table:table-cell>
        </table:table-row>
        <table:table-row>
          <table:table-cell table:style-name="Table277.A2" office:value-type="string">
            <text:p text:style-name="P26">\\</text:p>
          </table:table-cell>
          <table:table-cell table:style-name="Table277.B2" office:value-type="string">
            <text:p text:style-name="P15">A single \ character</text:p>
          </table:table-cell>
        </table:table-row>
        <table:table-row>
          <table:table-cell table:style-name="Table277.A4" office:value-type="string">
            <text:p text:style-name="P26">\<text:note text:id="ftn73"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5">The string is continued on next line.</text:p>
          </table:table-cell>
        </table:table-row>
        <table:table-row>
          <table:table-cell table:style-name="Table277.A2" office:value-type="string">
            <text:p text:style-name="P26">\n</text:p>
          </table:table-cell>
          <table:table-cell table:style-name="Table277.B2" office:value-type="string">
            <text:p text:style-name="P15">A newline character.</text:p>
          </table:table-cell>
        </table:table-row>
        <table:table-row>
          <table:table-cell table:style-name="Table277.A2" office:value-type="string">
            <text:p text:style-name="P26">\xFF<text:note text:id="ftn74" text:note-class="footnote"><text:note-citation>73</text:note-citation><text:note-body><text:p text:style-name="Footnote">The FF represents a two digit hexadecimal value.</text:p></text:note-body></text:note></text:p>
          </table:table-cell>
          <table:table-cell table:style-name="Table277.B2" office:value-type="string">
            <text:p text:style-name="P15">An 8 bit character value.</text:p>
          </table:table-cell>
        </table:table-row>
        <table:table-row>
          <table:table-cell table:style-name="Table277.A2" office:value-type="string">
            <text:p text:style-name="P26">\uFFFF<text:note text:id="ftn75" text:note-class="footnote"><text:note-citation>74</text:note-citation><text:note-body><text:p text:style-name="Footnote">The FFFF represents a four digit hexadecimal value.</text:p></text:note-body></text:note></text:p>
          </table:table-cell>
          <table:table-cell table:style-name="Table277.B2" office:value-type="string">
            <text:p text:style-name="P15">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7">Type</text:p>
            </table:table-cell>
            <table:table-cell table:style-name="Table281.B1" office:value-type="string">
              <text:p text:style-name="P16">Format Description</text:p>
            </table:table-cell>
          </table:table-row>
        </table:table-header-rows>
        <table:table-row table:style-name="Table281.1">
          <table:table-cell table:style-name="Table281.A2" office:value-type="string">
            <text:p text:style-name="P15">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5">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5">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5">i</text:p>
          </table:table-cell>
          <table:table-cell table:style-name="Table281.B2" office:value-type="string">
            <text:p text:style-name="P2">Identical to 'd'.</text:p>
          </table:table-cell>
        </table:table-row>
        <table:table-row table:style-name="Table281.1">
          <table:table-cell table:style-name="Table281.A2" office:value-type="string">
            <text:p text:style-name="P15">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5">u</text:p>
          </table:table-cell>
          <table:table-cell table:style-name="Table281.B2" office:value-type="string">
            <text:p text:style-name="P2">Identical to 'd'.</text:p>
          </table:table-cell>
        </table:table-row>
        <table:table-row table:style-name="Table281.1">
          <table:table-cell table:style-name="Table281.A2" office:value-type="string">
            <text:p text:style-name="P15">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5">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7">Type</text:p>
            </table:table-cell>
            <table:table-cell table:style-name="Table282.B1" office:value-type="string">
              <text:p text:style-name="P16">Format Description</text:p>
            </table:table-cell>
          </table:table-row>
        </table:table-header-rows>
        <table:table-row table:style-name="Table282.1">
          <table:table-cell table:style-name="Table282.A2" office:value-type="string">
            <text:p text:style-name="P15">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5">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5">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5">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5">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5">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5">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7">Type</text:p>
            </table:table-cell>
            <table:table-cell table:style-name="Table283.B1" office:value-type="string">
              <text:p text:style-name="P16">Format Description</text:p>
            </table:table-cell>
          </table:table-row>
        </table:table-header-rows>
        <table:table-row table:style-name="Table283.1">
          <table:table-cell table:style-name="Table283.A2" office:value-type="string">
            <text:p text:style-name="P15">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5">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5">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5">%</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7">Flag</text:p>
            </table:table-cell>
            <table:table-cell table:style-name="Table284.A1" office:value-type="string">
              <text:p text:style-name="P17">Applies to:</text:p>
            </table:table-cell>
            <table:table-cell table:style-name="Table284.C1" office:value-type="string">
              <text:p text:style-name="P18">Description</text:p>
            </table:table-cell>
          </table:table-row>
        </table:table-header-rows>
        <table:table-row table:style-name="Table284.1">
          <table:table-cell table:style-name="Table284.A2" office:value-type="string">
            <text:p text:style-name="P15">space</text:p>
          </table:table-cell>
          <table:table-cell table:style-name="Table284.A2" office:value-type="string">
            <text:p text:style-name="P15">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5">(digit)$</text:p>
          </table:table-cell>
          <table:table-cell table:style-name="Table284.A2" office:value-type="string">
            <text:p text:style-name="P15">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5">#</text:p>
          </table:table-cell>
          <table:table-cell table:style-name="Table284.A2" office:value-type="string">
            <text:p text:style-name="P15">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5">+</text:p>
          </table:table-cell>
          <table:table-cell table:style-name="Table284.A2" office:value-type="string">
            <text:p text:style-name="P15">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5">-</text:p>
          </table:table-cell>
          <table:table-cell table:style-name="Table284.A2" office:value-type="string">
            <text:p text:style-name="P15">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5">0</text:p>
          </table:table-cell>
          <table:table-cell table:style-name="Table284.A2" office:value-type="string">
            <text:p text:style-name="P15">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5">*</text:p>
          </table:table-cell>
          <table:table-cell table:style-name="Table284.A2" office:value-type="string">
            <text:p text:style-name="P15">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8">Code</text:p>
            </table:table-cell>
            <table:table-cell table:style-name="Table285.B1" office:value-type="string">
              <text:p text:style-name="P18">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71"/>
          </table:table-cell>
          <table:table-cell table:style-name="Table285.B2" office:value-type="string">
            <text:p text:style-name="P71"/>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71"/>
          </table:table-cell>
          <table:table-cell table:style-name="Table285.B2" office:value-type="string">
            <text:p text:style-name="P71"/>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71"/>
          </table:table-cell>
          <table:table-cell table:style-name="Table285.B2" office:value-type="string">
            <text:p text:style-name="P71"/>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71"/>
          </table:table-cell>
          <table:table-cell table:style-name="Table285.B2" office:value-type="string">
            <text:p text:style-name="P71"/>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71"/>
          </table:table-cell>
          <table:table-cell table:style-name="Table285.B2" office:value-type="string">
            <text:p text:style-name="P71"/>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8">"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8">"-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30062824"/>*<text:alphabetical-index-mark-end text:id="IMark23006282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8">Code</text:p>
          </table:table-cell>
          <table:table-cell table:style-name="Table234.B2" office:value-type="string">
            <text:p text:style-name="P18">Result</text:p>
          </table:table-cell>
        </table:table-row>
        <table:table-row table:style-name="Table234.1">
          <table:table-cell table:style-name="Table234.A2" office:value-type="string">
            <text:p text:style-name="Snippet">"*" 10 *</text:p>
          </table:table-cell>
          <table:table-cell table:style-name="Table234.B2" office:value-type="string">
            <text:p text:style-name="P70">"**********"</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0">"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30062824"/>+<text:alphabetical-index-mark-end text:id="IMark23006282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8">Code</text:p>
          </table:table-cell>
          <table:table-cell table:style-name="Table235.B2" office:value-type="string">
            <text:p text:style-name="P18">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0">"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30062824"/>."<text:alphabetical-index-mark-end text:id="IMark2300628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8">Code</text:p>
          </table:table-cell>
          <table:table-cell table:style-name="Table236.B2" office:value-type="string">
            <text:p text:style-name="P18">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30062824"/>.+left<text:alphabetical-index-mark-end text:id="IMark23006282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8">Code</text:p>
          </table:table-cell>
          <table:table-cell table:style-name="Table237.B2" office:value-type="string">
            <text:p text:style-name="P18">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30062824"/>.+mid<text:alphabetical-index-mark-end text:id="IMark23006282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8">Code</text:p>
          </table:table-cell>
          <table:table-cell table:style-name="Table238.B2" office:value-type="string">
            <text:p text:style-name="P18">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30062824"/>.+midlr<text:alphabetical-index-mark-end text:id="IMark23006282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8">Code</text:p>
          </table:table-cell>
          <table:table-cell table:style-name="Table239.B2" office:value-type="string">
            <text:p text:style-name="P18">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30062824"/>.+right<text:alphabetical-index-mark-end text:id="IMark23006282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8">Code</text:p>
          </table:table-cell>
          <table:table-cell table:style-name="Table240.B2" office:value-type="string">
            <text:p text:style-name="P18">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30062824"/>.-left<text:alphabetical-index-mark-end text:id="IMark23006282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8">Code</text:p>
          </table:table-cell>
          <table:table-cell table:style-name="Table241.B2" office:value-type="string">
            <text:p text:style-name="P18">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30062824"/>.-mid<text:alphabetical-index-mark-end text:id="IMark23006282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8">Code</text:p>
          </table:table-cell>
          <table:table-cell table:style-name="Table242.B2" office:value-type="string">
            <text:p text:style-name="P18">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30062824"/>.-midlr<text:alphabetical-index-mark-end text:id="IMark23006282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8">Code</text:p>
          </table:table-cell>
          <table:table-cell table:style-name="Table243.B2" office:value-type="string">
            <text:p text:style-name="P18">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30062824"/>.-right<text:alphabetical-index-mark-end text:id="IMark23006282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8">Code</text:p>
          </table:table-cell>
          <table:table-cell table:style-name="Table244.B2" office:value-type="string">
            <text:p text:style-name="P18">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30062824"/>.call<text:alphabetical-index-mark-end text:id="IMark230062824"/>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8">Code</text:p>
          </table:table-cell>
          <table:table-cell table:style-name="Table245.B2" office:value-type="string">
            <text:p text:style-name="P18">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30062824"/>.cjust<text:alphabetical-index-mark-end text:id="IMark23006282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8">Code</text:p>
          </table:table-cell>
          <table:table-cell table:style-name="Table246.B2" office:value-type="string">
            <text:p text:style-name="P18">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30062824"/>.contains?<text:alphabetical-index-mark-end text:id="IMark23006282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8">Code</text:p>
          </table:table-cell>
          <table:table-cell table:style-name="Table280.B2" office:value-type="string">
            <text:p text:style-name="P18">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30062824"/>.each{<text:alphabetical-index-mark-end text:id="IMark23006282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8">Code</text:p>
          </table:table-cell>
          <table:table-cell table:style-name="Table473.B2" office:value-type="string">
            <text:p text:style-name="P18">Result</text:p>
          </table:table-cell>
        </table:table-row>
        <table:table-row table:style-name="Table473.1">
          <table:table-cell table:style-name="Table473.A2" office:value-type="string">
            <text:p text:style-name="Snippet"><text:span text:style-name="T14">"</text:span><text:span text:style-name="T14">Hello</text:span><text:span text:style-name="T14">"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30062824"/>v<text:alphabetical-index-mark-end text:id="IMark230062824"/> [current_element_value]</text:h>
            <text:p text:style-name="Text_20_body">Routing:<text:span text:style-name="T13"> Compiler Context.</text:span></text:p>
            <text:p text:style-name="P1">Get the character currently being processed.</text:p>
          </table:table-cell>
          <table:covered-table-cell/>
        </table:table-row>
        <table:table-row table:style-name="Table476.1">
          <table:table-cell table:style-name="Table476.A2" office:value-type="string">
            <text:p text:style-name="P18">Code</text:p>
          </table:table-cell>
          <table:table-cell table:style-name="Table476.B2" office:value-type="string">
            <text:p text:style-name="P18">Result</text:p>
          </table:table-cell>
        </table:table-row>
        <table:table-row table:style-name="Table476.1">
          <table:table-cell table:style-name="Table476.A2" office:value-type="string">
            <text:p text:style-name="Snippet"><text:span text:style-name="T14">"</text:span><text:span text:style-name="T14">Hello</text:span><text:span text:style-name="T14">" .each{ v dup + . space }</text:span></text:p>
          </table:table-cell>
          <table:table-cell table:style-name="Table476.B2" office:value-type="string">
            <text:p text:style-name="P27">(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30062824"/>x<text:alphabetical-index-mark-end text:id="IMark230062824"/> [current_element_index]</text:h>
            <text:p text:style-name="Text_20_body">Routing:<text:span text:style-name="T13"> Compiler Context.</text:span></text:p>
            <text:p text:style-name="P1">Get the index currently being processed.</text:p>
          </table:table-cell>
          <table:covered-table-cell/>
        </table:table-row>
        <table:table-row table:style-name="Table477.1">
          <table:table-cell table:style-name="Table477.A2" office:value-type="string">
            <text:p text:style-name="P18">Code</text:p>
          </table:table-cell>
          <table:table-cell table:style-name="Table477.B2" office:value-type="string">
            <text:p text:style-name="P18">Result</text:p>
          </table:table-cell>
        </table:table-row>
        <table:table-row table:style-name="Table477.1">
          <table:table-cell table:style-name="Table477.A2" office:value-type="string">
            <text:p text:style-name="Snippet"><text:span text:style-name="T14">"</text:span><text:span text:style-name="T14">Hello</text:span><text:span text:style-name="T14">" .each{ x . space }</text:span></text:p>
          </table:table-cell>
          <table:table-cell table:style-name="Table477.B2" office:value-type="string">
            <text:p text:style-name="P27">(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each{ … <text:alphabetical-index-mark-start text:id="IMark230062824"/>}<text:alphabetical-index-mark-end text:id="IMark230062824"/> []</text:h>
            <text:p text:style-name="Text_20_body">Routing:<text:span text:style-name="T13"> Compiler Context.</text:span></text:p>
            <text:p text:style-name="P13">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30062824"/>.emit<text:alphabetical-index-mark-end text:id="IMark2300628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8">Code</text:p>
          </table:table-cell>
          <table:table-cell table:style-name="Table247.B2" office:value-type="string">
            <text:p text:style-name="P18">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30062824"/>.eval<text:alphabetical-index-mark-end text:id="IMark230062824"/>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8">Code</text:p>
          </table:table-cell>
          <table:table-cell table:style-name="Table248.B2" office:value-type="string">
            <text:p text:style-name="P18">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30062824"/>.fmt<text:alphabetical-index-mark-end text:id="IMark23006282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8">Code</text:p>
          </table:table-cell>
          <table:table-cell table:style-name="Table249.B2" office:value-type="string">
            <text:p text:style-name="P18">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30062824"/>.fmt"<text:alphabetical-index-mark-end text:id="IMark23006282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8">Code</text:p>
          </table:table-cell>
          <table:table-cell table:style-name="Table250.B2" office:value-type="string">
            <text:p text:style-name="P18">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30062824"/>.left<text:alphabetical-index-mark-end text:id="IMark23006282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8">Code</text:p>
          </table:table-cell>
          <table:table-cell table:style-name="Table251.B2" office:value-type="string">
            <text:p text:style-name="P18">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30062824"/>.left?<text:alphabetical-index-mark-end text:id="IMark23006282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8">Code</text:p>
          </table:table-cell>
          <table:table-cell table:style-name="Table252.B2" office:value-type="string">
            <text:p text:style-name="P18">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30062824"/>.length<text:alphabetical-index-mark-end text:id="IMark2300628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8">Code</text:p>
          </table:table-cell>
          <table:table-cell table:style-name="Table253.B2" office:value-type="string">
            <text:p text:style-name="P18">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30062824"/>.lines<text:alphabetical-index-mark-end text:id="IMark23006282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8">Code</text:p>
          </table:table-cell>
          <table:table-cell table:style-name="Table254.B2" office:value-type="string">
            <text:p text:style-name="P18">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30062824"/>.ljust<text:alphabetical-index-mark-end text:id="IMark23006282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8">Code</text:p>
          </table:table-cell>
          <table:table-cell table:style-name="Table255.B2" office:value-type="string">
            <text:p text:style-name="P18">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30062824"/>.load<text:alphabetical-index-mark-end text:id="IMark2300628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8">Code</text:p>
          </table:table-cell>
          <table:table-cell table:style-name="Table256.B2" office:value-type="string">
            <text:p text:style-name="P18">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30062824"/>.lstrip<text:alphabetical-index-mark-end text:id="IMark23006282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8">Code</text:p>
          </table:table-cell>
          <table:table-cell table:style-name="Table257.B2" office:value-type="string">
            <text:p text:style-name="P18">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30062824"/>.mid<text:alphabetical-index-mark-end text:id="IMark23006282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8">Code</text:p>
          </table:table-cell>
          <table:table-cell table:style-name="Table258.B2" office:value-type="string">
            <text:p text:style-name="P18">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30062824"/>.mid?<text:alphabetical-index-mark-end text:id="IMark23006282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8">Code</text:p>
          </table:table-cell>
          <table:table-cell table:style-name="Table259.B2" office:value-type="string">
            <text:p text:style-name="P18">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30062824"/>.midlr<text:alphabetical-index-mark-end text:id="IMark23006282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8">Code</text:p>
          </table:table-cell>
          <table:table-cell table:style-name="Table260.B2" office:value-type="string">
            <text:p text:style-name="P18">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30062824"/>.posn<text:alphabetical-index-mark-end text:id="IMark23006282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8">Code</text:p>
          </table:table-cell>
          <table:table-cell table:style-name="Table261.B2" office:value-type="string">
            <text:p text:style-name="P18">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30062824"/>.reverse<text:alphabetical-index-mark-end text:id="IMark23006282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8">Code</text:p>
          </table:table-cell>
          <table:table-cell table:style-name="Table262.B2" office:value-type="string">
            <text:p text:style-name="P18">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30062824"/>.right<text:alphabetical-index-mark-end text:id="IMark23006282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8">Code</text:p>
          </table:table-cell>
          <table:table-cell table:style-name="Table263.B2" office:value-type="string">
            <text:p text:style-name="P18">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30062824"/>.right?<text:alphabetical-index-mark-end text:id="IMark23006282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8">Code</text:p>
          </table:table-cell>
          <table:table-cell table:style-name="Table264.B2" office:value-type="string">
            <text:p text:style-name="P18">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30062824"/>.rjust<text:alphabetical-index-mark-end text:id="IMark23006282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8">Code</text:p>
          </table:table-cell>
          <table:table-cell table:style-name="Table265.B2" office:value-type="string">
            <text:p text:style-name="P18">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30062824"/>.rstrip<text:alphabetical-index-mark-end text:id="IMark23006282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8">Code</text:p>
          </table:table-cell>
          <table:table-cell table:style-name="Table266.B2" office:value-type="string">
            <text:p text:style-name="P18">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30062824"/>.split<text:alphabetical-index-mark-end text:id="IMark23006282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8">Code</text:p>
          </table:table-cell>
          <table:table-cell table:style-name="Table267.B2" office:value-type="string">
            <text:p text:style-name="P18">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30062824"/>.strip<text:alphabetical-index-mark-end text:id="IMark23006282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8">Code</text:p>
          </table:table-cell>
          <table:table-cell table:style-name="Table268.B2" office:value-type="string">
            <text:p text:style-name="P18">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30062824"/>.throw<text:alphabetical-index-mark-end text:id="IMark23006282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8">Code</text:p>
          </table:table-cell>
          <table:table-cell table:style-name="Table279.B2" office:value-type="string">
            <text:p text:style-name="P18">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30062824"/>.to_lower<text:alphabetical-index-mark-end text:id="IMark23006282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8">Code</text:p>
          </table:table-cell>
          <table:table-cell table:style-name="Table269.B2" office:value-type="string">
            <text:p text:style-name="P18">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30062824"/>.to_s<text:alphabetical-index-mark-end text:id="IMark23006282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8">Code</text:p>
          </table:table-cell>
          <table:table-cell table:style-name="Table472.B2" office:value-type="string">
            <text:p text:style-name="P18">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30062824"/>.to_upper<text:alphabetical-index-mark-end text:id="IMark23006282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8">Code</text:p>
          </table:table-cell>
          <table:table-cell table:style-name="Table270.B2" office:value-type="string">
            <text:p text:style-name="P18">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30062824"/>&lt;<text:alphabetical-index-mark-end text:id="IMark23006282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8">Code</text:p>
          </table:table-cell>
          <table:table-cell table:style-name="Table271.B2" office:value-type="string">
            <text:p text:style-name="P18">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30062824"/>&lt;&lt;<text:alphabetical-index-mark-end text:id="IMark23006282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8">Code</text:p>
          </table:table-cell>
          <table:table-cell table:style-name="Table272.B2" office:value-type="string">
            <text:p text:style-name="P18">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30062824"/>&lt;=<text:alphabetical-index-mark-end text:id="IMark23006282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8">Code</text:p>
          </table:table-cell>
          <table:table-cell table:style-name="Table273.B2" office:value-type="string">
            <text:p text:style-name="P18">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30062824"/>&lt;=&gt;<text:alphabetical-index-mark-end text:id="IMark2300628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8">Code</text:p>
          </table:table-cell>
          <table:table-cell table:style-name="Table274.B2" office:value-type="string">
            <text:p text:style-name="P18">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30062824"/>&gt;<text:alphabetical-index-mark-end text:id="IMark23006282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8">Code</text:p>
          </table:table-cell>
          <table:table-cell table:style-name="Table275.B2" office:value-type="string">
            <text:p text:style-name="P18">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30062824"/>&gt;=<text:alphabetical-index-mark-end text:id="IMark23006282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8">Code</text:p>
          </table:table-cell>
          <table:table-cell table:style-name="Table276.B2" office:value-type="string">
            <text:p text:style-name="P18">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30136632"/>Thread<text:alphabetical-index-mark-end text:id="IMark230136632"/></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30062824"/>.current<text:alphabetical-index-mark-end text:id="IMark23006282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8">Code</text:p>
          </table:table-cell>
          <table:table-cell table:style-name="Table286.B2" office:value-type="string">
            <text:p text:style-name="P18">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30062824"/>.list<text:alphabetical-index-mark-end text:id="IMark23006282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8">Code</text:p>
          </table:table-cell>
          <table:table-cell table:style-name="Table287.B2" office:value-type="string">
            <text:p text:style-name="P18">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30062824"/>.main<text:alphabetical-index-mark-end text:id="IMark23006282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8">Code</text:p>
          </table:table-cell>
          <table:table-cell table:style-name="Table288.B2" office:value-type="string">
            <text:p text:style-name="P18">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8">Code</text:p>
          </table:table-cell>
          <table:table-cell table:style-name="Table426.B2" office:value-type="string">
            <text:p text:style-name="P18">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7">#&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30062824"/>.vm<text:alphabetical-index-mark-end text:id="IMark23006282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8">Code</text:p>
          </table:table-cell>
          <table:table-cell table:style-name="Table289.B2" office:value-type="string">
            <text:p text:style-name="P18">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30062824"/>.sleep<text:alphabetical-index-mark-end text:id="IMark230062824"/> []</text:h>
            <text:p text:style-name="Text_20_body">Routing: TOS</text:p>
            <text:p text:style-name="P1">This method will put the current thread to sleep for the specified number of seconds.</text:p>
          </table:table-cell>
          <table:covered-table-cell/>
        </table:table-row>
        <table:table-row table:style-name="Table478.1">
          <table:table-cell table:style-name="Table478.A2" office:value-type="string">
            <text:p text:style-name="P18">Code</text:p>
          </table:table-cell>
          <table:table-cell table:style-name="Table478.B2" office:value-type="string">
            <text:p text:style-name="P18">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30062824"/>.start<text:alphabetical-index-mark-end text:id="IMark23006282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8">Code</text:p>
          </table:table-cell>
          <table:table-cell table:style-name="Table427.B2" office:value-type="string">
            <text:p text:style-name="P18">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30062824"/>pause<text:alphabetical-index-mark-end text:id="IMark23006282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8">Code</text:p>
          </table:table-cell>
          <table:table-cell table:style-name="Table429.B2" office:value-type="string">
            <text:p text:style-name="P18">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230136632"/><text:alphabetical-index-mark-start text:id="IMark265409548"/><text:alphabetical-index-mark-start text:id="IMark265410220"/>TrueClass<text:alphabetical-index-mark-end text:id="IMark265410220"/><text:alphabetical-index-mark-end text:id="IMark265409548"/><text:alphabetical-index-mark-end text:id="IMark230136632"/></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9"/>
      <text:h text:style-name="Heading_20_1" text:outline-level="1"><text:alphabetical-index-mark-start text:id="IMark230136632"/>VirtualMachine<text:alphabetical-index-mark-end text:id="IMark230136632"/></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30062824"/>!:<text:alphabetical-index-mark-end text:id="IMark2300628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925309461004994700" text:style-name="L25">
              <text:list-item>
                <text:p text:style-name="P113">There are pretty much no restrictions on the name except that it not contain spaces and any <text:span text:style-name="T9">" signals an embedded string (which is also immediate).</text:span></text:p>
              </text:list-item>
              <text:list-item>
                <text:p text:style-name="P121">This part of the fOOrth language system is still under development.</text:p>
              </text:list-item>
            </text:list>
          </table:table-cell>
          <table:covered-table-cell/>
        </table:table-row>
        <table:table-row table:style-name="Table290.1">
          <table:table-cell table:style-name="Table290.A2" office:value-type="string">
            <text:p text:style-name="P18">Code</text:p>
          </table:table-cell>
          <table:table-cell table:style-name="Table290.B2" office:value-type="string">
            <text:p text:style-name="P18">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30062824"/>super<text:alphabetical-index-mark-end text:id="IMark23006282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30062824"/>val:<text:alphabetical-index-mark-end text:id="IMark23006282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8">Code</text:p>
          </table:table-cell>
          <table:table-cell table:style-name="Table375.B2" office:value-type="string">
            <text:p text:style-name="P18">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30062824"/>var:<text:alphabetical-index-mark-end text:id="IMark23006282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8">Code</text:p>
          </table:table-cell>
          <table:table-cell table:style-name="Table376.B2" office:value-type="string">
            <text:p text:style-name="P18">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30062824"/>val@:<text:alphabetical-index-mark-end text:id="IMark2300628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8">Code</text:p>
          </table:table-cell>
          <table:table-cell table:style-name="Table377.B2" office:value-type="string">
            <text:p text:style-name="P18">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30062824"/>var@:<text:alphabetical-index-mark-end text:id="IMark2300628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8">Code</text:p>
          </table:table-cell>
          <table:table-cell table:style-name="Table378.B2" office:value-type="string">
            <text:p text:style-name="P18">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30062824"/>;<text:alphabetical-index-mark-end text:id="IMark230062824"/>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30062824"/>"<text:alphabetical-index-mark-end text:id="IMark23006282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30062824"/>-infinity<text:alphabetical-index-mark-end text:id="IMark23006282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30062824"/>.:<text:alphabetical-index-mark-end text:id="IMark23006282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30062824"/>.::<text:alphabetical-index-mark-end text:id="IMark2300628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30062824"/>.append{<text:alphabetical-index-mark-end text:id="IMark23006282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30062824"/>.create{<text:alphabetical-index-mark-end text:id="IMark23006282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30062824"/>.dump<text:alphabetical-index-mark-end text:id="IMark2300628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8">Code</text:p>
          </table:table-cell>
          <table:table-cell table:style-name="Table418.B2" office:value-type="string">
            <text:p text:style-name="P18">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30062824"/>.each{<text:alphabetical-index-mark-end text:id="IMark23006282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30062824"/>.elapsed<text:alphabetical-index-mark-end text:id="IMark23006282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8">Code</text:p>
          </table:table-cell>
          <table:table-cell table:style-name="Table421.B2" office:value-type="string">
            <text:p text:style-name="P18">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30062824"/>.map{<text:alphabetical-index-mark-end text:id="IMark23006282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30062824"/>.new{<text:alphabetical-index-mark-end text:id="IMark23006282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30062824"/>.open{<text:alphabetical-index-mark-end text:id="IMark23006282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30062824"/>.restart<text:alphabetical-index-mark-end text:id="IMark2300628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8">Code</text:p>
          </table:table-cell>
          <table:table-cell table:style-name="Table422.B2" office:value-type="string">
            <text:p text:style-name="P18">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30062824"/>.select{<text:alphabetical-index-mark-end text:id="IMark23006282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30062824"/>.to_s<text:alphabetical-index-mark-end text:id="IMark23006282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8">Code</text:p>
          </table:table-cell>
          <table:table-cell table:style-name="Table423.B2" office:value-type="string">
            <text:p text:style-name="P18">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30062824"/>.start<text:alphabetical-index-mark-end text:id="IMark23006282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8">Code</text:p>
          </table:table-cell>
          <table:table-cell table:style-name="Table424.B2" office:value-type="string">
            <text:p text:style-name="P18">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ext:soft-page-break/>
        <table:table-row table:style-name="Table300.1">
          <table:table-cell table:style-name="Table300.A1" table:number-columns-spanned="2" office:value-type="string">
            <text:h text:style-name="Heading_20_3" text:outline-level="3">[before] <text:alphabetical-index-mark-start text:id="IMark230062824"/>.vm_name<text:alphabetical-index-mark-end text:id="IMark2300628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8">Code</text:p>
          </table:table-cell>
          <table:table-cell table:style-name="Table300.B2" office:value-type="string">
            <text:p text:style-name="P18">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30062824"/>.with{<text:alphabetical-index-mark-end text:id="IMark23006282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8">Code</text:p>
          </table:table-cell>
          <table:table-cell table:style-name="Table301.B2" office:value-type="string">
            <text:p text:style-name="P18">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30062824"/>:<text:alphabetical-index-mark-end text:id="IMark230062824"/> method_name … ; []</text:h>
            <text:p text:style-name="Text_20_body">Routing: VM</text:p>
            <text:p text:style-name="P1">This method is used to define a method on the virtual machine. These methods execute normally with to the current mode.</text:p>
            <text:p text:style-name="P1">Notes</text:p>
            <text:list xml:id="list31688218" text:continue-numbering="true" text:style-name="L25">
              <text:list-item>
                <text:p text:style-name="P113">There are pretty much no restrictions on the name except that it not contain spaces and any <text:span text:style-name="T9">" signals an embedded string.</text:span></text:p>
              </text:list-item>
              <text:list-item>
                <text:p text:style-name="P121">This type of fOOrth method most closely resembles a classical FORTH word.</text:p>
              </text:list-item>
            </text:list>
          </table:table-cell>
          <table:covered-table-cell/>
        </table:table-row>
        <table:table-row table:style-name="Table302.1">
          <table:table-cell table:style-name="Table302.A2" office:value-type="string">
            <text:p text:style-name="P18">Code</text:p>
          </table:table-cell>
          <table:table-cell table:style-name="Table302.B2" office:value-type="string">
            <text:p text:style-name="P18">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6371580"/>super<text:alphabetical-index-mark-end text:id="IMark15637158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6371580"/>val:<text:alphabetical-index-mark-end text:id="IMark15637158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8">Code</text:p>
          </table:table-cell>
          <table:table-cell table:style-name="Table319.B2" office:value-type="string">
            <text:p text:style-name="P18">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56371580"/>var:<text:alphabetical-index-mark-end text:id="IMark15637158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8">Code</text:p>
          </table:table-cell>
          <table:table-cell table:style-name="Table402.B2" office:value-type="string">
            <text:p text:style-name="P18">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6371580"/>val@:<text:alphabetical-index-mark-end text:id="IMark15637158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8">Code</text:p>
          </table:table-cell>
          <table:table-cell table:style-name="Table403.B2" office:value-type="string">
            <text:p text:style-name="P18">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56371580"/>var@:<text:alphabetical-index-mark-end text:id="IMark15637158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8">Code</text:p>
          </table:table-cell>
          <table:table-cell table:style-name="Table404.B2" office:value-type="string">
            <text:p text:style-name="P18">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56371580"/>;<text:alphabetical-index-mark-end text:id="IMark156371580"/>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56371580"/>?dup<text:alphabetical-index-mark-end text:id="IMark15637158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8">Code</text:p>
          </table:table-cell>
          <table:table-cell table:style-name="Table303.B2" office:value-type="string">
            <text:p text:style-name="P18">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6371580"/>[<text:alphabetical-index-mark-end text:id="IMark15637158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6371580"/>accept<text:alphabetical-index-mark-end text:id="IMark15637158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8">Code</text:p>
          </table:table-cell>
          <table:table-cell table:style-name="Table305.B2" office:value-type="string">
            <text:p text:style-name="P18">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 text:outline-level="3">[] <text:alphabetical-index-mark-start text:id="IMark156371580"/>accept"<text:alphabetical-index-mark-end text:id="IMark15637158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8">Code</text:p>
          </table:table-cell>
          <table:table-cell table:style-name="Table306.B2" office:value-type="string">
            <text:p text:style-name="P18">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56371580"/>begin<text:alphabetical-index-mark-end text:id="IMark1563715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6371580"/>while<text:alphabetical-index-mark-end text:id="IMark156371580"/>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begin … [a_boolean] <text:alphabetical-index-mark-start text:id="IMark156371580"/>until<text:alphabetical-index-mark-end text:id="IMark156371580"/>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156371580"/>again<text:alphabetical-index-mark-end text:id="IMark156371580"/>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begin … <text:alphabetical-index-mark-start text:id="IMark156371580"/>repeat<text:alphabetical-index-mark-end text:id="IMark156371580"/>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6371580"/>class:<text:alphabetical-index-mark-end text:id="IMark15637158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6371580"/>clone<text:alphabetical-index-mark-end text:id="IMark15637158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8">Code</text:p>
          </table:table-cell>
          <table:table-cell table:style-name="Table309.B2" office:value-type="string">
            <text:p text:style-name="P18">Result</text:p>
          </table:table-cell>
        </table:table-row>
        <table:table-row table:style-name="Table309.1">
          <table:table-cell table:style-name="Table309.A2" office:value-type="string">
            <text:p text:style-name="P68">"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8">"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6371580"/>complex<text:alphabetical-index-mark-end text:id="IMark15637158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56371580"/>copy<text:alphabetical-index-mark-end text:id="IMark15637158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8">Code</text:p>
          </table:table-cell>
          <table:table-cell table:style-name="Table311.B2" office:value-type="string">
            <text:p text:style-name="P18">Result</text:p>
          </table:table-cell>
        </table:table-row>
        <table:table-row table:style-name="Table311.1">
          <table:table-cell table:style-name="Table311.A2" office:value-type="string">
            <text:p text:style-name="P68">"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8">"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56371580"/>cr<text:alphabetical-index-mark-end text:id="IMark1563715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8">Code</text:p>
          </table:table-cell>
          <table:table-cell table:style-name="Table312.B2" office:value-type="string">
            <text:p text:style-name="P18">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6371580"/>do<text:alphabetical-index-mark-end text:id="IMark1563715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8">Code</text:p>
          </table:table-cell>
          <table:table-cell table:style-name="Table313.B2" office:value-type="string">
            <text:p text:style-name="P18">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6371580"/>i<text:alphabetical-index-mark-end text:id="IMark156371580"/>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56371580"/>j<text:alphabetical-index-mark-end text:id="IMark156371580"/>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8">Code</text:p>
          </table:table-cell>
          <table:table-cell table:style-name="Table432.B2" office:value-type="string">
            <text:p text:style-name="P18">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6371580"/>-i<text:alphabetical-index-mark-end text:id="IMark156371580"/>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8">Code</text:p>
          </table:table-cell>
          <table:table-cell table:style-name="Table433.B2" office:value-type="string">
            <text:p text:style-name="P18">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6371580"/>-j<text:alphabetical-index-mark-end text:id="IMark156371580"/>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8">Code</text:p>
          </table:table-cell>
          <table:table-cell table:style-name="Table434.B2" office:value-type="string">
            <text:p text:style-name="P18">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do … <text:alphabetical-index-mark-start text:id="IMark156371580"/>loop<text:alphabetical-index-mark-end text:id="IMark156371580"/>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do … <text:alphabetical-index-mark-start text:id="IMark156371580"/>+loop<text:alphabetical-index-mark-end text:id="IMark156371580"/>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8">Code</text:p>
          </table:table-cell>
          <table:table-cell table:style-name="Table436.B2" office:value-type="string">
            <text:p text:style-name="P18">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6371580"/>dpr<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6371580"/>drop<text:alphabetical-index-mark-end text:id="IMark1563715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8">Code</text:p>
          </table:table-cell>
          <table:table-cell table:style-name="Table315.B2" office:value-type="string">
            <text:p text:style-name="P18">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56371580"/>dup<text:alphabetical-index-mark-end text:id="IMark15637158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8">Code</text:p>
          </table:table-cell>
          <table:table-cell table:style-name="Table316.B2" office:value-type="string">
            <text:p text:style-name="P18">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8">"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8">"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8">"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56371580"/>e<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6371580"/>epsilon<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6371580"/>false<text:alphabetical-index-mark-end text:id="IMark15637158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56371580"/>if<text:alphabetical-index-mark-end text:id="IMark1563715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8">Code</text:p>
          </table:table-cell>
          <table:table-cell table:style-name="Table321.B2" office:value-type="string">
            <text:p text:style-name="P18">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156371580"/>else<text:alphabetical-index-mark-end text:id="IMark156371580"/>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if … <text:alphabetical-index-mark-start text:id="IMark156371580"/>then<text:alphabetical-index-mark-end text:id="IMark156371580"/>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6371580"/>infinity<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56371580"/>load"<text:alphabetical-index-mark-end text:id="IMark1563715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8">Code</text:p>
          </table:table-cell>
          <table:table-cell table:style-name="Table323.B2" office:value-type="string">
            <text:p text:style-name="P18">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6371580"/>max_float<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6371580"/>min_float<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56371580"/>nan<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6371580"/>nil<text:alphabetical-index-mark-end text:id="IMark15637158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56371580"/>nip<text:alphabetical-index-mark-end text:id="IMark1563715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8">Code</text:p>
          </table:table-cell>
          <table:table-cell table:style-name="Table328.B2" office:value-type="string">
            <text:p text:style-name="P18">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6371580"/>over<text:alphabetical-index-mark-end text:id="IMark1563715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8">Code</text:p>
          </table:table-cell>
          <table:table-cell table:style-name="Table329.B2" office:value-type="string">
            <text:p text:style-name="P18">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6371580"/>pause<text:alphabetical-index-mark-end text:id="IMark15637158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6371580"/>pi<text:alphabetical-index-mark-end text:id="IMark15637158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6371580"/>pick<text:alphabetical-index-mark-end text:id="IMark15637158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8">Code</text:p>
          </table:table-cell>
          <table:table-cell table:style-name="Table332.B2" office:value-type="string">
            <text:p text:style-name="P18">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6371580"/>rational<text:alphabetical-index-mark-end text:id="IMark1563715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6371580"/>rot<text:alphabetical-index-mark-end text:id="IMark1563715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8">Code</text:p>
          </table:table-cell>
          <table:table-cell table:style-name="Table334.B2" office:value-type="string">
            <text:p text:style-name="P18">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6371580"/>self<text:alphabetical-index-mark-end text:id="IMark15637158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8">Code</text:p>
          </table:table-cell>
          <table:table-cell table:style-name="Table335.B2" office:value-type="string">
            <text:p text:style-name="P18">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2">class: MyClass</text:p>
            <text:p text:style-name="P72">MyClass .: .who_r_u self ;</text:p>
            <text:p text:style-name="P72">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6371580"/>space<text:alphabetical-index-mark-end text:id="IMark1563715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8">Code</text:p>
          </table:table-cell>
          <table:table-cell table:style-name="Table336.B2" office:value-type="string">
            <text:p text:style-name="P18">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6371580"/>spaces<text:alphabetical-index-mark-end text:id="IMark1563715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8">Code</text:p>
          </table:table-cell>
          <table:table-cell table:style-name="Table337.B2" office:value-type="string">
            <text:p text:style-name="P18">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6371580"/>swap<text:alphabetical-index-mark-end text:id="IMark1563715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8">Code</text:p>
          </table:table-cell>
          <table:table-cell table:style-name="Table338.B2" office:value-type="string">
            <text:p text:style-name="P18">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6371580"/>switch<text:alphabetical-index-mark-end text:id="IMark1563715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6371580"/>break<text:alphabetical-index-mark-end text:id="IMark156371580"/>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6371580"/>?break<text:alphabetical-index-mark-end text:id="IMark156371580"/>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156371580"/>end<text:alphabetical-index-mark-end text:id="IMark156371580"/>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6371580"/>throw<text:span text:style-name="T9">"</text:span><text:alphabetical-index-mark-end text:id="IMark156371580"/><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8">Code</text:p>
          </table:table-cell>
          <table:table-cell table:style-name="Table425.B2" office:value-type="string">
            <text:p text:style-name="P18">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6371580"/>true<text:alphabetical-index-mark-end text:id="IMark1563715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8">Code</text:p>
          </table:table-cell>
          <table:table-cell table:style-name="Table340.B2" office:value-type="string">
            <text:p text:style-name="P18">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6371580"/>try<text:alphabetical-index-mark-end text:id="IMark156371580"/> … end [unspecified]</text:h>
            <text:p text:style-name="Text_20_body">Routing: VM</text:p>
            <text:p text:style-name="P1">The try block is used to control and contain exceptions. The try block is composed of three sections: </text:p>
            <text:list xml:id="list2564601212982920430" text:style-name="L26">
              <text:list-item>
                <text:p text:style-name="P114">The try section that contains the potentially error prone code.</text:p>
              </text:list-item>
              <text:list-item>
                <text:p text:style-name="P114">The optional catch section that responds to and processes exceptions.</text:p>
              </text:list-item>
              <text:list-item>
                <text:p text:style-name="P11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5"><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5411276"/>catch<text:alphabetical-index-mark-end text:id="IMark265411276"/>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5411276"/>?<text:span text:style-name="T9">"</text:span><text:alphabetical-index-mark-end text:id="IMark265411276"/><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8">Code</text:p>
          </table:table-cell>
          <table:table-cell table:style-name="Table449.B2" office:value-type="string">
            <text:p text:style-name="P18">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5411276"/>bounce<text:alphabetical-index-mark-end text:id="IMark265411276"/>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5411276"/>error<text:alphabetical-index-mark-end text:id="IMark265411276"/>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5411276"/>finally<text:alphabetical-index-mark-end text:id="IMark265411276"/>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265411276"/>end<text:alphabetical-index-mark-end text:id="IMark265411276"/>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5411276"/>tuck<text:alphabetical-index-mark-end text:id="IMark2654112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8">Code</text:p>
          </table:table-cell>
          <table:table-cell table:style-name="Table341.B2" office:value-type="string">
            <text:p text:style-name="P18">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5411276"/>val#:<text:alphabetical-index-mark-end text:id="IMark2654112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8">Code</text:p>
          </table:table-cell>
          <table:table-cell table:style-name="Table393.B2" office:value-type="string">
            <text:p text:style-name="P18">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65411276"/>val$:<text:alphabetical-index-mark-end text:id="IMark2654112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8">Code</text:p>
          </table:table-cell>
          <table:table-cell table:style-name="Table394.B2" office:value-type="string">
            <text:p text:style-name="P18">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65411276"/>var#:<text:alphabetical-index-mark-end text:id="IMark2654112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8">Code</text:p>
          </table:table-cell>
          <table:table-cell table:style-name="Table395.B2" office:value-type="string">
            <text:p text:style-name="P18">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65411276"/>var$:<text:alphabetical-index-mark-end text:id="IMark2654112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8">Code</text:p>
          </table:table-cell>
          <table:table-cell table:style-name="Table396.B2" office:value-type="string">
            <text:p text:style-name="P18">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65411276"/>vm<text:alphabetical-index-mark-end text:id="IMark26541127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8">Code</text:p>
          </table:table-cell>
          <table:table-cell table:style-name="Table342.B2" office:value-type="string">
            <text:p text:style-name="P18">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65411276"/>{<text:alphabetical-index-mark-end text:id="IMark26541127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65411276"/>{{<text:alphabetical-index-mark-end text:id="IMark26541127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30136632"/>Commands<text:alphabetical-index-mark-end text:id="IMark230136632"/></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h text:style-name="Heading_20_3" text:outline-level="3">[] <text:alphabetical-index-mark-start text:id="IMark265411276"/>)"<text:alphabetical-index-mark-end text:id="IMark265411276"/> … " []</text:h>
            <text:p text:style-name="Text_20_body">Routing: VM</text:p>
            <text:p text:style-name="P1">This command submits the embedded string as input to the console's command processor.</text:p>
            <text:p text:style-name="P1">Note: This command can be used to do very naughty things to the host computer.</text:p>
          </table:table-cell>
          <table:covered-table-cell/>
        </table:table-row>
        <table:table-row table:style-name="Table345.1">
          <table:table-cell table:style-name="Table345.A2" office:value-type="string">
            <text:p text:style-name="P18">Code</text:p>
          </table:table-cell>
          <table:table-cell table:style-name="Table345.B2" office:value-type="string">
            <text:p text:style-name="P18">Result</text:p>
          </table:table-cell>
        </table:table-row>
        <table:table-row table:style-name="Table345.1">
          <table:table-cell table:style-name="Table345.A2" office:value-type="string">
            <text:p text:style-name="Snippet">)<text:span text:style-name="T14">"ls"</text:span></text:p>
          </table:table-cell>
          <table:table-cell table:style-name="Table345.B2" office:value-type="string">
            <text:p text:style-name="P2">(Executes the ls command)</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65411276"/>)classes<text:alphabetical-index-mark-end text:id="IMark265411276"/> []</text:h>
            <text:p text:style-name="Text_20_body">Routing: VM</text:p>
            <text:p text:style-name="P1">Generate a list of the classes in the system. For example:</text:p>
            <text:p text:style-name="Code"/>
            <text:p text:style-name="Code">&gt;<text:span text:style-name="T12">)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 text:outline-level="3">[] <text:alphabetical-index-mark-start text:id="IMark265411276"/>)context<text:alphabetical-index-mark-end text:id="IMark26541127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65411276"/>)context!<text:alphabetical-index-mark-end text:id="IMark26541127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 text:outline-level="3">[] <text:alphabetical-index-mark-start text:id="IMark265411276"/>)debug<text:alphabetical-index-mark-end text:id="IMark265411276"/> []</text:h>
            <text:p text:style-name="Text_20_body">Routing: VM</text:p>
            <text:p text:style-name="P1">This method activates debug mode in which greater detail of compiler activity is displayed. For example:</text:p>
            <text:p text:style-name="Code"/>
            <text:p text:style-name="Code">&gt;<text:span text:style-name="T12">debug</text:span></text:p>
            <text:p text:style-name="Code"/>
            <text:p text:style-name="Code">&gt;<text:span text:style-name="T12">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2">: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2">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 text:outline-level="3">[] <text:alphabetical-index-mark-start text:id="IMark265411276"/>)elapsed<text:alphabetical-index-mark-end text:id="IMark265411276"/> []</text:h>
            <text:p text:style-name="Text_20_body">Routing: VM</text:p>
            <text:p text:style-name="P1">Display how much time has elapsed since the current virtual machine was started. </text:p>
            <text:p text:style-name="Code"/>
            <text:p text:style-name="Code">&gt;<text:span text:style-name="T12">)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65411276"/>)entries<text:alphabetical-index-mark-end text:id="IMark265411276"/> []</text:h>
            <text:p text:style-name="Text_20_body">Routing: VM</text:p>
            <text:p text:style-name="P1">Display the entries of the symbol table. See Appendix A for an example.</text:p>
          </table:table-cell>
        </table:table-row>
      </table:table>
      <text:p text:style-name="Text_20_body"><text:soft-page-break/></text:p>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65411276"/>)globals<text:alphabetical-index-mark-end text:id="IMark265411276"/> []</text:h>
            <text:p text:style-name="Text_20_body">Routing: VM</text:p>
            <text:p text:style-name="P1">Display the currently defined global values and variables and the strings they map to.</text:p>
            <text:p text:style-name="Code"/>
            <text:p text:style-name="Code">&gt;<text:span text:style-name="T12">42 val$: $zz</text:span></text:p>
            <text:p text:style-name="Code"/>
            <text:p text:style-name="Code">&gt;<text:span text:style-name="T12">)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65411276"/>)irb<text:alphabetical-index-mark-end text:id="IMark2654112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 text:outline-level="3">[] <text:alphabetical-index-mark-start text:id="IMark265411276"/>)load"<text:alphabetical-index-mark-end text:id="IMark265411276"/> … " []</text:h>
            <text:p text:style-name="Text_20_body">Routing: VM</text:p>
            <text:p text:style-name="P1">Load the file named in the embedded string. This unlike load” this method provides user feedback of the loading process.</text:p>
            <text:p text:style-name="Code"/>
            <text:p text:style-name="Code">&gt;<text:span text:style-name="T16">)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65411276"/>)map"<text:alphabetical-index-mark-end text:id="IMark26541127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text:soft-page-break/></text:p>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65411276"/>)nodebug<text:alphabetical-index-mark-end text:id="IMark26541127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65411276"/>)noshow<text:alphabetical-index-mark-end text:id="IMark26541127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65411276"/>)quit<text:alphabetical-index-mark-end text:id="IMark2654112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 text:outline-level="3">[] <text:alphabetical-index-mark-start text:id="IMark265411276"/>)restart<text:alphabetical-index-mark-end text:id="IMark26541127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 text:outline-level="3">[] <text:alphabetical-index-mark-start text:id="IMark265411276"/>)show<text:alphabetical-index-mark-end text:id="IMark265411276"/> []</text:h>
            <text:p text:style-name="Text_20_body">Routing: VM</text:p>
            <text:p text:style-name="P1">When this command is active, the contents of the stack are displayed after each command is processed.</text:p>
            <text:p text:style-name="Code"/>
            <text:p text:style-name="Code">&gt;<text:span text:style-name="T12">)show</text:span></text:p>
            <text:p text:style-name="Code"/>
            <text:p text:style-name="Code">&gt;<text:span text:style-name="T12">1 2 3</text:span></text:p>
            <text:p text:style-name="Code"/>
            <text:p text:style-name="Code">[1, 2, 3]</text:p>
            <text:p text:style-name="Code">&gt;<text:span text:style-name="T12">+</text:span></text:p>
            <text:p text:style-name="Code"/>
            <text:p text:style-name="Code">[1, 5]</text:p>
            <text:p text:style-name="Code">&gt;<text:span text:style-name="T12">*</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65411276"/>)start<text:alphabetical-index-mark-end text:id="IMark265411276"/> []</text:h>
            <text:p text:style-name="Text_20_body">Routing: VM</text:p>
            <text:p text:style-name="P1">Display the start time of the virtual machine.</text:p>
            <text:p text:style-name="Code"/>
            <text:p text:style-name="Code">&gt;<text:span text:style-name="T12">)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65411276"/>)threads<text:alphabetical-index-mark-end text:id="IMark265411276"/> []</text:h>
            <text:p text:style-name="Text_20_body">Routing: VM</text:p>
            <text:p text:style-name="P1">Display the currently executing threads in the fOOrth system.</text:p>
            <text:p text:style-name="Code"/>
            <text:p text:style-name="Code">&gt;<text:span text:style-name="T12">)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65411276"/>)time<text:alphabetical-index-mark-end text:id="IMark26541127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65411276"/>)unmap"<text:alphabetical-index-mark-end text:id="IMark2654112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65411276"/>)version<text:alphabetical-index-mark-end text:id="IMark265411276"/> []</text:h>
            <text:p text:style-name="Text_20_body">Routing: VM</text:p>
            <text:p text:style-name="P1">Display the version string of the fOOrth language system.</text:p>
            <text:p text:style-name="Code"/>
            <text:p text:style-name="Code">&gt;<text:span text:style-name="T12">)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65411276"/>)vm<text:alphabetical-index-mark-end text:id="IMark26541127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65411276"/>)vm!<text:alphabetical-index-mark-end text:id="IMark26541127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65411276"/>)words<text:alphabetical-index-mark-end text:id="IMark265411276"/> []</text:h>
            <text:p text:style-name="Text_20_body">Routing: VM</text:p>
            <text:p text:style-name="Text_20_body">Display the active methods defined for this virtual machine:</text:p>
            <text:p text:style-name="Code"/>
            <text:p text:style-name="Code">&gt;<text:span text:style-name="T12">)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30136632"/>)entries<text:alphabetical-index-mark-end text:id="IMark23013663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7">Expression Character</text:p>
          </table:table-cell>
          <table:table-cell table:style-name="Table4.B1" office:value-type="string">
            <text:p text:style-name="P18">Description</text:p>
          </table:table-cell>
        </table:table-row>
        <table:table-row>
          <table:table-cell table:style-name="Table4.A2" office:value-type="string">
            <text:p text:style-name="P22">.</text:p>
          </table:table-cell>
          <table:table-cell table:style-name="Table4.B2" office:value-type="string">
            <text:p text:style-name="P2">Any character except newline</text:p>
          </table:table-cell>
        </table:table-row>
        <table:table-row>
          <table:table-cell table:style-name="Table4.A2" office:value-type="string">
            <text:p text:style-name="P22">[A-Z]</text:p>
          </table:table-cell>
          <table:table-cell table:style-name="Table4.B2" office:value-type="string">
            <text:p text:style-name="P2">Any uppercase alphabetical character.</text:p>
          </table:table-cell>
        </table:table-row>
        <table:table-row>
          <table:table-cell table:style-name="Table4.A2" office:value-type="string">
            <text:p text:style-name="P22">[A-Za-z0-9_]</text:p>
          </table:table-cell>
          <table:table-cell table:style-name="Table4.B2" office:value-type="string">
            <text:p text:style-name="P2">Any alphanumeric or underscore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d</text:p>
          </table:table-cell>
          <table:table-cell table:style-name="Table4.B2" office:value-type="string">
            <text:p text:style-name="P2">A digit (0..9)</text:p>
          </table:table-cell>
        </table:table-row>
        <table:table-row>
          <table:table-cell table:style-name="Table4.A2" office:value-type="string">
            <text:p text:style-name="P22">X*</text:p>
          </table:table-cell>
          <table:table-cell table:style-name="Table4.B2" office:value-type="string">
            <text:p text:style-name="P2">0 or more repetitions of the X expression.</text:p>
          </table:table-cell>
        </table:table-row>
        <table:table-row>
          <table:table-cell table:style-name="Table4.A2" office:value-type="string">
            <text:p text:style-name="P22">X+</text:p>
          </table:table-cell>
          <table:table-cell table:style-name="Table4.B2" office:value-type="string">
            <text:p text:style-name="P2">1 or more repetitions of the X expression.</text:p>
          </table:table-cell>
        </table:table-row>
        <table:table-row>
          <table:table-cell table:style-name="Table4.A2" office:value-type="string">
            <text:p text:style-name="P22">^</text:p>
          </table:table-cell>
          <table:table-cell table:style-name="Table4.B2" office:value-type="string">
            <text:p text:style-name="P2">The beginning of the line or string.</text:p>
          </table:table-cell>
        </table:table-row>
        <table:table-row>
          <table:table-cell table:style-name="Table4.A2" office:value-type="string">
            <text:p text:style-name="P22">$</text:p>
          </table:table-cell>
          <table:table-cell table:style-name="Table4.B2" office:value-type="string">
            <text:p text:style-name="P2">The end of the line or string</text:p>
          </table:table-cell>
        </table:table-row>
        <table:table-row>
          <table:table-cell table:style-name="Table4.A2" office:value-type="string">
            <text:p text:style-name="P20">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78">0</text:p>
          <text:p text:style-name="P77">0&lt;<text:tab/>121</text:p>
          <text:p text:style-name="P77">0&lt;=<text:tab/>122</text:p>
          <text:p text:style-name="P77">0&lt;=&gt;<text:tab/>122</text:p>
          <text:p text:style-name="P77">0&lt;&gt; <text:tab/>122</text:p>
          <text:p text:style-name="P77">0=<text:tab/>123</text:p>
          <text:p text:style-name="P77">0&gt;<text:tab/>123</text:p>
          <text:p text:style-name="P77">0&gt;=<text:tab/>123</text:p>
          <text:p text:style-name="P78">1</text:p>
          <text:p text:style-name="P77">1-<text:tab/>124</text:p>
          <text:p text:style-name="P77">1+<text:tab/>124</text:p>
          <text:p text:style-name="P78">2</text:p>
          <text:p text:style-name="P77">2-<text:tab/>125</text:p>
          <text:p text:style-name="P77">2*<text:tab/>98, 124</text:p>
          <text:p text:style-name="P77">2/<text:tab/>99, 125</text:p>
          <text:p text:style-name="P77">2+<text:tab/>124</text:p>
          <text:p text:style-name="P78">A</text:p>
          <text:p text:style-name="P77">accept<text:tab/>184</text:p>
          <text:p text:style-name="P77">accept"<text:tab/>185</text:p>
          <text:p text:style-name="P77">again<text:tab/>24, 186</text:p>
          <text:p text:style-name="P77">and<text:tab/>100</text:p>
          <text:p text:style-name="P77">Archive<text:tab/>11</text:p>
          <text:p text:style-name="P77">Array<text:tab/>61</text:p>
          <text:p text:style-name="P78">B</text:p>
          <text:p text:style-name="P77">begin<text:tab/>24, 185</text:p>
          <text:p text:style-name="P77">Boolean<text:tab/>59</text:p>
          <text:p text:style-name="P77">bounce<text:tab/>35, 37, 198</text:p>
          <text:p text:style-name="P77">break<text:tab/>196</text:p>
          <text:p text:style-name="P78">C</text:p>
          <text:p text:style-name="P77">catch<text:tab/>34, 37, 198</text:p>
          <text:p text:style-name="P77">Class<text:tab/>75</text:p>
          <text:p text:style-name="P77">class:<text:tab/>79, 186</text:p>
          <text:p text:style-name="P77">Classes<text:tab/>45</text:p>
          <text:p text:style-name="P77">clone<text:tab/>29, 186</text:p>
          <text:p text:style-name="P77">com<text:tab/>100</text:p>
          <text:p text:style-name="P77">Commands<text:tab/>79, 202</text:p>
          <text:p text:style-name="P77">complex<text:tab/>83, 186</text:p>
          <text:p text:style-name="P77">Complex<text:tab/>81</text:p>
          <text:p text:style-name="P77">copy<text:tab/>29, 187</text:p>
          <text:p text:style-name="P77">cr<text:tab/>187</text:p>
          <text:p text:style-name="P78">D</text:p>
          <text:p text:style-name="P77">Declarations<text:tab/>25</text:p>
          <text:p text:style-name="P77">Demo.rb<text:tab/>10</text:p>
          <text:p text:style-name="P77">distinct?<text:tab/>136</text:p>
          <text:p text:style-name="P77">do<text:tab/>22, 187</text:p>
          <text:p text:style-name="P77">do_map_name<text:tab/>55</text:p>
          <text:p text:style-name="P77">dpr<text:tab/>104, 189</text:p>
          <text:p text:style-name="P77">drop<text:tab/>18, 189</text:p>
          <text:p text:style-name="P77">Duck Typing<text:tab/>25</text:p>
          <text:p text:style-name="P77">dup<text:tab/>18, 29, 190</text:p>
          <text:p text:style-name="P78">E</text:p>
          <text:p text:style-name="P77">e<text:tab/>105, 190</text:p>
          <text:p text:style-name="P77">else<text:tab/>20, 191</text:p>
          <text:p text:style-name="P77">end<text:tab/>196, 199</text:p>
          <text:p text:style-name="P77">epsilon<text:tab/>105, 190</text:p>
          <text:p text:style-name="P77">error<text:tab/>198</text:p>
          <text:p text:style-name="P78">F</text:p>
          <text:p text:style-name="P77">false<text:tab/>190</text:p>
          <text:p text:style-name="P77">FalseClass<text:tab/>59, 85</text:p>
          <text:p text:style-name="P77">finally<text:tab/>36, 37, 199</text:p>
          <text:p text:style-name="P77">Float<text:tab/>87</text:p>
          <text:p text:style-name="P78">H</text:p>
          <text:p text:style-name="P77">Hash<text:tab/>89</text:p>
          <text:p text:style-name="P78">I</text:p>
          <text:p text:style-name="P77">i<text:tab/>22, 188</text:p>
          <text:p text:style-name="P77">identical?<text:tab/>137</text:p>
          <text:p text:style-name="P77">if<text:tab/>20, 191</text:p>
          <text:p text:style-name="P77">infinity<text:tab/>105, 191</text:p>
          <text:p text:style-name="P77">Inheritance<text:tab/>46</text:p>
          <text:p text:style-name="P77">InStream<text:tab/>93</text:p>
          <text:p text:style-name="P77">Integer<text:tab/>96</text:p>
          <text:p text:style-name="P78">J</text:p>
          <text:p text:style-name="P77">j<text:tab/>22, 188</text:p>
          <text:p text:style-name="P78">K</text:p>
          <text:p text:style-name="P77">Known Issues<text:tab/>11</text:p>
          <text:p text:style-name="P78">L</text:p>
          <text:p text:style-name="P77">Late Binding<text:tab/>46</text:p>
          <text:p text:style-name="P77">load"<text:tab/>192</text:p>
          <text:p text:style-name="P77">loop<text:tab/>22, 189</text:p>
          <text:p text:style-name="P78">M</text:p>
          <text:p text:style-name="P77">max<text:tab/>137</text:p>
          <text:p text:style-name="P77">max_float<text:tab/>105, 192</text:p>
          <text:p text:style-name="P77">Method Mapping<text:tab/>47</text:p>
          <text:p text:style-name="P77">Methods<text:tab/>46</text:p>
          <text:p text:style-name="P77">min<text:tab/>137</text:p>
          <text:p text:style-name="P77">min_float<text:tab/>106, 192</text:p>
          <text:p text:style-name="P77">mod<text:tab/>127</text:p>
          <text:p text:style-name="P77">Mutation<text:tab/>27</text:p>
          <text:p text:style-name="P78">N</text:p>
          <text:p text:style-name="P77">nan<text:tab/>106, 192</text:p>
          <text:p text:style-name="P77">neg<text:tab/>127</text:p>
          <text:p text:style-name="P77">nil<text:tab/>192</text:p>
          <text:p text:style-name="P77">nil&lt;&gt;<text:tab/>138</text:p>
          <text:p text:style-name="P77">nil=<text:tab/>138</text:p>
          <text:p text:style-name="P77">NilClass<text:tab/>59, 102</text:p>
          <text:p text:style-name="P77">nip<text:tab/>18, 193</text:p>
          <text:p text:style-name="P77">not<text:tab/>138</text:p>
          <text:p text:style-name="P77">Numeric<text:tab/>60, 104</text:p>
          <text:p text:style-name="P78">O</text:p>
          <text:p text:style-name="P77">Object<text:tab/>59, 128</text:p>
          <text:p text:style-name="P77">or<text:tab/>101</text:p>
          <text:p text:style-name="P77">OutStream<text:tab/>140</text:p>
          <text:p text:style-name="P77">over<text:tab/>18, 193</text:p>
          <text:p text:style-name="P78">P</text:p>
          <text:p text:style-name="P77">pause<text:tab/>174, 193</text:p>
          <text:p text:style-name="P77">pi<text:tab/>106, 193</text:p>
          <text:p text:style-name="P77">pick<text:tab/>18, 194</text:p>
          <text:p text:style-name="P77">Polymorphism<text:tab/>46</text:p>
          <text:p text:style-name="P77">Procedure<text:tab/>145</text:p>
          <text:p text:style-name="P77">Prototypes<text:tab/>46</text:p>
          <text:p text:style-name="P78">Q</text:p>
          <text:p text:style-name="P77">Queue<text:tab/>147</text:p>
          <text:p text:style-name="P78">R</text:p>
          <text:p text:style-name="P77">Rake<text:tab/>10</text:p>
          <text:p text:style-name="P77">rational<text:tab/>151, 194</text:p>
          <text:p text:style-name="P77">Rational<text:tab/>149</text:p>
          <text:p text:style-name="P77">Referencing<text:tab/>26</text:p>
          <text:p text:style-name="P77">repeat<text:tab/>24, 186</text:p>
          <text:p text:style-name="P77">rot<text:tab/>194</text:p>
          <text:p text:style-name="P77">Routing<text:tab/>52</text:p>
          <text:p text:style-name="P78">S</text:p>
          <text:p text:style-name="P77">Scoping<text:tab/>25</text:p>
          <text:p text:style-name="P77">self<text:tab/>57, 195</text:p>
          <text:p text:style-name="P77">space<text:tab/>195</text:p>
          <text:p text:style-name="P77">spaces<text:tab/>195</text:p>
          <text:p text:style-name="P77">Stack<text:tab/>152</text:p>
          <text:p text:style-name="P77">String<text:tab/>154</text:p>
          <text:p text:style-name="P77">super<text:tab/>76, 130, 177, 183</text:p>
          <text:p text:style-name="P77">swap<text:tab/>19, 195</text:p>
          <text:p text:style-name="P77">switch<text:tab/>20, 196</text:p>
          <text:p text:style-name="P77">SymbolMap<text:tab/>47</text:p>
          <text:p text:style-name="P78">T</text:p>
          <text:p text:style-name="P77">Testing<text:tab/>10</text:p>
          <text:p text:style-name="P77">Thanks<text:tab/>8</text:p>
          <text:p text:style-name="P77">then<text:tab/>20, 191</text:p>
          <text:p text:style-name="P77">Thread<text:tab/>172</text:p>
          <text:p text:style-name="P77">throw"<text:tab/>38, 197</text:p>
          <text:p text:style-name="P77">true<text:tab/>197</text:p>
          <text:p text:style-name="P77">TrueClass<text:tab/>59, 175</text:p>
          <text:p text:style-name="P77">try<text:tab/>34, 37, 197</text:p>
          <text:p text:style-name="P77">tuck<text:tab/>19, 199</text:p>
          <text:p text:style-name="P77">Typing<text:tab/>25</text:p>
          <text:p text:style-name="P78">U</text:p>
          <text:p text:style-name="P77">until<text:tab/>24, 186</text:p>
          <text:p text:style-name="P78">V</text:p>
          <text:p text:style-name="P77">v<text:tab/>67, 69, 72, 91, 162</text:p>
          <text:p text:style-name="P77">val:<text:tab/>25, 76, 129, 177, 183</text:p>
          <text:p text:style-name="P77">val@:<text:tab/>26, 76, 129, 178, 183</text:p>
          <text:p text:style-name="P77">val#:<text:tab/>26, 199</text:p>
          <text:p text:style-name="P77">val$:<text:tab/>26, 200</text:p>
          <text:p text:style-name="P77">var:<text:tab/>25, 76, 129, 178, 183</text:p>
          <text:p text:style-name="P77">var@:<text:tab/>26, 77, 130, 178, 184</text:p>
          <text:p text:style-name="P77">var#:<text:tab/>26, 200</text:p>
          <text:p text:style-name="P77">var$:<text:tab/>26, 201</text:p>
          <text:p text:style-name="P77">VirtualMachine<text:tab/>176</text:p>
          <text:p text:style-name="P77">vm<text:tab/>201</text:p>
          <text:p text:style-name="P78">W</text:p>
          <text:p text:style-name="P77">while<text:tab/>185</text:p>
          <text:p text:style-name="P78">X</text:p>
          <text:p text:style-name="P77"><text:soft-page-break/>x<text:tab/>62, 68p., 72, 91, 162</text:p>
          <text:p text:style-name="P77">xor<text:tab/>101</text:p>
          <text:p text:style-name="P78">^</text:p>
          <text:p text:style-name="P77">^^<text:tab/>86, 102, 136</text:p>
          <text:p text:style-name="P78">-</text:p>
          <text:p text:style-name="P77">-<text:tab/>108</text:p>
          <text:p text:style-name="P77">-&gt;<text:tab/>89</text:p>
          <text:p text:style-name="P77">-i<text:tab/>22, 188</text:p>
          <text:p text:style-name="P77">-infinity<text:tab/>104, 179</text:p>
          <text:p text:style-name="P77">-j<text:tab/>22, 188</text:p>
          <text:p text:style-name="P78">;</text:p>
          <text:p text:style-name="P77">;<text:tab/>77, 130, 178, 184</text:p>
          <text:p text:style-name="P78">:</text:p>
          <text:p text:style-name="P77">:<text:tab/>54, 182</text:p>
          <text:p text:style-name="P78">!</text:p>
          <text:p text:style-name="P77">!<text:tab/>64</text:p>
          <text:p text:style-name="P77">!:<text:tab/>177</text:p>
          <text:p text:style-name="P78">?</text:p>
          <text:p text:style-name="P77">?"<text:tab/>35, 37, 198</text:p>
          <text:p text:style-name="P77">?break<text:tab/>196</text:p>
          <text:p text:style-name="P77">?dup<text:tab/>184</text:p>
          <text:p text:style-name="P78">.</text:p>
          <text:p text:style-name="P77">.<text:tab/>128, 142</text:p>
          <text:p text:style-name="P77">.-left<text:tab/>66, 160</text:p>
          <text:p text:style-name="P77">.-mid<text:tab/>66, 160</text:p>
          <text:p text:style-name="P77">.-midlr<text:tab/>66, 160</text:p>
          <text:p text:style-name="P77">.-right<text:tab/>66, 161</text:p>
          <text:p text:style-name="P77">.:<text:tab/>54, 75, 179</text:p>
          <text:p text:style-name="P77">.::<text:tab/>54, 129, 179</text:p>
          <text:p text:style-name="P77">."<text:tab/>158</text:p>
          <text:p text:style-name="P77">.[]!<text:tab/>67, 90</text:p>
          <text:p text:style-name="P77">.[]@<text:tab/>67, 90</text:p>
          <text:p text:style-name="P77">.+left<text:tab/>64, 159</text:p>
          <text:p text:style-name="P77">.+mid<text:tab/>65, 159</text:p>
          <text:p text:style-name="P77">.+midlr<text:tab/>65, 159</text:p>
          <text:p text:style-name="P77">.+right<text:tab/>65, 160</text:p>
          <text:p text:style-name="P77">.1/x<text:tab/>108</text:p>
          <text:p text:style-name="P77">.10**<text:tab/>108</text:p>
          <text:p text:style-name="P77">.2**<text:tab/>109</text:p>
          <text:p text:style-name="P77">.abs<text:tab/>109</text:p>
          <text:p text:style-name="P77">.acos<text:tab/>109</text:p>
          <text:p text:style-name="P77">.acosh<text:tab/>110</text:p>
          <text:p text:style-name="P77">.angle<text:tab/>110</text:p>
          <text:p text:style-name="P77">.append<text:tab/>140</text:p>
          <text:p text:style-name="P77">.append{<text:tab/>141, 179</text:p>
          <text:p text:style-name="P77">.asin<text:tab/>110</text:p>
          <text:p text:style-name="P77">.asinh<text:tab/>111</text:p>
          <text:p text:style-name="P77">.atan<text:tab/>111</text:p>
          <text:p text:style-name="P77">.atan2<text:tab/>111</text:p>
          <text:p text:style-name="P77">.atanh<text:tab/>112</text:p>
          <text:p text:style-name="P77">.c2p<text:tab/>112</text:p>
          <text:p text:style-name="P77">.call<text:tab/>145, 161</text:p>
          <text:p text:style-name="P77">.cbrt<text:tab/>82, 112</text:p>
          <text:p text:style-name="P77">.ceil<text:tab/>112</text:p>
          <text:p text:style-name="P77">.cjust<text:tab/>161</text:p>
          <text:p text:style-name="P77">.class<text:tab/>130</text:p>
          <text:p text:style-name="P77">.clear<text:tab/>147, 152</text:p>
          <text:p text:style-name="P77">.clone<text:tab/>29, 131</text:p>
          <text:p text:style-name="P77">.clone_exclude<text:tab/>31, 131</text:p>
          <text:p text:style-name="P77">.close<text:tab/>94, 142</text:p>
          <text:p text:style-name="P77">.conjugate<text:tab/>113</text:p>
          <text:p text:style-name="P77">.contains?<text:tab/>161</text:p>
          <text:p text:style-name="P77">.copy<text:tab/>29, 131</text:p>
          <text:p text:style-name="P77">.cos<text:tab/>113</text:p>
          <text:p text:style-name="P77">.cosh<text:tab/>113</text:p>
          <text:p text:style-name="P77">.cr<text:tab/>142</text:p>
          <text:p text:style-name="P77">.create<text:tab/>141</text:p>
          <text:p text:style-name="P77">.create{<text:tab/>141, 179</text:p>
          <text:p text:style-name="P77">.cube<text:tab/>113</text:p>
          <text:p text:style-name="P77">.current<text:tab/>172</text:p>
          <text:p text:style-name="P77">.d2r<text:tab/>114</text:p>
          <text:p text:style-name="P77">.denominator<text:tab/>114</text:p>
          <text:p text:style-name="P77">.dump<text:tab/>180</text:p>
          <text:p text:style-name="P77">.e**<text:tab/>82, 114</text:p>
          <text:p text:style-name="P77">.each{<text:tab/>67, 90, 162, 180</text:p>
          <text:p text:style-name="P77">.elapsed<text:tab/>180</text:p>
          <text:p text:style-name="P77">.emit<text:tab/>114, 142, 162</text:p>
          <text:p text:style-name="P77">.empty?<text:tab/>147, 152</text:p>
          <text:p text:style-name="P77">.eval<text:tab/>163</text:p>
          <text:p text:style-name="P77">.even?<text:tab/>97</text:p>
          <text:p text:style-name="P77">.floor<text:tab/>115</text:p>
          <text:p text:style-name="P77">.fmt<text:tab/>163</text:p>
          <text:p text:style-name="P77">.fmt"<text:tab/>163</text:p>
          <text:p text:style-name="P77">.gcd<text:tab/>97</text:p>
          <text:p text:style-name="P77">.get_all<text:tab/>93</text:p>
          <text:p text:style-name="P77">.getc<text:tab/>95</text:p>
          <text:p text:style-name="P77">.gets<text:tab/>95</text:p>
          <text:p text:style-name="P77">.hypot<text:tab/>115</text:p>
          <text:p text:style-name="P77">.imaginary<text:tab/>115</text:p>
          <text:p text:style-name="P77">.init<text:tab/>26, 132</text:p>
          <text:p text:style-name="P77">.is_class?<text:tab/>77, 132</text:p>
          <text:p text:style-name="P77">.keys<text:tab/>91</text:p>
          <text:p text:style-name="P77">.lcm<text:tab/>97</text:p>
          <text:p text:style-name="P77">.left<text:tab/>68, 163</text:p>
          <text:p text:style-name="P77">.left?<text:tab/>164</text:p>
          <text:p text:style-name="P77">.length<text:tab/>68, 147, 152, 164</text:p>
          <text:p text:style-name="P77">.lines<text:tab/>164</text:p>
          <text:p text:style-name="P77">.list<text:tab/>172</text:p>
          <text:p text:style-name="P77">.ljust<text:tab/>164</text:p>
          <text:p text:style-name="P77">.ln<text:tab/>115</text:p>
          <text:p text:style-name="P77">.load<text:tab/>165</text:p>
          <text:p text:style-name="P77">.log10<text:tab/>116</text:p>
          <text:p text:style-name="P77">.log2<text:tab/>116</text:p>
          <text:p text:style-name="P77">.lstrip<text:tab/>165</text:p>
          <text:p text:style-name="P77">.magnitude<text:tab/>116</text:p>
          <text:p text:style-name="P77">.main<text:tab/>173</text:p>
          <text:p text:style-name="P77">.map{<text:tab/>69, 180</text:p>
          <text:p text:style-name="P77">.max<text:tab/>70</text:p>
          <text:p text:style-name="P77">.mid<text:tab/>70, 165</text:p>
          <text:p text:style-name="P77">.mid?<text:tab/>165</text:p>
          <text:p text:style-name="P77">.midlr<text:tab/>70, 166</text:p>
          <text:p text:style-name="P77">.min<text:tab/>71</text:p>
          <text:p text:style-name="P77">.name<text:tab/>133</text:p>
          <text:p text:style-name="P77">.new<text:tab/>62, 77</text:p>
          <text:p text:style-name="P77">.new_size<text:tab/>63</text:p>
          <text:p text:style-name="P77">.new_value<text:tab/>63</text:p>
          <text:p text:style-name="P77">.new_values<text:tab/>63</text:p>
          <text:p text:style-name="P77">.new{<text:tab/>62, 180</text:p>
          <text:p text:style-name="P77">.numerator<text:tab/>117</text:p>
          <text:p text:style-name="P77">.odd?<text:tab/>97</text:p>
          <text:p text:style-name="P77">.open<text:tab/>94</text:p>
          <text:p text:style-name="P77">.open{<text:tab/>94, 181</text:p>
          <text:p text:style-name="P77">.p2c<text:tab/>117</text:p>
          <text:p text:style-name="P77">.parent_class<text:tab/>78</text:p>
          <text:p text:style-name="P77">.peek<text:tab/>153</text:p>
          <text:p text:style-name="P77">.pend<text:tab/>148</text:p>
          <text:p text:style-name="P77">.polar<text:tab/>117</text:p>
          <text:p text:style-name="P77">.pop<text:tab/>148, 153</text:p>
          <text:p text:style-name="P77">.posn<text:tab/>166</text:p>
          <text:p text:style-name="P77">.pp<text:tab/>71, 92</text:p>
          <text:p text:style-name="P77">.push<text:tab/>148, 153</text:p>
          <text:p text:style-name="P77">.r2d<text:tab/>118</text:p>
          <text:p text:style-name="P77">.real<text:tab/>118</text:p>
          <text:p text:style-name="P77">.restart<text:tab/>181</text:p>
          <text:p text:style-name="P77">.reverse<text:tab/>71, 166</text:p>
          <text:p text:style-name="P77">.right<text:tab/>72, 167</text:p>
          <text:p text:style-name="P77">.right?<text:tab/>167</text:p>
          <text:p text:style-name="P77">.rjust<text:tab/>167</text:p>
          <text:p text:style-name="P77">.round<text:tab/>118</text:p>
          <text:p text:style-name="P77">.rstrip<text:tab/>167</text:p>
          <text:p text:style-name="P77">.select{<text:tab/>72, 181</text:p>
          <text:p text:style-name="P77">.shuffle<text:tab/>73</text:p>
          <text:p text:style-name="P77">.sin<text:tab/>118</text:p>
          <text:p text:style-name="P77">.sinh<text:tab/>119</text:p>
          <text:p text:style-name="P77">.sleep<text:tab/>119, 174</text:p>
          <text:p text:style-name="P77">.sort<text:tab/>73</text:p>
          <text:p text:style-name="P77">.space<text:tab/>143</text:p>
          <text:p text:style-name="P77">.spaces<text:tab/>143</text:p>
          <text:p text:style-name="P77">.split<text:tab/>82, 149, 168</text:p>
          <text:p text:style-name="P77">.sqr<text:tab/>119</text:p>
          <text:p text:style-name="P77">.sqrt<text:tab/>82, 119</text:p>
          <text:p text:style-name="P77">.start<text:tab/>146, 174, 181</text:p>
          <text:p text:style-name="P77">.strip<text:tab/>168</text:p>
          <text:p text:style-name="P77">.strlen<text:tab/>133</text:p>
          <text:p text:style-name="P77">.strmax<text:tab/>73</text:p>
          <text:p text:style-name="P77">.strmax2<text:tab/>92</text:p>
          <text:p text:style-name="P77">.subclass:<text:tab/>78</text:p>
          <text:p text:style-name="P77">.tan<text:tab/>120</text:p>
          <text:p text:style-name="P77">.tanh<text:tab/>120</text:p>
          <text:p text:style-name="P77">.throw<text:tab/>38, 168</text:p>
          <text:p text:style-name="P77">.to_f<text:tab/>88, 133</text:p>
          <text:p text:style-name="P77">.to_f!<text:tab/>88, 133</text:p>
          <text:p text:style-name="P77">.to_i<text:tab/>98, 134</text:p>
          <text:p text:style-name="P77">.to_i!<text:tab/>98, 134</text:p>
          <text:p text:style-name="P77">.to_lower<text:tab/>168</text:p>
          <text:p text:style-name="P77">.to_n<text:tab/>120, 134</text:p>
          <text:p text:style-name="P77">.to_n!<text:tab/>121, 134</text:p>
          <text:p text:style-name="P77">.to_r<text:tab/>134, 150</text:p>
          <text:p text:style-name="P77">.to_r!<text:tab/>134, 150</text:p>
          <text:p text:style-name="P77">.to_s<text:tab/>78, 135, 169, 181</text:p>
          <text:p text:style-name="P77">.to_upper<text:tab/>169</text:p>
          <text:p text:style-name="P77"><text:soft-page-break/>.to_x<text:tab/>83, 135</text:p>
          <text:p text:style-name="P77">.to_x!<text:tab/>83, 135</text:p>
          <text:p text:style-name="P77">.values<text:tab/>92</text:p>
          <text:p text:style-name="P77">.vm<text:tab/>173</text:p>
          <text:p text:style-name="P77">.vm_name<text:tab/>182</text:p>
          <text:p text:style-name="P77">.with{<text:tab/>58, 182</text:p>
          <text:p text:style-name="P78">"</text:p>
          <text:p text:style-name="P77">"<text:tab/>178</text:p>
          <text:p text:style-name="P78">)</text:p>
          <text:p text:style-name="P77">)"<text:tab/>202</text:p>
          <text:p text:style-name="P77">)classes<text:tab/>202</text:p>
          <text:p text:style-name="P77">)context<text:tab/>49, 202</text:p>
          <text:p text:style-name="P77">)context!<text:tab/>49, 202</text:p>
          <text:p text:style-name="P77">)debug<text:tab/>203</text:p>
          <text:p text:style-name="P77">)elapsed<text:tab/>203</text:p>
          <text:p text:style-name="P77">)entries<text:tab/>203, 209</text:p>
          <text:p text:style-name="P77">)globals<text:tab/>204</text:p>
          <text:p text:style-name="P77">)irb<text:tab/>204</text:p>
          <text:p text:style-name="P77">)load"<text:tab/>204</text:p>
          <text:p text:style-name="P77">)map"<text:tab/>204</text:p>
          <text:p text:style-name="P77">)methods<text:tab/>79, 139</text:p>
          <text:p text:style-name="P77">)nodebug<text:tab/>205</text:p>
          <text:p text:style-name="P77">)noshow<text:tab/>205</text:p>
          <text:p text:style-name="P77">)quit<text:tab/>205</text:p>
          <text:p text:style-name="P77">)restart<text:tab/>205</text:p>
          <text:p text:style-name="P77">)show<text:tab/>206</text:p>
          <text:p text:style-name="P77">)start<text:tab/>206</text:p>
          <text:p text:style-name="P77">)stubs<text:tab/>80</text:p>
          <text:p text:style-name="P77">)threads<text:tab/>206</text:p>
          <text:p text:style-name="P77">)time<text:tab/>207</text:p>
          <text:p text:style-name="P77">)unmap"<text:tab/>207</text:p>
          <text:p text:style-name="P77">)version<text:tab/>207</text:p>
          <text:p text:style-name="P77">)vm<text:tab/>51, 207</text:p>
          <text:p text:style-name="P77">)vm!<text:tab/>51, 207</text:p>
          <text:p text:style-name="P77">)words<text:tab/>208</text:p>
          <text:p text:style-name="P78">[</text:p>
          <text:p text:style-name="P77">[<text:tab/>184</text:p>
          <text:p text:style-name="P78">{</text:p>
          <text:p text:style-name="P77">{<text:tab/>89, 201</text:p>
          <text:p text:style-name="P77">{{<text:tab/>145, 201</text:p>
          <text:p text:style-name="P78">}</text:p>
          <text:p text:style-name="P77">}<text:tab/>63, 68p., 73, 89, 91, 162</text:p>
          <text:p text:style-name="P78">@</text:p>
          <text:p text:style-name="P77">@<text:tab/>74</text:p>
          <text:p text:style-name="P78">*</text:p>
          <text:p text:style-name="P77">*<text:tab/>107, 158</text:p>
          <text:p text:style-name="P77">**<text:tab/>107</text:p>
          <text:p text:style-name="P78">/</text:p>
          <text:p text:style-name="P77">/<text:tab/>121</text:p>
          <text:p text:style-name="P78">&amp;</text:p>
          <text:p text:style-name="P77">&amp;&amp;<text:tab/>85, 102, 128</text:p>
          <text:p text:style-name="P78">+</text:p>
          <text:p text:style-name="P77">+<text:tab/>64, 107, 158</text:p>
          <text:p text:style-name="P77">+loop<text:tab/>22, 189</text:p>
          <text:p text:style-name="P78">&lt;</text:p>
          <text:p text:style-name="P77">&lt;<text:tab/>125, 169</text:p>
          <text:p text:style-name="P77">&lt;&lt;<text:tab/>74, 99, 170</text:p>
          <text:p text:style-name="P77">&lt;=<text:tab/>126, 170</text:p>
          <text:p text:style-name="P77">&lt;=&gt;<text:tab/>126, 170</text:p>
          <text:p text:style-name="P77">&lt;&gt;<text:tab/>135</text:p>
          <text:p text:style-name="P78">=</text:p>
          <text:p text:style-name="P77">=<text:tab/>136</text:p>
          <text:p text:style-name="P78">&gt;</text:p>
          <text:p text:style-name="P77">&gt;<text:tab/>126, 171</text:p>
          <text:p text:style-name="P77">&gt;=<text:tab/>127, 171</text:p>
          <text:p text:style-name="P77">&gt;&gt;<text:tab/>100</text:p>
          <text:p text:style-name="P78">|</text:p>
          <text:p text:style-name="P77">||<text:tab/>86, 103, 139</text:p>
          <text:p text:style-name="P78">~</text:p>
          <text:p text:style-name="P77">~<text:tab/>143</text:p>
          <text:p text:style-name="P77">~"<text:tab/>143</text:p>
          <text:p text:style-name="P77">~cr<text:tab/>144</text:p>
          <text:p text:style-name="P77">~emit<text:tab/>144</text:p>
          <text:p text:style-name="P77">~getc<text:tab/>95</text:p>
          <text:p text:style-name="P77">~gets<text:tab/>95</text:p>
          <text:p text:style-name="P77">~space<text:tab/>144</text:p>
          <text:p text:style-name="P77">~spaces<text:tab/>144</text:p>
        </text:index-body>
      </text:alphabetical-index>
      <text:p text:style-name="P1"/>
      <text:h text:style-name="Heading_20_1" text:outline-level="1">Edit History:</text:h>
      <text:p text:style-name="Text_20_body"/>
      <text:p text:style-name="P1">PCC – December 14, 2014 – Initial draft of User's Guide started.</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7358616"/></text:p>
            <text:p text:style-name="Text_20_body">Routing:</text:p>
            <text:p text:style-name="P1">description</text:p>
          </table:table-cell>
          <table:covered-table-cell/>
        </table:table-row>
        <table:table-row table:style-name="Table58.1">
          <table:table-cell table:style-name="Table58.A2" office:value-type="string">
            <text:p text:style-name="P18">Code</text:p>
          </table:table-cell>
          <table:table-cell table:style-name="Table58.B2" office:value-type="string">
            <text:p text:style-name="P18">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8">Code</text:p>
          </table:table-cell>
          <table:table-cell table:style-name="Table61.B2" office:value-type="string">
            <text:p text:style-name="P18">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8">Code</text:p>
          </table:table-cell>
          <table:table-cell table:style-name="Table102.B1" office:value-type="string">
            <text:p text:style-name="P18">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7</text:page-number> of <text:page-count>21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23H8M12S</meta:editing-duration>
    <meta:editing-cycles>2777</meta:editing-cycles>
    <meta:generator>OpenOffice/4.1.1$Win32 OpenOffice.org_project/411m6$Build-9775</meta:generator>
    <dc:date>2015-05-12T11:52:07.90</dc:date>
    <dc:creator>Peter Camilleri</dc:creator>
    <meta:printed-by>Peter Camilleri</meta:printed-by>
    <meta:print-date>2015-05-03T14:38:38.15</meta:print-date>
    <meta:document-statistic meta:table-count="480" meta:image-count="0" meta:object-count="0" meta:page-count="215" meta:paragraph-count="6933" meta:word-count="39645" meta:character-count="228782"/>
    <meta:template xlink:type="simple" xlink:actuate="onRequest" xlink:title="MyDefault" xlink:href="../../../../OpenOffice.org/3/user/template/MyDefault.ott" meta:date="2014-06-26T22:09:00.24"/>
  </office:meta>
</office:document-meta>
</file>